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xTextSpecials.xml" manifest:media-type="text/xml"/>
  <manifest:file-entry manifest:full-path="Basic/Standard/script-lb.xml" manifest:media-type="text/xml"/>
  <manifest:file-entry manifest:full-path="Basic/script-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1mm"/>
    </style:style>
    <style:style style:name="co2" style:family="table-column">
      <style:table-column-properties fo:break-before="auto" style:column-width="4.99mm"/>
    </style:style>
    <style:style style:name="co3" style:family="table-column">
      <style:table-column-properties fo:break-before="auto" style:column-width="255.2mm"/>
    </style:style>
    <style:style style:name="co4" style:family="table-column">
      <style:table-column-properties fo:break-before="auto" style:column-width="8.48mm"/>
    </style:style>
    <style:style style:name="co5" style:family="table-column">
      <style:table-column-properties fo:break-before="auto" style:column-width="7.55mm"/>
    </style:style>
    <style:style style:name="co6" style:family="table-column">
      <style:table-column-properties fo:break-before="auto" style:column-width="22.58mm"/>
    </style:style>
    <style:style style:name="co7" style:family="table-column">
      <style:table-column-properties fo:break-before="auto" style:column-width="14.99mm"/>
    </style:style>
    <style:style style:name="co8" style:family="table-column">
      <style:table-column-properties fo:break-before="auto" style:column-width="11.09mm"/>
    </style:style>
    <style:style style:name="ro1" style:family="table-row">
      <style:table-row-properties style:row-height="17.18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ffff"/>
    </style:style>
    <style:style style:name="ce2" style:family="table-cell" style:parent-style-name="Default">
      <style:table-cell-properties fo:background-color="#ffff00"/>
    </style:style>
    <style:style style:name="ce3" style:family="table-cell" style:parent-style-name="Default">
      <style:table-cell-properties fo:background-color="#ffff00" style:rotation-angle="90"/>
    </style:style>
    <style:style style:name="ce7" style:family="table-cell" style:parent-style-name="Default">
      <style:table-cell-properties fo:background-color="transparent" style:rotation-angle="90"/>
      <style:text-properties fo:font-weight="bold" style:font-weight-asian="bold" style:font-weight-complex="bold"/>
    </style:style>
    <style:style style:name="ce8" style:family="table-cell" style:parent-style-name="Default" style:data-style-name="N0">
      <style:table-cell-properties fo:background-color="#00ffff"/>
    </style:style>
    <style:style style:name="ce9" style:family="table-cell" style:parent-style-name="Default" style:data-style-name="N0">
      <style:table-cell-properties fo:background-color="#ffff00"/>
    </style:style>
    <style:style style:name="ce10"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iteration table:status="enable" table:maximum-difference="0.0001"/>
      </table:calculation-settings>
      <table:table table:name="Sheet1"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5" table:number-columns-repeated="2" table:default-cell-style-name="Default"/>
        <table:table-column table:style-name="co2" table:default-cell-style-name="Default"/>
        <table:table-column table:style-name="co1" table:default-cell-style-name="Default"/>
        <table:table-row table:style-name="ro1">
          <table:table-cell/>
          <table:table-cell table:formula="of:=COUNTIF([.$B$2:.$B$101];&quot;&lt;&gt;&quot;)" office:value-type="float" office:value="57" calcext:value-type="float">
            <text:p>57</text:p>
          </table:table-cell>
          <table:table-cell/>
          <table:table-cell office:value-type="string" calcext:value-type="string">
            <text:p>Thread: <text:a xlink:href="https://ask.libreoffice.org/en/question/101374/find-distinct-values-in-a-column-formula-for-calc/" xlink:type="simple">https://ask.libreoffice.org/en/question/101374/find-distinct-values-in-a-column-formula-for-calc/</text:a> </text:p>
          </table:table-cell>
          <table:table-cell/>
          <table:table-cell table:style-name="ce2" table:formula="of:=COUNTIF([.$B$2:.$B$101];&quot;&lt;&gt;&quot;)" office:value-type="float" office:value="57" calcext:value-type="float">
            <text:p>57</text:p>
          </table:table-cell>
          <table:table-cell table:style-name="ce2" office:value-type="float" office:value="0" calcext:value-type="float">
            <text:p>0</text:p>
          </table:table-cell>
          <table:table-cell table:style-name="ce3" office:value-type="string" calcext:value-type="string">
            <text:p>GoesTo</text:p>
          </table:table-cell>
          <table:table-cell table:style-name="ce3" office:value-type="string" calcext:value-type="string">
            <text:p>GetFrom</text:p>
          </table:table-cell>
          <table:table-cell/>
          <table:table-cell office:value-type="string" calcext:value-type="string">
            <text:p>Sorted</text:p>
          </table:table-cell>
        </table:table-row>
        <table:table-row table:style-name="ro2">
          <table:table-cell office:value-type="string" calcext:value-type="string">
            <text:p>A080</text:p>
          </table:table-cell>
          <table:table-cell table:style-name="ce1" table:number-matrix-columns-spanned="1" table:number-matrix-rows-spanned="100" table:formula="of:=TRANSPOSE(XTEXTSPLIT(&quot;&amp;|&amp;&quot;;0;XTEXTJOIN(&quot;&amp;|&amp;&quot;;-103;[.A2:.A100]);100))" office:value-type="string" office:string-value="A080" calcext:value-type="string">
            <text:p>A080</text:p>
          </table:table-cell>
          <table:table-cell table:number-columns-repeated="4"/>
          <table:table-cell table:style-name="ce2" table:formula="of:=[.G1]+1" office:value-type="float" office:value="1" calcext:value-type="float">
            <text:p>1</text:p>
          </table:table-cell>
          <table:table-cell table:style-name="ce2" table:formula="of:=IF([.$G2]&gt;[.$F$1];NA();[.$G2]+SUMPRODUCT([.$B2]&gt;OFFSET([.$B$2];[.$G2]-1;0;[.$F$1]-[.$G2]+1;1))-SUMPRODUCT([.$B2]&lt;OFFSET([.$B$2];0;0;[.$G2];1)))" office:value-type="float" office:value="47" calcext:value-type="float">
            <text:p>47</text:p>
          </table:table-cell>
          <table:table-cell table:style-name="ce2" table:formula="of:=MATCH([.$G2];[.$H$2:.$H$101];0)" office:value-type="float" office:value="14" calcext:value-type="float">
            <text:p>14</text:p>
          </table:table-cell>
          <table:table-cell/>
          <table:table-cell table:style-name="ce1" table:formula="of:=IF(ISNUMBER([.$I2]);OFFSET([.$B$2];[.$I2]-1;0;1;1);&quot;&quot;)" office:value-type="string" office:string-value="A002" calcext:value-type="string">
            <text:p>A002</text:p>
          </table:table-cell>
        </table:table-row>
        <table:table-row table:style-name="ro2">
          <table:table-cell office:value-type="string" calcext:value-type="string">
            <text:p>A095</text:p>
          </table:table-cell>
          <table:table-cell table:style-name="ce1" office:value-type="string" office:string-value="A095" calcext:value-type="string">
            <text:p>A095</text:p>
          </table:table-cell>
          <table:table-cell table:number-columns-repeated="4"/>
          <table:table-cell table:style-name="ce2" table:formula="of:=[.G2]+1" office:value-type="float" office:value="2" calcext:value-type="float">
            <text:p>2</text:p>
          </table:table-cell>
          <table:table-cell table:style-name="ce2" table:formula="of:=IF([.$G3]&gt;[.$F$1];NA();[.$G3]+SUMPRODUCT([.$B3]&gt;OFFSET([.$B$2];[.$G3]-1;0;[.$F$1]-[.$G3]+1;1))-SUMPRODUCT([.$B3]&lt;OFFSET([.$B$2];0;0;[.$G3];1)))" office:value-type="float" office:value="53" calcext:value-type="float">
            <text:p>53</text:p>
          </table:table-cell>
          <table:table-cell table:style-name="ce2" table:formula="of:=MATCH([.$G3];[.$H$2:.$H$101];0)" office:value-type="float" office:value="4" calcext:value-type="float">
            <text:p>4</text:p>
          </table:table-cell>
          <table:table-cell/>
          <table:table-cell table:style-name="ce1" table:formula="of:=IF(ISNUMBER([.$I3]);OFFSET([.$B$2];[.$I3]-1;0;1;1);&quot;&quot;)" office:value-type="string" office:string-value="A006" calcext:value-type="string">
            <text:p>A006</text:p>
          </table:table-cell>
        </table:table-row>
        <table:table-row table:style-name="ro2">
          <table:table-cell/>
          <table:table-cell table:style-name="ce1" office:value-type="string" office:string-value="A042" calcext:value-type="string">
            <text:p>A042</text:p>
          </table:table-cell>
          <table:table-cell/>
          <table:table-cell office:value-type="string" calcext:value-type="string">
            <text:p>The distinct contents are obtained in column B in the order they first occur in column A.</text:p>
          </table:table-cell>
          <table:table-cell table:number-columns-repeated="2"/>
          <table:table-cell table:style-name="ce2" table:formula="of:=[.G3]+1" office:value-type="float" office:value="3" calcext:value-type="float">
            <text:p>3</text:p>
          </table:table-cell>
          <table:table-cell table:style-name="ce2" table:formula="of:=IF([.$G4]&gt;[.$F$1];NA();[.$G4]+SUMPRODUCT([.$B4]&gt;OFFSET([.$B$2];[.$G4]-1;0;[.$F$1]-[.$G4]+1;1))-SUMPRODUCT([.$B4]&lt;OFFSET([.$B$2];0;0;[.$G4];1)))" office:value-type="float" office:value="23" calcext:value-type="float">
            <text:p>23</text:p>
          </table:table-cell>
          <table:table-cell table:style-name="ce2" table:formula="of:=MATCH([.$G4];[.$H$2:.$H$101];0)" office:value-type="float" office:value="49" calcext:value-type="float">
            <text:p>49</text:p>
          </table:table-cell>
          <table:table-cell/>
          <table:table-cell table:style-name="ce1" table:formula="of:=IF(ISNUMBER([.$I4]);OFFSET([.$B$2];[.$I4]-1;0;1;1);&quot;&quot;)" office:value-type="string" office:string-value="A007" calcext:value-type="string">
            <text:p>A007</text:p>
          </table:table-cell>
        </table:table-row>
        <table:table-row table:style-name="ro2">
          <table:table-cell office:value-type="string" calcext:value-type="string">
            <text:p>A042</text:p>
          </table:table-cell>
          <table:table-cell table:style-name="ce1" office:value-type="string" office:string-value="A006" calcext:value-type="string">
            <text:p>A006</text:p>
          </table:table-cell>
          <table:table-cell/>
          <table:table-cell office:value-type="string" calcext:value-type="string">
            <text:p>As there is no standard function for sorting, it's a bit complicated to get a sorted list.</text:p>
          </table:table-cell>
          <table:table-cell table:number-columns-repeated="2"/>
          <table:table-cell table:style-name="ce2" table:formula="of:=[.G4]+1" office:value-type="float" office:value="4" calcext:value-type="float">
            <text:p>4</text:p>
          </table:table-cell>
          <table:table-cell table:style-name="ce2" table:formula="of:=IF([.$G5]&gt;[.$F$1];NA();[.$G5]+SUMPRODUCT([.$B5]&gt;OFFSET([.$B$2];[.$G5]-1;0;[.$F$1]-[.$G5]+1;1))-SUMPRODUCT([.$B5]&lt;OFFSET([.$B$2];0;0;[.$G5];1)))" office:value-type="float" office:value="2" calcext:value-type="float">
            <text:p>2</text:p>
          </table:table-cell>
          <table:table-cell table:style-name="ce2" table:formula="of:=MATCH([.$G5];[.$H$2:.$H$101];0)" office:value-type="float" office:value="20" calcext:value-type="float">
            <text:p>20</text:p>
          </table:table-cell>
          <table:table-cell/>
          <table:table-cell table:style-name="ce1" table:formula="of:=IF(ISNUMBER([.$I5]);OFFSET([.$B$2];[.$I5]-1;0;1;1);&quot;&quot;)" office:value-type="string" office:string-value="A008" calcext:value-type="string">
            <text:p>A008</text:p>
          </table:table-cell>
        </table:table-row>
        <table:table-row table:style-name="ro2">
          <table:table-cell office:value-type="string" calcext:value-type="string">
            <text:p>A006</text:p>
          </table:table-cell>
          <table:table-cell table:style-name="ce1" office:value-type="string" office:string-value="A016" calcext:value-type="string">
            <text:p>A016</text:p>
          </table:table-cell>
          <table:table-cell table:number-columns-repeated="4"/>
          <table:table-cell table:style-name="ce2" table:formula="of:=[.G5]+1" office:value-type="float" office:value="5" calcext:value-type="float">
            <text:p>5</text:p>
          </table:table-cell>
          <table:table-cell table:style-name="ce2" table:formula="of:=IF([.$G6]&gt;[.$F$1];NA();[.$G6]+SUMPRODUCT([.$B6]&gt;OFFSET([.$B$2];[.$G6]-1;0;[.$F$1]-[.$G6]+1;1))-SUMPRODUCT([.$B6]&lt;OFFSET([.$B$2];0;0;[.$G6];1)))" office:value-type="float" office:value="8" calcext:value-type="float">
            <text:p>8</text:p>
          </table:table-cell>
          <table:table-cell table:style-name="ce2" table:formula="of:=MATCH([.$G6];[.$H$2:.$H$101];0)" office:value-type="float" office:value="12" calcext:value-type="float">
            <text:p>12</text:p>
          </table:table-cell>
          <table:table-cell/>
          <table:table-cell table:style-name="ce1" table:formula="of:=IF(ISNUMBER([.$I6]);OFFSET([.$B$2];[.$I6]-1;0;1;1);&quot;&quot;)" office:value-type="string" office:string-value="A009" calcext:value-type="string">
            <text:p>A009</text:p>
          </table:table-cell>
        </table:table-row>
        <table:table-row table:style-name="ro2">
          <table:table-cell office:value-type="string" calcext:value-type="string">
            <text:p>A080</text:p>
          </table:table-cell>
          <table:table-cell table:style-name="ce1" office:value-type="string" office:string-value="A084" calcext:value-type="string">
            <text:p>A084</text:p>
          </table:table-cell>
          <table:table-cell table:number-columns-repeated="4"/>
          <table:table-cell table:style-name="ce2" table:formula="of:=[.G6]+1" office:value-type="float" office:value="6" calcext:value-type="float">
            <text:p>6</text:p>
          </table:table-cell>
          <table:table-cell table:style-name="ce2" table:formula="of:=IF([.$G7]&gt;[.$F$1];NA();[.$G7]+SUMPRODUCT([.$B7]&gt;OFFSET([.$B$2];[.$G7]-1;0;[.$F$1]-[.$G7]+1;1))-SUMPRODUCT([.$B7]&lt;OFFSET([.$B$2];0;0;[.$G7];1)))" office:value-type="float" office:value="49" calcext:value-type="float">
            <text:p>49</text:p>
          </table:table-cell>
          <table:table-cell table:style-name="ce2" table:formula="of:=MATCH([.$G7];[.$H$2:.$H$101];0)" office:value-type="float" office:value="37" calcext:value-type="float">
            <text:p>37</text:p>
          </table:table-cell>
          <table:table-cell/>
          <table:table-cell table:style-name="ce1" table:formula="of:=IF(ISNUMBER([.$I7]);OFFSET([.$B$2];[.$I7]-1;0;1;1);&quot;&quot;)" office:value-type="string" office:string-value="A012" calcext:value-type="string">
            <text:p>A012</text:p>
          </table:table-cell>
        </table:table-row>
        <table:table-row table:style-name="ro2">
          <table:table-cell office:value-type="string" calcext:value-type="string">
            <text:p>A016</text:p>
          </table:table-cell>
          <table:table-cell table:style-name="ce1" office:value-type="string" office:string-value="A021" calcext:value-type="string">
            <text:p>A021</text:p>
          </table:table-cell>
          <table:table-cell/>
          <table:table-cell office:value-type="string" calcext:value-type="string">
            <text:p>The solution given here depends on the included user functions.</text:p>
          </table:table-cell>
          <table:table-cell table:number-columns-repeated="2"/>
          <table:table-cell table:style-name="ce2" table:formula="of:=[.G7]+1" office:value-type="float" office:value="7" calcext:value-type="float">
            <text:p>7</text:p>
          </table:table-cell>
          <table:table-cell table:style-name="ce2" table:formula="of:=IF([.$G8]&gt;[.$F$1];NA();[.$G8]+SUMPRODUCT([.$B8]&gt;OFFSET([.$B$2];[.$G8]-1;0;[.$F$1]-[.$G8]+1;1))-SUMPRODUCT([.$B8]&lt;OFFSET([.$B$2];0;0;[.$G8];1)))" office:value-type="float" office:value="12" calcext:value-type="float">
            <text:p>12</text:p>
          </table:table-cell>
          <table:table-cell table:style-name="ce2" table:formula="of:=MATCH([.$G8];[.$H$2:.$H$101];0)" office:value-type="float" office:value="13" calcext:value-type="float">
            <text:p>13</text:p>
          </table:table-cell>
          <table:table-cell/>
          <table:table-cell table:style-name="ce1" table:formula="of:=IF(ISNUMBER([.$I8]);OFFSET([.$B$2];[.$I8]-1;0;1;1);&quot;&quot;)" office:value-type="string" office:string-value="A015" calcext:value-type="string">
            <text:p>A015</text:p>
          </table:table-cell>
        </table:table-row>
        <table:table-row table:style-name="ro2">
          <table:table-cell office:value-type="string" calcext:value-type="string">
            <text:p>A084</text:p>
          </table:table-cell>
          <table:table-cell table:style-name="ce1" office:value-type="string" office:string-value="A044" calcext:value-type="string">
            <text:p>A044</text:p>
          </table:table-cell>
          <table:table-cell/>
          <table:table-cell office:value-type="string" calcext:value-type="string">
            <text:p>They were written a while ago and would need some enhancements concerning efficiency and clear structure. </text:p>
          </table:table-cell>
          <table:table-cell table:number-columns-repeated="2"/>
          <table:table-cell table:style-name="ce2" table:formula="of:=[.G8]+1" office:value-type="float" office:value="8" calcext:value-type="float">
            <text:p>8</text:p>
          </table:table-cell>
          <table:table-cell table:style-name="ce2" table:formula="of:=IF([.$G9]&gt;[.$F$1];NA();[.$G9]+SUMPRODUCT([.$B9]&gt;OFFSET([.$B$2];[.$G9]-1;0;[.$F$1]-[.$G9]+1;1))-SUMPRODUCT([.$B9]&lt;OFFSET([.$B$2];0;0;[.$G9];1)))" office:value-type="float" office:value="24" calcext:value-type="float">
            <text:p>24</text:p>
          </table:table-cell>
          <table:table-cell table:style-name="ce2" table:formula="of:=MATCH([.$G9];[.$H$2:.$H$101];0)" office:value-type="float" office:value="5" calcext:value-type="float">
            <text:p>5</text:p>
          </table:table-cell>
          <table:table-cell/>
          <table:table-cell table:style-name="ce1" table:formula="of:=IF(ISNUMBER([.$I9]);OFFSET([.$B$2];[.$I9]-1;0;1;1);&quot;&quot;)" office:value-type="string" office:string-value="A016" calcext:value-type="string">
            <text:p>A016</text:p>
          </table:table-cell>
        </table:table-row>
        <table:table-row table:style-name="ro2">
          <table:table-cell office:value-type="string" calcext:value-type="string">
            <text:p>A021</text:p>
          </table:table-cell>
          <table:table-cell table:style-name="ce1" office:value-type="string" office:string-value="A020" calcext:value-type="string">
            <text:p>A020</text:p>
          </table:table-cell>
          <table:table-cell/>
          <table:table-cell office:value-type="string" calcext:value-type="string">
            <text:p>There are even a few flaws concerning correctness in some specific cases.</text:p>
          </table:table-cell>
          <table:table-cell table:number-columns-repeated="2"/>
          <table:table-cell table:style-name="ce2" table:formula="of:=[.G9]+1" office:value-type="float" office:value="9" calcext:value-type="float">
            <text:p>9</text:p>
          </table:table-cell>
          <table:table-cell table:style-name="ce2" table:formula="of:=IF([.$G10]&gt;[.$F$1];NA();[.$G10]+SUMPRODUCT([.$B10]&gt;OFFSET([.$B$2];[.$G10]-1;0;[.$F$1]-[.$G10]+1;1))-SUMPRODUCT([.$B10]&lt;OFFSET([.$B$2];0;0;[.$G10];1)))" office:value-type="float" office:value="11" calcext:value-type="float">
            <text:p>11</text:p>
          </table:table-cell>
          <table:table-cell table:style-name="ce2" table:formula="of:=MATCH([.$G10];[.$H$2:.$H$101];0)" office:value-type="float" office:value="22" calcext:value-type="float">
            <text:p>22</text:p>
          </table:table-cell>
          <table:table-cell/>
          <table:table-cell table:style-name="ce1" table:formula="of:=IF(ISNUMBER([.$I10]);OFFSET([.$B$2];[.$I10]-1;0;1;1);&quot;&quot;)" office:value-type="string" office:string-value="A018" calcext:value-type="string">
            <text:p>A018</text:p>
          </table:table-cell>
        </table:table-row>
        <table:table-row table:style-name="ro2">
          <table:table-cell/>
          <table:table-cell table:style-name="ce1" office:value-type="string" office:string-value="A053" calcext:value-type="string">
            <text:p>A053</text:p>
          </table:table-cell>
          <table:table-cell/>
          <table:table-cell office:value-type="string" calcext:value-type="string">
            <text:p>You are encouraged to enhance and rectify the couple of functions XTEXTJOIN and XTEXTSPLIT.</text:p>
          </table:table-cell>
          <table:table-cell table:number-columns-repeated="2"/>
          <table:table-cell table:style-name="ce2" table:formula="of:=[.G10]+1" office:value-type="float" office:value="10" calcext:value-type="float">
            <text:p>10</text:p>
          </table:table-cell>
          <table:table-cell table:style-name="ce2" table:formula="of:=IF([.$G11]&gt;[.$F$1];NA();[.$G11]+SUMPRODUCT([.$B11]&gt;OFFSET([.$B$2];[.$G11]-1;0;[.$F$1]-[.$G11]+1;1))-SUMPRODUCT([.$B11]&lt;OFFSET([.$B$2];0;0;[.$G11];1)))" office:value-type="float" office:value="30" calcext:value-type="float">
            <text:p>30</text:p>
          </table:table-cell>
          <table:table-cell table:style-name="ce2" table:formula="of:=MATCH([.$G11];[.$H$2:.$H$101];0)" office:value-type="float" office:value="29" calcext:value-type="float">
            <text:p>29</text:p>
          </table:table-cell>
          <table:table-cell/>
          <table:table-cell table:style-name="ce1" table:formula="of:=IF(ISNUMBER([.$I11]);OFFSET([.$B$2];[.$I11]-1;0;1;1);&quot;&quot;)" office:value-type="string" office:string-value="A019" calcext:value-type="string">
            <text:p>A019</text:p>
          </table:table-cell>
        </table:table-row>
        <table:table-row table:style-name="ro2">
          <table:table-cell office:value-type="string" calcext:value-type="string">
            <text:p>A044</text:p>
          </table:table-cell>
          <table:table-cell table:style-name="ce1" office:value-type="string" office:string-value="A047" calcext:value-type="string">
            <text:p>A047</text:p>
          </table:table-cell>
          <table:table-cell table:number-columns-repeated="4"/>
          <table:table-cell table:style-name="ce2" table:formula="of:=[.G11]+1" office:value-type="float" office:value="11" calcext:value-type="float">
            <text:p>11</text:p>
          </table:table-cell>
          <table:table-cell table:style-name="ce2" table:formula="of:=IF([.$G12]&gt;[.$F$1];NA();[.$G12]+SUMPRODUCT([.$B12]&gt;OFFSET([.$B$2];[.$G12]-1;0;[.$F$1]-[.$G12]+1;1))-SUMPRODUCT([.$B12]&lt;OFFSET([.$B$2];0;0;[.$G12];1)))" office:value-type="float" office:value="26" calcext:value-type="float">
            <text:p>26</text:p>
          </table:table-cell>
          <table:table-cell table:style-name="ce2" table:formula="of:=MATCH([.$G12];[.$H$2:.$H$101];0)" office:value-type="float" office:value="9" calcext:value-type="float">
            <text:p>9</text:p>
          </table:table-cell>
          <table:table-cell/>
          <table:table-cell table:style-name="ce1" table:formula="of:=IF(ISNUMBER([.$I12]);OFFSET([.$B$2];[.$I12]-1;0;1;1);&quot;&quot;)" office:value-type="string" office:string-value="A020" calcext:value-type="string">
            <text:p>A020</text:p>
          </table:table-cell>
        </table:table-row>
        <table:table-row table:style-name="ro2">
          <table:table-cell office:value-type="string" calcext:value-type="string">
            <text:p>A020</text:p>
          </table:table-cell>
          <table:table-cell table:style-name="ce1" office:value-type="string" office:string-value="A009" calcext:value-type="string">
            <text:p>A009</text:p>
          </table:table-cell>
          <table:table-cell/>
          <table:table-cell office:value-type="string" calcext:value-type="string">
            <text:p>Some time ago Calc got implemented the new function TEXTJOIN owing to compatibility with some Excel version.</text:p>
          </table:table-cell>
          <table:table-cell table:number-columns-repeated="2"/>
          <table:table-cell table:style-name="ce2" table:formula="of:=[.G12]+1" office:value-type="float" office:value="12" calcext:value-type="float">
            <text:p>12</text:p>
          </table:table-cell>
          <table:table-cell table:style-name="ce2" table:formula="of:=IF([.$G13]&gt;[.$F$1];NA();[.$G13]+SUMPRODUCT([.$B13]&gt;OFFSET([.$B$2];[.$G13]-1;0;[.$F$1]-[.$G13]+1;1))-SUMPRODUCT([.$B13]&lt;OFFSET([.$B$2];0;0;[.$G13];1)))" office:value-type="float" office:value="5" calcext:value-type="float">
            <text:p>5</text:p>
          </table:table-cell>
          <table:table-cell table:style-name="ce2" table:formula="of:=MATCH([.$G13];[.$H$2:.$H$101];0)" office:value-type="float" office:value="7" calcext:value-type="float">
            <text:p>7</text:p>
          </table:table-cell>
          <table:table-cell/>
          <table:table-cell table:style-name="ce1" table:formula="of:=IF(ISNUMBER([.$I13]);OFFSET([.$B$2];[.$I13]-1;0;1;1);&quot;&quot;)" office:value-type="string" office:string-value="A021" calcext:value-type="string">
            <text:p>A021</text:p>
          </table:table-cell>
        </table:table-row>
        <table:table-row table:style-name="ro2">
          <table:table-cell office:value-type="string" calcext:value-type="string">
            <text:p>A053</text:p>
          </table:table-cell>
          <table:table-cell table:style-name="ce1" office:value-type="string" office:string-value="A015" calcext:value-type="string">
            <text:p>A015</text:p>
          </table:table-cell>
          <table:table-cell/>
          <table:table-cell office:value-type="string" calcext:value-type="string">
            <text:p>That function is not usable for this purpose because it does not offer a setting for "distinct".</text:p>
          </table:table-cell>
          <table:table-cell table:number-columns-repeated="2"/>
          <table:table-cell table:style-name="ce2" table:formula="of:=[.G13]+1" office:value-type="float" office:value="13" calcext:value-type="float">
            <text:p>13</text:p>
          </table:table-cell>
          <table:table-cell table:style-name="ce2" table:formula="of:=IF([.$G14]&gt;[.$F$1];NA();[.$G14]+SUMPRODUCT([.$B14]&gt;OFFSET([.$B$2];[.$G14]-1;0;[.$F$1]-[.$G14]+1;1))-SUMPRODUCT([.$B14]&lt;OFFSET([.$B$2];0;0;[.$G14];1)))" office:value-type="float" office:value="7" calcext:value-type="float">
            <text:p>7</text:p>
          </table:table-cell>
          <table:table-cell table:style-name="ce2" table:formula="of:=MATCH([.$G14];[.$H$2:.$H$101];0)" office:value-type="float" office:value="44" calcext:value-type="float">
            <text:p>44</text:p>
          </table:table-cell>
          <table:table-cell/>
          <table:table-cell table:style-name="ce1" table:formula="of:=IF(ISNUMBER([.$I14]);OFFSET([.$B$2];[.$I14]-1;0;1;1);&quot;&quot;)" office:value-type="string" office:string-value="A023" calcext:value-type="string">
            <text:p>A023</text:p>
          </table:table-cell>
        </table:table-row>
        <table:table-row table:style-name="ro2">
          <table:table-cell office:value-type="string" calcext:value-type="string">
            <text:p>A047</text:p>
          </table:table-cell>
          <table:table-cell table:style-name="ce1" office:value-type="string" office:string-value="A002" calcext:value-type="string">
            <text:p>A002</text:p>
          </table:table-cell>
          <table:table-cell/>
          <table:table-cell office:value-type="string" calcext:value-type="string">
            <text:p>In addition a corresponding TEXTSPLIT is missing completely.</text:p>
          </table:table-cell>
          <table:table-cell table:number-columns-repeated="2"/>
          <table:table-cell table:style-name="ce2" table:formula="of:=[.G14]+1" office:value-type="float" office:value="14" calcext:value-type="float">
            <text:p>14</text:p>
          </table:table-cell>
          <table:table-cell table:style-name="ce2" table:formula="of:=IF([.$G15]&gt;[.$F$1];NA();[.$G15]+SUMPRODUCT([.$B15]&gt;OFFSET([.$B$2];[.$G15]-1;0;[.$F$1]-[.$G15]+1;1))-SUMPRODUCT([.$B15]&lt;OFFSET([.$B$2];0;0;[.$G15];1)))" office:value-type="float" office:value="1" calcext:value-type="float">
            <text:p>1</text:p>
          </table:table-cell>
          <table:table-cell table:style-name="ce2" table:formula="of:=MATCH([.$G15];[.$H$2:.$H$101];0)" office:value-type="float" office:value="53" calcext:value-type="float">
            <text:p>53</text:p>
          </table:table-cell>
          <table:table-cell/>
          <table:table-cell table:style-name="ce1" table:formula="of:=IF(ISNUMBER([.$I15]);OFFSET([.$B$2];[.$I15]-1;0;1;1);&quot;&quot;)" office:value-type="string" office:string-value="A025" calcext:value-type="string">
            <text:p>A025</text:p>
          </table:table-cell>
        </table:table-row>
        <table:table-row table:style-name="ro2">
          <table:table-cell office:value-type="string" calcext:value-type="string">
            <text:p>A009</text:p>
          </table:table-cell>
          <table:table-cell table:style-name="ce1" office:value-type="string" office:string-value="A066" calcext:value-type="string">
            <text:p>A066</text:p>
          </table:table-cell>
          <table:table-cell/>
          <table:table-cell office:value-type="string" calcext:value-type="string">
            <text:p>Assuming a reasonably powerful TEXTJOIN, a very simple TEXTSPLIT should be sufficient.</text:p>
          </table:table-cell>
          <table:table-cell table:number-columns-repeated="2"/>
          <table:table-cell table:style-name="ce2" table:formula="of:=[.G15]+1" office:value-type="float" office:value="15" calcext:value-type="float">
            <text:p>15</text:p>
          </table:table-cell>
          <table:table-cell table:style-name="ce2" table:formula="of:=IF([.$G16]&gt;[.$F$1];NA();[.$G16]+SUMPRODUCT([.$B16]&gt;OFFSET([.$B$2];[.$G16]-1;0;[.$F$1]-[.$G16]+1;1))-SUMPRODUCT([.$B16]&lt;OFFSET([.$B$2];0;0;[.$G16];1)))" office:value-type="float" office:value="36" calcext:value-type="float">
            <text:p>36</text:p>
          </table:table-cell>
          <table:table-cell table:style-name="ce2" table:formula="of:=MATCH([.$G16];[.$H$2:.$H$101];0)" office:value-type="float" office:value="26" calcext:value-type="float">
            <text:p>26</text:p>
          </table:table-cell>
          <table:table-cell/>
          <table:table-cell table:style-name="ce1" table:formula="of:=IF(ISNUMBER([.$I16]);OFFSET([.$B$2];[.$I16]-1;0;1;1);&quot;&quot;)" office:value-type="string" office:string-value="A027" calcext:value-type="string">
            <text:p>A027</text:p>
          </table:table-cell>
        </table:table-row>
        <table:table-row table:style-name="ro2">
          <table:table-cell office:value-type="string" calcext:value-type="string">
            <text:p>A015</text:p>
          </table:table-cell>
          <table:table-cell table:style-name="ce1" office:value-type="string" office:string-value="A064" calcext:value-type="string">
            <text:p>A064</text:p>
          </table:table-cell>
          <table:table-cell table:number-columns-repeated="4"/>
          <table:table-cell table:style-name="ce2" table:formula="of:=[.G16]+1" office:value-type="float" office:value="16" calcext:value-type="float">
            <text:p>16</text:p>
          </table:table-cell>
          <table:table-cell table:style-name="ce2" table:formula="of:=IF([.$G17]&gt;[.$F$1];NA();[.$G17]+SUMPRODUCT([.$B17]&gt;OFFSET([.$B$2];[.$G17]-1;0;[.$F$1]-[.$G17]+1;1))-SUMPRODUCT([.$B17]&lt;OFFSET([.$B$2];0;0;[.$G17];1)))" office:value-type="float" office:value="34" calcext:value-type="float">
            <text:p>34</text:p>
          </table:table-cell>
          <table:table-cell table:style-name="ce2" table:formula="of:=MATCH([.$G17];[.$H$2:.$H$101];0)" office:value-type="float" office:value="54" calcext:value-type="float">
            <text:p>54</text:p>
          </table:table-cell>
          <table:table-cell/>
          <table:table-cell table:style-name="ce1" table:formula="of:=IF(ISNUMBER([.$I17]);OFFSET([.$B$2];[.$I17]-1;0;1;1);&quot;&quot;)" office:value-type="string" office:string-value="A029" calcext:value-type="string">
            <text:p>A029</text:p>
          </table:table-cell>
        </table:table-row>
        <table:table-row table:style-name="ro2">
          <table:table-cell office:value-type="string" calcext:value-type="string">
            <text:p>A002</text:p>
          </table:table-cell>
          <table:table-cell table:style-name="ce1" office:value-type="string" office:string-value="A056" calcext:value-type="string">
            <text:p>A056</text:p>
          </table:table-cell>
          <table:table-cell table:number-columns-repeated="4"/>
          <table:table-cell table:style-name="ce2" table:formula="of:=[.G17]+1" office:value-type="float" office:value="17" calcext:value-type="float">
            <text:p>17</text:p>
          </table:table-cell>
          <table:table-cell table:style-name="ce2" table:formula="of:=IF([.$G18]&gt;[.$F$1];NA();[.$G18]+SUMPRODUCT([.$B18]&gt;OFFSET([.$B$2];[.$G18]-1;0;[.$F$1]-[.$G18]+1;1))-SUMPRODUCT([.$B18]&lt;OFFSET([.$B$2];0;0;[.$G18];1)))" office:value-type="float" office:value="31" calcext:value-type="float">
            <text:p>31</text:p>
          </table:table-cell>
          <table:table-cell table:style-name="ce2" table:formula="of:=MATCH([.$G18];[.$H$2:.$H$101];0)" office:value-type="float" office:value="25" calcext:value-type="float">
            <text:p>25</text:p>
          </table:table-cell>
          <table:table-cell/>
          <table:table-cell table:style-name="ce1" table:formula="of:=IF(ISNUMBER([.$I18]);OFFSET([.$B$2];[.$I18]-1;0;1;1);&quot;&quot;)" office:value-type="string" office:string-value="A031" calcext:value-type="string">
            <text:p>A031</text:p>
          </table:table-cell>
        </table:table-row>
        <table:table-row table:style-name="ro2">
          <table:table-cell office:value-type="string" calcext:value-type="string">
            <text:p>A066</text:p>
          </table:table-cell>
          <table:table-cell table:style-name="ce1" office:value-type="string" office:string-value="A099" calcext:value-type="string">
            <text:p>A099</text:p>
          </table:table-cell>
          <table:table-cell table:number-columns-repeated="4"/>
          <table:table-cell table:style-name="ce2" table:formula="of:=[.G18]+1" office:value-type="float" office:value="18" calcext:value-type="float">
            <text:p>18</text:p>
          </table:table-cell>
          <table:table-cell table:style-name="ce2" table:formula="of:=IF([.$G19]&gt;[.$F$1];NA();[.$G19]+SUMPRODUCT([.$B19]&gt;OFFSET([.$B$2];[.$G19]-1;0;[.$F$1]-[.$G19]+1;1))-SUMPRODUCT([.$B19]&lt;OFFSET([.$B$2];0;0;[.$G19];1)))" office:value-type="float" office:value="56" calcext:value-type="float">
            <text:p>56</text:p>
          </table:table-cell>
          <table:table-cell table:style-name="ce2" table:formula="of:=MATCH([.$G19];[.$H$2:.$H$101];0)" office:value-type="float" office:value="48" calcext:value-type="float">
            <text:p>48</text:p>
          </table:table-cell>
          <table:table-cell/>
          <table:table-cell table:style-name="ce1" table:formula="of:=IF(ISNUMBER([.$I19]);OFFSET([.$B$2];[.$I19]-1;0;1;1);&quot;&quot;)" office:value-type="string" office:string-value="A032" calcext:value-type="string">
            <text:p>A032</text:p>
          </table:table-cell>
        </table:table-row>
        <table:table-row table:style-name="ro2">
          <table:table-cell/>
          <table:table-cell table:style-name="ce1" office:value-type="string" office:string-value="A072" calcext:value-type="string">
            <text:p>A072</text:p>
          </table:table-cell>
          <table:table-cell table:number-columns-repeated="4"/>
          <table:table-cell table:style-name="ce2" table:formula="of:=[.G19]+1" office:value-type="float" office:value="19" calcext:value-type="float">
            <text:p>19</text:p>
          </table:table-cell>
          <table:table-cell table:style-name="ce2" table:formula="of:=IF([.$G20]&gt;[.$F$1];NA();[.$G20]+SUMPRODUCT([.$B20]&gt;OFFSET([.$B$2];[.$G20]-1;0;[.$F$1]-[.$G20]+1;1))-SUMPRODUCT([.$B20]&lt;OFFSET([.$B$2];0;0;[.$G20];1)))" office:value-type="float" office:value="41" calcext:value-type="float">
            <text:p>41</text:p>
          </table:table-cell>
          <table:table-cell table:style-name="ce2" table:formula="of:=MATCH([.$G20];[.$H$2:.$H$101];0)" office:value-type="float" office:value="33" calcext:value-type="float">
            <text:p>33</text:p>
          </table:table-cell>
          <table:table-cell/>
          <table:table-cell table:style-name="ce1" table:formula="of:=IF(ISNUMBER([.$I20]);OFFSET([.$B$2];[.$I20]-1;0;1;1);&quot;&quot;)" office:value-type="string" office:string-value="A033" calcext:value-type="string">
            <text:p>A033</text:p>
          </table:table-cell>
        </table:table-row>
        <table:table-row table:style-name="ro2">
          <table:table-cell/>
          <table:table-cell table:style-name="ce1" office:value-type="string" office:string-value="A008" calcext:value-type="string">
            <text:p>A008</text:p>
          </table:table-cell>
          <table:table-cell table:number-columns-repeated="4"/>
          <table:table-cell table:style-name="ce2" table:formula="of:=[.G20]+1" office:value-type="float" office:value="20" calcext:value-type="float">
            <text:p>20</text:p>
          </table:table-cell>
          <table:table-cell table:style-name="ce2" table:formula="of:=IF([.$G21]&gt;[.$F$1];NA();[.$G21]+SUMPRODUCT([.$B21]&gt;OFFSET([.$B$2];[.$G21]-1;0;[.$F$1]-[.$G21]+1;1))-SUMPRODUCT([.$B21]&lt;OFFSET([.$B$2];0;0;[.$G21];1)))" office:value-type="float" office:value="4" calcext:value-type="float">
            <text:p>4</text:p>
          </table:table-cell>
          <table:table-cell table:style-name="ce2" table:formula="of:=MATCH([.$G21];[.$H$2:.$H$101];0)" office:value-type="float" office:value="30" calcext:value-type="float">
            <text:p>30</text:p>
          </table:table-cell>
          <table:table-cell/>
          <table:table-cell table:style-name="ce1" table:formula="of:=IF(ISNUMBER([.$I21]);OFFSET([.$B$2];[.$I21]-1;0;1;1);&quot;&quot;)" office:value-type="string" office:string-value="A036" calcext:value-type="string">
            <text:p>A036</text:p>
          </table:table-cell>
        </table:table-row>
        <table:table-row table:style-name="ro2">
          <table:table-cell office:value-type="string" calcext:value-type="string">
            <text:p>A064</text:p>
          </table:table-cell>
          <table:table-cell table:style-name="ce1" office:value-type="string" office:string-value="A048" calcext:value-type="string">
            <text:p>A048</text:p>
          </table:table-cell>
          <table:table-cell table:number-columns-repeated="4"/>
          <table:table-cell table:style-name="ce2" table:formula="of:=[.G21]+1" office:value-type="float" office:value="21" calcext:value-type="float">
            <text:p>21</text:p>
          </table:table-cell>
          <table:table-cell table:style-name="ce2" table:formula="of:=IF([.$G22]&gt;[.$F$1];NA();[.$G22]+SUMPRODUCT([.$B22]&gt;OFFSET([.$B$2];[.$G22]-1;0;[.$F$1]-[.$G22]+1;1))-SUMPRODUCT([.$B22]&lt;OFFSET([.$B$2];0;0;[.$G22];1)))" office:value-type="float" office:value="27" calcext:value-type="float">
            <text:p>27</text:p>
          </table:table-cell>
          <table:table-cell table:style-name="ce2" table:formula="of:=MATCH([.$G22];[.$H$2:.$H$101];0)" office:value-type="float" office:value="52" calcext:value-type="float">
            <text:p>52</text:p>
          </table:table-cell>
          <table:table-cell/>
          <table:table-cell table:style-name="ce1" table:formula="of:=IF(ISNUMBER([.$I22]);OFFSET([.$B$2];[.$I22]-1;0;1;1);&quot;&quot;)" office:value-type="string" office:string-value="A037" calcext:value-type="string">
            <text:p>A037</text:p>
          </table:table-cell>
        </table:table-row>
        <table:table-row table:style-name="ro2">
          <table:table-cell office:value-type="string" calcext:value-type="string">
            <text:p>A056</text:p>
          </table:table-cell>
          <table:table-cell table:style-name="ce1" office:value-type="string" office:string-value="A018" calcext:value-type="string">
            <text:p>A018</text:p>
          </table:table-cell>
          <table:table-cell table:number-columns-repeated="4"/>
          <table:table-cell table:style-name="ce2" table:formula="of:=[.G22]+1" office:value-type="float" office:value="22" calcext:value-type="float">
            <text:p>22</text:p>
          </table:table-cell>
          <table:table-cell table:style-name="ce2" table:formula="of:=IF([.$G23]&gt;[.$F$1];NA();[.$G23]+SUMPRODUCT([.$B23]&gt;OFFSET([.$B$2];[.$G23]-1;0;[.$F$1]-[.$G23]+1;1))-SUMPRODUCT([.$B23]&lt;OFFSET([.$B$2];0;0;[.$G23];1)))" office:value-type="float" office:value="9" calcext:value-type="float">
            <text:p>9</text:p>
          </table:table-cell>
          <table:table-cell table:style-name="ce2" table:formula="of:=MATCH([.$G23];[.$H$2:.$H$101];0)" office:value-type="float" office:value="50" calcext:value-type="float">
            <text:p>50</text:p>
          </table:table-cell>
          <table:table-cell/>
          <table:table-cell table:style-name="ce1" table:formula="of:=IF(ISNUMBER([.$I23]);OFFSET([.$B$2];[.$I23]-1;0;1;1);&quot;&quot;)" office:value-type="string" office:string-value="A041" calcext:value-type="string">
            <text:p>A041</text:p>
          </table:table-cell>
        </table:table-row>
        <table:table-row table:style-name="ro2">
          <table:table-cell office:value-type="string" calcext:value-type="string">
            <text:p>A099</text:p>
          </table:table-cell>
          <table:table-cell table:style-name="ce1" office:value-type="string" office:string-value="A097" calcext:value-type="string">
            <text:p>A097</text:p>
          </table:table-cell>
          <table:table-cell table:number-columns-repeated="4"/>
          <table:table-cell table:style-name="ce2" table:formula="of:=[.G23]+1" office:value-type="float" office:value="23" calcext:value-type="float">
            <text:p>23</text:p>
          </table:table-cell>
          <table:table-cell table:style-name="ce2" table:formula="of:=IF([.$G24]&gt;[.$F$1];NA();[.$G24]+SUMPRODUCT([.$B24]&gt;OFFSET([.$B$2];[.$G24]-1;0;[.$F$1]-[.$G24]+1;1))-SUMPRODUCT([.$B24]&lt;OFFSET([.$B$2];0;0;[.$G24];1)))" office:value-type="float" office:value="54" calcext:value-type="float">
            <text:p>54</text:p>
          </table:table-cell>
          <table:table-cell table:style-name="ce2" table:formula="of:=MATCH([.$G24];[.$H$2:.$H$101];0)" office:value-type="float" office:value="3" calcext:value-type="float">
            <text:p>3</text:p>
          </table:table-cell>
          <table:table-cell/>
          <table:table-cell table:style-name="ce1" table:formula="of:=IF(ISNUMBER([.$I24]);OFFSET([.$B$2];[.$I24]-1;0;1;1);&quot;&quot;)" office:value-type="string" office:string-value="A042" calcext:value-type="string">
            <text:p>A042</text:p>
          </table:table-cell>
        </table:table-row>
        <table:table-row table:style-name="ro2">
          <table:table-cell office:value-type="string" calcext:value-type="string">
            <text:p>A072</text:p>
          </table:table-cell>
          <table:table-cell table:style-name="ce1" office:value-type="string" office:string-value="A065" calcext:value-type="string">
            <text:p>A065</text:p>
          </table:table-cell>
          <table:table-cell table:number-columns-repeated="4"/>
          <table:table-cell table:style-name="ce2" table:formula="of:=[.G24]+1" office:value-type="float" office:value="24" calcext:value-type="float">
            <text:p>24</text:p>
          </table:table-cell>
          <table:table-cell table:style-name="ce2" table:formula="of:=IF([.$G25]&gt;[.$F$1];NA();[.$G25]+SUMPRODUCT([.$B25]&gt;OFFSET([.$B$2];[.$G25]-1;0;[.$F$1]-[.$G25]+1;1))-SUMPRODUCT([.$B25]&lt;OFFSET([.$B$2];0;0;[.$G25];1)))" office:value-type="float" office:value="35" calcext:value-type="float">
            <text:p>35</text:p>
          </table:table-cell>
          <table:table-cell table:style-name="ce2" table:formula="of:=MATCH([.$G25];[.$H$2:.$H$101];0)" office:value-type="float" office:value="8" calcext:value-type="float">
            <text:p>8</text:p>
          </table:table-cell>
          <table:table-cell/>
          <table:table-cell table:style-name="ce1" table:formula="of:=IF(ISNUMBER([.$I25]);OFFSET([.$B$2];[.$I25]-1;0;1;1);&quot;&quot;)" office:value-type="string" office:string-value="A044" calcext:value-type="string">
            <text:p>A044</text:p>
          </table:table-cell>
        </table:table-row>
        <table:table-row table:style-name="ro2">
          <table:table-cell office:value-type="string" calcext:value-type="string">
            <text:p>A008</text:p>
          </table:table-cell>
          <table:table-cell table:style-name="ce1" office:value-type="string" office:string-value="A031" calcext:value-type="string">
            <text:p>A031</text:p>
          </table:table-cell>
          <table:table-cell table:number-columns-repeated="4"/>
          <table:table-cell table:style-name="ce2" table:formula="of:=[.G25]+1" office:value-type="float" office:value="25" calcext:value-type="float">
            <text:p>25</text:p>
          </table:table-cell>
          <table:table-cell table:style-name="ce2" table:formula="of:=IF([.$G26]&gt;[.$F$1];NA();[.$G26]+SUMPRODUCT([.$B26]&gt;OFFSET([.$B$2];[.$G26]-1;0;[.$F$1]-[.$G26]+1;1))-SUMPRODUCT([.$B26]&lt;OFFSET([.$B$2];0;0;[.$G26];1)))" office:value-type="float" office:value="17" calcext:value-type="float">
            <text:p>17</text:p>
          </table:table-cell>
          <table:table-cell table:style-name="ce2" table:formula="of:=MATCH([.$G26];[.$H$2:.$H$101];0)" office:value-type="float" office:value="27" calcext:value-type="float">
            <text:p>27</text:p>
          </table:table-cell>
          <table:table-cell/>
          <table:table-cell table:style-name="ce1" table:formula="of:=IF(ISNUMBER([.$I26]);OFFSET([.$B$2];[.$I26]-1;0;1;1);&quot;&quot;)" office:value-type="string" office:string-value="A045" calcext:value-type="string">
            <text:p>A045</text:p>
          </table:table-cell>
        </table:table-row>
        <table:table-row table:style-name="ro2">
          <table:table-cell office:value-type="string" calcext:value-type="string">
            <text:p>A048</text:p>
          </table:table-cell>
          <table:table-cell table:style-name="ce1" office:value-type="string" office:string-value="A027" calcext:value-type="string">
            <text:p>A027</text:p>
          </table:table-cell>
          <table:table-cell table:number-columns-repeated="4"/>
          <table:table-cell table:style-name="ce2" table:formula="of:=[.G26]+1" office:value-type="float" office:value="26" calcext:value-type="float">
            <text:p>26</text:p>
          </table:table-cell>
          <table:table-cell table:style-name="ce2" table:formula="of:=IF([.$G27]&gt;[.$F$1];NA();[.$G27]+SUMPRODUCT([.$B27]&gt;OFFSET([.$B$2];[.$G27]-1;0;[.$F$1]-[.$G27]+1;1))-SUMPRODUCT([.$B27]&lt;OFFSET([.$B$2];0;0;[.$G27];1)))" office:value-type="float" office:value="15" calcext:value-type="float">
            <text:p>15</text:p>
          </table:table-cell>
          <table:table-cell table:style-name="ce2" table:formula="of:=MATCH([.$G27];[.$H$2:.$H$101];0)" office:value-type="float" office:value="11" calcext:value-type="float">
            <text:p>11</text:p>
          </table:table-cell>
          <table:table-cell/>
          <table:table-cell table:style-name="ce1" table:formula="of:=IF(ISNUMBER([.$I27]);OFFSET([.$B$2];[.$I27]-1;0;1;1);&quot;&quot;)" office:value-type="string" office:string-value="A047" calcext:value-type="string">
            <text:p>A047</text:p>
          </table:table-cell>
        </table:table-row>
        <table:table-row table:style-name="ro2">
          <table:table-cell office:value-type="string" calcext:value-type="string">
            <text:p>A018</text:p>
          </table:table-cell>
          <table:table-cell table:style-name="ce1" office:value-type="string" office:string-value="A045" calcext:value-type="string">
            <text:p>A045</text:p>
          </table:table-cell>
          <table:table-cell table:number-columns-repeated="4"/>
          <table:table-cell table:style-name="ce2" table:formula="of:=[.G27]+1" office:value-type="float" office:value="27" calcext:value-type="float">
            <text:p>27</text:p>
          </table:table-cell>
          <table:table-cell table:style-name="ce2" table:formula="of:=IF([.$G28]&gt;[.$F$1];NA();[.$G28]+SUMPRODUCT([.$B28]&gt;OFFSET([.$B$2];[.$G28]-1;0;[.$F$1]-[.$G28]+1;1))-SUMPRODUCT([.$B28]&lt;OFFSET([.$B$2];0;0;[.$G28];1)))" office:value-type="float" office:value="25" calcext:value-type="float">
            <text:p>25</text:p>
          </table:table-cell>
          <table:table-cell table:style-name="ce2" table:formula="of:=MATCH([.$G28];[.$H$2:.$H$101];0)" office:value-type="float" office:value="21" calcext:value-type="float">
            <text:p>21</text:p>
          </table:table-cell>
          <table:table-cell/>
          <table:table-cell table:style-name="ce1" table:formula="of:=IF(ISNUMBER([.$I28]);OFFSET([.$B$2];[.$I28]-1;0;1;1);&quot;&quot;)" office:value-type="string" office:string-value="A048" calcext:value-type="string">
            <text:p>A048</text:p>
          </table:table-cell>
        </table:table-row>
        <table:table-row table:style-name="ro2">
          <table:table-cell office:value-type="string" calcext:value-type="string">
            <text:p>A097</text:p>
          </table:table-cell>
          <table:table-cell table:style-name="ce1" office:value-type="string" office:string-value="A061" calcext:value-type="string">
            <text:p>A061</text:p>
          </table:table-cell>
          <table:table-cell table:number-columns-repeated="4"/>
          <table:table-cell table:style-name="ce2" table:formula="of:=[.G28]+1" office:value-type="float" office:value="28" calcext:value-type="float">
            <text:p>28</text:p>
          </table:table-cell>
          <table:table-cell table:style-name="ce2" table:formula="of:=IF([.$G29]&gt;[.$F$1];NA();[.$G29]+SUMPRODUCT([.$B29]&gt;OFFSET([.$B$2];[.$G29]-1;0;[.$F$1]-[.$G29]+1;1))-SUMPRODUCT([.$B29]&lt;OFFSET([.$B$2];0;0;[.$G29];1)))" office:value-type="float" office:value="33" calcext:value-type="float">
            <text:p>33</text:p>
          </table:table-cell>
          <table:table-cell table:style-name="ce2" table:formula="of:=MATCH([.$G29];[.$H$2:.$H$101];0)" office:value-type="float" office:value="35" calcext:value-type="float">
            <text:p>35</text:p>
          </table:table-cell>
          <table:table-cell/>
          <table:table-cell table:style-name="ce1" table:formula="of:=IF(ISNUMBER([.$I29]);OFFSET([.$B$2];[.$I29]-1;0;1;1);&quot;&quot;)" office:value-type="string" office:string-value="A051" calcext:value-type="string">
            <text:p>A051</text:p>
          </table:table-cell>
        </table:table-row>
        <table:table-row table:style-name="ro2">
          <table:table-cell office:value-type="string" calcext:value-type="string">
            <text:p>A065</text:p>
          </table:table-cell>
          <table:table-cell table:style-name="ce1" office:value-type="string" office:string-value="A019" calcext:value-type="string">
            <text:p>A019</text:p>
          </table:table-cell>
          <table:table-cell table:number-columns-repeated="4"/>
          <table:table-cell table:style-name="ce2" table:formula="of:=[.G29]+1" office:value-type="float" office:value="29" calcext:value-type="float">
            <text:p>29</text:p>
          </table:table-cell>
          <table:table-cell table:style-name="ce2" table:formula="of:=IF([.$G30]&gt;[.$F$1];NA();[.$G30]+SUMPRODUCT([.$B30]&gt;OFFSET([.$B$2];[.$G30]-1;0;[.$F$1]-[.$G30]+1;1))-SUMPRODUCT([.$B30]&lt;OFFSET([.$B$2];0;0;[.$G30];1)))" office:value-type="float" office:value="10" calcext:value-type="float">
            <text:p>10</text:p>
          </table:table-cell>
          <table:table-cell table:style-name="ce2" table:formula="of:=MATCH([.$G30];[.$H$2:.$H$101];0)" office:value-type="float" office:value="32" calcext:value-type="float">
            <text:p>32</text:p>
          </table:table-cell>
          <table:table-cell/>
          <table:table-cell table:style-name="ce1" table:formula="of:=IF(ISNUMBER([.$I30]);OFFSET([.$B$2];[.$I30]-1;0;1;1);&quot;&quot;)" office:value-type="string" office:string-value="A052" calcext:value-type="string">
            <text:p>A052</text:p>
          </table:table-cell>
        </table:table-row>
        <table:table-row table:style-name="ro2">
          <table:table-cell office:value-type="string" calcext:value-type="string">
            <text:p>A031</text:p>
          </table:table-cell>
          <table:table-cell table:style-name="ce1" office:value-type="string" office:string-value="A036" calcext:value-type="string">
            <text:p>A036</text:p>
          </table:table-cell>
          <table:table-cell table:number-columns-repeated="4"/>
          <table:table-cell table:style-name="ce2" table:formula="of:=[.G30]+1" office:value-type="float" office:value="30" calcext:value-type="float">
            <text:p>30</text:p>
          </table:table-cell>
          <table:table-cell table:style-name="ce2" table:formula="of:=IF([.$G31]&gt;[.$F$1];NA();[.$G31]+SUMPRODUCT([.$B31]&gt;OFFSET([.$B$2];[.$G31]-1;0;[.$F$1]-[.$G31]+1;1))-SUMPRODUCT([.$B31]&lt;OFFSET([.$B$2];0;0;[.$G31];1)))" office:value-type="float" office:value="20" calcext:value-type="float">
            <text:p>20</text:p>
          </table:table-cell>
          <table:table-cell table:style-name="ce2" table:formula="of:=MATCH([.$G31];[.$H$2:.$H$101];0)" office:value-type="float" office:value="10" calcext:value-type="float">
            <text:p>10</text:p>
          </table:table-cell>
          <table:table-cell/>
          <table:table-cell table:style-name="ce1" table:formula="of:=IF(ISNUMBER([.$I31]);OFFSET([.$B$2];[.$I31]-1;0;1;1);&quot;&quot;)" office:value-type="string" office:string-value="A053" calcext:value-type="string">
            <text:p>A053</text:p>
          </table:table-cell>
        </table:table-row>
        <table:table-row table:style-name="ro2">
          <table:table-cell office:value-type="string" calcext:value-type="string">
            <text:p>A027</text:p>
          </table:table-cell>
          <table:table-cell table:style-name="ce1" office:value-type="string" office:string-value="A068" calcext:value-type="string">
            <text:p>A068</text:p>
          </table:table-cell>
          <table:table-cell table:number-columns-repeated="4"/>
          <table:table-cell table:style-name="ce2" table:formula="of:=[.G31]+1" office:value-type="float" office:value="31" calcext:value-type="float">
            <text:p>31</text:p>
          </table:table-cell>
          <table:table-cell table:style-name="ce2" table:formula="of:=IF([.$G32]&gt;[.$F$1];NA();[.$G32]+SUMPRODUCT([.$B32]&gt;OFFSET([.$B$2];[.$G32]-1;0;[.$F$1]-[.$G32]+1;1))-SUMPRODUCT([.$B32]&lt;OFFSET([.$B$2];0;0;[.$G32];1)))" office:value-type="float" office:value="38" calcext:value-type="float">
            <text:p>38</text:p>
          </table:table-cell>
          <table:table-cell table:style-name="ce2" table:formula="of:=MATCH([.$G32];[.$H$2:.$H$101];0)" office:value-type="float" office:value="17" calcext:value-type="float">
            <text:p>17</text:p>
          </table:table-cell>
          <table:table-cell/>
          <table:table-cell table:style-name="ce1" table:formula="of:=IF(ISNUMBER([.$I32]);OFFSET([.$B$2];[.$I32]-1;0;1;1);&quot;&quot;)" office:value-type="string" office:string-value="A056" calcext:value-type="string">
            <text:p>A056</text:p>
          </table:table-cell>
        </table:table-row>
        <table:table-row table:style-name="ro2">
          <table:table-cell office:value-type="string" calcext:value-type="string">
            <text:p>A065</text:p>
          </table:table-cell>
          <table:table-cell table:style-name="ce1" office:value-type="string" office:string-value="A052" calcext:value-type="string">
            <text:p>A052</text:p>
          </table:table-cell>
          <table:table-cell table:number-columns-repeated="4"/>
          <table:table-cell table:style-name="ce2" table:formula="of:=[.G32]+1" office:value-type="float" office:value="32" calcext:value-type="float">
            <text:p>32</text:p>
          </table:table-cell>
          <table:table-cell table:style-name="ce2" table:formula="of:=IF([.$G33]&gt;[.$F$1];NA();[.$G33]+SUMPRODUCT([.$B33]&gt;OFFSET([.$B$2];[.$G33]-1;0;[.$F$1]-[.$G33]+1;1))-SUMPRODUCT([.$B33]&lt;OFFSET([.$B$2];0;0;[.$G33];1)))" office:value-type="float" office:value="29" calcext:value-type="float">
            <text:p>29</text:p>
          </table:table-cell>
          <table:table-cell table:style-name="ce2" table:formula="of:=MATCH([.$G33];[.$H$2:.$H$101];0)" office:value-type="float" office:value="34" calcext:value-type="float">
            <text:p>34</text:p>
          </table:table-cell>
          <table:table-cell/>
          <table:table-cell table:style-name="ce1" table:formula="of:=IF(ISNUMBER([.$I33]);OFFSET([.$B$2];[.$I33]-1;0;1;1);&quot;&quot;)" office:value-type="string" office:string-value="A060" calcext:value-type="string">
            <text:p>A060</text:p>
          </table:table-cell>
        </table:table-row>
        <table:table-row table:style-name="ro2">
          <table:table-cell office:value-type="string" calcext:value-type="string">
            <text:p>A045</text:p>
          </table:table-cell>
          <table:table-cell table:style-name="ce1" office:value-type="string" office:string-value="A033" calcext:value-type="string">
            <text:p>A033</text:p>
          </table:table-cell>
          <table:table-cell table:number-columns-repeated="4"/>
          <table:table-cell table:style-name="ce2" table:formula="of:=[.G33]+1" office:value-type="float" office:value="33" calcext:value-type="float">
            <text:p>33</text:p>
          </table:table-cell>
          <table:table-cell table:style-name="ce2" table:formula="of:=IF([.$G34]&gt;[.$F$1];NA();[.$G34]+SUMPRODUCT([.$B34]&gt;OFFSET([.$B$2];[.$G34]-1;0;[.$F$1]-[.$G34]+1;1))-SUMPRODUCT([.$B34]&lt;OFFSET([.$B$2];0;0;[.$G34];1)))" office:value-type="float" office:value="19" calcext:value-type="float">
            <text:p>19</text:p>
          </table:table-cell>
          <table:table-cell table:style-name="ce2" table:formula="of:=MATCH([.$G34];[.$H$2:.$H$101];0)" office:value-type="float" office:value="28" calcext:value-type="float">
            <text:p>28</text:p>
          </table:table-cell>
          <table:table-cell/>
          <table:table-cell table:style-name="ce1" table:formula="of:=IF(ISNUMBER([.$I34]);OFFSET([.$B$2];[.$I34]-1;0;1;1);&quot;&quot;)" office:value-type="string" office:string-value="A061" calcext:value-type="string">
            <text:p>A061</text:p>
          </table:table-cell>
        </table:table-row>
        <table:table-row table:style-name="ro2">
          <table:table-cell/>
          <table:table-cell table:style-name="ce1" office:value-type="string" office:string-value="A060" calcext:value-type="string">
            <text:p>A060</text:p>
          </table:table-cell>
          <table:table-cell table:number-columns-repeated="4"/>
          <table:table-cell table:style-name="ce2" table:formula="of:=[.G34]+1" office:value-type="float" office:value="34" calcext:value-type="float">
            <text:p>34</text:p>
          </table:table-cell>
          <table:table-cell table:style-name="ce2" table:formula="of:=IF([.$G35]&gt;[.$F$1];NA();[.$G35]+SUMPRODUCT([.$B35]&gt;OFFSET([.$B$2];[.$G35]-1;0;[.$F$1]-[.$G35]+1;1))-SUMPRODUCT([.$B35]&lt;OFFSET([.$B$2];0;0;[.$G35];1)))" office:value-type="float" office:value="32" calcext:value-type="float">
            <text:p>32</text:p>
          </table:table-cell>
          <table:table-cell table:style-name="ce2" table:formula="of:=MATCH([.$G35];[.$H$2:.$H$101];0)" office:value-type="float" office:value="16" calcext:value-type="float">
            <text:p>16</text:p>
          </table:table-cell>
          <table:table-cell/>
          <table:table-cell table:style-name="ce1" table:formula="of:=IF(ISNUMBER([.$I35]);OFFSET([.$B$2];[.$I35]-1;0;1;1);&quot;&quot;)" office:value-type="string" office:string-value="A064" calcext:value-type="string">
            <text:p>A064</text:p>
          </table:table-cell>
        </table:table-row>
        <table:table-row table:style-name="ro2">
          <table:table-cell office:value-type="string" calcext:value-type="string">
            <text:p>A061</text:p>
          </table:table-cell>
          <table:table-cell table:style-name="ce1" office:value-type="string" office:string-value="A051" calcext:value-type="string">
            <text:p>A051</text:p>
          </table:table-cell>
          <table:table-cell table:number-columns-repeated="4"/>
          <table:table-cell table:style-name="ce2" table:formula="of:=[.G35]+1" office:value-type="float" office:value="35" calcext:value-type="float">
            <text:p>35</text:p>
          </table:table-cell>
          <table:table-cell table:style-name="ce2" table:formula="of:=IF([.$G36]&gt;[.$F$1];NA();[.$G36]+SUMPRODUCT([.$B36]&gt;OFFSET([.$B$2];[.$G36]-1;0;[.$F$1]-[.$G36]+1;1))-SUMPRODUCT([.$B36]&lt;OFFSET([.$B$2];0;0;[.$G36];1)))" office:value-type="float" office:value="28" calcext:value-type="float">
            <text:p>28</text:p>
          </table:table-cell>
          <table:table-cell table:style-name="ce2" table:formula="of:=MATCH([.$G36];[.$H$2:.$H$101];0)" office:value-type="float" office:value="24" calcext:value-type="float">
            <text:p>24</text:p>
          </table:table-cell>
          <table:table-cell/>
          <table:table-cell table:style-name="ce1" table:formula="of:=IF(ISNUMBER([.$I36]);OFFSET([.$B$2];[.$I36]-1;0;1;1);&quot;&quot;)" office:value-type="string" office:string-value="A065" calcext:value-type="string">
            <text:p>A065</text:p>
          </table:table-cell>
        </table:table-row>
        <table:table-row table:style-name="ro2">
          <table:table-cell office:value-type="string" calcext:value-type="string">
            <text:p>A009</text:p>
          </table:table-cell>
          <table:table-cell table:style-name="ce1" office:value-type="string" office:string-value="A076" calcext:value-type="string">
            <text:p>A076</text:p>
          </table:table-cell>
          <table:table-cell table:number-columns-repeated="4"/>
          <table:table-cell table:style-name="ce2" table:formula="of:=[.G36]+1" office:value-type="float" office:value="36" calcext:value-type="float">
            <text:p>36</text:p>
          </table:table-cell>
          <table:table-cell table:style-name="ce2" table:formula="of:=IF([.$G37]&gt;[.$F$1];NA();[.$G37]+SUMPRODUCT([.$B37]&gt;OFFSET([.$B$2];[.$G37]-1;0;[.$F$1]-[.$G37]+1;1))-SUMPRODUCT([.$B37]&lt;OFFSET([.$B$2];0;0;[.$G37];1)))" office:value-type="float" office:value="43" calcext:value-type="float">
            <text:p>43</text:p>
          </table:table-cell>
          <table:table-cell table:style-name="ce2" table:formula="of:=MATCH([.$G37];[.$H$2:.$H$101];0)" office:value-type="float" office:value="15" calcext:value-type="float">
            <text:p>15</text:p>
          </table:table-cell>
          <table:table-cell/>
          <table:table-cell table:style-name="ce1" table:formula="of:=IF(ISNUMBER([.$I37]);OFFSET([.$B$2];[.$I37]-1;0;1;1);&quot;&quot;)" office:value-type="string" office:string-value="A066" calcext:value-type="string">
            <text:p>A066</text:p>
          </table:table-cell>
        </table:table-row>
        <table:table-row table:style-name="ro2">
          <table:table-cell office:value-type="string" calcext:value-type="string">
            <text:p>A019</text:p>
          </table:table-cell>
          <table:table-cell table:style-name="ce1" office:value-type="string" office:string-value="A012" calcext:value-type="string">
            <text:p>A012</text:p>
          </table:table-cell>
          <table:table-cell table:number-columns-repeated="4"/>
          <table:table-cell table:style-name="ce2" table:formula="of:=[.G37]+1" office:value-type="float" office:value="37" calcext:value-type="float">
            <text:p>37</text:p>
          </table:table-cell>
          <table:table-cell table:style-name="ce2" table:formula="of:=IF([.$G38]&gt;[.$F$1];NA();[.$G38]+SUMPRODUCT([.$B38]&gt;OFFSET([.$B$2];[.$G38]-1;0;[.$F$1]-[.$G38]+1;1))-SUMPRODUCT([.$B38]&lt;OFFSET([.$B$2];0;0;[.$G38];1)))" office:value-type="float" office:value="6" calcext:value-type="float">
            <text:p>6</text:p>
          </table:table-cell>
          <table:table-cell table:style-name="ce2" table:formula="of:=MATCH([.$G38];[.$H$2:.$H$101];0)" office:value-type="float" office:value="47" calcext:value-type="float">
            <text:p>47</text:p>
          </table:table-cell>
          <table:table-cell/>
          <table:table-cell table:style-name="ce1" table:formula="of:=IF(ISNUMBER([.$I38]);OFFSET([.$B$2];[.$I38]-1;0;1;1);&quot;&quot;)" office:value-type="string" office:string-value="A067" calcext:value-type="string">
            <text:p>A067</text:p>
          </table:table-cell>
        </table:table-row>
        <table:table-row table:style-name="ro2">
          <table:table-cell office:value-type="string" calcext:value-type="string">
            <text:p>A006</text:p>
          </table:table-cell>
          <table:table-cell table:style-name="ce1" office:value-type="string" office:string-value="A100" calcext:value-type="string">
            <text:p>A100</text:p>
          </table:table-cell>
          <table:table-cell table:number-columns-repeated="4"/>
          <table:table-cell table:style-name="ce2" table:formula="of:=[.G38]+1" office:value-type="float" office:value="38" calcext:value-type="float">
            <text:p>38</text:p>
          </table:table-cell>
          <table:table-cell table:style-name="ce2" table:formula="of:=IF([.$G39]&gt;[.$F$1];NA();[.$G39]+SUMPRODUCT([.$B39]&gt;OFFSET([.$B$2];[.$G39]-1;0;[.$F$1]-[.$G39]+1;1))-SUMPRODUCT([.$B39]&lt;OFFSET([.$B$2];0;0;[.$G39];1)))" office:value-type="float" office:value="57" calcext:value-type="float">
            <text:p>57</text:p>
          </table:table-cell>
          <table:table-cell table:style-name="ce2" table:formula="of:=MATCH([.$G39];[.$H$2:.$H$101];0)" office:value-type="float" office:value="31" calcext:value-type="float">
            <text:p>31</text:p>
          </table:table-cell>
          <table:table-cell/>
          <table:table-cell table:style-name="ce1" table:formula="of:=IF(ISNUMBER([.$I39]);OFFSET([.$B$2];[.$I39]-1;0;1;1);&quot;&quot;)" office:value-type="string" office:string-value="A068" calcext:value-type="string">
            <text:p>A068</text:p>
          </table:table-cell>
        </table:table-row>
        <table:table-row table:style-name="ro2">
          <table:table-cell office:value-type="string" calcext:value-type="string">
            <text:p>A036</text:p>
          </table:table-cell>
          <table:table-cell table:style-name="ce1" office:value-type="string" office:string-value="A073" calcext:value-type="string">
            <text:p>A073</text:p>
          </table:table-cell>
          <table:table-cell table:number-columns-repeated="4"/>
          <table:table-cell table:style-name="ce2" table:formula="of:=[.G39]+1" office:value-type="float" office:value="39" calcext:value-type="float">
            <text:p>39</text:p>
          </table:table-cell>
          <table:table-cell table:style-name="ce2" table:formula="of:=IF([.$G40]&gt;[.$F$1];NA();[.$G40]+SUMPRODUCT([.$B40]&gt;OFFSET([.$B$2];[.$G40]-1;0;[.$F$1]-[.$G40]+1;1))-SUMPRODUCT([.$B40]&lt;OFFSET([.$B$2];0;0;[.$G40];1)))" office:value-type="float" office:value="42" calcext:value-type="float">
            <text:p>42</text:p>
          </table:table-cell>
          <table:table-cell table:style-name="ce2" table:formula="of:=MATCH([.$G40];[.$H$2:.$H$101];0)" office:value-type="float" office:value="55" calcext:value-type="float">
            <text:p>55</text:p>
          </table:table-cell>
          <table:table-cell/>
          <table:table-cell table:style-name="ce1" table:formula="of:=IF(ISNUMBER([.$I40]);OFFSET([.$B$2];[.$I40]-1;0;1;1);&quot;&quot;)" office:value-type="string" office:string-value="A069" calcext:value-type="string">
            <text:p>A069</text:p>
          </table:table-cell>
        </table:table-row>
        <table:table-row table:style-name="ro2">
          <table:table-cell office:value-type="string" calcext:value-type="string">
            <text:p>A068</text:p>
          </table:table-cell>
          <table:table-cell table:style-name="ce1" office:value-type="string" office:string-value="A090" calcext:value-type="string">
            <text:p>A090</text:p>
          </table:table-cell>
          <table:table-cell table:number-columns-repeated="4"/>
          <table:table-cell table:style-name="ce2" table:formula="of:=[.G40]+1" office:value-type="float" office:value="40" calcext:value-type="float">
            <text:p>40</text:p>
          </table:table-cell>
          <table:table-cell table:style-name="ce2" table:formula="of:=IF([.$G41]&gt;[.$F$1];NA();[.$G41]+SUMPRODUCT([.$B41]&gt;OFFSET([.$B$2];[.$G41]-1;0;[.$F$1]-[.$G41]+1;1))-SUMPRODUCT([.$B41]&lt;OFFSET([.$B$2];0;0;[.$G41];1)))" office:value-type="float" office:value="51" calcext:value-type="float">
            <text:p>51</text:p>
          </table:table-cell>
          <table:table-cell table:style-name="ce2" table:formula="of:=MATCH([.$G41];[.$H$2:.$H$101];0)" office:value-type="float" office:value="56" calcext:value-type="float">
            <text:p>56</text:p>
          </table:table-cell>
          <table:table-cell/>
          <table:table-cell table:style-name="ce1" table:formula="of:=IF(ISNUMBER([.$I41]);OFFSET([.$B$2];[.$I41]-1;0;1;1);&quot;&quot;)" office:value-type="string" office:string-value="A070" calcext:value-type="string">
            <text:p>A070</text:p>
          </table:table-cell>
        </table:table-row>
        <table:table-row table:style-name="ro2">
          <table:table-cell office:value-type="string" calcext:value-type="string">
            <text:p>A052</text:p>
          </table:table-cell>
          <table:table-cell table:style-name="ce1" office:value-type="string" office:string-value="A081" calcext:value-type="string">
            <text:p>A081</text:p>
          </table:table-cell>
          <table:table-cell table:number-columns-repeated="4"/>
          <table:table-cell table:style-name="ce2" table:formula="of:=[.G41]+1" office:value-type="float" office:value="41" calcext:value-type="float">
            <text:p>41</text:p>
          </table:table-cell>
          <table:table-cell table:style-name="ce2" table:formula="of:=IF([.$G42]&gt;[.$F$1];NA();[.$G42]+SUMPRODUCT([.$B42]&gt;OFFSET([.$B$2];[.$G42]-1;0;[.$F$1]-[.$G42]+1;1))-SUMPRODUCT([.$B42]&lt;OFFSET([.$B$2];0;0;[.$G42];1)))" office:value-type="float" office:value="48" calcext:value-type="float">
            <text:p>48</text:p>
          </table:table-cell>
          <table:table-cell table:style-name="ce2" table:formula="of:=MATCH([.$G42];[.$H$2:.$H$101];0)" office:value-type="float" office:value="19" calcext:value-type="float">
            <text:p>19</text:p>
          </table:table-cell>
          <table:table-cell/>
          <table:table-cell table:style-name="ce1" table:formula="of:=IF(ISNUMBER([.$I42]);OFFSET([.$B$2];[.$I42]-1;0;1;1);&quot;&quot;)" office:value-type="string" office:string-value="A072" calcext:value-type="string">
            <text:p>A072</text:p>
          </table:table-cell>
        </table:table-row>
        <table:table-row table:style-name="ro2">
          <table:table-cell office:value-type="string" calcext:value-type="string">
            <text:p>A006</text:p>
          </table:table-cell>
          <table:table-cell table:style-name="ce1" office:value-type="string" office:string-value="A098" calcext:value-type="string">
            <text:p>A098</text:p>
          </table:table-cell>
          <table:table-cell table:number-columns-repeated="4"/>
          <table:table-cell table:style-name="ce2" table:formula="of:=[.G42]+1" office:value-type="float" office:value="42" calcext:value-type="float">
            <text:p>42</text:p>
          </table:table-cell>
          <table:table-cell table:style-name="ce2" table:formula="of:=IF([.$G43]&gt;[.$F$1];NA();[.$G43]+SUMPRODUCT([.$B43]&gt;OFFSET([.$B$2];[.$G43]-1;0;[.$F$1]-[.$G43]+1;1))-SUMPRODUCT([.$B43]&lt;OFFSET([.$B$2];0;0;[.$G43];1)))" office:value-type="float" office:value="55" calcext:value-type="float">
            <text:p>55</text:p>
          </table:table-cell>
          <table:table-cell table:style-name="ce2" table:formula="of:=MATCH([.$G43];[.$H$2:.$H$101];0)" office:value-type="float" office:value="39" calcext:value-type="float">
            <text:p>39</text:p>
          </table:table-cell>
          <table:table-cell/>
          <table:table-cell table:style-name="ce1" table:formula="of:=IF(ISNUMBER([.$I43]);OFFSET([.$B$2];[.$I43]-1;0;1;1);&quot;&quot;)" office:value-type="string" office:string-value="A073" calcext:value-type="string">
            <text:p>A073</text:p>
          </table:table-cell>
        </table:table-row>
        <table:table-row table:style-name="ro2">
          <table:table-cell office:value-type="string" calcext:value-type="string">
            <text:p>A016</text:p>
          </table:table-cell>
          <table:table-cell table:style-name="ce1" office:value-type="string" office:string-value="A077" calcext:value-type="string">
            <text:p>A077</text:p>
          </table:table-cell>
          <table:table-cell table:number-columns-repeated="4"/>
          <table:table-cell table:style-name="ce2" table:formula="of:=[.G43]+1" office:value-type="float" office:value="43" calcext:value-type="float">
            <text:p>43</text:p>
          </table:table-cell>
          <table:table-cell table:style-name="ce2" table:formula="of:=IF([.$G44]&gt;[.$F$1];NA();[.$G44]+SUMPRODUCT([.$B44]&gt;OFFSET([.$B$2];[.$G44]-1;0;[.$F$1]-[.$G44]+1;1))-SUMPRODUCT([.$B44]&lt;OFFSET([.$B$2];0;0;[.$G44];1)))" office:value-type="float" office:value="44" calcext:value-type="float">
            <text:p>44</text:p>
          </table:table-cell>
          <table:table-cell table:style-name="ce2" table:formula="of:=MATCH([.$G44];[.$H$2:.$H$101];0)" office:value-type="float" office:value="36" calcext:value-type="float">
            <text:p>36</text:p>
          </table:table-cell>
          <table:table-cell/>
          <table:table-cell table:style-name="ce1" table:formula="of:=IF(ISNUMBER([.$I44]);OFFSET([.$B$2];[.$I44]-1;0;1;1);&quot;&quot;)" office:value-type="string" office:string-value="A076" calcext:value-type="string">
            <text:p>A076</text:p>
          </table:table-cell>
        </table:table-row>
        <table:table-row table:style-name="ro2">
          <table:table-cell office:value-type="string" calcext:value-type="string">
            <text:p>A036</text:p>
          </table:table-cell>
          <table:table-cell table:style-name="ce1" office:value-type="string" office:string-value="A023" calcext:value-type="string">
            <text:p>A023</text:p>
          </table:table-cell>
          <table:table-cell table:number-columns-repeated="4"/>
          <table:table-cell table:style-name="ce2" table:formula="of:=[.G44]+1" office:value-type="float" office:value="44" calcext:value-type="float">
            <text:p>44</text:p>
          </table:table-cell>
          <table:table-cell table:style-name="ce2" table:formula="of:=IF([.$G45]&gt;[.$F$1];NA();[.$G45]+SUMPRODUCT([.$B45]&gt;OFFSET([.$B$2];[.$G45]-1;0;[.$F$1]-[.$G45]+1;1))-SUMPRODUCT([.$B45]&lt;OFFSET([.$B$2];0;0;[.$G45];1)))" office:value-type="float" office:value="13" calcext:value-type="float">
            <text:p>13</text:p>
          </table:table-cell>
          <table:table-cell table:style-name="ce2" table:formula="of:=MATCH([.$G45];[.$H$2:.$H$101];0)" office:value-type="float" office:value="43" calcext:value-type="float">
            <text:p>43</text:p>
          </table:table-cell>
          <table:table-cell/>
          <table:table-cell table:style-name="ce1" table:formula="of:=IF(ISNUMBER([.$I45]);OFFSET([.$B$2];[.$I45]-1;0;1;1);&quot;&quot;)" office:value-type="string" office:string-value="A077" calcext:value-type="string">
            <text:p>A077</text:p>
          </table:table-cell>
        </table:table-row>
        <table:table-row table:style-name="ro2">
          <table:table-cell office:value-type="string" calcext:value-type="string">
            <text:p>A033</text:p>
          </table:table-cell>
          <table:table-cell table:style-name="ce1" office:value-type="string" office:string-value="A078" calcext:value-type="string">
            <text:p>A078</text:p>
          </table:table-cell>
          <table:table-cell table:number-columns-repeated="4"/>
          <table:table-cell table:style-name="ce2" table:formula="of:=[.G45]+1" office:value-type="float" office:value="45" calcext:value-type="float">
            <text:p>45</text:p>
          </table:table-cell>
          <table:table-cell table:style-name="ce2" table:formula="of:=IF([.$G46]&gt;[.$F$1];NA();[.$G46]+SUMPRODUCT([.$B46]&gt;OFFSET([.$B$2];[.$G46]-1;0;[.$F$1]-[.$G46]+1;1))-SUMPRODUCT([.$B46]&lt;OFFSET([.$B$2];0;0;[.$G46];1)))" office:value-type="float" office:value="45" calcext:value-type="float">
            <text:p>45</text:p>
          </table:table-cell>
          <table:table-cell table:style-name="ce2" table:formula="of:=MATCH([.$G46];[.$H$2:.$H$101];0)" office:value-type="float" office:value="45" calcext:value-type="float">
            <text:p>45</text:p>
          </table:table-cell>
          <table:table-cell/>
          <table:table-cell table:style-name="ce1" table:formula="of:=IF(ISNUMBER([.$I46]);OFFSET([.$B$2];[.$I46]-1;0;1;1);&quot;&quot;)" office:value-type="string" office:string-value="A078" calcext:value-type="string">
            <text:p>A078</text:p>
          </table:table-cell>
        </table:table-row>
        <table:table-row table:style-name="ro2">
          <table:table-cell office:value-type="string" calcext:value-type="string">
            <text:p>A060</text:p>
          </table:table-cell>
          <table:table-cell table:style-name="ce1" office:value-type="string" office:string-value="A094" calcext:value-type="string">
            <text:p>A094</text:p>
          </table:table-cell>
          <table:table-cell table:number-columns-repeated="4"/>
          <table:table-cell table:style-name="ce2" table:formula="of:=[.G46]+1" office:value-type="float" office:value="46" calcext:value-type="float">
            <text:p>46</text:p>
          </table:table-cell>
          <table:table-cell table:style-name="ce2" table:formula="of:=IF([.$G47]&gt;[.$F$1];NA();[.$G47]+SUMPRODUCT([.$B47]&gt;OFFSET([.$B$2];[.$G47]-1;0;[.$F$1]-[.$G47]+1;1))-SUMPRODUCT([.$B47]&lt;OFFSET([.$B$2];0;0;[.$G47];1)))" office:value-type="float" office:value="52" calcext:value-type="float">
            <text:p>52</text:p>
          </table:table-cell>
          <table:table-cell table:style-name="ce2" table:formula="of:=MATCH([.$G47];[.$H$2:.$H$101];0)" office:value-type="float" office:value="51" calcext:value-type="float">
            <text:p>51</text:p>
          </table:table-cell>
          <table:table-cell/>
          <table:table-cell table:style-name="ce1" table:formula="of:=IF(ISNUMBER([.$I47]);OFFSET([.$B$2];[.$I47]-1;0;1;1);&quot;&quot;)" office:value-type="string" office:string-value="A079" calcext:value-type="string">
            <text:p>A079</text:p>
          </table:table-cell>
        </table:table-row>
        <table:table-row table:style-name="ro2">
          <table:table-cell office:value-type="string" calcext:value-type="string">
            <text:p>A051</text:p>
          </table:table-cell>
          <table:table-cell table:style-name="ce1" office:value-type="string" office:string-value="A067" calcext:value-type="string">
            <text:p>A067</text:p>
          </table:table-cell>
          <table:table-cell table:number-columns-repeated="4"/>
          <table:table-cell table:style-name="ce2" table:formula="of:=[.G47]+1" office:value-type="float" office:value="47" calcext:value-type="float">
            <text:p>47</text:p>
          </table:table-cell>
          <table:table-cell table:style-name="ce2" table:formula="of:=IF([.$G48]&gt;[.$F$1];NA();[.$G48]+SUMPRODUCT([.$B48]&gt;OFFSET([.$B$2];[.$G48]-1;0;[.$F$1]-[.$G48]+1;1))-SUMPRODUCT([.$B48]&lt;OFFSET([.$B$2];0;0;[.$G48];1)))" office:value-type="float" office:value="37" calcext:value-type="float">
            <text:p>37</text:p>
          </table:table-cell>
          <table:table-cell table:style-name="ce2" table:formula="of:=MATCH([.$G48];[.$H$2:.$H$101];0)" office:value-type="float" office:value="1" calcext:value-type="float">
            <text:p>1</text:p>
          </table:table-cell>
          <table:table-cell/>
          <table:table-cell table:style-name="ce1" table:formula="of:=IF(ISNUMBER([.$I48]);OFFSET([.$B$2];[.$I48]-1;0;1;1);&quot;&quot;)" office:value-type="string" office:string-value="A080" calcext:value-type="string">
            <text:p>A080</text:p>
          </table:table-cell>
        </table:table-row>
        <table:table-row table:style-name="ro2">
          <table:table-cell office:value-type="string" calcext:value-type="string">
            <text:p>A036</text:p>
          </table:table-cell>
          <table:table-cell table:style-name="ce1" office:value-type="string" office:string-value="A032" calcext:value-type="string">
            <text:p>A032</text:p>
          </table:table-cell>
          <table:table-cell table:number-columns-repeated="4"/>
          <table:table-cell table:style-name="ce2" table:formula="of:=[.G48]+1" office:value-type="float" office:value="48" calcext:value-type="float">
            <text:p>48</text:p>
          </table:table-cell>
          <table:table-cell table:style-name="ce2" table:formula="of:=IF([.$G49]&gt;[.$F$1];NA();[.$G49]+SUMPRODUCT([.$B49]&gt;OFFSET([.$B$2];[.$G49]-1;0;[.$F$1]-[.$G49]+1;1))-SUMPRODUCT([.$B49]&lt;OFFSET([.$B$2];0;0;[.$G49];1)))" office:value-type="float" office:value="18" calcext:value-type="float">
            <text:p>18</text:p>
          </table:table-cell>
          <table:table-cell table:style-name="ce2" table:formula="of:=MATCH([.$G49];[.$H$2:.$H$101];0)" office:value-type="float" office:value="41" calcext:value-type="float">
            <text:p>41</text:p>
          </table:table-cell>
          <table:table-cell/>
          <table:table-cell table:style-name="ce1" table:formula="of:=IF(ISNUMBER([.$I49]);OFFSET([.$B$2];[.$I49]-1;0;1;1);&quot;&quot;)" office:value-type="string" office:string-value="A081" calcext:value-type="string">
            <text:p>A081</text:p>
          </table:table-cell>
        </table:table-row>
        <table:table-row table:style-name="ro2">
          <table:table-cell office:value-type="string" calcext:value-type="string">
            <text:p>A045</text:p>
          </table:table-cell>
          <table:table-cell table:style-name="ce1" office:value-type="string" office:string-value="A007" calcext:value-type="string">
            <text:p>A007</text:p>
          </table:table-cell>
          <table:table-cell table:number-columns-repeated="4"/>
          <table:table-cell table:style-name="ce2" table:formula="of:=[.G49]+1" office:value-type="float" office:value="49" calcext:value-type="float">
            <text:p>49</text:p>
          </table:table-cell>
          <table:table-cell table:style-name="ce2" table:formula="of:=IF([.$G50]&gt;[.$F$1];NA();[.$G50]+SUMPRODUCT([.$B50]&gt;OFFSET([.$B$2];[.$G50]-1;0;[.$F$1]-[.$G50]+1;1))-SUMPRODUCT([.$B50]&lt;OFFSET([.$B$2];0;0;[.$G50];1)))" office:value-type="float" office:value="3" calcext:value-type="float">
            <text:p>3</text:p>
          </table:table-cell>
          <table:table-cell table:style-name="ce2" table:formula="of:=MATCH([.$G50];[.$H$2:.$H$101];0)" office:value-type="float" office:value="6" calcext:value-type="float">
            <text:p>6</text:p>
          </table:table-cell>
          <table:table-cell/>
          <table:table-cell table:style-name="ce1" table:formula="of:=IF(ISNUMBER([.$I50]);OFFSET([.$B$2];[.$I50]-1;0;1;1);&quot;&quot;)" office:value-type="string" office:string-value="A084" calcext:value-type="string">
            <text:p>A084</text:p>
          </table:table-cell>
        </table:table-row>
        <table:table-row table:style-name="ro2">
          <table:table-cell office:value-type="string" calcext:value-type="string">
            <text:p>A076</text:p>
          </table:table-cell>
          <table:table-cell table:style-name="ce1" office:value-type="string" office:string-value="A041" calcext:value-type="string">
            <text:p>A041</text:p>
          </table:table-cell>
          <table:table-cell table:number-columns-repeated="4"/>
          <table:table-cell table:style-name="ce2" table:formula="of:=[.G50]+1" office:value-type="float" office:value="50" calcext:value-type="float">
            <text:p>50</text:p>
          </table:table-cell>
          <table:table-cell table:style-name="ce2" table:formula="of:=IF([.$G51]&gt;[.$F$1];NA();[.$G51]+SUMPRODUCT([.$B51]&gt;OFFSET([.$B$2];[.$G51]-1;0;[.$F$1]-[.$G51]+1;1))-SUMPRODUCT([.$B51]&lt;OFFSET([.$B$2];0;0;[.$G51];1)))" office:value-type="float" office:value="22" calcext:value-type="float">
            <text:p>22</text:p>
          </table:table-cell>
          <table:table-cell table:style-name="ce2" table:formula="of:=MATCH([.$G51];[.$H$2:.$H$101];0)" office:value-type="float" office:value="57" calcext:value-type="float">
            <text:p>57</text:p>
          </table:table-cell>
          <table:table-cell/>
          <table:table-cell table:style-name="ce1" table:formula="of:=IF(ISNUMBER([.$I51]);OFFSET([.$B$2];[.$I51]-1;0;1;1);&quot;&quot;)" office:value-type="string" office:string-value="A087" calcext:value-type="string">
            <text:p>A087</text:p>
          </table:table-cell>
        </table:table-row>
        <table:table-row table:style-name="ro2">
          <table:table-cell office:value-type="string" calcext:value-type="string">
            <text:p>A042</text:p>
          </table:table-cell>
          <table:table-cell table:style-name="ce1" office:value-type="string" office:string-value="A079" calcext:value-type="string">
            <text:p>A079</text:p>
          </table:table-cell>
          <table:table-cell table:number-columns-repeated="4"/>
          <table:table-cell table:style-name="ce2" table:formula="of:=[.G51]+1" office:value-type="float" office:value="51" calcext:value-type="float">
            <text:p>51</text:p>
          </table:table-cell>
          <table:table-cell table:style-name="ce2" table:formula="of:=IF([.$G52]&gt;[.$F$1];NA();[.$G52]+SUMPRODUCT([.$B52]&gt;OFFSET([.$B$2];[.$G52]-1;0;[.$F$1]-[.$G52]+1;1))-SUMPRODUCT([.$B52]&lt;OFFSET([.$B$2];0;0;[.$G52];1)))" office:value-type="float" office:value="46" calcext:value-type="float">
            <text:p>46</text:p>
          </table:table-cell>
          <table:table-cell table:style-name="ce2" table:formula="of:=MATCH([.$G52];[.$H$2:.$H$101];0)" office:value-type="float" office:value="40" calcext:value-type="float">
            <text:p>40</text:p>
          </table:table-cell>
          <table:table-cell/>
          <table:table-cell table:style-name="ce1" table:formula="of:=IF(ISNUMBER([.$I52]);OFFSET([.$B$2];[.$I52]-1;0;1;1);&quot;&quot;)" office:value-type="string" office:string-value="A090" calcext:value-type="string">
            <text:p>A090</text:p>
          </table:table-cell>
        </table:table-row>
        <table:table-row table:style-name="ro2">
          <table:table-cell/>
          <table:table-cell table:style-name="ce1" office:value-type="string" office:string-value="A037" calcext:value-type="string">
            <text:p>A037</text:p>
          </table:table-cell>
          <table:table-cell table:number-columns-repeated="4"/>
          <table:table-cell table:style-name="ce2" table:formula="of:=[.G52]+1" office:value-type="float" office:value="52" calcext:value-type="float">
            <text:p>52</text:p>
          </table:table-cell>
          <table:table-cell table:style-name="ce2" table:formula="of:=IF([.$G53]&gt;[.$F$1];NA();[.$G53]+SUMPRODUCT([.$B53]&gt;OFFSET([.$B$2];[.$G53]-1;0;[.$F$1]-[.$G53]+1;1))-SUMPRODUCT([.$B53]&lt;OFFSET([.$B$2];0;0;[.$G53];1)))" office:value-type="float" office:value="21" calcext:value-type="float">
            <text:p>21</text:p>
          </table:table-cell>
          <table:table-cell table:style-name="ce2" table:formula="of:=MATCH([.$G53];[.$H$2:.$H$101];0)" office:value-type="float" office:value="46" calcext:value-type="float">
            <text:p>46</text:p>
          </table:table-cell>
          <table:table-cell/>
          <table:table-cell table:style-name="ce1" table:formula="of:=IF(ISNUMBER([.$I53]);OFFSET([.$B$2];[.$I53]-1;0;1;1);&quot;&quot;)" office:value-type="string" office:string-value="A094" calcext:value-type="string">
            <text:p>A094</text:p>
          </table:table-cell>
        </table:table-row>
        <table:table-row table:style-name="ro2">
          <table:table-cell office:value-type="string" calcext:value-type="string">
            <text:p>A009</text:p>
          </table:table-cell>
          <table:table-cell table:style-name="ce1" office:value-type="string" office:string-value="A025" calcext:value-type="string">
            <text:p>A025</text:p>
          </table:table-cell>
          <table:table-cell table:number-columns-repeated="4"/>
          <table:table-cell table:style-name="ce2" table:formula="of:=[.G53]+1" office:value-type="float" office:value="53" calcext:value-type="float">
            <text:p>53</text:p>
          </table:table-cell>
          <table:table-cell table:style-name="ce2" table:formula="of:=IF([.$G54]&gt;[.$F$1];NA();[.$G54]+SUMPRODUCT([.$B54]&gt;OFFSET([.$B$2];[.$G54]-1;0;[.$F$1]-[.$G54]+1;1))-SUMPRODUCT([.$B54]&lt;OFFSET([.$B$2];0;0;[.$G54];1)))" office:value-type="float" office:value="14" calcext:value-type="float">
            <text:p>14</text:p>
          </table:table-cell>
          <table:table-cell table:style-name="ce2" table:formula="of:=MATCH([.$G54];[.$H$2:.$H$101];0)" office:value-type="float" office:value="2" calcext:value-type="float">
            <text:p>2</text:p>
          </table:table-cell>
          <table:table-cell/>
          <table:table-cell table:style-name="ce1" table:formula="of:=IF(ISNUMBER([.$I54]);OFFSET([.$B$2];[.$I54]-1;0;1;1);&quot;&quot;)" office:value-type="string" office:string-value="A095" calcext:value-type="string">
            <text:p>A095</text:p>
          </table:table-cell>
        </table:table-row>
        <table:table-row table:style-name="ro2">
          <table:table-cell office:value-type="string" calcext:value-type="string">
            <text:p>A051</text:p>
          </table:table-cell>
          <table:table-cell table:style-name="ce1" office:value-type="string" office:string-value="A029" calcext:value-type="string">
            <text:p>A029</text:p>
          </table:table-cell>
          <table:table-cell table:number-columns-repeated="4"/>
          <table:table-cell table:style-name="ce2" table:formula="of:=[.G54]+1" office:value-type="float" office:value="54" calcext:value-type="float">
            <text:p>54</text:p>
          </table:table-cell>
          <table:table-cell table:style-name="ce2" table:formula="of:=IF([.$G55]&gt;[.$F$1];NA();[.$G55]+SUMPRODUCT([.$B55]&gt;OFFSET([.$B$2];[.$G55]-1;0;[.$F$1]-[.$G55]+1;1))-SUMPRODUCT([.$B55]&lt;OFFSET([.$B$2];0;0;[.$G55];1)))" office:value-type="float" office:value="16" calcext:value-type="float">
            <text:p>16</text:p>
          </table:table-cell>
          <table:table-cell table:style-name="ce2" table:formula="of:=MATCH([.$G55];[.$H$2:.$H$101];0)" office:value-type="float" office:value="23" calcext:value-type="float">
            <text:p>23</text:p>
          </table:table-cell>
          <table:table-cell/>
          <table:table-cell table:style-name="ce1" table:formula="of:=IF(ISNUMBER([.$I55]);OFFSET([.$B$2];[.$I55]-1;0;1;1);&quot;&quot;)" office:value-type="string" office:string-value="A097" calcext:value-type="string">
            <text:p>A097</text:p>
          </table:table-cell>
        </table:table-row>
        <table:table-row table:style-name="ro2">
          <table:table-cell office:value-type="string" calcext:value-type="string">
            <text:p>A012</text:p>
          </table:table-cell>
          <table:table-cell table:style-name="ce1" office:value-type="string" office:string-value="A069" calcext:value-type="string">
            <text:p>A069</text:p>
          </table:table-cell>
          <table:table-cell table:number-columns-repeated="4"/>
          <table:table-cell table:style-name="ce2" table:formula="of:=[.G55]+1" office:value-type="float" office:value="55" calcext:value-type="float">
            <text:p>55</text:p>
          </table:table-cell>
          <table:table-cell table:style-name="ce2" table:formula="of:=IF([.$G56]&gt;[.$F$1];NA();[.$G56]+SUMPRODUCT([.$B56]&gt;OFFSET([.$B$2];[.$G56]-1;0;[.$F$1]-[.$G56]+1;1))-SUMPRODUCT([.$B56]&lt;OFFSET([.$B$2];0;0;[.$G56];1)))" office:value-type="float" office:value="39" calcext:value-type="float">
            <text:p>39</text:p>
          </table:table-cell>
          <table:table-cell table:style-name="ce2" table:formula="of:=MATCH([.$G56];[.$H$2:.$H$101];0)" office:value-type="float" office:value="42" calcext:value-type="float">
            <text:p>42</text:p>
          </table:table-cell>
          <table:table-cell/>
          <table:table-cell table:style-name="ce1" table:formula="of:=IF(ISNUMBER([.$I56]);OFFSET([.$B$2];[.$I56]-1;0;1;1);&quot;&quot;)" office:value-type="string" office:string-value="A098" calcext:value-type="string">
            <text:p>A098</text:p>
          </table:table-cell>
        </table:table-row>
        <table:table-row table:style-name="ro2">
          <table:table-cell office:value-type="string" calcext:value-type="string">
            <text:p>A100</text:p>
          </table:table-cell>
          <table:table-cell table:style-name="ce1" office:value-type="string" office:string-value="A070" calcext:value-type="string">
            <text:p>A070</text:p>
          </table:table-cell>
          <table:table-cell table:number-columns-repeated="4"/>
          <table:table-cell table:style-name="ce2" table:formula="of:=[.G56]+1" office:value-type="float" office:value="56" calcext:value-type="float">
            <text:p>56</text:p>
          </table:table-cell>
          <table:table-cell table:style-name="ce2" table:formula="of:=IF([.$G57]&gt;[.$F$1];NA();[.$G57]+SUMPRODUCT([.$B57]&gt;OFFSET([.$B$2];[.$G57]-1;0;[.$F$1]-[.$G57]+1;1))-SUMPRODUCT([.$B57]&lt;OFFSET([.$B$2];0;0;[.$G57];1)))" office:value-type="float" office:value="40" calcext:value-type="float">
            <text:p>40</text:p>
          </table:table-cell>
          <table:table-cell table:style-name="ce2" table:formula="of:=MATCH([.$G57];[.$H$2:.$H$101];0)" office:value-type="float" office:value="18" calcext:value-type="float">
            <text:p>18</text:p>
          </table:table-cell>
          <table:table-cell/>
          <table:table-cell table:style-name="ce1" table:formula="of:=IF(ISNUMBER([.$I57]);OFFSET([.$B$2];[.$I57]-1;0;1;1);&quot;&quot;)" office:value-type="string" office:string-value="A099" calcext:value-type="string">
            <text:p>A099</text:p>
          </table:table-cell>
        </table:table-row>
        <table:table-row table:style-name="ro2">
          <table:table-cell office:value-type="string" calcext:value-type="string">
            <text:p>A073</text:p>
          </table:table-cell>
          <table:table-cell table:style-name="ce1" office:value-type="string" office:string-value="A087" calcext:value-type="string">
            <text:p>A087</text:p>
          </table:table-cell>
          <table:table-cell table:number-columns-repeated="4"/>
          <table:table-cell table:style-name="ce2" table:formula="of:=[.G57]+1" office:value-type="float" office:value="57" calcext:value-type="float">
            <text:p>57</text:p>
          </table:table-cell>
          <table:table-cell table:style-name="ce2" table:formula="of:=IF([.$G58]&gt;[.$F$1];NA();[.$G58]+SUMPRODUCT([.$B58]&gt;OFFSET([.$B$2];[.$G58]-1;0;[.$F$1]-[.$G58]+1;1))-SUMPRODUCT([.$B58]&lt;OFFSET([.$B$2];0;0;[.$G58];1)))" office:value-type="float" office:value="50" calcext:value-type="float">
            <text:p>50</text:p>
          </table:table-cell>
          <table:table-cell table:style-name="ce2" table:formula="of:=MATCH([.$G58];[.$H$2:.$H$101];0)" office:value-type="float" office:value="38" calcext:value-type="float">
            <text:p>38</text:p>
          </table:table-cell>
          <table:table-cell/>
          <table:table-cell table:style-name="ce1" table:formula="of:=IF(ISNUMBER([.$I58]);OFFSET([.$B$2];[.$I58]-1;0;1;1);&quot;&quot;)" office:value-type="string" office:string-value="A100" calcext:value-type="string">
            <text:p>A100</text:p>
          </table:table-cell>
        </table:table-row>
        <table:table-row table:style-name="ro2">
          <table:table-cell office:value-type="string" calcext:value-type="string">
            <text:p>A090</text:p>
          </table:table-cell>
          <table:table-cell table:style-name="ce1">
            <text:p/>
          </table:table-cell>
          <table:table-cell table:number-columns-repeated="4"/>
          <table:table-cell table:style-name="ce2" table:formula="of:=[.G58]+1" office:value-type="float" office:value="58" calcext:value-type="float">
            <text:p>58</text:p>
          </table:table-cell>
          <table:table-cell table:style-name="ce2" table:formula="of:=IF([.$G59]&gt;[.$F$1];NA();[.$G59]+SUMPRODUCT([.$B59]&gt;OFFSET([.$B$2];[.$G59]-1;0;[.$F$1]-[.$G59]+1;1))-SUMPRODUCT([.$B59]&lt;OFFSET([.$B$2];0;0;[.$G59];1)))" office:value-type="string" office:string-value="" calcext:value-type="error">
            <text:p>#N/A</text:p>
          </table:table-cell>
          <table:table-cell table:style-name="ce2" table:formula="of:=MATCH([.$G59];[.$H$2:.$H$101];0)" office:value-type="string" office:string-value="" calcext:value-type="error">
            <text:p>#N/A</text:p>
          </table:table-cell>
          <table:table-cell/>
          <table:table-cell table:style-name="ce1" table:formula="of:=IF(ISNUMBER([.$I59]);OFFSET([.$B$2];[.$I59]-1;0;1;1);&quot;&quot;)">
            <text:p/>
          </table:table-cell>
        </table:table-row>
        <table:table-row table:style-name="ro2">
          <table:table-cell office:value-type="string" calcext:value-type="string">
            <text:p>A081</text:p>
          </table:table-cell>
          <table:table-cell table:style-name="ce1">
            <text:p/>
          </table:table-cell>
          <table:table-cell table:number-columns-repeated="4"/>
          <table:table-cell table:style-name="ce2" table:formula="of:=[.G59]+1" office:value-type="float" office:value="59" calcext:value-type="float">
            <text:p>59</text:p>
          </table:table-cell>
          <table:table-cell table:style-name="ce2" table:formula="of:=IF([.$G60]&gt;[.$F$1];NA();[.$G60]+SUMPRODUCT([.$B60]&gt;OFFSET([.$B$2];[.$G60]-1;0;[.$F$1]-[.$G60]+1;1))-SUMPRODUCT([.$B60]&lt;OFFSET([.$B$2];0;0;[.$G60];1)))" office:value-type="string" office:string-value="" calcext:value-type="error">
            <text:p>#N/A</text:p>
          </table:table-cell>
          <table:table-cell table:style-name="ce2" table:formula="of:=MATCH([.$G60];[.$H$2:.$H$101];0)" office:value-type="string" office:string-value="" calcext:value-type="error">
            <text:p>#N/A</text:p>
          </table:table-cell>
          <table:table-cell/>
          <table:table-cell table:style-name="ce1" table:formula="of:=IF(ISNUMBER([.$I60]);OFFSET([.$B$2];[.$I60]-1;0;1;1);&quot;&quot;)">
            <text:p/>
          </table:table-cell>
        </table:table-row>
        <table:table-row table:style-name="ro2">
          <table:table-cell office:value-type="string" calcext:value-type="string">
            <text:p>A081</text:p>
          </table:table-cell>
          <table:table-cell table:style-name="ce1">
            <text:p/>
          </table:table-cell>
          <table:table-cell table:number-columns-repeated="4"/>
          <table:table-cell table:style-name="ce2" table:formula="of:=[.G60]+1" office:value-type="float" office:value="60" calcext:value-type="float">
            <text:p>60</text:p>
          </table:table-cell>
          <table:table-cell table:style-name="ce2" table:formula="of:=IF([.$G61]&gt;[.$F$1];NA();[.$G61]+SUMPRODUCT([.$B61]&gt;OFFSET([.$B$2];[.$G61]-1;0;[.$F$1]-[.$G61]+1;1))-SUMPRODUCT([.$B61]&lt;OFFSET([.$B$2];0;0;[.$G61];1)))" office:value-type="string" office:string-value="" calcext:value-type="error">
            <text:p>#N/A</text:p>
          </table:table-cell>
          <table:table-cell table:style-name="ce2" table:formula="of:=MATCH([.$G61];[.$H$2:.$H$101];0)" office:value-type="string" office:string-value="" calcext:value-type="error">
            <text:p>#N/A</text:p>
          </table:table-cell>
          <table:table-cell/>
          <table:table-cell table:style-name="ce1" table:formula="of:=IF(ISNUMBER([.$I61]);OFFSET([.$B$2];[.$I61]-1;0;1;1);&quot;&quot;)">
            <text:p/>
          </table:table-cell>
        </table:table-row>
        <table:table-row table:style-name="ro2">
          <table:table-cell office:value-type="string" calcext:value-type="string">
            <text:p>A098</text:p>
          </table:table-cell>
          <table:table-cell table:style-name="ce1">
            <text:p/>
          </table:table-cell>
          <table:table-cell table:number-columns-repeated="4"/>
          <table:table-cell table:style-name="ce2" table:formula="of:=[.G61]+1" office:value-type="float" office:value="61" calcext:value-type="float">
            <text:p>61</text:p>
          </table:table-cell>
          <table:table-cell table:style-name="ce2" table:formula="of:=IF([.$G62]&gt;[.$F$1];NA();[.$G62]+SUMPRODUCT([.$B62]&gt;OFFSET([.$B$2];[.$G62]-1;0;[.$F$1]-[.$G62]+1;1))-SUMPRODUCT([.$B62]&lt;OFFSET([.$B$2];0;0;[.$G62];1)))" office:value-type="string" office:string-value="" calcext:value-type="error">
            <text:p>#N/A</text:p>
          </table:table-cell>
          <table:table-cell table:style-name="ce2" table:formula="of:=MATCH([.$G62];[.$H$2:.$H$101];0)" office:value-type="string" office:string-value="" calcext:value-type="error">
            <text:p>#N/A</text:p>
          </table:table-cell>
          <table:table-cell/>
          <table:table-cell table:style-name="ce1" table:formula="of:=IF(ISNUMBER([.$I62]);OFFSET([.$B$2];[.$I62]-1;0;1;1);&quot;&quot;)">
            <text:p/>
          </table:table-cell>
        </table:table-row>
        <table:table-row table:style-name="ro2">
          <table:table-cell/>
          <table:table-cell table:style-name="ce1">
            <text:p/>
          </table:table-cell>
          <table:table-cell table:number-columns-repeated="4"/>
          <table:table-cell table:style-name="ce2" table:formula="of:=[.G62]+1" office:value-type="float" office:value="62" calcext:value-type="float">
            <text:p>62</text:p>
          </table:table-cell>
          <table:table-cell table:style-name="ce2" table:formula="of:=IF([.$G63]&gt;[.$F$1];NA();[.$G63]+SUMPRODUCT([.$B63]&gt;OFFSET([.$B$2];[.$G63]-1;0;[.$F$1]-[.$G63]+1;1))-SUMPRODUCT([.$B63]&lt;OFFSET([.$B$2];0;0;[.$G63];1)))" office:value-type="string" office:string-value="" calcext:value-type="error">
            <text:p>#N/A</text:p>
          </table:table-cell>
          <table:table-cell table:style-name="ce2" table:formula="of:=MATCH([.$G63];[.$H$2:.$H$101];0)" office:value-type="string" office:string-value="" calcext:value-type="error">
            <text:p>#N/A</text:p>
          </table:table-cell>
          <table:table-cell/>
          <table:table-cell table:style-name="ce1" table:formula="of:=IF(ISNUMBER([.$I63]);OFFSET([.$B$2];[.$I63]-1;0;1;1);&quot;&quot;)">
            <text:p/>
          </table:table-cell>
        </table:table-row>
        <table:table-row table:style-name="ro2">
          <table:table-cell/>
          <table:table-cell table:style-name="ce1">
            <text:p/>
          </table:table-cell>
          <table:table-cell table:number-columns-repeated="4"/>
          <table:table-cell table:style-name="ce2" table:formula="of:=[.G63]+1" office:value-type="float" office:value="63" calcext:value-type="float">
            <text:p>63</text:p>
          </table:table-cell>
          <table:table-cell table:style-name="ce2" table:formula="of:=IF([.$G64]&gt;[.$F$1];NA();[.$G64]+SUMPRODUCT([.$B64]&gt;OFFSET([.$B$2];[.$G64]-1;0;[.$F$1]-[.$G64]+1;1))-SUMPRODUCT([.$B64]&lt;OFFSET([.$B$2];0;0;[.$G64];1)))" office:value-type="string" office:string-value="" calcext:value-type="error">
            <text:p>#N/A</text:p>
          </table:table-cell>
          <table:table-cell table:style-name="ce2" table:formula="of:=MATCH([.$G64];[.$H$2:.$H$101];0)" office:value-type="string" office:string-value="" calcext:value-type="error">
            <text:p>#N/A</text:p>
          </table:table-cell>
          <table:table-cell/>
          <table:table-cell table:style-name="ce1" table:formula="of:=IF(ISNUMBER([.$I64]);OFFSET([.$B$2];[.$I64]-1;0;1;1);&quot;&quot;)">
            <text:p/>
          </table:table-cell>
        </table:table-row>
        <table:table-row table:style-name="ro2">
          <table:table-cell office:value-type="string" calcext:value-type="string">
            <text:p>A002</text:p>
          </table:table-cell>
          <table:table-cell table:style-name="ce1">
            <text:p/>
          </table:table-cell>
          <table:table-cell table:number-columns-repeated="4"/>
          <table:table-cell table:style-name="ce2" table:formula="of:=[.G64]+1" office:value-type="float" office:value="64" calcext:value-type="float">
            <text:p>64</text:p>
          </table:table-cell>
          <table:table-cell table:style-name="ce2" table:formula="of:=IF([.$G65]&gt;[.$F$1];NA();[.$G65]+SUMPRODUCT([.$B65]&gt;OFFSET([.$B$2];[.$G65]-1;0;[.$F$1]-[.$G65]+1;1))-SUMPRODUCT([.$B65]&lt;OFFSET([.$B$2];0;0;[.$G65];1)))" office:value-type="string" office:string-value="" calcext:value-type="error">
            <text:p>#N/A</text:p>
          </table:table-cell>
          <table:table-cell table:style-name="ce2" table:formula="of:=MATCH([.$G65];[.$H$2:.$H$101];0)" office:value-type="string" office:string-value="" calcext:value-type="error">
            <text:p>#N/A</text:p>
          </table:table-cell>
          <table:table-cell/>
          <table:table-cell table:style-name="ce1" table:formula="of:=IF(ISNUMBER([.$I65]);OFFSET([.$B$2];[.$I65]-1;0;1;1);&quot;&quot;)">
            <text:p/>
          </table:table-cell>
        </table:table-row>
        <table:table-row table:style-name="ro2">
          <table:table-cell office:value-type="string" calcext:value-type="string">
            <text:p>A077</text:p>
          </table:table-cell>
          <table:table-cell table:style-name="ce1">
            <text:p/>
          </table:table-cell>
          <table:table-cell table:number-columns-repeated="4"/>
          <table:table-cell table:style-name="ce2" table:formula="of:=[.G65]+1" office:value-type="float" office:value="65" calcext:value-type="float">
            <text:p>65</text:p>
          </table:table-cell>
          <table:table-cell table:style-name="ce2" table:formula="of:=IF([.$G66]&gt;[.$F$1];NA();[.$G66]+SUMPRODUCT([.$B66]&gt;OFFSET([.$B$2];[.$G66]-1;0;[.$F$1]-[.$G66]+1;1))-SUMPRODUCT([.$B66]&lt;OFFSET([.$B$2];0;0;[.$G66];1)))" office:value-type="string" office:string-value="" calcext:value-type="error">
            <text:p>#N/A</text:p>
          </table:table-cell>
          <table:table-cell table:style-name="ce2" table:formula="of:=MATCH([.$G66];[.$H$2:.$H$101];0)" office:value-type="string" office:string-value="" calcext:value-type="error">
            <text:p>#N/A</text:p>
          </table:table-cell>
          <table:table-cell/>
          <table:table-cell table:style-name="ce1" table:formula="of:=IF(ISNUMBER([.$I66]);OFFSET([.$B$2];[.$I66]-1;0;1;1);&quot;&quot;)">
            <text:p/>
          </table:table-cell>
        </table:table-row>
        <table:table-row table:style-name="ro2">
          <table:table-cell office:value-type="string" calcext:value-type="string">
            <text:p>A023</text:p>
          </table:table-cell>
          <table:table-cell table:style-name="ce1">
            <text:p/>
          </table:table-cell>
          <table:table-cell table:number-columns-repeated="4"/>
          <table:table-cell table:style-name="ce2" table:formula="of:=[.G66]+1" office:value-type="float" office:value="66" calcext:value-type="float">
            <text:p>66</text:p>
          </table:table-cell>
          <table:table-cell table:style-name="ce2" table:formula="of:=IF([.$G67]&gt;[.$F$1];NA();[.$G67]+SUMPRODUCT([.$B67]&gt;OFFSET([.$B$2];[.$G67]-1;0;[.$F$1]-[.$G67]+1;1))-SUMPRODUCT([.$B67]&lt;OFFSET([.$B$2];0;0;[.$G67];1)))" office:value-type="string" office:string-value="" calcext:value-type="error">
            <text:p>#N/A</text:p>
          </table:table-cell>
          <table:table-cell table:style-name="ce2" table:formula="of:=MATCH([.$G67];[.$H$2:.$H$101];0)" office:value-type="string" office:string-value="" calcext:value-type="error">
            <text:p>#N/A</text:p>
          </table:table-cell>
          <table:table-cell/>
          <table:table-cell table:style-name="ce1" table:formula="of:=IF(ISNUMBER([.$I67]);OFFSET([.$B$2];[.$I67]-1;0;1;1);&quot;&quot;)">
            <text:p/>
          </table:table-cell>
        </table:table-row>
        <table:table-row table:style-name="ro2">
          <table:table-cell office:value-type="string" calcext:value-type="string">
            <text:p>A078</text:p>
          </table:table-cell>
          <table:table-cell table:style-name="ce1">
            <text:p/>
          </table:table-cell>
          <table:table-cell table:number-columns-repeated="4"/>
          <table:table-cell table:style-name="ce2" table:formula="of:=[.G67]+1" office:value-type="float" office:value="67" calcext:value-type="float">
            <text:p>67</text:p>
          </table:table-cell>
          <table:table-cell table:style-name="ce2" table:formula="of:=IF([.$G68]&gt;[.$F$1];NA();[.$G68]+SUMPRODUCT([.$B68]&gt;OFFSET([.$B$2];[.$G68]-1;0;[.$F$1]-[.$G68]+1;1))-SUMPRODUCT([.$B68]&lt;OFFSET([.$B$2];0;0;[.$G68];1)))" office:value-type="string" office:string-value="" calcext:value-type="error">
            <text:p>#N/A</text:p>
          </table:table-cell>
          <table:table-cell table:style-name="ce2" table:formula="of:=MATCH([.$G68];[.$H$2:.$H$101];0)" office:value-type="string" office:string-value="" calcext:value-type="error">
            <text:p>#N/A</text:p>
          </table:table-cell>
          <table:table-cell/>
          <table:table-cell table:style-name="ce1" table:formula="of:=IF(ISNUMBER([.$I68]);OFFSET([.$B$2];[.$I68]-1;0;1;1);&quot;&quot;)">
            <text:p/>
          </table:table-cell>
        </table:table-row>
        <table:table-row table:style-name="ro2">
          <table:table-cell office:value-type="string" calcext:value-type="string">
            <text:p>A094</text:p>
          </table:table-cell>
          <table:table-cell table:style-name="ce1">
            <text:p/>
          </table:table-cell>
          <table:table-cell table:number-columns-repeated="4"/>
          <table:table-cell table:style-name="ce2" table:formula="of:=[.G68]+1" office:value-type="float" office:value="68" calcext:value-type="float">
            <text:p>68</text:p>
          </table:table-cell>
          <table:table-cell table:style-name="ce2" table:formula="of:=IF([.$G69]&gt;[.$F$1];NA();[.$G69]+SUMPRODUCT([.$B69]&gt;OFFSET([.$B$2];[.$G69]-1;0;[.$F$1]-[.$G69]+1;1))-SUMPRODUCT([.$B69]&lt;OFFSET([.$B$2];0;0;[.$G69];1)))" office:value-type="string" office:string-value="" calcext:value-type="error">
            <text:p>#N/A</text:p>
          </table:table-cell>
          <table:table-cell table:style-name="ce2" table:formula="of:=MATCH([.$G69];[.$H$2:.$H$101];0)" office:value-type="string" office:string-value="" calcext:value-type="error">
            <text:p>#N/A</text:p>
          </table:table-cell>
          <table:table-cell/>
          <table:table-cell table:style-name="ce1" table:formula="of:=IF(ISNUMBER([.$I69]);OFFSET([.$B$2];[.$I69]-1;0;1;1);&quot;&quot;)">
            <text:p/>
          </table:table-cell>
        </table:table-row>
        <table:table-row table:style-name="ro2">
          <table:table-cell office:value-type="string" calcext:value-type="string">
            <text:p>A061</text:p>
          </table:table-cell>
          <table:table-cell table:style-name="ce1">
            <text:p/>
          </table:table-cell>
          <table:table-cell table:number-columns-repeated="4"/>
          <table:table-cell table:style-name="ce2" table:formula="of:=[.G69]+1" office:value-type="float" office:value="69" calcext:value-type="float">
            <text:p>69</text:p>
          </table:table-cell>
          <table:table-cell table:style-name="ce2" table:formula="of:=IF([.$G70]&gt;[.$F$1];NA();[.$G70]+SUMPRODUCT([.$B70]&gt;OFFSET([.$B$2];[.$G70]-1;0;[.$F$1]-[.$G70]+1;1))-SUMPRODUCT([.$B70]&lt;OFFSET([.$B$2];0;0;[.$G70];1)))" office:value-type="string" office:string-value="" calcext:value-type="error">
            <text:p>#N/A</text:p>
          </table:table-cell>
          <table:table-cell table:style-name="ce2" table:formula="of:=MATCH([.$G70];[.$H$2:.$H$101];0)" office:value-type="string" office:string-value="" calcext:value-type="error">
            <text:p>#N/A</text:p>
          </table:table-cell>
          <table:table-cell/>
          <table:table-cell table:style-name="ce1" table:formula="of:=IF(ISNUMBER([.$I70]);OFFSET([.$B$2];[.$I70]-1;0;1;1);&quot;&quot;)">
            <text:p/>
          </table:table-cell>
        </table:table-row>
        <table:table-row table:style-name="ro2">
          <table:table-cell office:value-type="string" calcext:value-type="string">
            <text:p>A033</text:p>
          </table:table-cell>
          <table:table-cell table:style-name="ce1">
            <text:p/>
          </table:table-cell>
          <table:table-cell table:number-columns-repeated="4"/>
          <table:table-cell table:style-name="ce2" table:formula="of:=[.G70]+1" office:value-type="float" office:value="70" calcext:value-type="float">
            <text:p>70</text:p>
          </table:table-cell>
          <table:table-cell table:style-name="ce2" table:formula="of:=IF([.$G71]&gt;[.$F$1];NA();[.$G71]+SUMPRODUCT([.$B71]&gt;OFFSET([.$B$2];[.$G71]-1;0;[.$F$1]-[.$G71]+1;1))-SUMPRODUCT([.$B71]&lt;OFFSET([.$B$2];0;0;[.$G71];1)))" office:value-type="string" office:string-value="" calcext:value-type="error">
            <text:p>#N/A</text:p>
          </table:table-cell>
          <table:table-cell table:style-name="ce2" table:formula="of:=MATCH([.$G71];[.$H$2:.$H$101];0)" office:value-type="string" office:string-value="" calcext:value-type="error">
            <text:p>#N/A</text:p>
          </table:table-cell>
          <table:table-cell/>
          <table:table-cell table:style-name="ce1" table:formula="of:=IF(ISNUMBER([.$I71]);OFFSET([.$B$2];[.$I71]-1;0;1;1);&quot;&quot;)">
            <text:p/>
          </table:table-cell>
        </table:table-row>
        <table:table-row table:style-name="ro2">
          <table:table-cell/>
          <table:table-cell table:style-name="ce1">
            <text:p/>
          </table:table-cell>
          <table:table-cell table:number-columns-repeated="4"/>
          <table:table-cell table:style-name="ce2" table:formula="of:=[.G71]+1" office:value-type="float" office:value="71" calcext:value-type="float">
            <text:p>71</text:p>
          </table:table-cell>
          <table:table-cell table:style-name="ce2" table:formula="of:=IF([.$G72]&gt;[.$F$1];NA();[.$G72]+SUMPRODUCT([.$B72]&gt;OFFSET([.$B$2];[.$G72]-1;0;[.$F$1]-[.$G72]+1;1))-SUMPRODUCT([.$B72]&lt;OFFSET([.$B$2];0;0;[.$G72];1)))" office:value-type="string" office:string-value="" calcext:value-type="error">
            <text:p>#N/A</text:p>
          </table:table-cell>
          <table:table-cell table:style-name="ce2" table:formula="of:=MATCH([.$G72];[.$H$2:.$H$101];0)" office:value-type="string" office:string-value="" calcext:value-type="error">
            <text:p>#N/A</text:p>
          </table:table-cell>
          <table:table-cell/>
          <table:table-cell table:style-name="ce1" table:formula="of:=IF(ISNUMBER([.$I72]);OFFSET([.$B$2];[.$I72]-1;0;1;1);&quot;&quot;)">
            <text:p/>
          </table:table-cell>
        </table:table-row>
        <table:table-row table:style-name="ro2">
          <table:table-cell/>
          <table:table-cell table:style-name="ce1">
            <text:p/>
          </table:table-cell>
          <table:table-cell table:number-columns-repeated="4"/>
          <table:table-cell table:style-name="ce2" table:formula="of:=[.G72]+1" office:value-type="float" office:value="72" calcext:value-type="float">
            <text:p>72</text:p>
          </table:table-cell>
          <table:table-cell table:style-name="ce2" table:formula="of:=IF([.$G73]&gt;[.$F$1];NA();[.$G73]+SUMPRODUCT([.$B73]&gt;OFFSET([.$B$2];[.$G73]-1;0;[.$F$1]-[.$G73]+1;1))-SUMPRODUCT([.$B73]&lt;OFFSET([.$B$2];0;0;[.$G73];1)))" office:value-type="string" office:string-value="" calcext:value-type="error">
            <text:p>#N/A</text:p>
          </table:table-cell>
          <table:table-cell table:style-name="ce2" table:formula="of:=MATCH([.$G73];[.$H$2:.$H$101];0)" office:value-type="string" office:string-value="" calcext:value-type="error">
            <text:p>#N/A</text:p>
          </table:table-cell>
          <table:table-cell/>
          <table:table-cell table:style-name="ce1" table:formula="of:=IF(ISNUMBER([.$I73]);OFFSET([.$B$2];[.$I73]-1;0;1;1);&quot;&quot;)">
            <text:p/>
          </table:table-cell>
        </table:table-row>
        <table:table-row table:style-name="ro2">
          <table:table-cell/>
          <table:table-cell table:style-name="ce1">
            <text:p/>
          </table:table-cell>
          <table:table-cell table:number-columns-repeated="4"/>
          <table:table-cell table:style-name="ce2" table:formula="of:=[.G73]+1" office:value-type="float" office:value="73" calcext:value-type="float">
            <text:p>73</text:p>
          </table:table-cell>
          <table:table-cell table:style-name="ce2" table:formula="of:=IF([.$G74]&gt;[.$F$1];NA();[.$G74]+SUMPRODUCT([.$B74]&gt;OFFSET([.$B$2];[.$G74]-1;0;[.$F$1]-[.$G74]+1;1))-SUMPRODUCT([.$B74]&lt;OFFSET([.$B$2];0;0;[.$G74];1)))" office:value-type="string" office:string-value="" calcext:value-type="error">
            <text:p>#N/A</text:p>
          </table:table-cell>
          <table:table-cell table:style-name="ce2" table:formula="of:=MATCH([.$G74];[.$H$2:.$H$101];0)" office:value-type="string" office:string-value="" calcext:value-type="error">
            <text:p>#N/A</text:p>
          </table:table-cell>
          <table:table-cell/>
          <table:table-cell table:style-name="ce1" table:formula="of:=IF(ISNUMBER([.$I74]);OFFSET([.$B$2];[.$I74]-1;0;1;1);&quot;&quot;)">
            <text:p/>
          </table:table-cell>
        </table:table-row>
        <table:table-row table:style-name="ro2">
          <table:table-cell/>
          <table:table-cell table:style-name="ce1">
            <text:p/>
          </table:table-cell>
          <table:table-cell table:number-columns-repeated="4"/>
          <table:table-cell table:style-name="ce2" table:formula="of:=[.G74]+1" office:value-type="float" office:value="74" calcext:value-type="float">
            <text:p>74</text:p>
          </table:table-cell>
          <table:table-cell table:style-name="ce2" table:formula="of:=IF([.$G75]&gt;[.$F$1];NA();[.$G75]+SUMPRODUCT([.$B75]&gt;OFFSET([.$B$2];[.$G75]-1;0;[.$F$1]-[.$G75]+1;1))-SUMPRODUCT([.$B75]&lt;OFFSET([.$B$2];0;0;[.$G75];1)))" office:value-type="string" office:string-value="" calcext:value-type="error">
            <text:p>#N/A</text:p>
          </table:table-cell>
          <table:table-cell table:style-name="ce2" table:formula="of:=MATCH([.$G75];[.$H$2:.$H$101];0)" office:value-type="string" office:string-value="" calcext:value-type="error">
            <text:p>#N/A</text:p>
          </table:table-cell>
          <table:table-cell/>
          <table:table-cell table:style-name="ce1" table:formula="of:=IF(ISNUMBER([.$I75]);OFFSET([.$B$2];[.$I75]-1;0;1;1);&quot;&quot;)">
            <text:p/>
          </table:table-cell>
        </table:table-row>
        <table:table-row table:style-name="ro2">
          <table:table-cell office:value-type="string" calcext:value-type="string">
            <text:p>A067</text:p>
          </table:table-cell>
          <table:table-cell table:style-name="ce1">
            <text:p/>
          </table:table-cell>
          <table:table-cell table:number-columns-repeated="4"/>
          <table:table-cell table:style-name="ce2" table:formula="of:=[.G75]+1" office:value-type="float" office:value="75" calcext:value-type="float">
            <text:p>75</text:p>
          </table:table-cell>
          <table:table-cell table:style-name="ce2" table:formula="of:=IF([.$G76]&gt;[.$F$1];NA();[.$G76]+SUMPRODUCT([.$B76]&gt;OFFSET([.$B$2];[.$G76]-1;0;[.$F$1]-[.$G76]+1;1))-SUMPRODUCT([.$B76]&lt;OFFSET([.$B$2];0;0;[.$G76];1)))" office:value-type="string" office:string-value="" calcext:value-type="error">
            <text:p>#N/A</text:p>
          </table:table-cell>
          <table:table-cell table:style-name="ce2" table:formula="of:=MATCH([.$G76];[.$H$2:.$H$101];0)" office:value-type="string" office:string-value="" calcext:value-type="error">
            <text:p>#N/A</text:p>
          </table:table-cell>
          <table:table-cell/>
          <table:table-cell table:style-name="ce1" table:formula="of:=IF(ISNUMBER([.$I76]);OFFSET([.$B$2];[.$I76]-1;0;1;1);&quot;&quot;)">
            <text:p/>
          </table:table-cell>
        </table:table-row>
        <table:table-row table:style-name="ro2">
          <table:table-cell office:value-type="string" calcext:value-type="string">
            <text:p>A099</text:p>
          </table:table-cell>
          <table:table-cell table:style-name="ce1">
            <text:p/>
          </table:table-cell>
          <table:table-cell table:number-columns-repeated="4"/>
          <table:table-cell table:style-name="ce2" table:formula="of:=[.G76]+1" office:value-type="float" office:value="76" calcext:value-type="float">
            <text:p>76</text:p>
          </table:table-cell>
          <table:table-cell table:style-name="ce2" table:formula="of:=IF([.$G77]&gt;[.$F$1];NA();[.$G77]+SUMPRODUCT([.$B77]&gt;OFFSET([.$B$2];[.$G77]-1;0;[.$F$1]-[.$G77]+1;1))-SUMPRODUCT([.$B77]&lt;OFFSET([.$B$2];0;0;[.$G77];1)))" office:value-type="string" office:string-value="" calcext:value-type="error">
            <text:p>#N/A</text:p>
          </table:table-cell>
          <table:table-cell table:style-name="ce2" table:formula="of:=MATCH([.$G77];[.$H$2:.$H$101];0)" office:value-type="string" office:string-value="" calcext:value-type="error">
            <text:p>#N/A</text:p>
          </table:table-cell>
          <table:table-cell/>
          <table:table-cell table:style-name="ce1" table:formula="of:=IF(ISNUMBER([.$I77]);OFFSET([.$B$2];[.$I77]-1;0;1;1);&quot;&quot;)">
            <text:p/>
          </table:table-cell>
        </table:table-row>
        <table:table-row table:style-name="ro2">
          <table:table-cell office:value-type="string" calcext:value-type="string">
            <text:p>A098</text:p>
          </table:table-cell>
          <table:table-cell table:style-name="ce1">
            <text:p/>
          </table:table-cell>
          <table:table-cell table:number-columns-repeated="4"/>
          <table:table-cell table:style-name="ce2" table:formula="of:=[.G77]+1" office:value-type="float" office:value="77" calcext:value-type="float">
            <text:p>77</text:p>
          </table:table-cell>
          <table:table-cell table:style-name="ce2" table:formula="of:=IF([.$G78]&gt;[.$F$1];NA();[.$G78]+SUMPRODUCT([.$B78]&gt;OFFSET([.$B$2];[.$G78]-1;0;[.$F$1]-[.$G78]+1;1))-SUMPRODUCT([.$B78]&lt;OFFSET([.$B$2];0;0;[.$G78];1)))" office:value-type="string" office:string-value="" calcext:value-type="error">
            <text:p>#N/A</text:p>
          </table:table-cell>
          <table:table-cell table:style-name="ce2" table:formula="of:=MATCH([.$G78];[.$H$2:.$H$101];0)" office:value-type="string" office:string-value="" calcext:value-type="error">
            <text:p>#N/A</text:p>
          </table:table-cell>
          <table:table-cell/>
          <table:table-cell table:style-name="ce1" table:formula="of:=IF(ISNUMBER([.$I78]);OFFSET([.$B$2];[.$I78]-1;0;1;1);&quot;&quot;)">
            <text:p/>
          </table:table-cell>
        </table:table-row>
        <table:table-row table:style-name="ro2">
          <table:table-cell office:value-type="string" calcext:value-type="string">
            <text:p>A032</text:p>
          </table:table-cell>
          <table:table-cell table:style-name="ce1">
            <text:p/>
          </table:table-cell>
          <table:table-cell table:number-columns-repeated="4"/>
          <table:table-cell table:style-name="ce2" table:formula="of:=[.G78]+1" office:value-type="float" office:value="78" calcext:value-type="float">
            <text:p>78</text:p>
          </table:table-cell>
          <table:table-cell table:style-name="ce2" table:formula="of:=IF([.$G79]&gt;[.$F$1];NA();[.$G79]+SUMPRODUCT([.$B79]&gt;OFFSET([.$B$2];[.$G79]-1;0;[.$F$1]-[.$G79]+1;1))-SUMPRODUCT([.$B79]&lt;OFFSET([.$B$2];0;0;[.$G79];1)))" office:value-type="string" office:string-value="" calcext:value-type="error">
            <text:p>#N/A</text:p>
          </table:table-cell>
          <table:table-cell table:style-name="ce2" table:formula="of:=MATCH([.$G79];[.$H$2:.$H$101];0)" office:value-type="string" office:string-value="" calcext:value-type="error">
            <text:p>#N/A</text:p>
          </table:table-cell>
          <table:table-cell/>
          <table:table-cell table:style-name="ce1" table:formula="of:=IF(ISNUMBER([.$I79]);OFFSET([.$B$2];[.$I79]-1;0;1;1);&quot;&quot;)">
            <text:p/>
          </table:table-cell>
        </table:table-row>
        <table:table-row table:style-name="ro2">
          <table:table-cell office:value-type="string" calcext:value-type="string">
            <text:p>A031</text:p>
          </table:table-cell>
          <table:table-cell table:style-name="ce1">
            <text:p/>
          </table:table-cell>
          <table:table-cell table:number-columns-repeated="4"/>
          <table:table-cell table:style-name="ce2" table:formula="of:=[.G79]+1" office:value-type="float" office:value="79" calcext:value-type="float">
            <text:p>79</text:p>
          </table:table-cell>
          <table:table-cell table:style-name="ce2" table:formula="of:=IF([.$G80]&gt;[.$F$1];NA();[.$G80]+SUMPRODUCT([.$B80]&gt;OFFSET([.$B$2];[.$G80]-1;0;[.$F$1]-[.$G80]+1;1))-SUMPRODUCT([.$B80]&lt;OFFSET([.$B$2];0;0;[.$G80];1)))" office:value-type="string" office:string-value="" calcext:value-type="error">
            <text:p>#N/A</text:p>
          </table:table-cell>
          <table:table-cell table:style-name="ce2" table:formula="of:=MATCH([.$G80];[.$H$2:.$H$101];0)" office:value-type="string" office:string-value="" calcext:value-type="error">
            <text:p>#N/A</text:p>
          </table:table-cell>
          <table:table-cell/>
          <table:table-cell table:style-name="ce1" table:formula="of:=IF(ISNUMBER([.$I80]);OFFSET([.$B$2];[.$I80]-1;0;1;1);&quot;&quot;)">
            <text:p/>
          </table:table-cell>
        </table:table-row>
        <table:table-row table:style-name="ro2">
          <table:table-cell office:value-type="string" calcext:value-type="string">
            <text:p>A016</text:p>
          </table:table-cell>
          <table:table-cell table:style-name="ce1">
            <text:p/>
          </table:table-cell>
          <table:table-cell table:number-columns-repeated="4"/>
          <table:table-cell table:style-name="ce2" table:formula="of:=[.G80]+1" office:value-type="float" office:value="80" calcext:value-type="float">
            <text:p>80</text:p>
          </table:table-cell>
          <table:table-cell table:style-name="ce2" table:formula="of:=IF([.$G81]&gt;[.$F$1];NA();[.$G81]+SUMPRODUCT([.$B81]&gt;OFFSET([.$B$2];[.$G81]-1;0;[.$F$1]-[.$G81]+1;1))-SUMPRODUCT([.$B81]&lt;OFFSET([.$B$2];0;0;[.$G81];1)))" office:value-type="string" office:string-value="" calcext:value-type="error">
            <text:p>#N/A</text:p>
          </table:table-cell>
          <table:table-cell table:style-name="ce2" table:formula="of:=MATCH([.$G81];[.$H$2:.$H$101];0)" office:value-type="string" office:string-value="" calcext:value-type="error">
            <text:p>#N/A</text:p>
          </table:table-cell>
          <table:table-cell/>
          <table:table-cell table:style-name="ce1" table:formula="of:=IF(ISNUMBER([.$I81]);OFFSET([.$B$2];[.$I81]-1;0;1;1);&quot;&quot;)">
            <text:p/>
          </table:table-cell>
        </table:table-row>
        <table:table-row table:style-name="ro2">
          <table:table-cell office:value-type="string" calcext:value-type="string">
            <text:p>A007</text:p>
          </table:table-cell>
          <table:table-cell table:style-name="ce1">
            <text:p/>
          </table:table-cell>
          <table:table-cell table:number-columns-repeated="4"/>
          <table:table-cell table:style-name="ce2" table:formula="of:=[.G81]+1" office:value-type="float" office:value="81" calcext:value-type="float">
            <text:p>81</text:p>
          </table:table-cell>
          <table:table-cell table:style-name="ce2" table:formula="of:=IF([.$G82]&gt;[.$F$1];NA();[.$G82]+SUMPRODUCT([.$B82]&gt;OFFSET([.$B$2];[.$G82]-1;0;[.$F$1]-[.$G82]+1;1))-SUMPRODUCT([.$B82]&lt;OFFSET([.$B$2];0;0;[.$G82];1)))" office:value-type="string" office:string-value="" calcext:value-type="error">
            <text:p>#N/A</text:p>
          </table:table-cell>
          <table:table-cell table:style-name="ce2" table:formula="of:=MATCH([.$G82];[.$H$2:.$H$101];0)" office:value-type="string" office:string-value="" calcext:value-type="error">
            <text:p>#N/A</text:p>
          </table:table-cell>
          <table:table-cell/>
          <table:table-cell table:style-name="ce1" table:formula="of:=IF(ISNUMBER([.$I82]);OFFSET([.$B$2];[.$I82]-1;0;1;1);&quot;&quot;)">
            <text:p/>
          </table:table-cell>
        </table:table-row>
        <table:table-row table:style-name="ro2">
          <table:table-cell office:value-type="string" calcext:value-type="string">
            <text:p>A009</text:p>
          </table:table-cell>
          <table:table-cell table:style-name="ce1">
            <text:p/>
          </table:table-cell>
          <table:table-cell table:number-columns-repeated="4"/>
          <table:table-cell table:style-name="ce2" table:formula="of:=[.G82]+1" office:value-type="float" office:value="82" calcext:value-type="float">
            <text:p>82</text:p>
          </table:table-cell>
          <table:table-cell table:style-name="ce2" table:formula="of:=IF([.$G83]&gt;[.$F$1];NA();[.$G83]+SUMPRODUCT([.$B83]&gt;OFFSET([.$B$2];[.$G83]-1;0;[.$F$1]-[.$G83]+1;1))-SUMPRODUCT([.$B83]&lt;OFFSET([.$B$2];0;0;[.$G83];1)))" office:value-type="string" office:string-value="" calcext:value-type="error">
            <text:p>#N/A</text:p>
          </table:table-cell>
          <table:table-cell table:style-name="ce2" table:formula="of:=MATCH([.$G83];[.$H$2:.$H$101];0)" office:value-type="string" office:string-value="" calcext:value-type="error">
            <text:p>#N/A</text:p>
          </table:table-cell>
          <table:table-cell/>
          <table:table-cell table:style-name="ce1" table:formula="of:=IF(ISNUMBER([.$I83]);OFFSET([.$B$2];[.$I83]-1;0;1;1);&quot;&quot;)">
            <text:p/>
          </table:table-cell>
        </table:table-row>
        <table:table-row table:style-name="ro2">
          <table:table-cell office:value-type="string" calcext:value-type="string">
            <text:p>A041</text:p>
          </table:table-cell>
          <table:table-cell table:style-name="ce1">
            <text:p/>
          </table:table-cell>
          <table:table-cell table:number-columns-repeated="4"/>
          <table:table-cell table:style-name="ce2" table:formula="of:=[.G83]+1" office:value-type="float" office:value="83" calcext:value-type="float">
            <text:p>83</text:p>
          </table:table-cell>
          <table:table-cell table:style-name="ce2" table:formula="of:=IF([.$G84]&gt;[.$F$1];NA();[.$G84]+SUMPRODUCT([.$B84]&gt;OFFSET([.$B$2];[.$G84]-1;0;[.$F$1]-[.$G84]+1;1))-SUMPRODUCT([.$B84]&lt;OFFSET([.$B$2];0;0;[.$G84];1)))" office:value-type="string" office:string-value="" calcext:value-type="error">
            <text:p>#N/A</text:p>
          </table:table-cell>
          <table:table-cell table:style-name="ce2" table:formula="of:=MATCH([.$G84];[.$H$2:.$H$101];0)" office:value-type="string" office:string-value="" calcext:value-type="error">
            <text:p>#N/A</text:p>
          </table:table-cell>
          <table:table-cell/>
          <table:table-cell table:style-name="ce1" table:formula="of:=IF(ISNUMBER([.$I84]);OFFSET([.$B$2];[.$I84]-1;0;1;1);&quot;&quot;)">
            <text:p/>
          </table:table-cell>
        </table:table-row>
        <table:table-row table:style-name="ro2">
          <table:table-cell office:value-type="string" calcext:value-type="string">
            <text:p>A009</text:p>
          </table:table-cell>
          <table:table-cell table:style-name="ce1">
            <text:p/>
          </table:table-cell>
          <table:table-cell table:number-columns-repeated="4"/>
          <table:table-cell table:style-name="ce2" table:formula="of:=[.G84]+1" office:value-type="float" office:value="84" calcext:value-type="float">
            <text:p>84</text:p>
          </table:table-cell>
          <table:table-cell table:style-name="ce2" table:formula="of:=IF([.$G85]&gt;[.$F$1];NA();[.$G85]+SUMPRODUCT([.$B85]&gt;OFFSET([.$B$2];[.$G85]-1;0;[.$F$1]-[.$G85]+1;1))-SUMPRODUCT([.$B85]&lt;OFFSET([.$B$2];0;0;[.$G85];1)))" office:value-type="string" office:string-value="" calcext:value-type="error">
            <text:p>#N/A</text:p>
          </table:table-cell>
          <table:table-cell table:style-name="ce2" table:formula="of:=MATCH([.$G85];[.$H$2:.$H$101];0)" office:value-type="string" office:string-value="" calcext:value-type="error">
            <text:p>#N/A</text:p>
          </table:table-cell>
          <table:table-cell/>
          <table:table-cell table:style-name="ce1" table:formula="of:=IF(ISNUMBER([.$I85]);OFFSET([.$B$2];[.$I85]-1;0;1;1);&quot;&quot;)">
            <text:p/>
          </table:table-cell>
        </table:table-row>
        <table:table-row table:style-name="ro2">
          <table:table-cell office:value-type="string" calcext:value-type="string">
            <text:p>A041</text:p>
          </table:table-cell>
          <table:table-cell table:style-name="ce1">
            <text:p/>
          </table:table-cell>
          <table:table-cell table:number-columns-repeated="4"/>
          <table:table-cell table:style-name="ce2" table:formula="of:=[.G85]+1" office:value-type="float" office:value="85" calcext:value-type="float">
            <text:p>85</text:p>
          </table:table-cell>
          <table:table-cell table:style-name="ce2" table:formula="of:=IF([.$G86]&gt;[.$F$1];NA();[.$G86]+SUMPRODUCT([.$B86]&gt;OFFSET([.$B$2];[.$G86]-1;0;[.$F$1]-[.$G86]+1;1))-SUMPRODUCT([.$B86]&lt;OFFSET([.$B$2];0;0;[.$G86];1)))" office:value-type="string" office:string-value="" calcext:value-type="error">
            <text:p>#N/A</text:p>
          </table:table-cell>
          <table:table-cell table:style-name="ce2" table:formula="of:=MATCH([.$G86];[.$H$2:.$H$101];0)" office:value-type="string" office:string-value="" calcext:value-type="error">
            <text:p>#N/A</text:p>
          </table:table-cell>
          <table:table-cell/>
          <table:table-cell table:style-name="ce1" table:formula="of:=IF(ISNUMBER([.$I86]);OFFSET([.$B$2];[.$I86]-1;0;1;1);&quot;&quot;)">
            <text:p/>
          </table:table-cell>
        </table:table-row>
        <table:table-row table:style-name="ro2">
          <table:table-cell office:value-type="string" calcext:value-type="string">
            <text:p>A079</text:p>
          </table:table-cell>
          <table:table-cell table:style-name="ce1">
            <text:p/>
          </table:table-cell>
          <table:table-cell table:number-columns-repeated="4"/>
          <table:table-cell table:style-name="ce2" table:formula="of:=[.G86]+1" office:value-type="float" office:value="86" calcext:value-type="float">
            <text:p>86</text:p>
          </table:table-cell>
          <table:table-cell table:style-name="ce2" table:formula="of:=IF([.$G87]&gt;[.$F$1];NA();[.$G87]+SUMPRODUCT([.$B87]&gt;OFFSET([.$B$2];[.$G87]-1;0;[.$F$1]-[.$G87]+1;1))-SUMPRODUCT([.$B87]&lt;OFFSET([.$B$2];0;0;[.$G87];1)))" office:value-type="string" office:string-value="" calcext:value-type="error">
            <text:p>#N/A</text:p>
          </table:table-cell>
          <table:table-cell table:style-name="ce2" table:formula="of:=MATCH([.$G87];[.$H$2:.$H$101];0)" office:value-type="string" office:string-value="" calcext:value-type="error">
            <text:p>#N/A</text:p>
          </table:table-cell>
          <table:table-cell/>
          <table:table-cell table:style-name="ce1" table:formula="of:=IF(ISNUMBER([.$I87]);OFFSET([.$B$2];[.$I87]-1;0;1;1);&quot;&quot;)">
            <text:p/>
          </table:table-cell>
        </table:table-row>
        <table:table-row table:style-name="ro2">
          <table:table-cell office:value-type="string" calcext:value-type="string">
            <text:p>A044</text:p>
          </table:table-cell>
          <table:table-cell table:style-name="ce1">
            <text:p/>
          </table:table-cell>
          <table:table-cell table:number-columns-repeated="4"/>
          <table:table-cell table:style-name="ce2" table:formula="of:=[.G87]+1" office:value-type="float" office:value="87" calcext:value-type="float">
            <text:p>87</text:p>
          </table:table-cell>
          <table:table-cell table:style-name="ce2" table:formula="of:=IF([.$G88]&gt;[.$F$1];NA();[.$G88]+SUMPRODUCT([.$B88]&gt;OFFSET([.$B$2];[.$G88]-1;0;[.$F$1]-[.$G88]+1;1))-SUMPRODUCT([.$B88]&lt;OFFSET([.$B$2];0;0;[.$G88];1)))" office:value-type="string" office:string-value="" calcext:value-type="error">
            <text:p>#N/A</text:p>
          </table:table-cell>
          <table:table-cell table:style-name="ce2" table:formula="of:=MATCH([.$G88];[.$H$2:.$H$101];0)" office:value-type="string" office:string-value="" calcext:value-type="error">
            <text:p>#N/A</text:p>
          </table:table-cell>
          <table:table-cell/>
          <table:table-cell table:style-name="ce1" table:formula="of:=IF(ISNUMBER([.$I88]);OFFSET([.$B$2];[.$I88]-1;0;1;1);&quot;&quot;)">
            <text:p/>
          </table:table-cell>
        </table:table-row>
        <table:table-row table:style-name="ro2">
          <table:table-cell office:value-type="string" calcext:value-type="string">
            <text:p>A056</text:p>
          </table:table-cell>
          <table:table-cell table:style-name="ce1">
            <text:p/>
          </table:table-cell>
          <table:table-cell table:number-columns-repeated="4"/>
          <table:table-cell table:style-name="ce2" table:formula="of:=[.G88]+1" office:value-type="float" office:value="88" calcext:value-type="float">
            <text:p>88</text:p>
          </table:table-cell>
          <table:table-cell table:style-name="ce2" table:formula="of:=IF([.$G89]&gt;[.$F$1];NA();[.$G89]+SUMPRODUCT([.$B89]&gt;OFFSET([.$B$2];[.$G89]-1;0;[.$F$1]-[.$G89]+1;1))-SUMPRODUCT([.$B89]&lt;OFFSET([.$B$2];0;0;[.$G89];1)))" office:value-type="string" office:string-value="" calcext:value-type="error">
            <text:p>#N/A</text:p>
          </table:table-cell>
          <table:table-cell table:style-name="ce2" table:formula="of:=MATCH([.$G89];[.$H$2:.$H$101];0)" office:value-type="string" office:string-value="" calcext:value-type="error">
            <text:p>#N/A</text:p>
          </table:table-cell>
          <table:table-cell/>
          <table:table-cell table:style-name="ce1" table:formula="of:=IF(ISNUMBER([.$I89]);OFFSET([.$B$2];[.$I89]-1;0;1;1);&quot;&quot;)">
            <text:p/>
          </table:table-cell>
        </table:table-row>
        <table:table-row table:style-name="ro2">
          <table:table-cell office:value-type="string" calcext:value-type="string">
            <text:p>A037</text:p>
          </table:table-cell>
          <table:table-cell table:style-name="ce1">
            <text:p/>
          </table:table-cell>
          <table:table-cell table:number-columns-repeated="4"/>
          <table:table-cell table:style-name="ce2" table:formula="of:=[.G89]+1" office:value-type="float" office:value="89" calcext:value-type="float">
            <text:p>89</text:p>
          </table:table-cell>
          <table:table-cell table:style-name="ce2" table:formula="of:=IF([.$G90]&gt;[.$F$1];NA();[.$G90]+SUMPRODUCT([.$B90]&gt;OFFSET([.$B$2];[.$G90]-1;0;[.$F$1]-[.$G90]+1;1))-SUMPRODUCT([.$B90]&lt;OFFSET([.$B$2];0;0;[.$G90];1)))" office:value-type="string" office:string-value="" calcext:value-type="error">
            <text:p>#N/A</text:p>
          </table:table-cell>
          <table:table-cell table:style-name="ce2" table:formula="of:=MATCH([.$G90];[.$H$2:.$H$101];0)" office:value-type="string" office:string-value="" calcext:value-type="error">
            <text:p>#N/A</text:p>
          </table:table-cell>
          <table:table-cell/>
          <table:table-cell table:style-name="ce1" table:formula="of:=IF(ISNUMBER([.$I90]);OFFSET([.$B$2];[.$I90]-1;0;1;1);&quot;&quot;)">
            <text:p/>
          </table:table-cell>
        </table:table-row>
        <table:table-row table:style-name="ro2">
          <table:table-cell office:value-type="string" calcext:value-type="string">
            <text:p>A025</text:p>
          </table:table-cell>
          <table:table-cell table:style-name="ce1">
            <text:p/>
          </table:table-cell>
          <table:table-cell table:number-columns-repeated="4"/>
          <table:table-cell table:style-name="ce2" table:formula="of:=[.G90]+1" office:value-type="float" office:value="90" calcext:value-type="float">
            <text:p>90</text:p>
          </table:table-cell>
          <table:table-cell table:style-name="ce2" table:formula="of:=IF([.$G91]&gt;[.$F$1];NA();[.$G91]+SUMPRODUCT([.$B91]&gt;OFFSET([.$B$2];[.$G91]-1;0;[.$F$1]-[.$G91]+1;1))-SUMPRODUCT([.$B91]&lt;OFFSET([.$B$2];0;0;[.$G91];1)))" office:value-type="string" office:string-value="" calcext:value-type="error">
            <text:p>#N/A</text:p>
          </table:table-cell>
          <table:table-cell table:style-name="ce2" table:formula="of:=MATCH([.$G91];[.$H$2:.$H$101];0)" office:value-type="string" office:string-value="" calcext:value-type="error">
            <text:p>#N/A</text:p>
          </table:table-cell>
          <table:table-cell/>
          <table:table-cell table:style-name="ce1" table:formula="of:=IF(ISNUMBER([.$I91]);OFFSET([.$B$2];[.$I91]-1;0;1;1);&quot;&quot;)">
            <text:p/>
          </table:table-cell>
        </table:table-row>
        <table:table-row table:style-name="ro2">
          <table:table-cell office:value-type="string" calcext:value-type="string">
            <text:p>A081</text:p>
          </table:table-cell>
          <table:table-cell table:style-name="ce1">
            <text:p/>
          </table:table-cell>
          <table:table-cell table:number-columns-repeated="4"/>
          <table:table-cell table:style-name="ce2" table:formula="of:=[.G91]+1" office:value-type="float" office:value="91" calcext:value-type="float">
            <text:p>91</text:p>
          </table:table-cell>
          <table:table-cell table:style-name="ce2" table:formula="of:=IF([.$G92]&gt;[.$F$1];NA();[.$G92]+SUMPRODUCT([.$B92]&gt;OFFSET([.$B$2];[.$G92]-1;0;[.$F$1]-[.$G92]+1;1))-SUMPRODUCT([.$B92]&lt;OFFSET([.$B$2];0;0;[.$G92];1)))" office:value-type="string" office:string-value="" calcext:value-type="error">
            <text:p>#N/A</text:p>
          </table:table-cell>
          <table:table-cell table:style-name="ce2" table:formula="of:=MATCH([.$G92];[.$H$2:.$H$101];0)" office:value-type="string" office:string-value="" calcext:value-type="error">
            <text:p>#N/A</text:p>
          </table:table-cell>
          <table:table-cell/>
          <table:table-cell table:style-name="ce1" table:formula="of:=IF(ISNUMBER([.$I92]);OFFSET([.$B$2];[.$I92]-1;0;1;1);&quot;&quot;)">
            <text:p/>
          </table:table-cell>
        </table:table-row>
        <table:table-row table:style-name="ro2">
          <table:table-cell office:value-type="string" calcext:value-type="string">
            <text:p>A029</text:p>
          </table:table-cell>
          <table:table-cell table:style-name="ce1">
            <text:p/>
          </table:table-cell>
          <table:table-cell table:number-columns-repeated="4"/>
          <table:table-cell table:style-name="ce2" table:formula="of:=[.G92]+1" office:value-type="float" office:value="92" calcext:value-type="float">
            <text:p>92</text:p>
          </table:table-cell>
          <table:table-cell table:style-name="ce2" table:formula="of:=IF([.$G93]&gt;[.$F$1];NA();[.$G93]+SUMPRODUCT([.$B93]&gt;OFFSET([.$B$2];[.$G93]-1;0;[.$F$1]-[.$G93]+1;1))-SUMPRODUCT([.$B93]&lt;OFFSET([.$B$2];0;0;[.$G93];1)))" office:value-type="string" office:string-value="" calcext:value-type="error">
            <text:p>#N/A</text:p>
          </table:table-cell>
          <table:table-cell table:style-name="ce2" table:formula="of:=MATCH([.$G93];[.$H$2:.$H$101];0)" office:value-type="string" office:string-value="" calcext:value-type="error">
            <text:p>#N/A</text:p>
          </table:table-cell>
          <table:table-cell/>
          <table:table-cell table:style-name="ce1" table:formula="of:=IF(ISNUMBER([.$I93]);OFFSET([.$B$2];[.$I93]-1;0;1;1);&quot;&quot;)">
            <text:p/>
          </table:table-cell>
        </table:table-row>
        <table:table-row table:style-name="ro2">
          <table:table-cell office:value-type="string" calcext:value-type="string">
            <text:p>A069</text:p>
          </table:table-cell>
          <table:table-cell table:style-name="ce1">
            <text:p/>
          </table:table-cell>
          <table:table-cell table:number-columns-repeated="4"/>
          <table:table-cell table:style-name="ce2" table:formula="of:=[.G93]+1" office:value-type="float" office:value="93" calcext:value-type="float">
            <text:p>93</text:p>
          </table:table-cell>
          <table:table-cell table:style-name="ce2" table:formula="of:=IF([.$G94]&gt;[.$F$1];NA();[.$G94]+SUMPRODUCT([.$B94]&gt;OFFSET([.$B$2];[.$G94]-1;0;[.$F$1]-[.$G94]+1;1))-SUMPRODUCT([.$B94]&lt;OFFSET([.$B$2];0;0;[.$G94];1)))" office:value-type="string" office:string-value="" calcext:value-type="error">
            <text:p>#N/A</text:p>
          </table:table-cell>
          <table:table-cell table:style-name="ce2" table:formula="of:=MATCH([.$G94];[.$H$2:.$H$101];0)" office:value-type="string" office:string-value="" calcext:value-type="error">
            <text:p>#N/A</text:p>
          </table:table-cell>
          <table:table-cell/>
          <table:table-cell table:style-name="ce1" table:formula="of:=IF(ISNUMBER([.$I94]);OFFSET([.$B$2];[.$I94]-1;0;1;1);&quot;&quot;)">
            <text:p/>
          </table:table-cell>
        </table:table-row>
        <table:table-row table:style-name="ro2">
          <table:table-cell office:value-type="string" calcext:value-type="string">
            <text:p>A045</text:p>
          </table:table-cell>
          <table:table-cell table:style-name="ce1">
            <text:p/>
          </table:table-cell>
          <table:table-cell table:number-columns-repeated="4"/>
          <table:table-cell table:style-name="ce2" table:formula="of:=[.G94]+1" office:value-type="float" office:value="94" calcext:value-type="float">
            <text:p>94</text:p>
          </table:table-cell>
          <table:table-cell table:style-name="ce2" table:formula="of:=IF([.$G95]&gt;[.$F$1];NA();[.$G95]+SUMPRODUCT([.$B95]&gt;OFFSET([.$B$2];[.$G95]-1;0;[.$F$1]-[.$G95]+1;1))-SUMPRODUCT([.$B95]&lt;OFFSET([.$B$2];0;0;[.$G95];1)))" office:value-type="string" office:string-value="" calcext:value-type="error">
            <text:p>#N/A</text:p>
          </table:table-cell>
          <table:table-cell table:style-name="ce2" table:formula="of:=MATCH([.$G95];[.$H$2:.$H$101];0)" office:value-type="string" office:string-value="" calcext:value-type="error">
            <text:p>#N/A</text:p>
          </table:table-cell>
          <table:table-cell/>
          <table:table-cell table:style-name="ce1" table:formula="of:=IF(ISNUMBER([.$I95]);OFFSET([.$B$2];[.$I95]-1;0;1;1);&quot;&quot;)">
            <text:p/>
          </table:table-cell>
        </table:table-row>
        <table:table-row table:style-name="ro2">
          <table:table-cell office:value-type="string" calcext:value-type="string">
            <text:p>A070</text:p>
          </table:table-cell>
          <table:table-cell table:style-name="ce1">
            <text:p/>
          </table:table-cell>
          <table:table-cell table:number-columns-repeated="4"/>
          <table:table-cell table:style-name="ce2" table:formula="of:=[.G95]+1" office:value-type="float" office:value="95" calcext:value-type="float">
            <text:p>95</text:p>
          </table:table-cell>
          <table:table-cell table:style-name="ce2" table:formula="of:=IF([.$G96]&gt;[.$F$1];NA();[.$G96]+SUMPRODUCT([.$B96]&gt;OFFSET([.$B$2];[.$G96]-1;0;[.$F$1]-[.$G96]+1;1))-SUMPRODUCT([.$B96]&lt;OFFSET([.$B$2];0;0;[.$G96];1)))" office:value-type="string" office:string-value="" calcext:value-type="error">
            <text:p>#N/A</text:p>
          </table:table-cell>
          <table:table-cell table:style-name="ce2" table:formula="of:=MATCH([.$G96];[.$H$2:.$H$101];0)" office:value-type="string" office:string-value="" calcext:value-type="error">
            <text:p>#N/A</text:p>
          </table:table-cell>
          <table:table-cell/>
          <table:table-cell table:style-name="ce1" table:formula="of:=IF(ISNUMBER([.$I96]);OFFSET([.$B$2];[.$I96]-1;0;1;1);&quot;&quot;)">
            <text:p/>
          </table:table-cell>
        </table:table-row>
        <table:table-row table:style-name="ro2">
          <table:table-cell office:value-type="string" calcext:value-type="string">
            <text:p>A016</text:p>
          </table:table-cell>
          <table:table-cell table:style-name="ce1">
            <text:p/>
          </table:table-cell>
          <table:table-cell table:number-columns-repeated="4"/>
          <table:table-cell table:style-name="ce2" table:formula="of:=[.G96]+1" office:value-type="float" office:value="96" calcext:value-type="float">
            <text:p>96</text:p>
          </table:table-cell>
          <table:table-cell table:style-name="ce2" table:formula="of:=IF([.$G97]&gt;[.$F$1];NA();[.$G97]+SUMPRODUCT([.$B97]&gt;OFFSET([.$B$2];[.$G97]-1;0;[.$F$1]-[.$G97]+1;1))-SUMPRODUCT([.$B97]&lt;OFFSET([.$B$2];0;0;[.$G97];1)))" office:value-type="string" office:string-value="" calcext:value-type="error">
            <text:p>#N/A</text:p>
          </table:table-cell>
          <table:table-cell table:style-name="ce2" table:formula="of:=MATCH([.$G97];[.$H$2:.$H$101];0)" office:value-type="string" office:string-value="" calcext:value-type="error">
            <text:p>#N/A</text:p>
          </table:table-cell>
          <table:table-cell/>
          <table:table-cell table:style-name="ce1" table:formula="of:=IF(ISNUMBER([.$I97]);OFFSET([.$B$2];[.$I97]-1;0;1;1);&quot;&quot;)">
            <text:p/>
          </table:table-cell>
        </table:table-row>
        <table:table-row table:style-name="ro2">
          <table:table-cell office:value-type="string" calcext:value-type="string">
            <text:p>A087</text:p>
          </table:table-cell>
          <table:table-cell table:style-name="ce1">
            <text:p/>
          </table:table-cell>
          <table:table-cell table:number-columns-repeated="4"/>
          <table:table-cell table:style-name="ce2" table:formula="of:=[.G97]+1" office:value-type="float" office:value="97" calcext:value-type="float">
            <text:p>97</text:p>
          </table:table-cell>
          <table:table-cell table:style-name="ce2" table:formula="of:=IF([.$G98]&gt;[.$F$1];NA();[.$G98]+SUMPRODUCT([.$B98]&gt;OFFSET([.$B$2];[.$G98]-1;0;[.$F$1]-[.$G98]+1;1))-SUMPRODUCT([.$B98]&lt;OFFSET([.$B$2];0;0;[.$G98];1)))" office:value-type="string" office:string-value="" calcext:value-type="error">
            <text:p>#N/A</text:p>
          </table:table-cell>
          <table:table-cell table:style-name="ce2" table:formula="of:=MATCH([.$G98];[.$H$2:.$H$101];0)" office:value-type="string" office:string-value="" calcext:value-type="error">
            <text:p>#N/A</text:p>
          </table:table-cell>
          <table:table-cell/>
          <table:table-cell table:style-name="ce1" table:formula="of:=IF(ISNUMBER([.$I98]);OFFSET([.$B$2];[.$I98]-1;0;1;1);&quot;&quot;)">
            <text:p/>
          </table:table-cell>
        </table:table-row>
        <table:table-row table:style-name="ro2">
          <table:table-cell office:value-type="string" calcext:value-type="string">
            <text:p>A016</text:p>
          </table:table-cell>
          <table:table-cell table:style-name="ce1">
            <text:p/>
          </table:table-cell>
          <table:table-cell table:number-columns-repeated="4"/>
          <table:table-cell table:style-name="ce2" table:formula="of:=[.G98]+1" office:value-type="float" office:value="98" calcext:value-type="float">
            <text:p>98</text:p>
          </table:table-cell>
          <table:table-cell table:style-name="ce2" table:formula="of:=IF([.$G99]&gt;[.$F$1];NA();[.$G99]+SUMPRODUCT([.$B99]&gt;OFFSET([.$B$2];[.$G99]-1;0;[.$F$1]-[.$G99]+1;1))-SUMPRODUCT([.$B99]&lt;OFFSET([.$B$2];0;0;[.$G99];1)))" office:value-type="string" office:string-value="" calcext:value-type="error">
            <text:p>#N/A</text:p>
          </table:table-cell>
          <table:table-cell table:style-name="ce2" table:formula="of:=MATCH([.$G99];[.$H$2:.$H$101];0)" office:value-type="string" office:string-value="" calcext:value-type="error">
            <text:p>#N/A</text:p>
          </table:table-cell>
          <table:table-cell/>
          <table:table-cell table:style-name="ce1" table:formula="of:=IF(ISNUMBER([.$I99]);OFFSET([.$B$2];[.$I99]-1;0;1;1);&quot;&quot;)">
            <text:p/>
          </table:table-cell>
        </table:table-row>
        <table:table-row table:style-name="ro2">
          <table:table-cell/>
          <table:table-cell table:style-name="ce1">
            <text:p/>
          </table:table-cell>
          <table:table-cell table:number-columns-repeated="4"/>
          <table:table-cell table:style-name="ce2" table:formula="of:=[.G99]+1" office:value-type="float" office:value="99" calcext:value-type="float">
            <text:p>99</text:p>
          </table:table-cell>
          <table:table-cell table:style-name="ce2" table:formula="of:=IF([.$G100]&gt;[.$F$1];NA();[.$G100]+SUMPRODUCT([.$B100]&gt;OFFSET([.$B$2];[.$G100]-1;0;[.$F$1]-[.$G100]+1;1))-SUMPRODUCT([.$B100]&lt;OFFSET([.$B$2];0;0;[.$G100];1)))" office:value-type="string" office:string-value="" calcext:value-type="error">
            <text:p>#N/A</text:p>
          </table:table-cell>
          <table:table-cell table:style-name="ce2" table:formula="of:=MATCH([.$G100];[.$H$2:.$H$101];0)" office:value-type="string" office:string-value="" calcext:value-type="error">
            <text:p>#N/A</text:p>
          </table:table-cell>
          <table:table-cell/>
          <table:table-cell table:style-name="ce1" table:formula="of:=IF(ISNUMBER([.$I100]);OFFSET([.$B$2];[.$I100]-1;0;1;1);&quot;&quot;)">
            <text:p/>
          </table:table-cell>
        </table:table-row>
        <table:table-row table:style-name="ro2">
          <table:table-cell office:value-type="string" calcext:value-type="string">
            <text:p>A078</text:p>
          </table:table-cell>
          <table:table-cell table:style-name="ce1">
            <text:p/>
          </table:table-cell>
          <table:table-cell table:number-columns-repeated="4"/>
          <table:table-cell table:style-name="ce2" table:formula="of:=[.G100]+1" office:value-type="float" office:value="100" calcext:value-type="float">
            <text:p>100</text:p>
          </table:table-cell>
          <table:table-cell table:style-name="ce2" table:formula="of:=IF([.$G101]&gt;[.$F$1];NA();[.$G101]+SUMPRODUCT([.$B101]&gt;OFFSET([.$B$2];[.$G101]-1;0;[.$F$1]-[.$G101]+1;1))-SUMPRODUCT([.$B101]&lt;OFFSET([.$B$2];0;0;[.$G101];1)))" office:value-type="string" office:string-value="" calcext:value-type="error">
            <text:p>#N/A</text:p>
          </table:table-cell>
          <table:table-cell table:style-name="ce2" table:formula="of:=MATCH([.$G101];[.$H$2:.$H$101];0)" office:value-type="string" office:string-value="" calcext:value-type="error">
            <text:p>#N/A</text:p>
          </table:table-cell>
          <table:table-cell/>
          <table:table-cell table:style-name="ce1" table:formula="of:=IF(ISNUMBER([.$I101]);OFFSET([.$B$2];[.$I101]-1;0;1;1);&quot;&quot;)">
            <text:p/>
          </table:table-cell>
        </table:table-row>
        <table:table-row table:style-name="ro2" table:number-rows-repeated="1048474">
          <table:table-cell table:number-columns-repeated="11"/>
        </table:table-row>
        <table:table-row table:style-name="ro2">
          <table:table-cell table:number-columns-repeated="11"/>
        </table:table-row>
      </table:table>
      <table:table table:name="Sheet2" table:style-name="ta1">
        <office:forms form:automatic-focus="false" form:apply-design-mode="false"/>
        <table:table-column table:style-name="co7" table:default-cell-style-name="Default"/>
        <table:table-column table:style-name="co4" table:default-cell-style-name="Default"/>
        <table:table-column table:style-name="co7" table:default-cell-style-name="Default"/>
        <table:table-column table:style-name="co2" table:default-cell-style-name="Default"/>
        <table:table-column table:style-name="co3" table:default-cell-style-name="Default"/>
        <table:table-column table:style-name="co2" table:default-cell-style-name="Default"/>
        <table:table-column table:style-name="co4" table:number-columns-repeated="2" table:default-cell-style-name="Default"/>
        <table:table-column table:style-name="co8" table:number-columns-repeated="2" table:default-cell-style-name="Default"/>
        <table:table-column table:style-name="co2" table:default-cell-style-name="Default"/>
        <table:table-column table:style-name="co7" table:default-cell-style-name="Default"/>
        <table:table-column table:style-name="co2" table:default-cell-style-name="Default"/>
        <table:table-column table:style-name="co6" table:default-cell-style-name="Default"/>
        <table:table-column table:style-name="co2" table:default-cell-style-name="Default"/>
        <table:table-row table:style-name="ro3">
          <table:table-cell table:style-name="ce7" office:value-type="string" calcext:value-type="string">
            <text:p>Original data</text:p>
          </table:table-cell>
          <table:table-cell table:style-name="ce2" office:value-type="float" office:value="0" calcext:value-type="float">
            <text:p>0</text:p>
          </table:table-cell>
          <table:table-cell table:style-name="ce7" office:value-type="string" calcext:value-type="string">
            <text:p>Distinct in order </text:p>
            <text:p>of first occurrence</text:p>
          </table:table-cell>
          <table:table-cell/>
          <table:table-cell office:value-type="string" calcext:value-type="string">
            <text:p>Thread: <text:a xlink:href="https://ask.libreoffice.org/en/question/101374/find-distinct-values-in-a-column-formula-for-calc/" xlink:type="simple">https://ask.libreoffice.org/en/question/101374/find-distinct-values-in-a-column-formula-for-calc/</text:a> </text:p>
          </table:table-cell>
          <table:table-cell/>
          <table:table-cell table:style-name="ce2" table:formula="of:=COUNTIF([.$C$2:.$C$101];&quot;&lt;&gt;&quot;)" office:value-type="float" office:value="57" calcext:value-type="float">
            <text:p>57</text:p>
          </table:table-cell>
          <table:table-cell table:style-name="ce2" office:value-type="float" office:value="0" calcext:value-type="float">
            <text:p>0</text:p>
          </table:table-cell>
          <table:table-cell table:style-name="ce3" office:value-type="string" calcext:value-type="string">
            <text:p>GoesTo</text:p>
          </table:table-cell>
          <table:table-cell table:style-name="ce3" office:value-type="string" calcext:value-type="string">
            <text:p>GetFrom</text:p>
          </table:table-cell>
          <table:table-cell/>
          <table:table-cell table:style-name="ce10" office:value-type="string" calcext:value-type="string">
            <text:p>Sorted</text:p>
          </table:table-cell>
          <table:table-cell table:number-columns-repeated="3"/>
        </table:table-row>
        <table:table-row table:style-name="ro2">
          <table:table-cell office:value-type="string" calcext:value-type="string">
            <text:p>A080</text:p>
          </table:table-cell>
          <table:table-cell table:style-name="ce2" table:formula="of:=[.B1]+(COUNTIF([.$A$2:.$A2];[.$A2])=1)*([.$A2]&lt;&gt;&quot;&quot;)" office:value-type="float" office:value="1" calcext:value-type="float">
            <text:p>1</text:p>
          </table:table-cell>
          <table:table-cell table:style-name="ce8" table:formula="of:=IFERROR(OFFSET([.$A$2];MATCH(ROW([.C2])-ROW([.C$2])+1;[.$B$2:.$B$101];0)-1;0;1;1);&quot;&quot;)" office:value-type="string" office:string-value="A080" calcext:value-type="string">
            <text:p>A080</text:p>
          </table:table-cell>
          <table:table-cell table:number-columns-repeated="4"/>
          <table:table-cell table:style-name="ce2" table:formula="of:=[.H1]+1" office:value-type="float" office:value="1" calcext:value-type="float">
            <text:p>1</text:p>
          </table:table-cell>
          <table:table-cell table:style-name="ce9" table:formula="of:=IF([.$H2]&gt;[.$G$1];NA();[.$H2]+SUMPRODUCT([.$C2]&gt;OFFSET([.$C$2];[.$H2]-1;0;[.$G$1]-[.$H2]+1;1))-SUMPRODUCT([.$C2]&lt;OFFSET([.$C$2];0;0;[.$H2];1)))" office:value-type="float" office:value="47" calcext:value-type="float">
            <text:p>47</text:p>
          </table:table-cell>
          <table:table-cell table:style-name="ce2" table:formula="of:=MATCH([.$H2];[.$I$2:.$I$101];0)" office:value-type="float" office:value="14" calcext:value-type="float">
            <text:p>14</text:p>
          </table:table-cell>
          <table:table-cell/>
          <table:table-cell table:style-name="ce8" table:formula="of:=IF(ISNUMBER([.$J2]);OFFSET([.$C$2];[.$J2]-1;0;1;1);&quot;&quot;)" office:value-type="string" office:string-value="A002" calcext:value-type="string">
            <text:p>A002</text:p>
          </table:table-cell>
          <table:table-cell table:number-columns-repeated="3"/>
        </table:table-row>
        <table:table-row table:style-name="ro2">
          <table:table-cell office:value-type="string" calcext:value-type="string">
            <text:p>A095</text:p>
          </table:table-cell>
          <table:table-cell table:style-name="ce2" table:formula="of:=[.B2]+(COUNTIF([.$A$2:.$A3];[.$A3])=1)*([.$A3]&lt;&gt;&quot;&quot;)" office:value-type="float" office:value="2" calcext:value-type="float">
            <text:p>2</text:p>
          </table:table-cell>
          <table:table-cell table:style-name="ce8" table:formula="of:=IFERROR(OFFSET([.$A$2];MATCH(ROW([.C3])-ROW([.C$2])+1;[.$B$2:.$B$101];0)-1;0;1;1);&quot;&quot;)" office:value-type="string" office:string-value="A095" calcext:value-type="string">
            <text:p>A095</text:p>
          </table:table-cell>
          <table:table-cell table:number-columns-repeated="4"/>
          <table:table-cell table:style-name="ce2" table:formula="of:=[.H2]+1" office:value-type="float" office:value="2" calcext:value-type="float">
            <text:p>2</text:p>
          </table:table-cell>
          <table:table-cell table:style-name="ce9" table:formula="of:=IF([.$H3]&gt;[.$G$1];NA();[.$H3]+SUMPRODUCT([.$C3]&gt;OFFSET([.$C$2];[.$H3]-1;0;[.$G$1]-[.$H3]+1;1))-SUMPRODUCT([.$C3]&lt;OFFSET([.$C$2];0;0;[.$H3];1)))" office:value-type="float" office:value="53" calcext:value-type="float">
            <text:p>53</text:p>
          </table:table-cell>
          <table:table-cell table:style-name="ce2" table:formula="of:=MATCH([.$H3];[.$I$2:.$I$101];0)" office:value-type="float" office:value="4" calcext:value-type="float">
            <text:p>4</text:p>
          </table:table-cell>
          <table:table-cell/>
          <table:table-cell table:style-name="ce8" table:formula="of:=IF(ISNUMBER([.$J3]);OFFSET([.$C$2];[.$J3]-1;0;1;1);&quot;&quot;)" office:value-type="string" office:string-value="A006" calcext:value-type="string">
            <text:p>A006</text:p>
          </table:table-cell>
          <table:table-cell table:number-columns-repeated="3"/>
        </table:table-row>
        <table:table-row table:style-name="ro2">
          <table:table-cell/>
          <table:table-cell table:style-name="ce2" table:formula="of:=[.B3]+(COUNTIF([.$A$2:.$A4];[.$A4])=1)*([.$A4]&lt;&gt;&quot;&quot;)" office:value-type="float" office:value="2" calcext:value-type="float">
            <text:p>2</text:p>
          </table:table-cell>
          <table:table-cell table:style-name="ce8" table:formula="of:=IFERROR(OFFSET([.$A$2];MATCH(ROW([.C4])-ROW([.C$2])+1;[.$B$2:.$B$101];0)-1;0;1;1);&quot;&quot;)" office:value-type="string" office:string-value="A042" calcext:value-type="string">
            <text:p>A042</text:p>
          </table:table-cell>
          <table:table-cell/>
          <table:table-cell office:value-type="string" calcext:value-type="string">
            <text:p>The distinct contents are obtained in column B in the order they first occur in column A.</text:p>
          </table:table-cell>
          <table:table-cell table:number-columns-repeated="2"/>
          <table:table-cell table:style-name="ce2" table:formula="of:=[.H3]+1" office:value-type="float" office:value="3" calcext:value-type="float">
            <text:p>3</text:p>
          </table:table-cell>
          <table:table-cell table:style-name="ce9" table:formula="of:=IF([.$H4]&gt;[.$G$1];NA();[.$H4]+SUMPRODUCT([.$C4]&gt;OFFSET([.$C$2];[.$H4]-1;0;[.$G$1]-[.$H4]+1;1))-SUMPRODUCT([.$C4]&lt;OFFSET([.$C$2];0;0;[.$H4];1)))" office:value-type="float" office:value="23" calcext:value-type="float">
            <text:p>23</text:p>
          </table:table-cell>
          <table:table-cell table:style-name="ce2" table:formula="of:=MATCH([.$H4];[.$I$2:.$I$101];0)" office:value-type="float" office:value="49" calcext:value-type="float">
            <text:p>49</text:p>
          </table:table-cell>
          <table:table-cell/>
          <table:table-cell table:style-name="ce8" table:formula="of:=IF(ISNUMBER([.$J4]);OFFSET([.$C$2];[.$J4]-1;0;1;1);&quot;&quot;)" office:value-type="string" office:string-value="A007" calcext:value-type="string">
            <text:p>A007</text:p>
          </table:table-cell>
          <table:table-cell table:number-columns-repeated="3"/>
        </table:table-row>
        <table:table-row table:style-name="ro2">
          <table:table-cell office:value-type="string" calcext:value-type="string">
            <text:p>A042</text:p>
          </table:table-cell>
          <table:table-cell table:style-name="ce2" table:formula="of:=[.B4]+(COUNTIF([.$A$2:.$A5];[.$A5])=1)*([.$A5]&lt;&gt;&quot;&quot;)" office:value-type="float" office:value="3" calcext:value-type="float">
            <text:p>3</text:p>
          </table:table-cell>
          <table:table-cell table:style-name="ce8" table:formula="of:=IFERROR(OFFSET([.$A$2];MATCH(ROW([.C5])-ROW([.C$2])+1;[.$B$2:.$B$101];0)-1;0;1;1);&quot;&quot;)" office:value-type="string" office:string-value="A006" calcext:value-type="string">
            <text:p>A006</text:p>
          </table:table-cell>
          <table:table-cell/>
          <table:table-cell office:value-type="string" calcext:value-type="string">
            <text:p>As there is no standard function for sorting, it's a bit complicated to get a sorted list.</text:p>
          </table:table-cell>
          <table:table-cell table:number-columns-repeated="2"/>
          <table:table-cell table:style-name="ce2" table:formula="of:=[.H4]+1" office:value-type="float" office:value="4" calcext:value-type="float">
            <text:p>4</text:p>
          </table:table-cell>
          <table:table-cell table:style-name="ce9" table:formula="of:=IF([.$H5]&gt;[.$G$1];NA();[.$H5]+SUMPRODUCT([.$C5]&gt;OFFSET([.$C$2];[.$H5]-1;0;[.$G$1]-[.$H5]+1;1))-SUMPRODUCT([.$C5]&lt;OFFSET([.$C$2];0;0;[.$H5];1)))" office:value-type="float" office:value="2" calcext:value-type="float">
            <text:p>2</text:p>
          </table:table-cell>
          <table:table-cell table:style-name="ce2" table:formula="of:=MATCH([.$H5];[.$I$2:.$I$101];0)" office:value-type="float" office:value="20" calcext:value-type="float">
            <text:p>20</text:p>
          </table:table-cell>
          <table:table-cell/>
          <table:table-cell table:style-name="ce8" table:formula="of:=IF(ISNUMBER([.$J5]);OFFSET([.$C$2];[.$J5]-1;0;1;1);&quot;&quot;)" office:value-type="string" office:string-value="A008" calcext:value-type="string">
            <text:p>A008</text:p>
          </table:table-cell>
          <table:table-cell table:number-columns-repeated="3"/>
        </table:table-row>
        <table:table-row table:style-name="ro2">
          <table:table-cell office:value-type="string" calcext:value-type="string">
            <text:p>A006</text:p>
          </table:table-cell>
          <table:table-cell table:style-name="ce2" table:formula="of:=[.B5]+(COUNTIF([.$A$2:.$A6];[.$A6])=1)*([.$A6]&lt;&gt;&quot;&quot;)" office:value-type="float" office:value="4" calcext:value-type="float">
            <text:p>4</text:p>
          </table:table-cell>
          <table:table-cell table:style-name="ce8" table:formula="of:=IFERROR(OFFSET([.$A$2];MATCH(ROW([.C6])-ROW([.C$2])+1;[.$B$2:.$B$101];0)-1;0;1;1);&quot;&quot;)" office:value-type="string" office:string-value="A016" calcext:value-type="string">
            <text:p>A016</text:p>
          </table:table-cell>
          <table:table-cell table:number-columns-repeated="4"/>
          <table:table-cell table:style-name="ce2" table:formula="of:=[.H5]+1" office:value-type="float" office:value="5" calcext:value-type="float">
            <text:p>5</text:p>
          </table:table-cell>
          <table:table-cell table:style-name="ce9" table:formula="of:=IF([.$H6]&gt;[.$G$1];NA();[.$H6]+SUMPRODUCT([.$C6]&gt;OFFSET([.$C$2];[.$H6]-1;0;[.$G$1]-[.$H6]+1;1))-SUMPRODUCT([.$C6]&lt;OFFSET([.$C$2];0;0;[.$H6];1)))" office:value-type="float" office:value="8" calcext:value-type="float">
            <text:p>8</text:p>
          </table:table-cell>
          <table:table-cell table:style-name="ce2" table:formula="of:=MATCH([.$H6];[.$I$2:.$I$101];0)" office:value-type="float" office:value="12" calcext:value-type="float">
            <text:p>12</text:p>
          </table:table-cell>
          <table:table-cell/>
          <table:table-cell table:style-name="ce8" table:formula="of:=IF(ISNUMBER([.$J6]);OFFSET([.$C$2];[.$J6]-1;0;1;1);&quot;&quot;)" office:value-type="string" office:string-value="A009" calcext:value-type="string">
            <text:p>A009</text:p>
          </table:table-cell>
          <table:table-cell table:number-columns-repeated="3"/>
        </table:table-row>
        <table:table-row table:style-name="ro2">
          <table:table-cell office:value-type="string" calcext:value-type="string">
            <text:p>A080</text:p>
          </table:table-cell>
          <table:table-cell table:style-name="ce2" table:formula="of:=[.B6]+(COUNTIF([.$A$2:.$A7];[.$A7])=1)*([.$A7]&lt;&gt;&quot;&quot;)" office:value-type="float" office:value="4" calcext:value-type="float">
            <text:p>4</text:p>
          </table:table-cell>
          <table:table-cell table:style-name="ce8" table:formula="of:=IFERROR(OFFSET([.$A$2];MATCH(ROW([.C7])-ROW([.C$2])+1;[.$B$2:.$B$101];0)-1;0;1;1);&quot;&quot;)" office:value-type="string" office:string-value="A084" calcext:value-type="string">
            <text:p>A084</text:p>
          </table:table-cell>
          <table:table-cell table:number-columns-repeated="4"/>
          <table:table-cell table:style-name="ce2" table:formula="of:=[.H6]+1" office:value-type="float" office:value="6" calcext:value-type="float">
            <text:p>6</text:p>
          </table:table-cell>
          <table:table-cell table:style-name="ce9" table:formula="of:=IF([.$H7]&gt;[.$G$1];NA();[.$H7]+SUMPRODUCT([.$C7]&gt;OFFSET([.$C$2];[.$H7]-1;0;[.$G$1]-[.$H7]+1;1))-SUMPRODUCT([.$C7]&lt;OFFSET([.$C$2];0;0;[.$H7];1)))" office:value-type="float" office:value="49" calcext:value-type="float">
            <text:p>49</text:p>
          </table:table-cell>
          <table:table-cell table:style-name="ce2" table:formula="of:=MATCH([.$H7];[.$I$2:.$I$101];0)" office:value-type="float" office:value="37" calcext:value-type="float">
            <text:p>37</text:p>
          </table:table-cell>
          <table:table-cell/>
          <table:table-cell table:style-name="ce8" table:formula="of:=IF(ISNUMBER([.$J7]);OFFSET([.$C$2];[.$J7]-1;0;1;1);&quot;&quot;)" office:value-type="string" office:string-value="A012" calcext:value-type="string">
            <text:p>A012</text:p>
          </table:table-cell>
          <table:table-cell table:number-columns-repeated="3"/>
        </table:table-row>
        <table:table-row table:style-name="ro2">
          <table:table-cell office:value-type="string" calcext:value-type="string">
            <text:p>A016</text:p>
          </table:table-cell>
          <table:table-cell table:style-name="ce2" table:formula="of:=[.B7]+(COUNTIF([.$A$2:.$A8];[.$A8])=1)*([.$A8]&lt;&gt;&quot;&quot;)" office:value-type="float" office:value="5" calcext:value-type="float">
            <text:p>5</text:p>
          </table:table-cell>
          <table:table-cell table:style-name="ce8" table:formula="of:=IFERROR(OFFSET([.$A$2];MATCH(ROW([.C8])-ROW([.C$2])+1;[.$B$2:.$B$101];0)-1;0;1;1);&quot;&quot;)" office:value-type="string" office:string-value="A021" calcext:value-type="string">
            <text:p>A021</text:p>
          </table:table-cell>
          <table:table-cell/>
          <table:table-cell office:value-type="string" calcext:value-type="string">
            <text:p>The solution given here depends on the helper column B.</text:p>
          </table:table-cell>
          <table:table-cell table:number-columns-repeated="2"/>
          <table:table-cell table:style-name="ce2" table:formula="of:=[.H7]+1" office:value-type="float" office:value="7" calcext:value-type="float">
            <text:p>7</text:p>
          </table:table-cell>
          <table:table-cell table:style-name="ce9" table:formula="of:=IF([.$H8]&gt;[.$G$1];NA();[.$H8]+SUMPRODUCT([.$C8]&gt;OFFSET([.$C$2];[.$H8]-1;0;[.$G$1]-[.$H8]+1;1))-SUMPRODUCT([.$C8]&lt;OFFSET([.$C$2];0;0;[.$H8];1)))" office:value-type="float" office:value="12" calcext:value-type="float">
            <text:p>12</text:p>
          </table:table-cell>
          <table:table-cell table:style-name="ce2" table:formula="of:=MATCH([.$H8];[.$I$2:.$I$101];0)" office:value-type="float" office:value="13" calcext:value-type="float">
            <text:p>13</text:p>
          </table:table-cell>
          <table:table-cell/>
          <table:table-cell table:style-name="ce8" table:formula="of:=IF(ISNUMBER([.$J8]);OFFSET([.$C$2];[.$J8]-1;0;1;1);&quot;&quot;)" office:value-type="string" office:string-value="A015" calcext:value-type="string">
            <text:p>A015</text:p>
          </table:table-cell>
          <table:table-cell table:number-columns-repeated="3"/>
        </table:table-row>
        <table:table-row table:style-name="ro2">
          <table:table-cell office:value-type="string" calcext:value-type="string">
            <text:p>A084</text:p>
          </table:table-cell>
          <table:table-cell table:style-name="ce2" table:formula="of:=[.B8]+(COUNTIF([.$A$2:.$A9];[.$A9])=1)*([.$A9]&lt;&gt;&quot;&quot;)" office:value-type="float" office:value="6" calcext:value-type="float">
            <text:p>6</text:p>
          </table:table-cell>
          <table:table-cell table:style-name="ce8" table:formula="of:=IFERROR(OFFSET([.$A$2];MATCH(ROW([.C9])-ROW([.C$2])+1;[.$B$2:.$B$101];0)-1;0;1;1);&quot;&quot;)" office:value-type="string" office:string-value="A044" calcext:value-type="string">
            <text:p>A044</text:p>
          </table:table-cell>
          <table:table-cell/>
          <table:table-cell office:value-type="string" calcext:value-type="string">
            <text:p>I did not understand the formula claimed to be a "solution in Excel".</text:p>
          </table:table-cell>
          <table:table-cell table:number-columns-repeated="2"/>
          <table:table-cell table:style-name="ce2" table:formula="of:=[.H8]+1" office:value-type="float" office:value="8" calcext:value-type="float">
            <text:p>8</text:p>
          </table:table-cell>
          <table:table-cell table:style-name="ce9" table:formula="of:=IF([.$H9]&gt;[.$G$1];NA();[.$H9]+SUMPRODUCT([.$C9]&gt;OFFSET([.$C$2];[.$H9]-1;0;[.$G$1]-[.$H9]+1;1))-SUMPRODUCT([.$C9]&lt;OFFSET([.$C$2];0;0;[.$H9];1)))" office:value-type="float" office:value="24" calcext:value-type="float">
            <text:p>24</text:p>
          </table:table-cell>
          <table:table-cell table:style-name="ce2" table:formula="of:=MATCH([.$H9];[.$I$2:.$I$101];0)" office:value-type="float" office:value="5" calcext:value-type="float">
            <text:p>5</text:p>
          </table:table-cell>
          <table:table-cell/>
          <table:table-cell table:style-name="ce8" table:formula="of:=IF(ISNUMBER([.$J9]);OFFSET([.$C$2];[.$J9]-1;0;1;1);&quot;&quot;)" office:value-type="string" office:string-value="A016" calcext:value-type="string">
            <text:p>A016</text:p>
          </table:table-cell>
          <table:table-cell table:number-columns-repeated="3"/>
        </table:table-row>
        <table:table-row table:style-name="ro2">
          <table:table-cell office:value-type="string" calcext:value-type="string">
            <text:p>A021</text:p>
          </table:table-cell>
          <table:table-cell table:style-name="ce2" table:formula="of:=[.B9]+(COUNTIF([.$A$2:.$A10];[.$A10])=1)*([.$A10]&lt;&gt;&quot;&quot;)" office:value-type="float" office:value="7" calcext:value-type="float">
            <text:p>7</text:p>
          </table:table-cell>
          <table:table-cell table:style-name="ce8" table:formula="of:=IFERROR(OFFSET([.$A$2];MATCH(ROW([.C10])-ROW([.C$2])+1;[.$B$2:.$B$101];0)-1;0;1;1);&quot;&quot;)" office:value-type="string" office:string-value="A020" calcext:value-type="string">
            <text:p>A020</text:p>
          </table:table-cell>
          <table:table-cell/>
          <table:table-cell office:value-type="string" calcext:value-type="string">
            <text:p>Anyway formulae of that convoluted kind come with problems concerning scaling and general maintenance.</text:p>
          </table:table-cell>
          <table:table-cell table:number-columns-repeated="2"/>
          <table:table-cell table:style-name="ce2" table:formula="of:=[.H9]+1" office:value-type="float" office:value="9" calcext:value-type="float">
            <text:p>9</text:p>
          </table:table-cell>
          <table:table-cell table:style-name="ce9" table:formula="of:=IF([.$H10]&gt;[.$G$1];NA();[.$H10]+SUMPRODUCT([.$C10]&gt;OFFSET([.$C$2];[.$H10]-1;0;[.$G$1]-[.$H10]+1;1))-SUMPRODUCT([.$C10]&lt;OFFSET([.$C$2];0;0;[.$H10];1)))" office:value-type="float" office:value="11" calcext:value-type="float">
            <text:p>11</text:p>
          </table:table-cell>
          <table:table-cell table:style-name="ce2" table:formula="of:=MATCH([.$H10];[.$I$2:.$I$101];0)" office:value-type="float" office:value="22" calcext:value-type="float">
            <text:p>22</text:p>
          </table:table-cell>
          <table:table-cell/>
          <table:table-cell table:style-name="ce8" table:formula="of:=IF(ISNUMBER([.$J10]);OFFSET([.$C$2];[.$J10]-1;0;1;1);&quot;&quot;)" office:value-type="string" office:string-value="A018" calcext:value-type="string">
            <text:p>A018</text:p>
          </table:table-cell>
          <table:table-cell table:number-columns-repeated="3"/>
        </table:table-row>
        <table:table-row table:style-name="ro2">
          <table:table-cell/>
          <table:table-cell table:style-name="ce2" table:formula="of:=[.B10]+(COUNTIF([.$A$2:.$A11];[.$A11])=1)*([.$A11]&lt;&gt;&quot;&quot;)" office:value-type="float" office:value="7" calcext:value-type="float">
            <text:p>7</text:p>
          </table:table-cell>
          <table:table-cell table:style-name="ce8" table:formula="of:=IFERROR(OFFSET([.$A$2];MATCH(ROW([.C11])-ROW([.C$2])+1;[.$B$2:.$B$101];0)-1;0;1;1);&quot;&quot;)" office:value-type="string" office:string-value="A053" calcext:value-type="string">
            <text:p>A053</text:p>
          </table:table-cell>
          <table:table-cell/>
          <table:table-cell office:value-type="string" calcext:value-type="string">
            <text:p>I would advise to prefer a solution using a helper column (which may be hidden).</text:p>
          </table:table-cell>
          <table:table-cell table:number-columns-repeated="2"/>
          <table:table-cell table:style-name="ce2" table:formula="of:=[.H10]+1" office:value-type="float" office:value="10" calcext:value-type="float">
            <text:p>10</text:p>
          </table:table-cell>
          <table:table-cell table:style-name="ce9" table:formula="of:=IF([.$H11]&gt;[.$G$1];NA();[.$H11]+SUMPRODUCT([.$C11]&gt;OFFSET([.$C$2];[.$H11]-1;0;[.$G$1]-[.$H11]+1;1))-SUMPRODUCT([.$C11]&lt;OFFSET([.$C$2];0;0;[.$H11];1)))" office:value-type="float" office:value="30" calcext:value-type="float">
            <text:p>30</text:p>
          </table:table-cell>
          <table:table-cell table:style-name="ce2" table:formula="of:=MATCH([.$H11];[.$I$2:.$I$101];0)" office:value-type="float" office:value="29" calcext:value-type="float">
            <text:p>29</text:p>
          </table:table-cell>
          <table:table-cell/>
          <table:table-cell table:style-name="ce8" table:formula="of:=IF(ISNUMBER([.$J11]);OFFSET([.$C$2];[.$J11]-1;0;1;1);&quot;&quot;)" office:value-type="string" office:string-value="A019" calcext:value-type="string">
            <text:p>A019</text:p>
          </table:table-cell>
          <table:table-cell table:number-columns-repeated="3"/>
        </table:table-row>
        <table:table-row table:style-name="ro2">
          <table:table-cell office:value-type="string" calcext:value-type="string">
            <text:p>A044</text:p>
          </table:table-cell>
          <table:table-cell table:style-name="ce2" table:formula="of:=[.B11]+(COUNTIF([.$A$2:.$A12];[.$A12])=1)*([.$A12]&lt;&gt;&quot;&quot;)" office:value-type="float" office:value="8" calcext:value-type="float">
            <text:p>8</text:p>
          </table:table-cell>
          <table:table-cell table:style-name="ce8" table:formula="of:=IFERROR(OFFSET([.$A$2];MATCH(ROW([.C12])-ROW([.C$2])+1;[.$B$2:.$B$101];0)-1;0;1;1);&quot;&quot;)" office:value-type="string" office:string-value="A047" calcext:value-type="string">
            <text:p>A047</text:p>
          </table:table-cell>
          <table:table-cell table:number-columns-repeated="4"/>
          <table:table-cell table:style-name="ce2" table:formula="of:=[.H11]+1" office:value-type="float" office:value="11" calcext:value-type="float">
            <text:p>11</text:p>
          </table:table-cell>
          <table:table-cell table:style-name="ce9" table:formula="of:=IF([.$H12]&gt;[.$G$1];NA();[.$H12]+SUMPRODUCT([.$C12]&gt;OFFSET([.$C$2];[.$H12]-1;0;[.$G$1]-[.$H12]+1;1))-SUMPRODUCT([.$C12]&lt;OFFSET([.$C$2];0;0;[.$H12];1)))" office:value-type="float" office:value="26" calcext:value-type="float">
            <text:p>26</text:p>
          </table:table-cell>
          <table:table-cell table:style-name="ce2" table:formula="of:=MATCH([.$H12];[.$I$2:.$I$101];0)" office:value-type="float" office:value="9" calcext:value-type="float">
            <text:p>9</text:p>
          </table:table-cell>
          <table:table-cell/>
          <table:table-cell table:style-name="ce8" table:formula="of:=IF(ISNUMBER([.$J12]);OFFSET([.$C$2];[.$J12]-1;0;1;1);&quot;&quot;)" office:value-type="string" office:string-value="A020" calcext:value-type="string">
            <text:p>A020</text:p>
          </table:table-cell>
          <table:table-cell table:number-columns-repeated="3"/>
        </table:table-row>
        <table:table-row table:style-name="ro2">
          <table:table-cell office:value-type="string" calcext:value-type="string">
            <text:p>A020</text:p>
          </table:table-cell>
          <table:table-cell table:style-name="ce2" table:formula="of:=[.B12]+(COUNTIF([.$A$2:.$A13];[.$A13])=1)*([.$A13]&lt;&gt;&quot;&quot;)" office:value-type="float" office:value="9" calcext:value-type="float">
            <text:p>9</text:p>
          </table:table-cell>
          <table:table-cell table:style-name="ce8" table:formula="of:=IFERROR(OFFSET([.$A$2];MATCH(ROW([.C13])-ROW([.C$2])+1;[.$B$2:.$B$101];0)-1;0;1;1);&quot;&quot;)" office:value-type="string" office:string-value="A009" calcext:value-type="string">
            <text:p>A009</text:p>
          </table:table-cell>
          <table:table-cell/>
          <table:table-cell office:value-type="string" calcext:value-type="string">
            <text:p>The sorting is done with the help of another 3 helper columns (of which one can be omitted).</text:p>
          </table:table-cell>
          <table:table-cell table:number-columns-repeated="2"/>
          <table:table-cell table:style-name="ce2" table:formula="of:=[.H12]+1" office:value-type="float" office:value="12" calcext:value-type="float">
            <text:p>12</text:p>
          </table:table-cell>
          <table:table-cell table:style-name="ce9" table:formula="of:=IF([.$H13]&gt;[.$G$1];NA();[.$H13]+SUMPRODUCT([.$C13]&gt;OFFSET([.$C$2];[.$H13]-1;0;[.$G$1]-[.$H13]+1;1))-SUMPRODUCT([.$C13]&lt;OFFSET([.$C$2];0;0;[.$H13];1)))" office:value-type="float" office:value="5" calcext:value-type="float">
            <text:p>5</text:p>
          </table:table-cell>
          <table:table-cell table:style-name="ce2" table:formula="of:=MATCH([.$H13];[.$I$2:.$I$101];0)" office:value-type="float" office:value="7" calcext:value-type="float">
            <text:p>7</text:p>
          </table:table-cell>
          <table:table-cell/>
          <table:table-cell table:style-name="ce8" table:formula="of:=IF(ISNUMBER([.$J13]);OFFSET([.$C$2];[.$J13]-1;0;1;1);&quot;&quot;)" office:value-type="string" office:string-value="A021" calcext:value-type="string">
            <text:p>A021</text:p>
          </table:table-cell>
          <table:table-cell table:number-columns-repeated="3"/>
        </table:table-row>
        <table:table-row table:style-name="ro2">
          <table:table-cell office:value-type="string" calcext:value-type="string">
            <text:p>A053</text:p>
          </table:table-cell>
          <table:table-cell table:style-name="ce2" table:formula="of:=[.B13]+(COUNTIF([.$A$2:.$A14];[.$A14])=1)*([.$A14]&lt;&gt;&quot;&quot;)" office:value-type="float" office:value="10" calcext:value-type="float">
            <text:p>10</text:p>
          </table:table-cell>
          <table:table-cell table:style-name="ce8" table:formula="of:=IFERROR(OFFSET([.$A$2];MATCH(ROW([.C14])-ROW([.C$2])+1;[.$B$2:.$B$101];0)-1;0;1;1);&quot;&quot;)" office:value-type="string" office:string-value="A015" calcext:value-type="string">
            <text:p>A015</text:p>
          </table:table-cell>
          <table:table-cell/>
          <table:table-cell office:value-type="string" calcext:value-type="string">
            <text:p>No array-formulae needed.</text:p>
          </table:table-cell>
          <table:table-cell table:number-columns-repeated="2"/>
          <table:table-cell table:style-name="ce2" table:formula="of:=[.H13]+1" office:value-type="float" office:value="13" calcext:value-type="float">
            <text:p>13</text:p>
          </table:table-cell>
          <table:table-cell table:style-name="ce9" table:formula="of:=IF([.$H14]&gt;[.$G$1];NA();[.$H14]+SUMPRODUCT([.$C14]&gt;OFFSET([.$C$2];[.$H14]-1;0;[.$G$1]-[.$H14]+1;1))-SUMPRODUCT([.$C14]&lt;OFFSET([.$C$2];0;0;[.$H14];1)))" office:value-type="float" office:value="7" calcext:value-type="float">
            <text:p>7</text:p>
          </table:table-cell>
          <table:table-cell table:style-name="ce2" table:formula="of:=MATCH([.$H14];[.$I$2:.$I$101];0)" office:value-type="float" office:value="44" calcext:value-type="float">
            <text:p>44</text:p>
          </table:table-cell>
          <table:table-cell/>
          <table:table-cell table:style-name="ce8" table:formula="of:=IF(ISNUMBER([.$J14]);OFFSET([.$C$2];[.$J14]-1;0;1;1);&quot;&quot;)" office:value-type="string" office:string-value="A023" calcext:value-type="string">
            <text:p>A023</text:p>
          </table:table-cell>
          <table:table-cell table:number-columns-repeated="3"/>
        </table:table-row>
        <table:table-row table:style-name="ro2">
          <table:table-cell office:value-type="string" calcext:value-type="string">
            <text:p>A047</text:p>
          </table:table-cell>
          <table:table-cell table:style-name="ce2" table:formula="of:=[.B14]+(COUNTIF([.$A$2:.$A15];[.$A15])=1)*([.$A15]&lt;&gt;&quot;&quot;)" office:value-type="float" office:value="11" calcext:value-type="float">
            <text:p>11</text:p>
          </table:table-cell>
          <table:table-cell table:style-name="ce8" table:formula="of:=IFERROR(OFFSET([.$A$2];MATCH(ROW([.C15])-ROW([.C$2])+1;[.$B$2:.$B$101];0)-1;0;1;1);&quot;&quot;)" office:value-type="string" office:string-value="A002" calcext:value-type="string">
            <text:p>A002</text:p>
          </table:table-cell>
          <table:table-cell table:number-columns-repeated="4"/>
          <table:table-cell table:style-name="ce2" table:formula="of:=[.H14]+1" office:value-type="float" office:value="14" calcext:value-type="float">
            <text:p>14</text:p>
          </table:table-cell>
          <table:table-cell table:style-name="ce9" table:formula="of:=IF([.$H15]&gt;[.$G$1];NA();[.$H15]+SUMPRODUCT([.$C15]&gt;OFFSET([.$C$2];[.$H15]-1;0;[.$G$1]-[.$H15]+1;1))-SUMPRODUCT([.$C15]&lt;OFFSET([.$C$2];0;0;[.$H15];1)))" office:value-type="float" office:value="1" calcext:value-type="float">
            <text:p>1</text:p>
          </table:table-cell>
          <table:table-cell table:style-name="ce2" table:formula="of:=MATCH([.$H15];[.$I$2:.$I$101];0)" office:value-type="float" office:value="53" calcext:value-type="float">
            <text:p>53</text:p>
          </table:table-cell>
          <table:table-cell/>
          <table:table-cell table:style-name="ce8" table:formula="of:=IF(ISNUMBER([.$J15]);OFFSET([.$C$2];[.$J15]-1;0;1;1);&quot;&quot;)" office:value-type="string" office:string-value="A025" calcext:value-type="string">
            <text:p>A025</text:p>
          </table:table-cell>
          <table:table-cell table:number-columns-repeated="3"/>
        </table:table-row>
        <table:table-row table:style-name="ro2">
          <table:table-cell office:value-type="string" calcext:value-type="string">
            <text:p>A009</text:p>
          </table:table-cell>
          <table:table-cell table:style-name="ce2" table:formula="of:=[.B15]+(COUNTIF([.$A$2:.$A16];[.$A16])=1)*([.$A16]&lt;&gt;&quot;&quot;)" office:value-type="float" office:value="12" calcext:value-type="float">
            <text:p>12</text:p>
          </table:table-cell>
          <table:table-cell table:style-name="ce8" table:formula="of:=IFERROR(OFFSET([.$A$2];MATCH(ROW([.C16])-ROW([.C$2])+1;[.$B$2:.$B$101];0)-1;0;1;1);&quot;&quot;)" office:value-type="string" office:string-value="A066" calcext:value-type="string">
            <text:p>A066</text:p>
          </table:table-cell>
          <table:table-cell table:number-columns-repeated="4"/>
          <table:table-cell table:style-name="ce2" table:formula="of:=[.H15]+1" office:value-type="float" office:value="15" calcext:value-type="float">
            <text:p>15</text:p>
          </table:table-cell>
          <table:table-cell table:style-name="ce9" table:formula="of:=IF([.$H16]&gt;[.$G$1];NA();[.$H16]+SUMPRODUCT([.$C16]&gt;OFFSET([.$C$2];[.$H16]-1;0;[.$G$1]-[.$H16]+1;1))-SUMPRODUCT([.$C16]&lt;OFFSET([.$C$2];0;0;[.$H16];1)))" office:value-type="float" office:value="36" calcext:value-type="float">
            <text:p>36</text:p>
          </table:table-cell>
          <table:table-cell table:style-name="ce2" table:formula="of:=MATCH([.$H16];[.$I$2:.$I$101];0)" office:value-type="float" office:value="26" calcext:value-type="float">
            <text:p>26</text:p>
          </table:table-cell>
          <table:table-cell/>
          <table:table-cell table:style-name="ce8" table:formula="of:=IF(ISNUMBER([.$J16]);OFFSET([.$C$2];[.$J16]-1;0;1;1);&quot;&quot;)" office:value-type="string" office:string-value="A027" calcext:value-type="string">
            <text:p>A027</text:p>
          </table:table-cell>
          <table:table-cell table:number-columns-repeated="3"/>
        </table:table-row>
        <table:table-row table:style-name="ro2">
          <table:table-cell office:value-type="string" calcext:value-type="string">
            <text:p>A015</text:p>
          </table:table-cell>
          <table:table-cell table:style-name="ce2" table:formula="of:=[.B16]+(COUNTIF([.$A$2:.$A17];[.$A17])=1)*([.$A17]&lt;&gt;&quot;&quot;)" office:value-type="float" office:value="13" calcext:value-type="float">
            <text:p>13</text:p>
          </table:table-cell>
          <table:table-cell table:style-name="ce8" table:formula="of:=IFERROR(OFFSET([.$A$2];MATCH(ROW([.C17])-ROW([.C$2])+1;[.$B$2:.$B$101];0)-1;0;1;1);&quot;&quot;)" office:value-type="string" office:string-value="A064" calcext:value-type="string">
            <text:p>A064</text:p>
          </table:table-cell>
          <table:table-cell table:number-columns-repeated="4"/>
          <table:table-cell table:style-name="ce2" table:formula="of:=[.H16]+1" office:value-type="float" office:value="16" calcext:value-type="float">
            <text:p>16</text:p>
          </table:table-cell>
          <table:table-cell table:style-name="ce9" table:formula="of:=IF([.$H17]&gt;[.$G$1];NA();[.$H17]+SUMPRODUCT([.$C17]&gt;OFFSET([.$C$2];[.$H17]-1;0;[.$G$1]-[.$H17]+1;1))-SUMPRODUCT([.$C17]&lt;OFFSET([.$C$2];0;0;[.$H17];1)))" office:value-type="float" office:value="34" calcext:value-type="float">
            <text:p>34</text:p>
          </table:table-cell>
          <table:table-cell table:style-name="ce2" table:formula="of:=MATCH([.$H17];[.$I$2:.$I$101];0)" office:value-type="float" office:value="54" calcext:value-type="float">
            <text:p>54</text:p>
          </table:table-cell>
          <table:table-cell/>
          <table:table-cell table:style-name="ce8" table:formula="of:=IF(ISNUMBER([.$J17]);OFFSET([.$C$2];[.$J17]-1;0;1;1);&quot;&quot;)" office:value-type="string" office:string-value="A029" calcext:value-type="string">
            <text:p>A029</text:p>
          </table:table-cell>
          <table:table-cell table:number-columns-repeated="3"/>
        </table:table-row>
        <table:table-row table:style-name="ro2">
          <table:table-cell office:value-type="string" calcext:value-type="string">
            <text:p>A002</text:p>
          </table:table-cell>
          <table:table-cell table:style-name="ce2" table:formula="of:=[.B17]+(COUNTIF([.$A$2:.$A18];[.$A18])=1)*([.$A18]&lt;&gt;&quot;&quot;)" office:value-type="float" office:value="14" calcext:value-type="float">
            <text:p>14</text:p>
          </table:table-cell>
          <table:table-cell table:style-name="ce8" table:formula="of:=IFERROR(OFFSET([.$A$2];MATCH(ROW([.C18])-ROW([.C$2])+1;[.$B$2:.$B$101];0)-1;0;1;1);&quot;&quot;)" office:value-type="string" office:string-value="A056" calcext:value-type="string">
            <text:p>A056</text:p>
          </table:table-cell>
          <table:table-cell table:number-columns-repeated="4"/>
          <table:table-cell table:style-name="ce2" table:formula="of:=[.H17]+1" office:value-type="float" office:value="17" calcext:value-type="float">
            <text:p>17</text:p>
          </table:table-cell>
          <table:table-cell table:style-name="ce9" table:formula="of:=IF([.$H18]&gt;[.$G$1];NA();[.$H18]+SUMPRODUCT([.$C18]&gt;OFFSET([.$C$2];[.$H18]-1;0;[.$G$1]-[.$H18]+1;1))-SUMPRODUCT([.$C18]&lt;OFFSET([.$C$2];0;0;[.$H18];1)))" office:value-type="float" office:value="31" calcext:value-type="float">
            <text:p>31</text:p>
          </table:table-cell>
          <table:table-cell table:style-name="ce2" table:formula="of:=MATCH([.$H18];[.$I$2:.$I$101];0)" office:value-type="float" office:value="25" calcext:value-type="float">
            <text:p>25</text:p>
          </table:table-cell>
          <table:table-cell/>
          <table:table-cell table:style-name="ce8" table:formula="of:=IF(ISNUMBER([.$J18]);OFFSET([.$C$2];[.$J18]-1;0;1;1);&quot;&quot;)" office:value-type="string" office:string-value="A031" calcext:value-type="string">
            <text:p>A031</text:p>
          </table:table-cell>
          <table:table-cell table:number-columns-repeated="3"/>
        </table:table-row>
        <table:table-row table:style-name="ro2">
          <table:table-cell office:value-type="string" calcext:value-type="string">
            <text:p>A066</text:p>
          </table:table-cell>
          <table:table-cell table:style-name="ce2" table:formula="of:=[.B18]+(COUNTIF([.$A$2:.$A19];[.$A19])=1)*([.$A19]&lt;&gt;&quot;&quot;)" office:value-type="float" office:value="15" calcext:value-type="float">
            <text:p>15</text:p>
          </table:table-cell>
          <table:table-cell table:style-name="ce8" table:formula="of:=IFERROR(OFFSET([.$A$2];MATCH(ROW([.C19])-ROW([.C$2])+1;[.$B$2:.$B$101];0)-1;0;1;1);&quot;&quot;)" office:value-type="string" office:string-value="A099" calcext:value-type="string">
            <text:p>A099</text:p>
          </table:table-cell>
          <table:table-cell/>
          <table:table-cell office:value-type="string" calcext:value-type="string">
            <text:p>'=IFERROR(INDEX($A$2:$A$10; MATCH(0, COUNTIF($B$1:B1;$A$2:$A$10) + (COUNTIF($A$2:$A$10; $A$2:$A$10)&lt;&gt;1); 0)); "")</text:p>
          </table:table-cell>
          <table:table-cell table:number-columns-repeated="2"/>
          <table:table-cell table:style-name="ce2" table:formula="of:=[.H18]+1" office:value-type="float" office:value="18" calcext:value-type="float">
            <text:p>18</text:p>
          </table:table-cell>
          <table:table-cell table:style-name="ce9" table:formula="of:=IF([.$H19]&gt;[.$G$1];NA();[.$H19]+SUMPRODUCT([.$C19]&gt;OFFSET([.$C$2];[.$H19]-1;0;[.$G$1]-[.$H19]+1;1))-SUMPRODUCT([.$C19]&lt;OFFSET([.$C$2];0;0;[.$H19];1)))" office:value-type="float" office:value="56" calcext:value-type="float">
            <text:p>56</text:p>
          </table:table-cell>
          <table:table-cell table:style-name="ce2" table:formula="of:=MATCH([.$H19];[.$I$2:.$I$101];0)" office:value-type="float" office:value="48" calcext:value-type="float">
            <text:p>48</text:p>
          </table:table-cell>
          <table:table-cell/>
          <table:table-cell table:style-name="ce8" table:formula="of:=IF(ISNUMBER([.$J19]);OFFSET([.$C$2];[.$J19]-1;0;1;1);&quot;&quot;)" office:value-type="string" office:string-value="A032" calcext:value-type="string">
            <text:p>A032</text:p>
          </table:table-cell>
          <table:table-cell table:number-columns-repeated="3"/>
        </table:table-row>
        <table:table-row table:style-name="ro2">
          <table:table-cell/>
          <table:table-cell table:style-name="ce2" table:formula="of:=[.B19]+(COUNTIF([.$A$2:.$A20];[.$A20])=1)*([.$A20]&lt;&gt;&quot;&quot;)" office:value-type="float" office:value="15" calcext:value-type="float">
            <text:p>15</text:p>
          </table:table-cell>
          <table:table-cell table:style-name="ce8" table:formula="of:=IFERROR(OFFSET([.$A$2];MATCH(ROW([.C20])-ROW([.C$2])+1;[.$B$2:.$B$101];0)-1;0;1;1);&quot;&quot;)" office:value-type="string" office:string-value="A072" calcext:value-type="string">
            <text:p>A072</text:p>
          </table:table-cell>
          <table:table-cell table:number-columns-repeated="4"/>
          <table:table-cell table:style-name="ce2" table:formula="of:=[.H19]+1" office:value-type="float" office:value="19" calcext:value-type="float">
            <text:p>19</text:p>
          </table:table-cell>
          <table:table-cell table:style-name="ce9" table:formula="of:=IF([.$H20]&gt;[.$G$1];NA();[.$H20]+SUMPRODUCT([.$C20]&gt;OFFSET([.$C$2];[.$H20]-1;0;[.$G$1]-[.$H20]+1;1))-SUMPRODUCT([.$C20]&lt;OFFSET([.$C$2];0;0;[.$H20];1)))" office:value-type="float" office:value="41" calcext:value-type="float">
            <text:p>41</text:p>
          </table:table-cell>
          <table:table-cell table:style-name="ce2" table:formula="of:=MATCH([.$H20];[.$I$2:.$I$101];0)" office:value-type="float" office:value="33" calcext:value-type="float">
            <text:p>33</text:p>
          </table:table-cell>
          <table:table-cell/>
          <table:table-cell table:style-name="ce8" table:formula="of:=IF(ISNUMBER([.$J20]);OFFSET([.$C$2];[.$J20]-1;0;1;1);&quot;&quot;)" office:value-type="string" office:string-value="A033" calcext:value-type="string">
            <text:p>A033</text:p>
          </table:table-cell>
          <table:table-cell table:number-columns-repeated="3"/>
        </table:table-row>
        <table:table-row table:style-name="ro2">
          <table:table-cell/>
          <table:table-cell table:style-name="ce2" table:formula="of:=[.B20]+(COUNTIF([.$A$2:.$A21];[.$A21])=1)*([.$A21]&lt;&gt;&quot;&quot;)" office:value-type="float" office:value="15" calcext:value-type="float">
            <text:p>15</text:p>
          </table:table-cell>
          <table:table-cell table:style-name="ce8" table:formula="of:=IFERROR(OFFSET([.$A$2];MATCH(ROW([.C21])-ROW([.C$2])+1;[.$B$2:.$B$101];0)-1;0;1;1);&quot;&quot;)" office:value-type="string" office:string-value="A008" calcext:value-type="string">
            <text:p>A008</text:p>
          </table:table-cell>
          <table:table-cell table:number-columns-repeated="4"/>
          <table:table-cell table:style-name="ce2" table:formula="of:=[.H20]+1" office:value-type="float" office:value="20" calcext:value-type="float">
            <text:p>20</text:p>
          </table:table-cell>
          <table:table-cell table:style-name="ce9" table:formula="of:=IF([.$H21]&gt;[.$G$1];NA();[.$H21]+SUMPRODUCT([.$C21]&gt;OFFSET([.$C$2];[.$H21]-1;0;[.$G$1]-[.$H21]+1;1))-SUMPRODUCT([.$C21]&lt;OFFSET([.$C$2];0;0;[.$H21];1)))" office:value-type="float" office:value="4" calcext:value-type="float">
            <text:p>4</text:p>
          </table:table-cell>
          <table:table-cell table:style-name="ce2" table:formula="of:=MATCH([.$H21];[.$I$2:.$I$101];0)" office:value-type="float" office:value="30" calcext:value-type="float">
            <text:p>30</text:p>
          </table:table-cell>
          <table:table-cell/>
          <table:table-cell table:style-name="ce8" table:formula="of:=IF(ISNUMBER([.$J21]);OFFSET([.$C$2];[.$J21]-1;0;1;1);&quot;&quot;)" office:value-type="string" office:string-value="A036" calcext:value-type="string">
            <text:p>A036</text:p>
          </table:table-cell>
          <table:table-cell table:number-columns-repeated="3"/>
        </table:table-row>
        <table:table-row table:style-name="ro2">
          <table:table-cell office:value-type="string" calcext:value-type="string">
            <text:p>A064</text:p>
          </table:table-cell>
          <table:table-cell table:style-name="ce2" table:formula="of:=[.B21]+(COUNTIF([.$A$2:.$A22];[.$A22])=1)*([.$A22]&lt;&gt;&quot;&quot;)" office:value-type="float" office:value="16" calcext:value-type="float">
            <text:p>16</text:p>
          </table:table-cell>
          <table:table-cell table:style-name="ce8" table:formula="of:=IFERROR(OFFSET([.$A$2];MATCH(ROW([.C22])-ROW([.C$2])+1;[.$B$2:.$B$101];0)-1;0;1;1);&quot;&quot;)" office:value-type="string" office:string-value="A048" calcext:value-type="string">
            <text:p>A048</text:p>
          </table:table-cell>
          <table:table-cell table:number-columns-repeated="4"/>
          <table:table-cell table:style-name="ce2" table:formula="of:=[.H21]+1" office:value-type="float" office:value="21" calcext:value-type="float">
            <text:p>21</text:p>
          </table:table-cell>
          <table:table-cell table:style-name="ce9" table:formula="of:=IF([.$H22]&gt;[.$G$1];NA();[.$H22]+SUMPRODUCT([.$C22]&gt;OFFSET([.$C$2];[.$H22]-1;0;[.$G$1]-[.$H22]+1;1))-SUMPRODUCT([.$C22]&lt;OFFSET([.$C$2];0;0;[.$H22];1)))" office:value-type="float" office:value="27" calcext:value-type="float">
            <text:p>27</text:p>
          </table:table-cell>
          <table:table-cell table:style-name="ce2" table:formula="of:=MATCH([.$H22];[.$I$2:.$I$101];0)" office:value-type="float" office:value="52" calcext:value-type="float">
            <text:p>52</text:p>
          </table:table-cell>
          <table:table-cell/>
          <table:table-cell table:style-name="ce8" table:formula="of:=IF(ISNUMBER([.$J22]);OFFSET([.$C$2];[.$J22]-1;0;1;1);&quot;&quot;)" office:value-type="string" office:string-value="A037" calcext:value-type="string">
            <text:p>A037</text:p>
          </table:table-cell>
          <table:table-cell table:number-columns-repeated="3"/>
        </table:table-row>
        <table:table-row table:style-name="ro2">
          <table:table-cell office:value-type="string" calcext:value-type="string">
            <text:p>A056</text:p>
          </table:table-cell>
          <table:table-cell table:style-name="ce2" table:formula="of:=[.B22]+(COUNTIF([.$A$2:.$A23];[.$A23])=1)*([.$A23]&lt;&gt;&quot;&quot;)" office:value-type="float" office:value="17" calcext:value-type="float">
            <text:p>17</text:p>
          </table:table-cell>
          <table:table-cell table:style-name="ce8" table:formula="of:=IFERROR(OFFSET([.$A$2];MATCH(ROW([.C23])-ROW([.C$2])+1;[.$B$2:.$B$101];0)-1;0;1;1);&quot;&quot;)" office:value-type="string" office:string-value="A018" calcext:value-type="string">
            <text:p>A018</text:p>
          </table:table-cell>
          <table:table-cell table:number-columns-repeated="4"/>
          <table:table-cell table:style-name="ce2" table:formula="of:=[.H22]+1" office:value-type="float" office:value="22" calcext:value-type="float">
            <text:p>22</text:p>
          </table:table-cell>
          <table:table-cell table:style-name="ce9" table:formula="of:=IF([.$H23]&gt;[.$G$1];NA();[.$H23]+SUMPRODUCT([.$C23]&gt;OFFSET([.$C$2];[.$H23]-1;0;[.$G$1]-[.$H23]+1;1))-SUMPRODUCT([.$C23]&lt;OFFSET([.$C$2];0;0;[.$H23];1)))" office:value-type="float" office:value="9" calcext:value-type="float">
            <text:p>9</text:p>
          </table:table-cell>
          <table:table-cell table:style-name="ce2" table:formula="of:=MATCH([.$H23];[.$I$2:.$I$101];0)" office:value-type="float" office:value="50" calcext:value-type="float">
            <text:p>50</text:p>
          </table:table-cell>
          <table:table-cell/>
          <table:table-cell table:style-name="ce8" table:formula="of:=IF(ISNUMBER([.$J23]);OFFSET([.$C$2];[.$J23]-1;0;1;1);&quot;&quot;)" office:value-type="string" office:string-value="A041" calcext:value-type="string">
            <text:p>A041</text:p>
          </table:table-cell>
          <table:table-cell table:number-columns-repeated="3"/>
        </table:table-row>
        <table:table-row table:style-name="ro2">
          <table:table-cell office:value-type="string" calcext:value-type="string">
            <text:p>A099</text:p>
          </table:table-cell>
          <table:table-cell table:style-name="ce2" table:formula="of:=[.B23]+(COUNTIF([.$A$2:.$A24];[.$A24])=1)*([.$A24]&lt;&gt;&quot;&quot;)" office:value-type="float" office:value="18" calcext:value-type="float">
            <text:p>18</text:p>
          </table:table-cell>
          <table:table-cell table:style-name="ce8" table:formula="of:=IFERROR(OFFSET([.$A$2];MATCH(ROW([.C24])-ROW([.C$2])+1;[.$B$2:.$B$101];0)-1;0;1;1);&quot;&quot;)" office:value-type="string" office:string-value="A097" calcext:value-type="string">
            <text:p>A097</text:p>
          </table:table-cell>
          <table:table-cell table:number-columns-repeated="4"/>
          <table:table-cell table:style-name="ce2" table:formula="of:=[.H23]+1" office:value-type="float" office:value="23" calcext:value-type="float">
            <text:p>23</text:p>
          </table:table-cell>
          <table:table-cell table:style-name="ce9" table:formula="of:=IF([.$H24]&gt;[.$G$1];NA();[.$H24]+SUMPRODUCT([.$C24]&gt;OFFSET([.$C$2];[.$H24]-1;0;[.$G$1]-[.$H24]+1;1))-SUMPRODUCT([.$C24]&lt;OFFSET([.$C$2];0;0;[.$H24];1)))" office:value-type="float" office:value="54" calcext:value-type="float">
            <text:p>54</text:p>
          </table:table-cell>
          <table:table-cell table:style-name="ce2" table:formula="of:=MATCH([.$H24];[.$I$2:.$I$101];0)" office:value-type="float" office:value="3" calcext:value-type="float">
            <text:p>3</text:p>
          </table:table-cell>
          <table:table-cell/>
          <table:table-cell table:style-name="ce8" table:formula="of:=IF(ISNUMBER([.$J24]);OFFSET([.$C$2];[.$J24]-1;0;1;1);&quot;&quot;)" office:value-type="string" office:string-value="A042" calcext:value-type="string">
            <text:p>A042</text:p>
          </table:table-cell>
          <table:table-cell table:number-columns-repeated="3"/>
        </table:table-row>
        <table:table-row table:style-name="ro2">
          <table:table-cell office:value-type="string" calcext:value-type="string">
            <text:p>A072</text:p>
          </table:table-cell>
          <table:table-cell table:style-name="ce2" table:formula="of:=[.B24]+(COUNTIF([.$A$2:.$A25];[.$A25])=1)*([.$A25]&lt;&gt;&quot;&quot;)" office:value-type="float" office:value="19" calcext:value-type="float">
            <text:p>19</text:p>
          </table:table-cell>
          <table:table-cell table:style-name="ce8" table:formula="of:=IFERROR(OFFSET([.$A$2];MATCH(ROW([.C25])-ROW([.C$2])+1;[.$B$2:.$B$101];0)-1;0;1;1);&quot;&quot;)" office:value-type="string" office:string-value="A065" calcext:value-type="string">
            <text:p>A065</text:p>
          </table:table-cell>
          <table:table-cell table:number-columns-repeated="4"/>
          <table:table-cell table:style-name="ce2" table:formula="of:=[.H24]+1" office:value-type="float" office:value="24" calcext:value-type="float">
            <text:p>24</text:p>
          </table:table-cell>
          <table:table-cell table:style-name="ce9" table:formula="of:=IF([.$H25]&gt;[.$G$1];NA();[.$H25]+SUMPRODUCT([.$C25]&gt;OFFSET([.$C$2];[.$H25]-1;0;[.$G$1]-[.$H25]+1;1))-SUMPRODUCT([.$C25]&lt;OFFSET([.$C$2];0;0;[.$H25];1)))" office:value-type="float" office:value="35" calcext:value-type="float">
            <text:p>35</text:p>
          </table:table-cell>
          <table:table-cell table:style-name="ce2" table:formula="of:=MATCH([.$H25];[.$I$2:.$I$101];0)" office:value-type="float" office:value="8" calcext:value-type="float">
            <text:p>8</text:p>
          </table:table-cell>
          <table:table-cell/>
          <table:table-cell table:style-name="ce8" table:formula="of:=IF(ISNUMBER([.$J25]);OFFSET([.$C$2];[.$J25]-1;0;1;1);&quot;&quot;)" office:value-type="string" office:string-value="A044" calcext:value-type="string">
            <text:p>A044</text:p>
          </table:table-cell>
          <table:table-cell table:number-columns-repeated="3"/>
        </table:table-row>
        <table:table-row table:style-name="ro2">
          <table:table-cell office:value-type="string" calcext:value-type="string">
            <text:p>A008</text:p>
          </table:table-cell>
          <table:table-cell table:style-name="ce2" table:formula="of:=[.B25]+(COUNTIF([.$A$2:.$A26];[.$A26])=1)*([.$A26]&lt;&gt;&quot;&quot;)" office:value-type="float" office:value="20" calcext:value-type="float">
            <text:p>20</text:p>
          </table:table-cell>
          <table:table-cell table:style-name="ce8" table:formula="of:=IFERROR(OFFSET([.$A$2];MATCH(ROW([.C26])-ROW([.C$2])+1;[.$B$2:.$B$101];0)-1;0;1;1);&quot;&quot;)" office:value-type="string" office:string-value="A031" calcext:value-type="string">
            <text:p>A031</text:p>
          </table:table-cell>
          <table:table-cell table:number-columns-repeated="4"/>
          <table:table-cell table:style-name="ce2" table:formula="of:=[.H25]+1" office:value-type="float" office:value="25" calcext:value-type="float">
            <text:p>25</text:p>
          </table:table-cell>
          <table:table-cell table:style-name="ce9" table:formula="of:=IF([.$H26]&gt;[.$G$1];NA();[.$H26]+SUMPRODUCT([.$C26]&gt;OFFSET([.$C$2];[.$H26]-1;0;[.$G$1]-[.$H26]+1;1))-SUMPRODUCT([.$C26]&lt;OFFSET([.$C$2];0;0;[.$H26];1)))" office:value-type="float" office:value="17" calcext:value-type="float">
            <text:p>17</text:p>
          </table:table-cell>
          <table:table-cell table:style-name="ce2" table:formula="of:=MATCH([.$H26];[.$I$2:.$I$101];0)" office:value-type="float" office:value="27" calcext:value-type="float">
            <text:p>27</text:p>
          </table:table-cell>
          <table:table-cell/>
          <table:table-cell table:style-name="ce8" table:formula="of:=IF(ISNUMBER([.$J26]);OFFSET([.$C$2];[.$J26]-1;0;1;1);&quot;&quot;)" office:value-type="string" office:string-value="A045" calcext:value-type="string">
            <text:p>A045</text:p>
          </table:table-cell>
          <table:table-cell table:number-columns-repeated="3"/>
        </table:table-row>
        <table:table-row table:style-name="ro2">
          <table:table-cell office:value-type="string" calcext:value-type="string">
            <text:p>A048</text:p>
          </table:table-cell>
          <table:table-cell table:style-name="ce2" table:formula="of:=[.B26]+(COUNTIF([.$A$2:.$A27];[.$A27])=1)*([.$A27]&lt;&gt;&quot;&quot;)" office:value-type="float" office:value="21" calcext:value-type="float">
            <text:p>21</text:p>
          </table:table-cell>
          <table:table-cell table:style-name="ce8" table:formula="of:=IFERROR(OFFSET([.$A$2];MATCH(ROW([.C27])-ROW([.C$2])+1;[.$B$2:.$B$101];0)-1;0;1;1);&quot;&quot;)" office:value-type="string" office:string-value="A027" calcext:value-type="string">
            <text:p>A027</text:p>
          </table:table-cell>
          <table:table-cell table:number-columns-repeated="4"/>
          <table:table-cell table:style-name="ce2" table:formula="of:=[.H26]+1" office:value-type="float" office:value="26" calcext:value-type="float">
            <text:p>26</text:p>
          </table:table-cell>
          <table:table-cell table:style-name="ce9" table:formula="of:=IF([.$H27]&gt;[.$G$1];NA();[.$H27]+SUMPRODUCT([.$C27]&gt;OFFSET([.$C$2];[.$H27]-1;0;[.$G$1]-[.$H27]+1;1))-SUMPRODUCT([.$C27]&lt;OFFSET([.$C$2];0;0;[.$H27];1)))" office:value-type="float" office:value="15" calcext:value-type="float">
            <text:p>15</text:p>
          </table:table-cell>
          <table:table-cell table:style-name="ce2" table:formula="of:=MATCH([.$H27];[.$I$2:.$I$101];0)" office:value-type="float" office:value="11" calcext:value-type="float">
            <text:p>11</text:p>
          </table:table-cell>
          <table:table-cell/>
          <table:table-cell table:style-name="ce8" table:formula="of:=IF(ISNUMBER([.$J27]);OFFSET([.$C$2];[.$J27]-1;0;1;1);&quot;&quot;)" office:value-type="string" office:string-value="A047" calcext:value-type="string">
            <text:p>A047</text:p>
          </table:table-cell>
          <table:table-cell table:number-columns-repeated="3"/>
        </table:table-row>
        <table:table-row table:style-name="ro2">
          <table:table-cell office:value-type="string" calcext:value-type="string">
            <text:p>A018</text:p>
          </table:table-cell>
          <table:table-cell table:style-name="ce2" table:formula="of:=[.B27]+(COUNTIF([.$A$2:.$A28];[.$A28])=1)*([.$A28]&lt;&gt;&quot;&quot;)" office:value-type="float" office:value="22" calcext:value-type="float">
            <text:p>22</text:p>
          </table:table-cell>
          <table:table-cell table:style-name="ce8" table:formula="of:=IFERROR(OFFSET([.$A$2];MATCH(ROW([.C28])-ROW([.C$2])+1;[.$B$2:.$B$101];0)-1;0;1;1);&quot;&quot;)" office:value-type="string" office:string-value="A045" calcext:value-type="string">
            <text:p>A045</text:p>
          </table:table-cell>
          <table:table-cell table:number-columns-repeated="4"/>
          <table:table-cell table:style-name="ce2" table:formula="of:=[.H27]+1" office:value-type="float" office:value="27" calcext:value-type="float">
            <text:p>27</text:p>
          </table:table-cell>
          <table:table-cell table:style-name="ce9" table:formula="of:=IF([.$H28]&gt;[.$G$1];NA();[.$H28]+SUMPRODUCT([.$C28]&gt;OFFSET([.$C$2];[.$H28]-1;0;[.$G$1]-[.$H28]+1;1))-SUMPRODUCT([.$C28]&lt;OFFSET([.$C$2];0;0;[.$H28];1)))" office:value-type="float" office:value="25" calcext:value-type="float">
            <text:p>25</text:p>
          </table:table-cell>
          <table:table-cell table:style-name="ce2" table:formula="of:=MATCH([.$H28];[.$I$2:.$I$101];0)" office:value-type="float" office:value="21" calcext:value-type="float">
            <text:p>21</text:p>
          </table:table-cell>
          <table:table-cell/>
          <table:table-cell table:style-name="ce8" table:formula="of:=IF(ISNUMBER([.$J28]);OFFSET([.$C$2];[.$J28]-1;0;1;1);&quot;&quot;)" office:value-type="string" office:string-value="A048" calcext:value-type="string">
            <text:p>A048</text:p>
          </table:table-cell>
          <table:table-cell table:number-columns-repeated="3"/>
        </table:table-row>
        <table:table-row table:style-name="ro2">
          <table:table-cell office:value-type="string" calcext:value-type="string">
            <text:p>A097</text:p>
          </table:table-cell>
          <table:table-cell table:style-name="ce2" table:formula="of:=[.B28]+(COUNTIF([.$A$2:.$A29];[.$A29])=1)*([.$A29]&lt;&gt;&quot;&quot;)" office:value-type="float" office:value="23" calcext:value-type="float">
            <text:p>23</text:p>
          </table:table-cell>
          <table:table-cell table:style-name="ce8" table:formula="of:=IFERROR(OFFSET([.$A$2];MATCH(ROW([.C29])-ROW([.C$2])+1;[.$B$2:.$B$101];0)-1;0;1;1);&quot;&quot;)" office:value-type="string" office:string-value="A061" calcext:value-type="string">
            <text:p>A061</text:p>
          </table:table-cell>
          <table:table-cell table:number-columns-repeated="4"/>
          <table:table-cell table:style-name="ce2" table:formula="of:=[.H28]+1" office:value-type="float" office:value="28" calcext:value-type="float">
            <text:p>28</text:p>
          </table:table-cell>
          <table:table-cell table:style-name="ce9" table:formula="of:=IF([.$H29]&gt;[.$G$1];NA();[.$H29]+SUMPRODUCT([.$C29]&gt;OFFSET([.$C$2];[.$H29]-1;0;[.$G$1]-[.$H29]+1;1))-SUMPRODUCT([.$C29]&lt;OFFSET([.$C$2];0;0;[.$H29];1)))" office:value-type="float" office:value="33" calcext:value-type="float">
            <text:p>33</text:p>
          </table:table-cell>
          <table:table-cell table:style-name="ce2" table:formula="of:=MATCH([.$H29];[.$I$2:.$I$101];0)" office:value-type="float" office:value="35" calcext:value-type="float">
            <text:p>35</text:p>
          </table:table-cell>
          <table:table-cell/>
          <table:table-cell table:style-name="ce8" table:formula="of:=IF(ISNUMBER([.$J29]);OFFSET([.$C$2];[.$J29]-1;0;1;1);&quot;&quot;)" office:value-type="string" office:string-value="A051" calcext:value-type="string">
            <text:p>A051</text:p>
          </table:table-cell>
          <table:table-cell table:number-columns-repeated="3"/>
        </table:table-row>
        <table:table-row table:style-name="ro2">
          <table:table-cell office:value-type="string" calcext:value-type="string">
            <text:p>A065</text:p>
          </table:table-cell>
          <table:table-cell table:style-name="ce2" table:formula="of:=[.B29]+(COUNTIF([.$A$2:.$A30];[.$A30])=1)*([.$A30]&lt;&gt;&quot;&quot;)" office:value-type="float" office:value="24" calcext:value-type="float">
            <text:p>24</text:p>
          </table:table-cell>
          <table:table-cell table:style-name="ce8" table:formula="of:=IFERROR(OFFSET([.$A$2];MATCH(ROW([.C30])-ROW([.C$2])+1;[.$B$2:.$B$101];0)-1;0;1;1);&quot;&quot;)" office:value-type="string" office:string-value="A019" calcext:value-type="string">
            <text:p>A019</text:p>
          </table:table-cell>
          <table:table-cell table:number-columns-repeated="4"/>
          <table:table-cell table:style-name="ce2" table:formula="of:=[.H29]+1" office:value-type="float" office:value="29" calcext:value-type="float">
            <text:p>29</text:p>
          </table:table-cell>
          <table:table-cell table:style-name="ce9" table:formula="of:=IF([.$H30]&gt;[.$G$1];NA();[.$H30]+SUMPRODUCT([.$C30]&gt;OFFSET([.$C$2];[.$H30]-1;0;[.$G$1]-[.$H30]+1;1))-SUMPRODUCT([.$C30]&lt;OFFSET([.$C$2];0;0;[.$H30];1)))" office:value-type="float" office:value="10" calcext:value-type="float">
            <text:p>10</text:p>
          </table:table-cell>
          <table:table-cell table:style-name="ce2" table:formula="of:=MATCH([.$H30];[.$I$2:.$I$101];0)" office:value-type="float" office:value="32" calcext:value-type="float">
            <text:p>32</text:p>
          </table:table-cell>
          <table:table-cell/>
          <table:table-cell table:style-name="ce8" table:formula="of:=IF(ISNUMBER([.$J30]);OFFSET([.$C$2];[.$J30]-1;0;1;1);&quot;&quot;)" office:value-type="string" office:string-value="A052" calcext:value-type="string">
            <text:p>A052</text:p>
          </table:table-cell>
          <table:table-cell table:number-columns-repeated="3"/>
        </table:table-row>
        <table:table-row table:style-name="ro2">
          <table:table-cell office:value-type="string" calcext:value-type="string">
            <text:p>A031</text:p>
          </table:table-cell>
          <table:table-cell table:style-name="ce2" table:formula="of:=[.B30]+(COUNTIF([.$A$2:.$A31];[.$A31])=1)*([.$A31]&lt;&gt;&quot;&quot;)" office:value-type="float" office:value="25" calcext:value-type="float">
            <text:p>25</text:p>
          </table:table-cell>
          <table:table-cell table:style-name="ce8" table:formula="of:=IFERROR(OFFSET([.$A$2];MATCH(ROW([.C31])-ROW([.C$2])+1;[.$B$2:.$B$101];0)-1;0;1;1);&quot;&quot;)" office:value-type="string" office:string-value="A036" calcext:value-type="string">
            <text:p>A036</text:p>
          </table:table-cell>
          <table:table-cell table:number-columns-repeated="4"/>
          <table:table-cell table:style-name="ce2" table:formula="of:=[.H30]+1" office:value-type="float" office:value="30" calcext:value-type="float">
            <text:p>30</text:p>
          </table:table-cell>
          <table:table-cell table:style-name="ce9" table:formula="of:=IF([.$H31]&gt;[.$G$1];NA();[.$H31]+SUMPRODUCT([.$C31]&gt;OFFSET([.$C$2];[.$H31]-1;0;[.$G$1]-[.$H31]+1;1))-SUMPRODUCT([.$C31]&lt;OFFSET([.$C$2];0;0;[.$H31];1)))" office:value-type="float" office:value="20" calcext:value-type="float">
            <text:p>20</text:p>
          </table:table-cell>
          <table:table-cell table:style-name="ce2" table:formula="of:=MATCH([.$H31];[.$I$2:.$I$101];0)" office:value-type="float" office:value="10" calcext:value-type="float">
            <text:p>10</text:p>
          </table:table-cell>
          <table:table-cell/>
          <table:table-cell table:style-name="ce8" table:formula="of:=IF(ISNUMBER([.$J31]);OFFSET([.$C$2];[.$J31]-1;0;1;1);&quot;&quot;)" office:value-type="string" office:string-value="A053" calcext:value-type="string">
            <text:p>A053</text:p>
          </table:table-cell>
          <table:table-cell table:number-columns-repeated="3"/>
        </table:table-row>
        <table:table-row table:style-name="ro2">
          <table:table-cell office:value-type="string" calcext:value-type="string">
            <text:p>A027</text:p>
          </table:table-cell>
          <table:table-cell table:style-name="ce2" table:formula="of:=[.B31]+(COUNTIF([.$A$2:.$A32];[.$A32])=1)*([.$A32]&lt;&gt;&quot;&quot;)" office:value-type="float" office:value="26" calcext:value-type="float">
            <text:p>26</text:p>
          </table:table-cell>
          <table:table-cell table:style-name="ce8" table:formula="of:=IFERROR(OFFSET([.$A$2];MATCH(ROW([.C32])-ROW([.C$2])+1;[.$B$2:.$B$101];0)-1;0;1;1);&quot;&quot;)" office:value-type="string" office:string-value="A068" calcext:value-type="string">
            <text:p>A068</text:p>
          </table:table-cell>
          <table:table-cell table:number-columns-repeated="4"/>
          <table:table-cell table:style-name="ce2" table:formula="of:=[.H31]+1" office:value-type="float" office:value="31" calcext:value-type="float">
            <text:p>31</text:p>
          </table:table-cell>
          <table:table-cell table:style-name="ce9" table:formula="of:=IF([.$H32]&gt;[.$G$1];NA();[.$H32]+SUMPRODUCT([.$C32]&gt;OFFSET([.$C$2];[.$H32]-1;0;[.$G$1]-[.$H32]+1;1))-SUMPRODUCT([.$C32]&lt;OFFSET([.$C$2];0;0;[.$H32];1)))" office:value-type="float" office:value="38" calcext:value-type="float">
            <text:p>38</text:p>
          </table:table-cell>
          <table:table-cell table:style-name="ce2" table:formula="of:=MATCH([.$H32];[.$I$2:.$I$101];0)" office:value-type="float" office:value="17" calcext:value-type="float">
            <text:p>17</text:p>
          </table:table-cell>
          <table:table-cell/>
          <table:table-cell table:style-name="ce8" table:formula="of:=IF(ISNUMBER([.$J32]);OFFSET([.$C$2];[.$J32]-1;0;1;1);&quot;&quot;)" office:value-type="string" office:string-value="A056" calcext:value-type="string">
            <text:p>A056</text:p>
          </table:table-cell>
          <table:table-cell table:number-columns-repeated="3"/>
        </table:table-row>
        <table:table-row table:style-name="ro2">
          <table:table-cell office:value-type="string" calcext:value-type="string">
            <text:p>A065</text:p>
          </table:table-cell>
          <table:table-cell table:style-name="ce2" table:formula="of:=[.B32]+(COUNTIF([.$A$2:.$A33];[.$A33])=1)*([.$A33]&lt;&gt;&quot;&quot;)" office:value-type="float" office:value="26" calcext:value-type="float">
            <text:p>26</text:p>
          </table:table-cell>
          <table:table-cell table:style-name="ce8" table:formula="of:=IFERROR(OFFSET([.$A$2];MATCH(ROW([.C33])-ROW([.C$2])+1;[.$B$2:.$B$101];0)-1;0;1;1);&quot;&quot;)" office:value-type="string" office:string-value="A052" calcext:value-type="string">
            <text:p>A052</text:p>
          </table:table-cell>
          <table:table-cell table:number-columns-repeated="4"/>
          <table:table-cell table:style-name="ce2" table:formula="of:=[.H32]+1" office:value-type="float" office:value="32" calcext:value-type="float">
            <text:p>32</text:p>
          </table:table-cell>
          <table:table-cell table:style-name="ce9" table:formula="of:=IF([.$H33]&gt;[.$G$1];NA();[.$H33]+SUMPRODUCT([.$C33]&gt;OFFSET([.$C$2];[.$H33]-1;0;[.$G$1]-[.$H33]+1;1))-SUMPRODUCT([.$C33]&lt;OFFSET([.$C$2];0;0;[.$H33];1)))" office:value-type="float" office:value="29" calcext:value-type="float">
            <text:p>29</text:p>
          </table:table-cell>
          <table:table-cell table:style-name="ce2" table:formula="of:=MATCH([.$H33];[.$I$2:.$I$101];0)" office:value-type="float" office:value="34" calcext:value-type="float">
            <text:p>34</text:p>
          </table:table-cell>
          <table:table-cell/>
          <table:table-cell table:style-name="ce8" table:formula="of:=IF(ISNUMBER([.$J33]);OFFSET([.$C$2];[.$J33]-1;0;1;1);&quot;&quot;)" office:value-type="string" office:string-value="A060" calcext:value-type="string">
            <text:p>A060</text:p>
          </table:table-cell>
          <table:table-cell table:number-columns-repeated="3"/>
        </table:table-row>
        <table:table-row table:style-name="ro2">
          <table:table-cell office:value-type="string" calcext:value-type="string">
            <text:p>A045</text:p>
          </table:table-cell>
          <table:table-cell table:style-name="ce2" table:formula="of:=[.B33]+(COUNTIF([.$A$2:.$A34];[.$A34])=1)*([.$A34]&lt;&gt;&quot;&quot;)" office:value-type="float" office:value="27" calcext:value-type="float">
            <text:p>27</text:p>
          </table:table-cell>
          <table:table-cell table:style-name="ce8" table:formula="of:=IFERROR(OFFSET([.$A$2];MATCH(ROW([.C34])-ROW([.C$2])+1;[.$B$2:.$B$101];0)-1;0;1;1);&quot;&quot;)" office:value-type="string" office:string-value="A033" calcext:value-type="string">
            <text:p>A033</text:p>
          </table:table-cell>
          <table:table-cell table:number-columns-repeated="4"/>
          <table:table-cell table:style-name="ce2" table:formula="of:=[.H33]+1" office:value-type="float" office:value="33" calcext:value-type="float">
            <text:p>33</text:p>
          </table:table-cell>
          <table:table-cell table:style-name="ce9" table:formula="of:=IF([.$H34]&gt;[.$G$1];NA();[.$H34]+SUMPRODUCT([.$C34]&gt;OFFSET([.$C$2];[.$H34]-1;0;[.$G$1]-[.$H34]+1;1))-SUMPRODUCT([.$C34]&lt;OFFSET([.$C$2];0;0;[.$H34];1)))" office:value-type="float" office:value="19" calcext:value-type="float">
            <text:p>19</text:p>
          </table:table-cell>
          <table:table-cell table:style-name="ce2" table:formula="of:=MATCH([.$H34];[.$I$2:.$I$101];0)" office:value-type="float" office:value="28" calcext:value-type="float">
            <text:p>28</text:p>
          </table:table-cell>
          <table:table-cell/>
          <table:table-cell table:style-name="ce8" table:formula="of:=IF(ISNUMBER([.$J34]);OFFSET([.$C$2];[.$J34]-1;0;1;1);&quot;&quot;)" office:value-type="string" office:string-value="A061" calcext:value-type="string">
            <text:p>A061</text:p>
          </table:table-cell>
          <table:table-cell table:number-columns-repeated="3"/>
        </table:table-row>
        <table:table-row table:style-name="ro2">
          <table:table-cell/>
          <table:table-cell table:style-name="ce2" table:formula="of:=[.B34]+(COUNTIF([.$A$2:.$A35];[.$A35])=1)*([.$A35]&lt;&gt;&quot;&quot;)" office:value-type="float" office:value="27" calcext:value-type="float">
            <text:p>27</text:p>
          </table:table-cell>
          <table:table-cell table:style-name="ce8" table:formula="of:=IFERROR(OFFSET([.$A$2];MATCH(ROW([.C35])-ROW([.C$2])+1;[.$B$2:.$B$101];0)-1;0;1;1);&quot;&quot;)" office:value-type="string" office:string-value="A060" calcext:value-type="string">
            <text:p>A060</text:p>
          </table:table-cell>
          <table:table-cell table:number-columns-repeated="4"/>
          <table:table-cell table:style-name="ce2" table:formula="of:=[.H34]+1" office:value-type="float" office:value="34" calcext:value-type="float">
            <text:p>34</text:p>
          </table:table-cell>
          <table:table-cell table:style-name="ce9" table:formula="of:=IF([.$H35]&gt;[.$G$1];NA();[.$H35]+SUMPRODUCT([.$C35]&gt;OFFSET([.$C$2];[.$H35]-1;0;[.$G$1]-[.$H35]+1;1))-SUMPRODUCT([.$C35]&lt;OFFSET([.$C$2];0;0;[.$H35];1)))" office:value-type="float" office:value="32" calcext:value-type="float">
            <text:p>32</text:p>
          </table:table-cell>
          <table:table-cell table:style-name="ce2" table:formula="of:=MATCH([.$H35];[.$I$2:.$I$101];0)" office:value-type="float" office:value="16" calcext:value-type="float">
            <text:p>16</text:p>
          </table:table-cell>
          <table:table-cell/>
          <table:table-cell table:style-name="ce8" table:formula="of:=IF(ISNUMBER([.$J35]);OFFSET([.$C$2];[.$J35]-1;0;1;1);&quot;&quot;)" office:value-type="string" office:string-value="A064" calcext:value-type="string">
            <text:p>A064</text:p>
          </table:table-cell>
          <table:table-cell table:number-columns-repeated="3"/>
        </table:table-row>
        <table:table-row table:style-name="ro2">
          <table:table-cell office:value-type="string" calcext:value-type="string">
            <text:p>A061</text:p>
          </table:table-cell>
          <table:table-cell table:style-name="ce2" table:formula="of:=[.B35]+(COUNTIF([.$A$2:.$A36];[.$A36])=1)*([.$A36]&lt;&gt;&quot;&quot;)" office:value-type="float" office:value="28" calcext:value-type="float">
            <text:p>28</text:p>
          </table:table-cell>
          <table:table-cell table:style-name="ce8" table:formula="of:=IFERROR(OFFSET([.$A$2];MATCH(ROW([.C36])-ROW([.C$2])+1;[.$B$2:.$B$101];0)-1;0;1;1);&quot;&quot;)" office:value-type="string" office:string-value="A051" calcext:value-type="string">
            <text:p>A051</text:p>
          </table:table-cell>
          <table:table-cell table:number-columns-repeated="4"/>
          <table:table-cell table:style-name="ce2" table:formula="of:=[.H35]+1" office:value-type="float" office:value="35" calcext:value-type="float">
            <text:p>35</text:p>
          </table:table-cell>
          <table:table-cell table:style-name="ce9" table:formula="of:=IF([.$H36]&gt;[.$G$1];NA();[.$H36]+SUMPRODUCT([.$C36]&gt;OFFSET([.$C$2];[.$H36]-1;0;[.$G$1]-[.$H36]+1;1))-SUMPRODUCT([.$C36]&lt;OFFSET([.$C$2];0;0;[.$H36];1)))" office:value-type="float" office:value="28" calcext:value-type="float">
            <text:p>28</text:p>
          </table:table-cell>
          <table:table-cell table:style-name="ce2" table:formula="of:=MATCH([.$H36];[.$I$2:.$I$101];0)" office:value-type="float" office:value="24" calcext:value-type="float">
            <text:p>24</text:p>
          </table:table-cell>
          <table:table-cell/>
          <table:table-cell table:style-name="ce8" table:formula="of:=IF(ISNUMBER([.$J36]);OFFSET([.$C$2];[.$J36]-1;0;1;1);&quot;&quot;)" office:value-type="string" office:string-value="A065" calcext:value-type="string">
            <text:p>A065</text:p>
          </table:table-cell>
          <table:table-cell table:number-columns-repeated="3"/>
        </table:table-row>
        <table:table-row table:style-name="ro2">
          <table:table-cell office:value-type="string" calcext:value-type="string">
            <text:p>A009</text:p>
          </table:table-cell>
          <table:table-cell table:style-name="ce2" table:formula="of:=[.B36]+(COUNTIF([.$A$2:.$A37];[.$A37])=1)*([.$A37]&lt;&gt;&quot;&quot;)" office:value-type="float" office:value="28" calcext:value-type="float">
            <text:p>28</text:p>
          </table:table-cell>
          <table:table-cell table:style-name="ce8" table:formula="of:=IFERROR(OFFSET([.$A$2];MATCH(ROW([.C37])-ROW([.C$2])+1;[.$B$2:.$B$101];0)-1;0;1;1);&quot;&quot;)" office:value-type="string" office:string-value="A076" calcext:value-type="string">
            <text:p>A076</text:p>
          </table:table-cell>
          <table:table-cell table:number-columns-repeated="4"/>
          <table:table-cell table:style-name="ce2" table:formula="of:=[.H36]+1" office:value-type="float" office:value="36" calcext:value-type="float">
            <text:p>36</text:p>
          </table:table-cell>
          <table:table-cell table:style-name="ce9" table:formula="of:=IF([.$H37]&gt;[.$G$1];NA();[.$H37]+SUMPRODUCT([.$C37]&gt;OFFSET([.$C$2];[.$H37]-1;0;[.$G$1]-[.$H37]+1;1))-SUMPRODUCT([.$C37]&lt;OFFSET([.$C$2];0;0;[.$H37];1)))" office:value-type="float" office:value="43" calcext:value-type="float">
            <text:p>43</text:p>
          </table:table-cell>
          <table:table-cell table:style-name="ce2" table:formula="of:=MATCH([.$H37];[.$I$2:.$I$101];0)" office:value-type="float" office:value="15" calcext:value-type="float">
            <text:p>15</text:p>
          </table:table-cell>
          <table:table-cell/>
          <table:table-cell table:style-name="ce8" table:formula="of:=IF(ISNUMBER([.$J37]);OFFSET([.$C$2];[.$J37]-1;0;1;1);&quot;&quot;)" office:value-type="string" office:string-value="A066" calcext:value-type="string">
            <text:p>A066</text:p>
          </table:table-cell>
          <table:table-cell table:number-columns-repeated="3"/>
        </table:table-row>
        <table:table-row table:style-name="ro2">
          <table:table-cell office:value-type="string" calcext:value-type="string">
            <text:p>A019</text:p>
          </table:table-cell>
          <table:table-cell table:style-name="ce2" table:formula="of:=[.B37]+(COUNTIF([.$A$2:.$A38];[.$A38])=1)*([.$A38]&lt;&gt;&quot;&quot;)" office:value-type="float" office:value="29" calcext:value-type="float">
            <text:p>29</text:p>
          </table:table-cell>
          <table:table-cell table:style-name="ce8" table:formula="of:=IFERROR(OFFSET([.$A$2];MATCH(ROW([.C38])-ROW([.C$2])+1;[.$B$2:.$B$101];0)-1;0;1;1);&quot;&quot;)" office:value-type="string" office:string-value="A012" calcext:value-type="string">
            <text:p>A012</text:p>
          </table:table-cell>
          <table:table-cell table:number-columns-repeated="4"/>
          <table:table-cell table:style-name="ce2" table:formula="of:=[.H37]+1" office:value-type="float" office:value="37" calcext:value-type="float">
            <text:p>37</text:p>
          </table:table-cell>
          <table:table-cell table:style-name="ce9" table:formula="of:=IF([.$H38]&gt;[.$G$1];NA();[.$H38]+SUMPRODUCT([.$C38]&gt;OFFSET([.$C$2];[.$H38]-1;0;[.$G$1]-[.$H38]+1;1))-SUMPRODUCT([.$C38]&lt;OFFSET([.$C$2];0;0;[.$H38];1)))" office:value-type="float" office:value="6" calcext:value-type="float">
            <text:p>6</text:p>
          </table:table-cell>
          <table:table-cell table:style-name="ce2" table:formula="of:=MATCH([.$H38];[.$I$2:.$I$101];0)" office:value-type="float" office:value="47" calcext:value-type="float">
            <text:p>47</text:p>
          </table:table-cell>
          <table:table-cell/>
          <table:table-cell table:style-name="ce8" table:formula="of:=IF(ISNUMBER([.$J38]);OFFSET([.$C$2];[.$J38]-1;0;1;1);&quot;&quot;)" office:value-type="string" office:string-value="A067" calcext:value-type="string">
            <text:p>A067</text:p>
          </table:table-cell>
          <table:table-cell table:number-columns-repeated="3"/>
        </table:table-row>
        <table:table-row table:style-name="ro2">
          <table:table-cell office:value-type="string" calcext:value-type="string">
            <text:p>A006</text:p>
          </table:table-cell>
          <table:table-cell table:style-name="ce2" table:formula="of:=[.B38]+(COUNTIF([.$A$2:.$A39];[.$A39])=1)*([.$A39]&lt;&gt;&quot;&quot;)" office:value-type="float" office:value="29" calcext:value-type="float">
            <text:p>29</text:p>
          </table:table-cell>
          <table:table-cell table:style-name="ce8" table:formula="of:=IFERROR(OFFSET([.$A$2];MATCH(ROW([.C39])-ROW([.C$2])+1;[.$B$2:.$B$101];0)-1;0;1;1);&quot;&quot;)" office:value-type="string" office:string-value="A100" calcext:value-type="string">
            <text:p>A100</text:p>
          </table:table-cell>
          <table:table-cell table:number-columns-repeated="4"/>
          <table:table-cell table:style-name="ce2" table:formula="of:=[.H38]+1" office:value-type="float" office:value="38" calcext:value-type="float">
            <text:p>38</text:p>
          </table:table-cell>
          <table:table-cell table:style-name="ce9" table:formula="of:=IF([.$H39]&gt;[.$G$1];NA();[.$H39]+SUMPRODUCT([.$C39]&gt;OFFSET([.$C$2];[.$H39]-1;0;[.$G$1]-[.$H39]+1;1))-SUMPRODUCT([.$C39]&lt;OFFSET([.$C$2];0;0;[.$H39];1)))" office:value-type="float" office:value="57" calcext:value-type="float">
            <text:p>57</text:p>
          </table:table-cell>
          <table:table-cell table:style-name="ce2" table:formula="of:=MATCH([.$H39];[.$I$2:.$I$101];0)" office:value-type="float" office:value="31" calcext:value-type="float">
            <text:p>31</text:p>
          </table:table-cell>
          <table:table-cell/>
          <table:table-cell table:style-name="ce8" table:formula="of:=IF(ISNUMBER([.$J39]);OFFSET([.$C$2];[.$J39]-1;0;1;1);&quot;&quot;)" office:value-type="string" office:string-value="A068" calcext:value-type="string">
            <text:p>A068</text:p>
          </table:table-cell>
          <table:table-cell table:number-columns-repeated="3"/>
        </table:table-row>
        <table:table-row table:style-name="ro2">
          <table:table-cell office:value-type="string" calcext:value-type="string">
            <text:p>A036</text:p>
          </table:table-cell>
          <table:table-cell table:style-name="ce2" table:formula="of:=[.B39]+(COUNTIF([.$A$2:.$A40];[.$A40])=1)*([.$A40]&lt;&gt;&quot;&quot;)" office:value-type="float" office:value="30" calcext:value-type="float">
            <text:p>30</text:p>
          </table:table-cell>
          <table:table-cell table:style-name="ce8" table:formula="of:=IFERROR(OFFSET([.$A$2];MATCH(ROW([.C40])-ROW([.C$2])+1;[.$B$2:.$B$101];0)-1;0;1;1);&quot;&quot;)" office:value-type="string" office:string-value="A073" calcext:value-type="string">
            <text:p>A073</text:p>
          </table:table-cell>
          <table:table-cell table:number-columns-repeated="4"/>
          <table:table-cell table:style-name="ce2" table:formula="of:=[.H39]+1" office:value-type="float" office:value="39" calcext:value-type="float">
            <text:p>39</text:p>
          </table:table-cell>
          <table:table-cell table:style-name="ce9" table:formula="of:=IF([.$H40]&gt;[.$G$1];NA();[.$H40]+SUMPRODUCT([.$C40]&gt;OFFSET([.$C$2];[.$H40]-1;0;[.$G$1]-[.$H40]+1;1))-SUMPRODUCT([.$C40]&lt;OFFSET([.$C$2];0;0;[.$H40];1)))" office:value-type="float" office:value="42" calcext:value-type="float">
            <text:p>42</text:p>
          </table:table-cell>
          <table:table-cell table:style-name="ce2" table:formula="of:=MATCH([.$H40];[.$I$2:.$I$101];0)" office:value-type="float" office:value="55" calcext:value-type="float">
            <text:p>55</text:p>
          </table:table-cell>
          <table:table-cell/>
          <table:table-cell table:style-name="ce8" table:formula="of:=IF(ISNUMBER([.$J40]);OFFSET([.$C$2];[.$J40]-1;0;1;1);&quot;&quot;)" office:value-type="string" office:string-value="A069" calcext:value-type="string">
            <text:p>A069</text:p>
          </table:table-cell>
          <table:table-cell table:number-columns-repeated="3"/>
        </table:table-row>
        <table:table-row table:style-name="ro2">
          <table:table-cell office:value-type="string" calcext:value-type="string">
            <text:p>A068</text:p>
          </table:table-cell>
          <table:table-cell table:style-name="ce2" table:formula="of:=[.B40]+(COUNTIF([.$A$2:.$A41];[.$A41])=1)*([.$A41]&lt;&gt;&quot;&quot;)" office:value-type="float" office:value="31" calcext:value-type="float">
            <text:p>31</text:p>
          </table:table-cell>
          <table:table-cell table:style-name="ce8" table:formula="of:=IFERROR(OFFSET([.$A$2];MATCH(ROW([.C41])-ROW([.C$2])+1;[.$B$2:.$B$101];0)-1;0;1;1);&quot;&quot;)" office:value-type="string" office:string-value="A090" calcext:value-type="string">
            <text:p>A090</text:p>
          </table:table-cell>
          <table:table-cell table:number-columns-repeated="4"/>
          <table:table-cell table:style-name="ce2" table:formula="of:=[.H40]+1" office:value-type="float" office:value="40" calcext:value-type="float">
            <text:p>40</text:p>
          </table:table-cell>
          <table:table-cell table:style-name="ce9" table:formula="of:=IF([.$H41]&gt;[.$G$1];NA();[.$H41]+SUMPRODUCT([.$C41]&gt;OFFSET([.$C$2];[.$H41]-1;0;[.$G$1]-[.$H41]+1;1))-SUMPRODUCT([.$C41]&lt;OFFSET([.$C$2];0;0;[.$H41];1)))" office:value-type="float" office:value="51" calcext:value-type="float">
            <text:p>51</text:p>
          </table:table-cell>
          <table:table-cell table:style-name="ce2" table:formula="of:=MATCH([.$H41];[.$I$2:.$I$101];0)" office:value-type="float" office:value="56" calcext:value-type="float">
            <text:p>56</text:p>
          </table:table-cell>
          <table:table-cell/>
          <table:table-cell table:style-name="ce8" table:formula="of:=IF(ISNUMBER([.$J41]);OFFSET([.$C$2];[.$J41]-1;0;1;1);&quot;&quot;)" office:value-type="string" office:string-value="A070" calcext:value-type="string">
            <text:p>A070</text:p>
          </table:table-cell>
          <table:table-cell table:number-columns-repeated="3"/>
        </table:table-row>
        <table:table-row table:style-name="ro2">
          <table:table-cell office:value-type="string" calcext:value-type="string">
            <text:p>A052</text:p>
          </table:table-cell>
          <table:table-cell table:style-name="ce2" table:formula="of:=[.B41]+(COUNTIF([.$A$2:.$A42];[.$A42])=1)*([.$A42]&lt;&gt;&quot;&quot;)" office:value-type="float" office:value="32" calcext:value-type="float">
            <text:p>32</text:p>
          </table:table-cell>
          <table:table-cell table:style-name="ce8" table:formula="of:=IFERROR(OFFSET([.$A$2];MATCH(ROW([.C42])-ROW([.C$2])+1;[.$B$2:.$B$101];0)-1;0;1;1);&quot;&quot;)" office:value-type="string" office:string-value="A081" calcext:value-type="string">
            <text:p>A081</text:p>
          </table:table-cell>
          <table:table-cell table:number-columns-repeated="4"/>
          <table:table-cell table:style-name="ce2" table:formula="of:=[.H41]+1" office:value-type="float" office:value="41" calcext:value-type="float">
            <text:p>41</text:p>
          </table:table-cell>
          <table:table-cell table:style-name="ce9" table:formula="of:=IF([.$H42]&gt;[.$G$1];NA();[.$H42]+SUMPRODUCT([.$C42]&gt;OFFSET([.$C$2];[.$H42]-1;0;[.$G$1]-[.$H42]+1;1))-SUMPRODUCT([.$C42]&lt;OFFSET([.$C$2];0;0;[.$H42];1)))" office:value-type="float" office:value="48" calcext:value-type="float">
            <text:p>48</text:p>
          </table:table-cell>
          <table:table-cell table:style-name="ce2" table:formula="of:=MATCH([.$H42];[.$I$2:.$I$101];0)" office:value-type="float" office:value="19" calcext:value-type="float">
            <text:p>19</text:p>
          </table:table-cell>
          <table:table-cell/>
          <table:table-cell table:style-name="ce8" table:formula="of:=IF(ISNUMBER([.$J42]);OFFSET([.$C$2];[.$J42]-1;0;1;1);&quot;&quot;)" office:value-type="string" office:string-value="A072" calcext:value-type="string">
            <text:p>A072</text:p>
          </table:table-cell>
          <table:table-cell table:number-columns-repeated="3"/>
        </table:table-row>
        <table:table-row table:style-name="ro2">
          <table:table-cell office:value-type="string" calcext:value-type="string">
            <text:p>A006</text:p>
          </table:table-cell>
          <table:table-cell table:style-name="ce2" table:formula="of:=[.B42]+(COUNTIF([.$A$2:.$A43];[.$A43])=1)*([.$A43]&lt;&gt;&quot;&quot;)" office:value-type="float" office:value="32" calcext:value-type="float">
            <text:p>32</text:p>
          </table:table-cell>
          <table:table-cell table:style-name="ce8" table:formula="of:=IFERROR(OFFSET([.$A$2];MATCH(ROW([.C43])-ROW([.C$2])+1;[.$B$2:.$B$101];0)-1;0;1;1);&quot;&quot;)" office:value-type="string" office:string-value="A098" calcext:value-type="string">
            <text:p>A098</text:p>
          </table:table-cell>
          <table:table-cell table:number-columns-repeated="4"/>
          <table:table-cell table:style-name="ce2" table:formula="of:=[.H42]+1" office:value-type="float" office:value="42" calcext:value-type="float">
            <text:p>42</text:p>
          </table:table-cell>
          <table:table-cell table:style-name="ce9" table:formula="of:=IF([.$H43]&gt;[.$G$1];NA();[.$H43]+SUMPRODUCT([.$C43]&gt;OFFSET([.$C$2];[.$H43]-1;0;[.$G$1]-[.$H43]+1;1))-SUMPRODUCT([.$C43]&lt;OFFSET([.$C$2];0;0;[.$H43];1)))" office:value-type="float" office:value="55" calcext:value-type="float">
            <text:p>55</text:p>
          </table:table-cell>
          <table:table-cell table:style-name="ce2" table:formula="of:=MATCH([.$H43];[.$I$2:.$I$101];0)" office:value-type="float" office:value="39" calcext:value-type="float">
            <text:p>39</text:p>
          </table:table-cell>
          <table:table-cell/>
          <table:table-cell table:style-name="ce8" table:formula="of:=IF(ISNUMBER([.$J43]);OFFSET([.$C$2];[.$J43]-1;0;1;1);&quot;&quot;)" office:value-type="string" office:string-value="A073" calcext:value-type="string">
            <text:p>A073</text:p>
          </table:table-cell>
          <table:table-cell table:number-columns-repeated="3"/>
        </table:table-row>
        <table:table-row table:style-name="ro2">
          <table:table-cell office:value-type="string" calcext:value-type="string">
            <text:p>A016</text:p>
          </table:table-cell>
          <table:table-cell table:style-name="ce2" table:formula="of:=[.B43]+(COUNTIF([.$A$2:.$A44];[.$A44])=1)*([.$A44]&lt;&gt;&quot;&quot;)" office:value-type="float" office:value="32" calcext:value-type="float">
            <text:p>32</text:p>
          </table:table-cell>
          <table:table-cell table:style-name="ce8" table:formula="of:=IFERROR(OFFSET([.$A$2];MATCH(ROW([.C44])-ROW([.C$2])+1;[.$B$2:.$B$101];0)-1;0;1;1);&quot;&quot;)" office:value-type="string" office:string-value="A077" calcext:value-type="string">
            <text:p>A077</text:p>
          </table:table-cell>
          <table:table-cell table:number-columns-repeated="4"/>
          <table:table-cell table:style-name="ce2" table:formula="of:=[.H43]+1" office:value-type="float" office:value="43" calcext:value-type="float">
            <text:p>43</text:p>
          </table:table-cell>
          <table:table-cell table:style-name="ce9" table:formula="of:=IF([.$H44]&gt;[.$G$1];NA();[.$H44]+SUMPRODUCT([.$C44]&gt;OFFSET([.$C$2];[.$H44]-1;0;[.$G$1]-[.$H44]+1;1))-SUMPRODUCT([.$C44]&lt;OFFSET([.$C$2];0;0;[.$H44];1)))" office:value-type="float" office:value="44" calcext:value-type="float">
            <text:p>44</text:p>
          </table:table-cell>
          <table:table-cell table:style-name="ce2" table:formula="of:=MATCH([.$H44];[.$I$2:.$I$101];0)" office:value-type="float" office:value="36" calcext:value-type="float">
            <text:p>36</text:p>
          </table:table-cell>
          <table:table-cell/>
          <table:table-cell table:style-name="ce8" table:formula="of:=IF(ISNUMBER([.$J44]);OFFSET([.$C$2];[.$J44]-1;0;1;1);&quot;&quot;)" office:value-type="string" office:string-value="A076" calcext:value-type="string">
            <text:p>A076</text:p>
          </table:table-cell>
          <table:table-cell table:number-columns-repeated="3"/>
        </table:table-row>
        <table:table-row table:style-name="ro2">
          <table:table-cell office:value-type="string" calcext:value-type="string">
            <text:p>A036</text:p>
          </table:table-cell>
          <table:table-cell table:style-name="ce2" table:formula="of:=[.B44]+(COUNTIF([.$A$2:.$A45];[.$A45])=1)*([.$A45]&lt;&gt;&quot;&quot;)" office:value-type="float" office:value="32" calcext:value-type="float">
            <text:p>32</text:p>
          </table:table-cell>
          <table:table-cell table:style-name="ce8" table:formula="of:=IFERROR(OFFSET([.$A$2];MATCH(ROW([.C45])-ROW([.C$2])+1;[.$B$2:.$B$101];0)-1;0;1;1);&quot;&quot;)" office:value-type="string" office:string-value="A023" calcext:value-type="string">
            <text:p>A023</text:p>
          </table:table-cell>
          <table:table-cell table:number-columns-repeated="4"/>
          <table:table-cell table:style-name="ce2" table:formula="of:=[.H44]+1" office:value-type="float" office:value="44" calcext:value-type="float">
            <text:p>44</text:p>
          </table:table-cell>
          <table:table-cell table:style-name="ce9" table:formula="of:=IF([.$H45]&gt;[.$G$1];NA();[.$H45]+SUMPRODUCT([.$C45]&gt;OFFSET([.$C$2];[.$H45]-1;0;[.$G$1]-[.$H45]+1;1))-SUMPRODUCT([.$C45]&lt;OFFSET([.$C$2];0;0;[.$H45];1)))" office:value-type="float" office:value="13" calcext:value-type="float">
            <text:p>13</text:p>
          </table:table-cell>
          <table:table-cell table:style-name="ce2" table:formula="of:=MATCH([.$H45];[.$I$2:.$I$101];0)" office:value-type="float" office:value="43" calcext:value-type="float">
            <text:p>43</text:p>
          </table:table-cell>
          <table:table-cell/>
          <table:table-cell table:style-name="ce8" table:formula="of:=IF(ISNUMBER([.$J45]);OFFSET([.$C$2];[.$J45]-1;0;1;1);&quot;&quot;)" office:value-type="string" office:string-value="A077" calcext:value-type="string">
            <text:p>A077</text:p>
          </table:table-cell>
          <table:table-cell table:number-columns-repeated="3"/>
        </table:table-row>
        <table:table-row table:style-name="ro2">
          <table:table-cell office:value-type="string" calcext:value-type="string">
            <text:p>A033</text:p>
          </table:table-cell>
          <table:table-cell table:style-name="ce2" table:formula="of:=[.B45]+(COUNTIF([.$A$2:.$A46];[.$A46])=1)*([.$A46]&lt;&gt;&quot;&quot;)" office:value-type="float" office:value="33" calcext:value-type="float">
            <text:p>33</text:p>
          </table:table-cell>
          <table:table-cell table:style-name="ce8" table:formula="of:=IFERROR(OFFSET([.$A$2];MATCH(ROW([.C46])-ROW([.C$2])+1;[.$B$2:.$B$101];0)-1;0;1;1);&quot;&quot;)" office:value-type="string" office:string-value="A078" calcext:value-type="string">
            <text:p>A078</text:p>
          </table:table-cell>
          <table:table-cell table:number-columns-repeated="4"/>
          <table:table-cell table:style-name="ce2" table:formula="of:=[.H45]+1" office:value-type="float" office:value="45" calcext:value-type="float">
            <text:p>45</text:p>
          </table:table-cell>
          <table:table-cell table:style-name="ce9" table:formula="of:=IF([.$H46]&gt;[.$G$1];NA();[.$H46]+SUMPRODUCT([.$C46]&gt;OFFSET([.$C$2];[.$H46]-1;0;[.$G$1]-[.$H46]+1;1))-SUMPRODUCT([.$C46]&lt;OFFSET([.$C$2];0;0;[.$H46];1)))" office:value-type="float" office:value="45" calcext:value-type="float">
            <text:p>45</text:p>
          </table:table-cell>
          <table:table-cell table:style-name="ce2" table:formula="of:=MATCH([.$H46];[.$I$2:.$I$101];0)" office:value-type="float" office:value="45" calcext:value-type="float">
            <text:p>45</text:p>
          </table:table-cell>
          <table:table-cell/>
          <table:table-cell table:style-name="ce8" table:formula="of:=IF(ISNUMBER([.$J46]);OFFSET([.$C$2];[.$J46]-1;0;1;1);&quot;&quot;)" office:value-type="string" office:string-value="A078" calcext:value-type="string">
            <text:p>A078</text:p>
          </table:table-cell>
          <table:table-cell table:number-columns-repeated="3"/>
        </table:table-row>
        <table:table-row table:style-name="ro2">
          <table:table-cell office:value-type="string" calcext:value-type="string">
            <text:p>A060</text:p>
          </table:table-cell>
          <table:table-cell table:style-name="ce2" table:formula="of:=[.B46]+(COUNTIF([.$A$2:.$A47];[.$A47])=1)*([.$A47]&lt;&gt;&quot;&quot;)" office:value-type="float" office:value="34" calcext:value-type="float">
            <text:p>34</text:p>
          </table:table-cell>
          <table:table-cell table:style-name="ce8" table:formula="of:=IFERROR(OFFSET([.$A$2];MATCH(ROW([.C47])-ROW([.C$2])+1;[.$B$2:.$B$101];0)-1;0;1;1);&quot;&quot;)" office:value-type="string" office:string-value="A094" calcext:value-type="string">
            <text:p>A094</text:p>
          </table:table-cell>
          <table:table-cell table:number-columns-repeated="4"/>
          <table:table-cell table:style-name="ce2" table:formula="of:=[.H46]+1" office:value-type="float" office:value="46" calcext:value-type="float">
            <text:p>46</text:p>
          </table:table-cell>
          <table:table-cell table:style-name="ce9" table:formula="of:=IF([.$H47]&gt;[.$G$1];NA();[.$H47]+SUMPRODUCT([.$C47]&gt;OFFSET([.$C$2];[.$H47]-1;0;[.$G$1]-[.$H47]+1;1))-SUMPRODUCT([.$C47]&lt;OFFSET([.$C$2];0;0;[.$H47];1)))" office:value-type="float" office:value="52" calcext:value-type="float">
            <text:p>52</text:p>
          </table:table-cell>
          <table:table-cell table:style-name="ce2" table:formula="of:=MATCH([.$H47];[.$I$2:.$I$101];0)" office:value-type="float" office:value="51" calcext:value-type="float">
            <text:p>51</text:p>
          </table:table-cell>
          <table:table-cell/>
          <table:table-cell table:style-name="ce8" table:formula="of:=IF(ISNUMBER([.$J47]);OFFSET([.$C$2];[.$J47]-1;0;1;1);&quot;&quot;)" office:value-type="string" office:string-value="A079" calcext:value-type="string">
            <text:p>A079</text:p>
          </table:table-cell>
          <table:table-cell table:number-columns-repeated="3"/>
        </table:table-row>
        <table:table-row table:style-name="ro2">
          <table:table-cell office:value-type="string" calcext:value-type="string">
            <text:p>A051</text:p>
          </table:table-cell>
          <table:table-cell table:style-name="ce2" table:formula="of:=[.B47]+(COUNTIF([.$A$2:.$A48];[.$A48])=1)*([.$A48]&lt;&gt;&quot;&quot;)" office:value-type="float" office:value="35" calcext:value-type="float">
            <text:p>35</text:p>
          </table:table-cell>
          <table:table-cell table:style-name="ce8" table:formula="of:=IFERROR(OFFSET([.$A$2];MATCH(ROW([.C48])-ROW([.C$2])+1;[.$B$2:.$B$101];0)-1;0;1;1);&quot;&quot;)" office:value-type="string" office:string-value="A067" calcext:value-type="string">
            <text:p>A067</text:p>
          </table:table-cell>
          <table:table-cell table:number-columns-repeated="4"/>
          <table:table-cell table:style-name="ce2" table:formula="of:=[.H47]+1" office:value-type="float" office:value="47" calcext:value-type="float">
            <text:p>47</text:p>
          </table:table-cell>
          <table:table-cell table:style-name="ce9" table:formula="of:=IF([.$H48]&gt;[.$G$1];NA();[.$H48]+SUMPRODUCT([.$C48]&gt;OFFSET([.$C$2];[.$H48]-1;0;[.$G$1]-[.$H48]+1;1))-SUMPRODUCT([.$C48]&lt;OFFSET([.$C$2];0;0;[.$H48];1)))" office:value-type="float" office:value="37" calcext:value-type="float">
            <text:p>37</text:p>
          </table:table-cell>
          <table:table-cell table:style-name="ce2" table:formula="of:=MATCH([.$H48];[.$I$2:.$I$101];0)" office:value-type="float" office:value="1" calcext:value-type="float">
            <text:p>1</text:p>
          </table:table-cell>
          <table:table-cell/>
          <table:table-cell table:style-name="ce8" table:formula="of:=IF(ISNUMBER([.$J48]);OFFSET([.$C$2];[.$J48]-1;0;1;1);&quot;&quot;)" office:value-type="string" office:string-value="A080" calcext:value-type="string">
            <text:p>A080</text:p>
          </table:table-cell>
          <table:table-cell table:number-columns-repeated="3"/>
        </table:table-row>
        <table:table-row table:style-name="ro2">
          <table:table-cell office:value-type="string" calcext:value-type="string">
            <text:p>A036</text:p>
          </table:table-cell>
          <table:table-cell table:style-name="ce2" table:formula="of:=[.B48]+(COUNTIF([.$A$2:.$A49];[.$A49])=1)*([.$A49]&lt;&gt;&quot;&quot;)" office:value-type="float" office:value="35" calcext:value-type="float">
            <text:p>35</text:p>
          </table:table-cell>
          <table:table-cell table:style-name="ce8" table:formula="of:=IFERROR(OFFSET([.$A$2];MATCH(ROW([.C49])-ROW([.C$2])+1;[.$B$2:.$B$101];0)-1;0;1;1);&quot;&quot;)" office:value-type="string" office:string-value="A032" calcext:value-type="string">
            <text:p>A032</text:p>
          </table:table-cell>
          <table:table-cell table:number-columns-repeated="4"/>
          <table:table-cell table:style-name="ce2" table:formula="of:=[.H48]+1" office:value-type="float" office:value="48" calcext:value-type="float">
            <text:p>48</text:p>
          </table:table-cell>
          <table:table-cell table:style-name="ce9" table:formula="of:=IF([.$H49]&gt;[.$G$1];NA();[.$H49]+SUMPRODUCT([.$C49]&gt;OFFSET([.$C$2];[.$H49]-1;0;[.$G$1]-[.$H49]+1;1))-SUMPRODUCT([.$C49]&lt;OFFSET([.$C$2];0;0;[.$H49];1)))" office:value-type="float" office:value="18" calcext:value-type="float">
            <text:p>18</text:p>
          </table:table-cell>
          <table:table-cell table:style-name="ce2" table:formula="of:=MATCH([.$H49];[.$I$2:.$I$101];0)" office:value-type="float" office:value="41" calcext:value-type="float">
            <text:p>41</text:p>
          </table:table-cell>
          <table:table-cell/>
          <table:table-cell table:style-name="ce8" table:formula="of:=IF(ISNUMBER([.$J49]);OFFSET([.$C$2];[.$J49]-1;0;1;1);&quot;&quot;)" office:value-type="string" office:string-value="A081" calcext:value-type="string">
            <text:p>A081</text:p>
          </table:table-cell>
          <table:table-cell table:number-columns-repeated="3"/>
        </table:table-row>
        <table:table-row table:style-name="ro2">
          <table:table-cell office:value-type="string" calcext:value-type="string">
            <text:p>A045</text:p>
          </table:table-cell>
          <table:table-cell table:style-name="ce2" table:formula="of:=[.B49]+(COUNTIF([.$A$2:.$A50];[.$A50])=1)*([.$A50]&lt;&gt;&quot;&quot;)" office:value-type="float" office:value="35" calcext:value-type="float">
            <text:p>35</text:p>
          </table:table-cell>
          <table:table-cell table:style-name="ce8" table:formula="of:=IFERROR(OFFSET([.$A$2];MATCH(ROW([.C50])-ROW([.C$2])+1;[.$B$2:.$B$101];0)-1;0;1;1);&quot;&quot;)" office:value-type="string" office:string-value="A007" calcext:value-type="string">
            <text:p>A007</text:p>
          </table:table-cell>
          <table:table-cell table:number-columns-repeated="4"/>
          <table:table-cell table:style-name="ce2" table:formula="of:=[.H49]+1" office:value-type="float" office:value="49" calcext:value-type="float">
            <text:p>49</text:p>
          </table:table-cell>
          <table:table-cell table:style-name="ce9" table:formula="of:=IF([.$H50]&gt;[.$G$1];NA();[.$H50]+SUMPRODUCT([.$C50]&gt;OFFSET([.$C$2];[.$H50]-1;0;[.$G$1]-[.$H50]+1;1))-SUMPRODUCT([.$C50]&lt;OFFSET([.$C$2];0;0;[.$H50];1)))" office:value-type="float" office:value="3" calcext:value-type="float">
            <text:p>3</text:p>
          </table:table-cell>
          <table:table-cell table:style-name="ce2" table:formula="of:=MATCH([.$H50];[.$I$2:.$I$101];0)" office:value-type="float" office:value="6" calcext:value-type="float">
            <text:p>6</text:p>
          </table:table-cell>
          <table:table-cell/>
          <table:table-cell table:style-name="ce8" table:formula="of:=IF(ISNUMBER([.$J50]);OFFSET([.$C$2];[.$J50]-1;0;1;1);&quot;&quot;)" office:value-type="string" office:string-value="A084" calcext:value-type="string">
            <text:p>A084</text:p>
          </table:table-cell>
          <table:table-cell table:number-columns-repeated="3"/>
        </table:table-row>
        <table:table-row table:style-name="ro2">
          <table:table-cell office:value-type="string" calcext:value-type="string">
            <text:p>A076</text:p>
          </table:table-cell>
          <table:table-cell table:style-name="ce2" table:formula="of:=[.B50]+(COUNTIF([.$A$2:.$A51];[.$A51])=1)*([.$A51]&lt;&gt;&quot;&quot;)" office:value-type="float" office:value="36" calcext:value-type="float">
            <text:p>36</text:p>
          </table:table-cell>
          <table:table-cell table:style-name="ce8" table:formula="of:=IFERROR(OFFSET([.$A$2];MATCH(ROW([.C51])-ROW([.C$2])+1;[.$B$2:.$B$101];0)-1;0;1;1);&quot;&quot;)" office:value-type="string" office:string-value="A041" calcext:value-type="string">
            <text:p>A041</text:p>
          </table:table-cell>
          <table:table-cell table:number-columns-repeated="4"/>
          <table:table-cell table:style-name="ce2" table:formula="of:=[.H50]+1" office:value-type="float" office:value="50" calcext:value-type="float">
            <text:p>50</text:p>
          </table:table-cell>
          <table:table-cell table:style-name="ce9" table:formula="of:=IF([.$H51]&gt;[.$G$1];NA();[.$H51]+SUMPRODUCT([.$C51]&gt;OFFSET([.$C$2];[.$H51]-1;0;[.$G$1]-[.$H51]+1;1))-SUMPRODUCT([.$C51]&lt;OFFSET([.$C$2];0;0;[.$H51];1)))" office:value-type="float" office:value="22" calcext:value-type="float">
            <text:p>22</text:p>
          </table:table-cell>
          <table:table-cell table:style-name="ce2" table:formula="of:=MATCH([.$H51];[.$I$2:.$I$101];0)" office:value-type="float" office:value="57" calcext:value-type="float">
            <text:p>57</text:p>
          </table:table-cell>
          <table:table-cell/>
          <table:table-cell table:style-name="ce8" table:formula="of:=IF(ISNUMBER([.$J51]);OFFSET([.$C$2];[.$J51]-1;0;1;1);&quot;&quot;)" office:value-type="string" office:string-value="A087" calcext:value-type="string">
            <text:p>A087</text:p>
          </table:table-cell>
          <table:table-cell table:number-columns-repeated="3"/>
        </table:table-row>
        <table:table-row table:style-name="ro2">
          <table:table-cell office:value-type="string" calcext:value-type="string">
            <text:p>A042</text:p>
          </table:table-cell>
          <table:table-cell table:style-name="ce2" table:formula="of:=[.B51]+(COUNTIF([.$A$2:.$A52];[.$A52])=1)*([.$A52]&lt;&gt;&quot;&quot;)" office:value-type="float" office:value="36" calcext:value-type="float">
            <text:p>36</text:p>
          </table:table-cell>
          <table:table-cell table:style-name="ce8" table:formula="of:=IFERROR(OFFSET([.$A$2];MATCH(ROW([.C52])-ROW([.C$2])+1;[.$B$2:.$B$101];0)-1;0;1;1);&quot;&quot;)" office:value-type="string" office:string-value="A079" calcext:value-type="string">
            <text:p>A079</text:p>
          </table:table-cell>
          <table:table-cell table:number-columns-repeated="4"/>
          <table:table-cell table:style-name="ce2" table:formula="of:=[.H51]+1" office:value-type="float" office:value="51" calcext:value-type="float">
            <text:p>51</text:p>
          </table:table-cell>
          <table:table-cell table:style-name="ce9" table:formula="of:=IF([.$H52]&gt;[.$G$1];NA();[.$H52]+SUMPRODUCT([.$C52]&gt;OFFSET([.$C$2];[.$H52]-1;0;[.$G$1]-[.$H52]+1;1))-SUMPRODUCT([.$C52]&lt;OFFSET([.$C$2];0;0;[.$H52];1)))" office:value-type="float" office:value="46" calcext:value-type="float">
            <text:p>46</text:p>
          </table:table-cell>
          <table:table-cell table:style-name="ce2" table:formula="of:=MATCH([.$H52];[.$I$2:.$I$101];0)" office:value-type="float" office:value="40" calcext:value-type="float">
            <text:p>40</text:p>
          </table:table-cell>
          <table:table-cell/>
          <table:table-cell table:style-name="ce8" table:formula="of:=IF(ISNUMBER([.$J52]);OFFSET([.$C$2];[.$J52]-1;0;1;1);&quot;&quot;)" office:value-type="string" office:string-value="A090" calcext:value-type="string">
            <text:p>A090</text:p>
          </table:table-cell>
          <table:table-cell table:number-columns-repeated="3"/>
        </table:table-row>
        <table:table-row table:style-name="ro2">
          <table:table-cell/>
          <table:table-cell table:style-name="ce2" table:formula="of:=[.B52]+(COUNTIF([.$A$2:.$A53];[.$A53])=1)*([.$A53]&lt;&gt;&quot;&quot;)" office:value-type="float" office:value="36" calcext:value-type="float">
            <text:p>36</text:p>
          </table:table-cell>
          <table:table-cell table:style-name="ce8" table:formula="of:=IFERROR(OFFSET([.$A$2];MATCH(ROW([.C53])-ROW([.C$2])+1;[.$B$2:.$B$101];0)-1;0;1;1);&quot;&quot;)" office:value-type="string" office:string-value="A037" calcext:value-type="string">
            <text:p>A037</text:p>
          </table:table-cell>
          <table:table-cell table:number-columns-repeated="4"/>
          <table:table-cell table:style-name="ce2" table:formula="of:=[.H52]+1" office:value-type="float" office:value="52" calcext:value-type="float">
            <text:p>52</text:p>
          </table:table-cell>
          <table:table-cell table:style-name="ce9" table:formula="of:=IF([.$H53]&gt;[.$G$1];NA();[.$H53]+SUMPRODUCT([.$C53]&gt;OFFSET([.$C$2];[.$H53]-1;0;[.$G$1]-[.$H53]+1;1))-SUMPRODUCT([.$C53]&lt;OFFSET([.$C$2];0;0;[.$H53];1)))" office:value-type="float" office:value="21" calcext:value-type="float">
            <text:p>21</text:p>
          </table:table-cell>
          <table:table-cell table:style-name="ce2" table:formula="of:=MATCH([.$H53];[.$I$2:.$I$101];0)" office:value-type="float" office:value="46" calcext:value-type="float">
            <text:p>46</text:p>
          </table:table-cell>
          <table:table-cell/>
          <table:table-cell table:style-name="ce8" table:formula="of:=IF(ISNUMBER([.$J53]);OFFSET([.$C$2];[.$J53]-1;0;1;1);&quot;&quot;)" office:value-type="string" office:string-value="A094" calcext:value-type="string">
            <text:p>A094</text:p>
          </table:table-cell>
          <table:table-cell table:number-columns-repeated="3"/>
        </table:table-row>
        <table:table-row table:style-name="ro2">
          <table:table-cell office:value-type="string" calcext:value-type="string">
            <text:p>A009</text:p>
          </table:table-cell>
          <table:table-cell table:style-name="ce2" table:formula="of:=[.B53]+(COUNTIF([.$A$2:.$A54];[.$A54])=1)*([.$A54]&lt;&gt;&quot;&quot;)" office:value-type="float" office:value="36" calcext:value-type="float">
            <text:p>36</text:p>
          </table:table-cell>
          <table:table-cell table:style-name="ce8" table:formula="of:=IFERROR(OFFSET([.$A$2];MATCH(ROW([.C54])-ROW([.C$2])+1;[.$B$2:.$B$101];0)-1;0;1;1);&quot;&quot;)" office:value-type="string" office:string-value="A025" calcext:value-type="string">
            <text:p>A025</text:p>
          </table:table-cell>
          <table:table-cell table:number-columns-repeated="4"/>
          <table:table-cell table:style-name="ce2" table:formula="of:=[.H53]+1" office:value-type="float" office:value="53" calcext:value-type="float">
            <text:p>53</text:p>
          </table:table-cell>
          <table:table-cell table:style-name="ce9" table:formula="of:=IF([.$H54]&gt;[.$G$1];NA();[.$H54]+SUMPRODUCT([.$C54]&gt;OFFSET([.$C$2];[.$H54]-1;0;[.$G$1]-[.$H54]+1;1))-SUMPRODUCT([.$C54]&lt;OFFSET([.$C$2];0;0;[.$H54];1)))" office:value-type="float" office:value="14" calcext:value-type="float">
            <text:p>14</text:p>
          </table:table-cell>
          <table:table-cell table:style-name="ce2" table:formula="of:=MATCH([.$H54];[.$I$2:.$I$101];0)" office:value-type="float" office:value="2" calcext:value-type="float">
            <text:p>2</text:p>
          </table:table-cell>
          <table:table-cell/>
          <table:table-cell table:style-name="ce8" table:formula="of:=IF(ISNUMBER([.$J54]);OFFSET([.$C$2];[.$J54]-1;0;1;1);&quot;&quot;)" office:value-type="string" office:string-value="A095" calcext:value-type="string">
            <text:p>A095</text:p>
          </table:table-cell>
          <table:table-cell table:number-columns-repeated="3"/>
        </table:table-row>
        <table:table-row table:style-name="ro2">
          <table:table-cell office:value-type="string" calcext:value-type="string">
            <text:p>A051</text:p>
          </table:table-cell>
          <table:table-cell table:style-name="ce2" table:formula="of:=[.B54]+(COUNTIF([.$A$2:.$A55];[.$A55])=1)*([.$A55]&lt;&gt;&quot;&quot;)" office:value-type="float" office:value="36" calcext:value-type="float">
            <text:p>36</text:p>
          </table:table-cell>
          <table:table-cell table:style-name="ce8" table:formula="of:=IFERROR(OFFSET([.$A$2];MATCH(ROW([.C55])-ROW([.C$2])+1;[.$B$2:.$B$101];0)-1;0;1;1);&quot;&quot;)" office:value-type="string" office:string-value="A029" calcext:value-type="string">
            <text:p>A029</text:p>
          </table:table-cell>
          <table:table-cell table:number-columns-repeated="4"/>
          <table:table-cell table:style-name="ce2" table:formula="of:=[.H54]+1" office:value-type="float" office:value="54" calcext:value-type="float">
            <text:p>54</text:p>
          </table:table-cell>
          <table:table-cell table:style-name="ce9" table:formula="of:=IF([.$H55]&gt;[.$G$1];NA();[.$H55]+SUMPRODUCT([.$C55]&gt;OFFSET([.$C$2];[.$H55]-1;0;[.$G$1]-[.$H55]+1;1))-SUMPRODUCT([.$C55]&lt;OFFSET([.$C$2];0;0;[.$H55];1)))" office:value-type="float" office:value="16" calcext:value-type="float">
            <text:p>16</text:p>
          </table:table-cell>
          <table:table-cell table:style-name="ce2" table:formula="of:=MATCH([.$H55];[.$I$2:.$I$101];0)" office:value-type="float" office:value="23" calcext:value-type="float">
            <text:p>23</text:p>
          </table:table-cell>
          <table:table-cell/>
          <table:table-cell table:style-name="ce8" table:formula="of:=IF(ISNUMBER([.$J55]);OFFSET([.$C$2];[.$J55]-1;0;1;1);&quot;&quot;)" office:value-type="string" office:string-value="A097" calcext:value-type="string">
            <text:p>A097</text:p>
          </table:table-cell>
          <table:table-cell table:number-columns-repeated="3"/>
        </table:table-row>
        <table:table-row table:style-name="ro2">
          <table:table-cell office:value-type="string" calcext:value-type="string">
            <text:p>A012</text:p>
          </table:table-cell>
          <table:table-cell table:style-name="ce2" table:formula="of:=[.B55]+(COUNTIF([.$A$2:.$A56];[.$A56])=1)*([.$A56]&lt;&gt;&quot;&quot;)" office:value-type="float" office:value="37" calcext:value-type="float">
            <text:p>37</text:p>
          </table:table-cell>
          <table:table-cell table:style-name="ce8" table:formula="of:=IFERROR(OFFSET([.$A$2];MATCH(ROW([.C56])-ROW([.C$2])+1;[.$B$2:.$B$101];0)-1;0;1;1);&quot;&quot;)" office:value-type="string" office:string-value="A069" calcext:value-type="string">
            <text:p>A069</text:p>
          </table:table-cell>
          <table:table-cell table:number-columns-repeated="4"/>
          <table:table-cell table:style-name="ce2" table:formula="of:=[.H55]+1" office:value-type="float" office:value="55" calcext:value-type="float">
            <text:p>55</text:p>
          </table:table-cell>
          <table:table-cell table:style-name="ce9" table:formula="of:=IF([.$H56]&gt;[.$G$1];NA();[.$H56]+SUMPRODUCT([.$C56]&gt;OFFSET([.$C$2];[.$H56]-1;0;[.$G$1]-[.$H56]+1;1))-SUMPRODUCT([.$C56]&lt;OFFSET([.$C$2];0;0;[.$H56];1)))" office:value-type="float" office:value="39" calcext:value-type="float">
            <text:p>39</text:p>
          </table:table-cell>
          <table:table-cell table:style-name="ce2" table:formula="of:=MATCH([.$H56];[.$I$2:.$I$101];0)" office:value-type="float" office:value="42" calcext:value-type="float">
            <text:p>42</text:p>
          </table:table-cell>
          <table:table-cell/>
          <table:table-cell table:style-name="ce8" table:formula="of:=IF(ISNUMBER([.$J56]);OFFSET([.$C$2];[.$J56]-1;0;1;1);&quot;&quot;)" office:value-type="string" office:string-value="A098" calcext:value-type="string">
            <text:p>A098</text:p>
          </table:table-cell>
          <table:table-cell table:number-columns-repeated="3"/>
        </table:table-row>
        <table:table-row table:style-name="ro2">
          <table:table-cell office:value-type="string" calcext:value-type="string">
            <text:p>A100</text:p>
          </table:table-cell>
          <table:table-cell table:style-name="ce2" table:formula="of:=[.B56]+(COUNTIF([.$A$2:.$A57];[.$A57])=1)*([.$A57]&lt;&gt;&quot;&quot;)" office:value-type="float" office:value="38" calcext:value-type="float">
            <text:p>38</text:p>
          </table:table-cell>
          <table:table-cell table:style-name="ce8" table:formula="of:=IFERROR(OFFSET([.$A$2];MATCH(ROW([.C57])-ROW([.C$2])+1;[.$B$2:.$B$101];0)-1;0;1;1);&quot;&quot;)" office:value-type="string" office:string-value="A070" calcext:value-type="string">
            <text:p>A070</text:p>
          </table:table-cell>
          <table:table-cell table:number-columns-repeated="4"/>
          <table:table-cell table:style-name="ce2" table:formula="of:=[.H56]+1" office:value-type="float" office:value="56" calcext:value-type="float">
            <text:p>56</text:p>
          </table:table-cell>
          <table:table-cell table:style-name="ce9" table:formula="of:=IF([.$H57]&gt;[.$G$1];NA();[.$H57]+SUMPRODUCT([.$C57]&gt;OFFSET([.$C$2];[.$H57]-1;0;[.$G$1]-[.$H57]+1;1))-SUMPRODUCT([.$C57]&lt;OFFSET([.$C$2];0;0;[.$H57];1)))" office:value-type="float" office:value="40" calcext:value-type="float">
            <text:p>40</text:p>
          </table:table-cell>
          <table:table-cell table:style-name="ce2" table:formula="of:=MATCH([.$H57];[.$I$2:.$I$101];0)" office:value-type="float" office:value="18" calcext:value-type="float">
            <text:p>18</text:p>
          </table:table-cell>
          <table:table-cell/>
          <table:table-cell table:style-name="ce8" table:formula="of:=IF(ISNUMBER([.$J57]);OFFSET([.$C$2];[.$J57]-1;0;1;1);&quot;&quot;)" office:value-type="string" office:string-value="A099" calcext:value-type="string">
            <text:p>A099</text:p>
          </table:table-cell>
          <table:table-cell table:number-columns-repeated="3"/>
        </table:table-row>
        <table:table-row table:style-name="ro2">
          <table:table-cell office:value-type="string" calcext:value-type="string">
            <text:p>A073</text:p>
          </table:table-cell>
          <table:table-cell table:style-name="ce2" table:formula="of:=[.B57]+(COUNTIF([.$A$2:.$A58];[.$A58])=1)*([.$A58]&lt;&gt;&quot;&quot;)" office:value-type="float" office:value="39" calcext:value-type="float">
            <text:p>39</text:p>
          </table:table-cell>
          <table:table-cell table:style-name="ce8" table:formula="of:=IFERROR(OFFSET([.$A$2];MATCH(ROW([.C58])-ROW([.C$2])+1;[.$B$2:.$B$101];0)-1;0;1;1);&quot;&quot;)" office:value-type="string" office:string-value="A087" calcext:value-type="string">
            <text:p>A087</text:p>
          </table:table-cell>
          <table:table-cell table:number-columns-repeated="4"/>
          <table:table-cell table:style-name="ce2" table:formula="of:=[.H57]+1" office:value-type="float" office:value="57" calcext:value-type="float">
            <text:p>57</text:p>
          </table:table-cell>
          <table:table-cell table:style-name="ce9" table:formula="of:=IF([.$H58]&gt;[.$G$1];NA();[.$H58]+SUMPRODUCT([.$C58]&gt;OFFSET([.$C$2];[.$H58]-1;0;[.$G$1]-[.$H58]+1;1))-SUMPRODUCT([.$C58]&lt;OFFSET([.$C$2];0;0;[.$H58];1)))" office:value-type="float" office:value="50" calcext:value-type="float">
            <text:p>50</text:p>
          </table:table-cell>
          <table:table-cell table:style-name="ce2" table:formula="of:=MATCH([.$H58];[.$I$2:.$I$101];0)" office:value-type="float" office:value="38" calcext:value-type="float">
            <text:p>38</text:p>
          </table:table-cell>
          <table:table-cell/>
          <table:table-cell table:style-name="ce8" table:formula="of:=IF(ISNUMBER([.$J58]);OFFSET([.$C$2];[.$J58]-1;0;1;1);&quot;&quot;)" office:value-type="string" office:string-value="A100" calcext:value-type="string">
            <text:p>A100</text:p>
          </table:table-cell>
          <table:table-cell table:number-columns-repeated="3"/>
        </table:table-row>
        <table:table-row table:style-name="ro2">
          <table:table-cell office:value-type="string" calcext:value-type="string">
            <text:p>A090</text:p>
          </table:table-cell>
          <table:table-cell table:style-name="ce2" table:formula="of:=[.B58]+(COUNTIF([.$A$2:.$A59];[.$A59])=1)*([.$A59]&lt;&gt;&quot;&quot;)" office:value-type="float" office:value="40" calcext:value-type="float">
            <text:p>40</text:p>
          </table:table-cell>
          <table:table-cell table:style-name="ce8" table:formula="of:=IFERROR(OFFSET([.$A$2];MATCH(ROW([.C59])-ROW([.C$2])+1;[.$B$2:.$B$101];0)-1;0;1;1);&quot;&quot;)">
            <text:p/>
          </table:table-cell>
          <table:table-cell table:number-columns-repeated="4"/>
          <table:table-cell table:style-name="ce2" table:formula="of:=[.H58]+1" office:value-type="float" office:value="58" calcext:value-type="float">
            <text:p>58</text:p>
          </table:table-cell>
          <table:table-cell table:style-name="ce9" table:formula="of:=IF([.$H59]&gt;[.$G$1];NA();[.$H59]+SUMPRODUCT([.$C59]&gt;OFFSET([.$C$2];[.$H59]-1;0;[.$G$1]-[.$H59]+1;1))-SUMPRODUCT([.$C59]&lt;OFFSET([.$C$2];0;0;[.$H59];1)))" office:value-type="string" office:string-value="" calcext:value-type="error">
            <text:p>#N/A</text:p>
          </table:table-cell>
          <table:table-cell table:style-name="ce2" table:formula="of:=MATCH([.$H59];[.$I$2:.$I$101];0)" office:value-type="string" office:string-value="" calcext:value-type="error">
            <text:p>#N/A</text:p>
          </table:table-cell>
          <table:table-cell/>
          <table:table-cell table:style-name="ce8" table:formula="of:=IF(ISNUMBER([.$J59]);OFFSET([.$C$2];[.$J59]-1;0;1;1);&quot;&quot;)">
            <text:p/>
          </table:table-cell>
          <table:table-cell table:number-columns-repeated="3"/>
        </table:table-row>
        <table:table-row table:style-name="ro2">
          <table:table-cell office:value-type="string" calcext:value-type="string">
            <text:p>A081</text:p>
          </table:table-cell>
          <table:table-cell table:style-name="ce2" table:formula="of:=[.B59]+(COUNTIF([.$A$2:.$A60];[.$A60])=1)*([.$A60]&lt;&gt;&quot;&quot;)" office:value-type="float" office:value="41" calcext:value-type="float">
            <text:p>41</text:p>
          </table:table-cell>
          <table:table-cell table:style-name="ce8" table:formula="of:=IFERROR(OFFSET([.$A$2];MATCH(ROW([.C60])-ROW([.C$2])+1;[.$B$2:.$B$101];0)-1;0;1;1);&quot;&quot;)">
            <text:p/>
          </table:table-cell>
          <table:table-cell table:number-columns-repeated="4"/>
          <table:table-cell table:style-name="ce2" table:formula="of:=[.H59]+1" office:value-type="float" office:value="59" calcext:value-type="float">
            <text:p>59</text:p>
          </table:table-cell>
          <table:table-cell table:style-name="ce9" table:formula="of:=IF([.$H60]&gt;[.$G$1];NA();[.$H60]+SUMPRODUCT([.$C60]&gt;OFFSET([.$C$2];[.$H60]-1;0;[.$G$1]-[.$H60]+1;1))-SUMPRODUCT([.$C60]&lt;OFFSET([.$C$2];0;0;[.$H60];1)))" office:value-type="string" office:string-value="" calcext:value-type="error">
            <text:p>#N/A</text:p>
          </table:table-cell>
          <table:table-cell table:style-name="ce2" table:formula="of:=MATCH([.$H60];[.$I$2:.$I$101];0)" office:value-type="string" office:string-value="" calcext:value-type="error">
            <text:p>#N/A</text:p>
          </table:table-cell>
          <table:table-cell/>
          <table:table-cell table:style-name="ce8" table:formula="of:=IF(ISNUMBER([.$J60]);OFFSET([.$C$2];[.$J60]-1;0;1;1);&quot;&quot;)">
            <text:p/>
          </table:table-cell>
          <table:table-cell table:number-columns-repeated="3"/>
        </table:table-row>
        <table:table-row table:style-name="ro2">
          <table:table-cell office:value-type="string" calcext:value-type="string">
            <text:p>A081</text:p>
          </table:table-cell>
          <table:table-cell table:style-name="ce2" table:formula="of:=[.B60]+(COUNTIF([.$A$2:.$A61];[.$A61])=1)*([.$A61]&lt;&gt;&quot;&quot;)" office:value-type="float" office:value="41" calcext:value-type="float">
            <text:p>41</text:p>
          </table:table-cell>
          <table:table-cell table:style-name="ce8" table:formula="of:=IFERROR(OFFSET([.$A$2];MATCH(ROW([.C61])-ROW([.C$2])+1;[.$B$2:.$B$101];0)-1;0;1;1);&quot;&quot;)">
            <text:p/>
          </table:table-cell>
          <table:table-cell table:number-columns-repeated="4"/>
          <table:table-cell table:style-name="ce2" table:formula="of:=[.H60]+1" office:value-type="float" office:value="60" calcext:value-type="float">
            <text:p>60</text:p>
          </table:table-cell>
          <table:table-cell table:style-name="ce9" table:formula="of:=IF([.$H61]&gt;[.$G$1];NA();[.$H61]+SUMPRODUCT([.$C61]&gt;OFFSET([.$C$2];[.$H61]-1;0;[.$G$1]-[.$H61]+1;1))-SUMPRODUCT([.$C61]&lt;OFFSET([.$C$2];0;0;[.$H61];1)))" office:value-type="string" office:string-value="" calcext:value-type="error">
            <text:p>#N/A</text:p>
          </table:table-cell>
          <table:table-cell table:style-name="ce2" table:formula="of:=MATCH([.$H61];[.$I$2:.$I$101];0)" office:value-type="string" office:string-value="" calcext:value-type="error">
            <text:p>#N/A</text:p>
          </table:table-cell>
          <table:table-cell/>
          <table:table-cell table:style-name="ce8" table:formula="of:=IF(ISNUMBER([.$J61]);OFFSET([.$C$2];[.$J61]-1;0;1;1);&quot;&quot;)">
            <text:p/>
          </table:table-cell>
          <table:table-cell table:number-columns-repeated="3"/>
        </table:table-row>
        <table:table-row table:style-name="ro2">
          <table:table-cell office:value-type="string" calcext:value-type="string">
            <text:p>A098</text:p>
          </table:table-cell>
          <table:table-cell table:style-name="ce2" table:formula="of:=[.B61]+(COUNTIF([.$A$2:.$A62];[.$A62])=1)*([.$A62]&lt;&gt;&quot;&quot;)" office:value-type="float" office:value="42" calcext:value-type="float">
            <text:p>42</text:p>
          </table:table-cell>
          <table:table-cell table:style-name="ce8" table:formula="of:=IFERROR(OFFSET([.$A$2];MATCH(ROW([.C62])-ROW([.C$2])+1;[.$B$2:.$B$101];0)-1;0;1;1);&quot;&quot;)">
            <text:p/>
          </table:table-cell>
          <table:table-cell table:number-columns-repeated="4"/>
          <table:table-cell table:style-name="ce2" table:formula="of:=[.H61]+1" office:value-type="float" office:value="61" calcext:value-type="float">
            <text:p>61</text:p>
          </table:table-cell>
          <table:table-cell table:style-name="ce9" table:formula="of:=IF([.$H62]&gt;[.$G$1];NA();[.$H62]+SUMPRODUCT([.$C62]&gt;OFFSET([.$C$2];[.$H62]-1;0;[.$G$1]-[.$H62]+1;1))-SUMPRODUCT([.$C62]&lt;OFFSET([.$C$2];0;0;[.$H62];1)))" office:value-type="string" office:string-value="" calcext:value-type="error">
            <text:p>#N/A</text:p>
          </table:table-cell>
          <table:table-cell table:style-name="ce2" table:formula="of:=MATCH([.$H62];[.$I$2:.$I$101];0)" office:value-type="string" office:string-value="" calcext:value-type="error">
            <text:p>#N/A</text:p>
          </table:table-cell>
          <table:table-cell/>
          <table:table-cell table:style-name="ce8" table:formula="of:=IF(ISNUMBER([.$J62]);OFFSET([.$C$2];[.$J62]-1;0;1;1);&quot;&quot;)">
            <text:p/>
          </table:table-cell>
          <table:table-cell table:number-columns-repeated="3"/>
        </table:table-row>
        <table:table-row table:style-name="ro2">
          <table:table-cell/>
          <table:table-cell table:style-name="ce2" table:formula="of:=[.B62]+(COUNTIF([.$A$2:.$A63];[.$A63])=1)*([.$A63]&lt;&gt;&quot;&quot;)" office:value-type="float" office:value="42" calcext:value-type="float">
            <text:p>42</text:p>
          </table:table-cell>
          <table:table-cell table:style-name="ce8" table:formula="of:=IFERROR(OFFSET([.$A$2];MATCH(ROW([.C63])-ROW([.C$2])+1;[.$B$2:.$B$101];0)-1;0;1;1);&quot;&quot;)">
            <text:p/>
          </table:table-cell>
          <table:table-cell table:number-columns-repeated="4"/>
          <table:table-cell table:style-name="ce2" table:formula="of:=[.H62]+1" office:value-type="float" office:value="62" calcext:value-type="float">
            <text:p>62</text:p>
          </table:table-cell>
          <table:table-cell table:style-name="ce9" table:formula="of:=IF([.$H63]&gt;[.$G$1];NA();[.$H63]+SUMPRODUCT([.$C63]&gt;OFFSET([.$C$2];[.$H63]-1;0;[.$G$1]-[.$H63]+1;1))-SUMPRODUCT([.$C63]&lt;OFFSET([.$C$2];0;0;[.$H63];1)))" office:value-type="string" office:string-value="" calcext:value-type="error">
            <text:p>#N/A</text:p>
          </table:table-cell>
          <table:table-cell table:style-name="ce2" table:formula="of:=MATCH([.$H63];[.$I$2:.$I$101];0)" office:value-type="string" office:string-value="" calcext:value-type="error">
            <text:p>#N/A</text:p>
          </table:table-cell>
          <table:table-cell/>
          <table:table-cell table:style-name="ce8" table:formula="of:=IF(ISNUMBER([.$J63]);OFFSET([.$C$2];[.$J63]-1;0;1;1);&quot;&quot;)">
            <text:p/>
          </table:table-cell>
          <table:table-cell table:number-columns-repeated="3"/>
        </table:table-row>
        <table:table-row table:style-name="ro2">
          <table:table-cell/>
          <table:table-cell table:style-name="ce2" table:formula="of:=[.B63]+(COUNTIF([.$A$2:.$A64];[.$A64])=1)*([.$A64]&lt;&gt;&quot;&quot;)" office:value-type="float" office:value="42" calcext:value-type="float">
            <text:p>42</text:p>
          </table:table-cell>
          <table:table-cell table:style-name="ce8" table:formula="of:=IFERROR(OFFSET([.$A$2];MATCH(ROW([.C64])-ROW([.C$2])+1;[.$B$2:.$B$101];0)-1;0;1;1);&quot;&quot;)">
            <text:p/>
          </table:table-cell>
          <table:table-cell table:number-columns-repeated="4"/>
          <table:table-cell table:style-name="ce2" table:formula="of:=[.H63]+1" office:value-type="float" office:value="63" calcext:value-type="float">
            <text:p>63</text:p>
          </table:table-cell>
          <table:table-cell table:style-name="ce9" table:formula="of:=IF([.$H64]&gt;[.$G$1];NA();[.$H64]+SUMPRODUCT([.$C64]&gt;OFFSET([.$C$2];[.$H64]-1;0;[.$G$1]-[.$H64]+1;1))-SUMPRODUCT([.$C64]&lt;OFFSET([.$C$2];0;0;[.$H64];1)))" office:value-type="string" office:string-value="" calcext:value-type="error">
            <text:p>#N/A</text:p>
          </table:table-cell>
          <table:table-cell table:style-name="ce2" table:formula="of:=MATCH([.$H64];[.$I$2:.$I$101];0)" office:value-type="string" office:string-value="" calcext:value-type="error">
            <text:p>#N/A</text:p>
          </table:table-cell>
          <table:table-cell/>
          <table:table-cell table:style-name="ce8" table:formula="of:=IF(ISNUMBER([.$J64]);OFFSET([.$C$2];[.$J64]-1;0;1;1);&quot;&quot;)">
            <text:p/>
          </table:table-cell>
          <table:table-cell table:number-columns-repeated="3"/>
        </table:table-row>
        <table:table-row table:style-name="ro2">
          <table:table-cell office:value-type="string" calcext:value-type="string">
            <text:p>A002</text:p>
          </table:table-cell>
          <table:table-cell table:style-name="ce2" table:formula="of:=[.B64]+(COUNTIF([.$A$2:.$A65];[.$A65])=1)*([.$A65]&lt;&gt;&quot;&quot;)" office:value-type="float" office:value="42" calcext:value-type="float">
            <text:p>42</text:p>
          </table:table-cell>
          <table:table-cell table:style-name="ce8" table:formula="of:=IFERROR(OFFSET([.$A$2];MATCH(ROW([.C65])-ROW([.C$2])+1;[.$B$2:.$B$101];0)-1;0;1;1);&quot;&quot;)">
            <text:p/>
          </table:table-cell>
          <table:table-cell table:number-columns-repeated="4"/>
          <table:table-cell table:style-name="ce2" table:formula="of:=[.H64]+1" office:value-type="float" office:value="64" calcext:value-type="float">
            <text:p>64</text:p>
          </table:table-cell>
          <table:table-cell table:style-name="ce9" table:formula="of:=IF([.$H65]&gt;[.$G$1];NA();[.$H65]+SUMPRODUCT([.$C65]&gt;OFFSET([.$C$2];[.$H65]-1;0;[.$G$1]-[.$H65]+1;1))-SUMPRODUCT([.$C65]&lt;OFFSET([.$C$2];0;0;[.$H65];1)))" office:value-type="string" office:string-value="" calcext:value-type="error">
            <text:p>#N/A</text:p>
          </table:table-cell>
          <table:table-cell table:style-name="ce2" table:formula="of:=MATCH([.$H65];[.$I$2:.$I$101];0)" office:value-type="string" office:string-value="" calcext:value-type="error">
            <text:p>#N/A</text:p>
          </table:table-cell>
          <table:table-cell/>
          <table:table-cell table:style-name="ce8" table:formula="of:=IF(ISNUMBER([.$J65]);OFFSET([.$C$2];[.$J65]-1;0;1;1);&quot;&quot;)">
            <text:p/>
          </table:table-cell>
          <table:table-cell table:number-columns-repeated="3"/>
        </table:table-row>
        <table:table-row table:style-name="ro2">
          <table:table-cell office:value-type="string" calcext:value-type="string">
            <text:p>A077</text:p>
          </table:table-cell>
          <table:table-cell table:style-name="ce2" table:formula="of:=[.B65]+(COUNTIF([.$A$2:.$A66];[.$A66])=1)*([.$A66]&lt;&gt;&quot;&quot;)" office:value-type="float" office:value="43" calcext:value-type="float">
            <text:p>43</text:p>
          </table:table-cell>
          <table:table-cell table:style-name="ce8" table:formula="of:=IFERROR(OFFSET([.$A$2];MATCH(ROW([.C66])-ROW([.C$2])+1;[.$B$2:.$B$101];0)-1;0;1;1);&quot;&quot;)">
            <text:p/>
          </table:table-cell>
          <table:table-cell table:number-columns-repeated="4"/>
          <table:table-cell table:style-name="ce2" table:formula="of:=[.H65]+1" office:value-type="float" office:value="65" calcext:value-type="float">
            <text:p>65</text:p>
          </table:table-cell>
          <table:table-cell table:style-name="ce9" table:formula="of:=IF([.$H66]&gt;[.$G$1];NA();[.$H66]+SUMPRODUCT([.$C66]&gt;OFFSET([.$C$2];[.$H66]-1;0;[.$G$1]-[.$H66]+1;1))-SUMPRODUCT([.$C66]&lt;OFFSET([.$C$2];0;0;[.$H66];1)))" office:value-type="string" office:string-value="" calcext:value-type="error">
            <text:p>#N/A</text:p>
          </table:table-cell>
          <table:table-cell table:style-name="ce2" table:formula="of:=MATCH([.$H66];[.$I$2:.$I$101];0)" office:value-type="string" office:string-value="" calcext:value-type="error">
            <text:p>#N/A</text:p>
          </table:table-cell>
          <table:table-cell/>
          <table:table-cell table:style-name="ce8" table:formula="of:=IF(ISNUMBER([.$J66]);OFFSET([.$C$2];[.$J66]-1;0;1;1);&quot;&quot;)">
            <text:p/>
          </table:table-cell>
          <table:table-cell table:number-columns-repeated="3"/>
        </table:table-row>
        <table:table-row table:style-name="ro2">
          <table:table-cell office:value-type="string" calcext:value-type="string">
            <text:p>A023</text:p>
          </table:table-cell>
          <table:table-cell table:style-name="ce2" table:formula="of:=[.B66]+(COUNTIF([.$A$2:.$A67];[.$A67])=1)*([.$A67]&lt;&gt;&quot;&quot;)" office:value-type="float" office:value="44" calcext:value-type="float">
            <text:p>44</text:p>
          </table:table-cell>
          <table:table-cell table:style-name="ce8" table:formula="of:=IFERROR(OFFSET([.$A$2];MATCH(ROW([.C67])-ROW([.C$2])+1;[.$B$2:.$B$101];0)-1;0;1;1);&quot;&quot;)">
            <text:p/>
          </table:table-cell>
          <table:table-cell table:number-columns-repeated="4"/>
          <table:table-cell table:style-name="ce2" table:formula="of:=[.H66]+1" office:value-type="float" office:value="66" calcext:value-type="float">
            <text:p>66</text:p>
          </table:table-cell>
          <table:table-cell table:style-name="ce9" table:formula="of:=IF([.$H67]&gt;[.$G$1];NA();[.$H67]+SUMPRODUCT([.$C67]&gt;OFFSET([.$C$2];[.$H67]-1;0;[.$G$1]-[.$H67]+1;1))-SUMPRODUCT([.$C67]&lt;OFFSET([.$C$2];0;0;[.$H67];1)))" office:value-type="string" office:string-value="" calcext:value-type="error">
            <text:p>#N/A</text:p>
          </table:table-cell>
          <table:table-cell table:style-name="ce2" table:formula="of:=MATCH([.$H67];[.$I$2:.$I$101];0)" office:value-type="string" office:string-value="" calcext:value-type="error">
            <text:p>#N/A</text:p>
          </table:table-cell>
          <table:table-cell/>
          <table:table-cell table:style-name="ce8" table:formula="of:=IF(ISNUMBER([.$J67]);OFFSET([.$C$2];[.$J67]-1;0;1;1);&quot;&quot;)">
            <text:p/>
          </table:table-cell>
          <table:table-cell table:number-columns-repeated="3"/>
        </table:table-row>
        <table:table-row table:style-name="ro2">
          <table:table-cell office:value-type="string" calcext:value-type="string">
            <text:p>A078</text:p>
          </table:table-cell>
          <table:table-cell table:style-name="ce2" table:formula="of:=[.B67]+(COUNTIF([.$A$2:.$A68];[.$A68])=1)*([.$A68]&lt;&gt;&quot;&quot;)" office:value-type="float" office:value="45" calcext:value-type="float">
            <text:p>45</text:p>
          </table:table-cell>
          <table:table-cell table:style-name="ce8" table:formula="of:=IFERROR(OFFSET([.$A$2];MATCH(ROW([.C68])-ROW([.C$2])+1;[.$B$2:.$B$101];0)-1;0;1;1);&quot;&quot;)">
            <text:p/>
          </table:table-cell>
          <table:table-cell table:number-columns-repeated="4"/>
          <table:table-cell table:style-name="ce2" table:formula="of:=[.H67]+1" office:value-type="float" office:value="67" calcext:value-type="float">
            <text:p>67</text:p>
          </table:table-cell>
          <table:table-cell table:style-name="ce9" table:formula="of:=IF([.$H68]&gt;[.$G$1];NA();[.$H68]+SUMPRODUCT([.$C68]&gt;OFFSET([.$C$2];[.$H68]-1;0;[.$G$1]-[.$H68]+1;1))-SUMPRODUCT([.$C68]&lt;OFFSET([.$C$2];0;0;[.$H68];1)))" office:value-type="string" office:string-value="" calcext:value-type="error">
            <text:p>#N/A</text:p>
          </table:table-cell>
          <table:table-cell table:style-name="ce2" table:formula="of:=MATCH([.$H68];[.$I$2:.$I$101];0)" office:value-type="string" office:string-value="" calcext:value-type="error">
            <text:p>#N/A</text:p>
          </table:table-cell>
          <table:table-cell/>
          <table:table-cell table:style-name="ce8" table:formula="of:=IF(ISNUMBER([.$J68]);OFFSET([.$C$2];[.$J68]-1;0;1;1);&quot;&quot;)">
            <text:p/>
          </table:table-cell>
          <table:table-cell table:number-columns-repeated="3"/>
        </table:table-row>
        <table:table-row table:style-name="ro2">
          <table:table-cell office:value-type="string" calcext:value-type="string">
            <text:p>A094</text:p>
          </table:table-cell>
          <table:table-cell table:style-name="ce2" table:formula="of:=[.B68]+(COUNTIF([.$A$2:.$A69];[.$A69])=1)*([.$A69]&lt;&gt;&quot;&quot;)" office:value-type="float" office:value="46" calcext:value-type="float">
            <text:p>46</text:p>
          </table:table-cell>
          <table:table-cell table:style-name="ce8" table:formula="of:=IFERROR(OFFSET([.$A$2];MATCH(ROW([.C69])-ROW([.C$2])+1;[.$B$2:.$B$101];0)-1;0;1;1);&quot;&quot;)">
            <text:p/>
          </table:table-cell>
          <table:table-cell table:number-columns-repeated="4"/>
          <table:table-cell table:style-name="ce2" table:formula="of:=[.H68]+1" office:value-type="float" office:value="68" calcext:value-type="float">
            <text:p>68</text:p>
          </table:table-cell>
          <table:table-cell table:style-name="ce9" table:formula="of:=IF([.$H69]&gt;[.$G$1];NA();[.$H69]+SUMPRODUCT([.$C69]&gt;OFFSET([.$C$2];[.$H69]-1;0;[.$G$1]-[.$H69]+1;1))-SUMPRODUCT([.$C69]&lt;OFFSET([.$C$2];0;0;[.$H69];1)))" office:value-type="string" office:string-value="" calcext:value-type="error">
            <text:p>#N/A</text:p>
          </table:table-cell>
          <table:table-cell table:style-name="ce2" table:formula="of:=MATCH([.$H69];[.$I$2:.$I$101];0)" office:value-type="string" office:string-value="" calcext:value-type="error">
            <text:p>#N/A</text:p>
          </table:table-cell>
          <table:table-cell/>
          <table:table-cell table:style-name="ce8" table:formula="of:=IF(ISNUMBER([.$J69]);OFFSET([.$C$2];[.$J69]-1;0;1;1);&quot;&quot;)">
            <text:p/>
          </table:table-cell>
          <table:table-cell table:number-columns-repeated="3"/>
        </table:table-row>
        <table:table-row table:style-name="ro2">
          <table:table-cell office:value-type="string" calcext:value-type="string">
            <text:p>A061</text:p>
          </table:table-cell>
          <table:table-cell table:style-name="ce2" table:formula="of:=[.B69]+(COUNTIF([.$A$2:.$A70];[.$A70])=1)*([.$A70]&lt;&gt;&quot;&quot;)" office:value-type="float" office:value="46" calcext:value-type="float">
            <text:p>46</text:p>
          </table:table-cell>
          <table:table-cell table:style-name="ce8" table:formula="of:=IFERROR(OFFSET([.$A$2];MATCH(ROW([.C70])-ROW([.C$2])+1;[.$B$2:.$B$101];0)-1;0;1;1);&quot;&quot;)">
            <text:p/>
          </table:table-cell>
          <table:table-cell table:number-columns-repeated="4"/>
          <table:table-cell table:style-name="ce2" table:formula="of:=[.H69]+1" office:value-type="float" office:value="69" calcext:value-type="float">
            <text:p>69</text:p>
          </table:table-cell>
          <table:table-cell table:style-name="ce9" table:formula="of:=IF([.$H70]&gt;[.$G$1];NA();[.$H70]+SUMPRODUCT([.$C70]&gt;OFFSET([.$C$2];[.$H70]-1;0;[.$G$1]-[.$H70]+1;1))-SUMPRODUCT([.$C70]&lt;OFFSET([.$C$2];0;0;[.$H70];1)))" office:value-type="string" office:string-value="" calcext:value-type="error">
            <text:p>#N/A</text:p>
          </table:table-cell>
          <table:table-cell table:style-name="ce2" table:formula="of:=MATCH([.$H70];[.$I$2:.$I$101];0)" office:value-type="string" office:string-value="" calcext:value-type="error">
            <text:p>#N/A</text:p>
          </table:table-cell>
          <table:table-cell/>
          <table:table-cell table:style-name="ce8" table:formula="of:=IF(ISNUMBER([.$J70]);OFFSET([.$C$2];[.$J70]-1;0;1;1);&quot;&quot;)">
            <text:p/>
          </table:table-cell>
          <table:table-cell table:number-columns-repeated="3"/>
        </table:table-row>
        <table:table-row table:style-name="ro2">
          <table:table-cell office:value-type="string" calcext:value-type="string">
            <text:p>A033</text:p>
          </table:table-cell>
          <table:table-cell table:style-name="ce2" table:formula="of:=[.B70]+(COUNTIF([.$A$2:.$A71];[.$A71])=1)*([.$A71]&lt;&gt;&quot;&quot;)" office:value-type="float" office:value="46" calcext:value-type="float">
            <text:p>46</text:p>
          </table:table-cell>
          <table:table-cell table:style-name="ce8" table:formula="of:=IFERROR(OFFSET([.$A$2];MATCH(ROW([.C71])-ROW([.C$2])+1;[.$B$2:.$B$101];0)-1;0;1;1);&quot;&quot;)">
            <text:p/>
          </table:table-cell>
          <table:table-cell table:number-columns-repeated="4"/>
          <table:table-cell table:style-name="ce2" table:formula="of:=[.H70]+1" office:value-type="float" office:value="70" calcext:value-type="float">
            <text:p>70</text:p>
          </table:table-cell>
          <table:table-cell table:style-name="ce9" table:formula="of:=IF([.$H71]&gt;[.$G$1];NA();[.$H71]+SUMPRODUCT([.$C71]&gt;OFFSET([.$C$2];[.$H71]-1;0;[.$G$1]-[.$H71]+1;1))-SUMPRODUCT([.$C71]&lt;OFFSET([.$C$2];0;0;[.$H71];1)))" office:value-type="string" office:string-value="" calcext:value-type="error">
            <text:p>#N/A</text:p>
          </table:table-cell>
          <table:table-cell table:style-name="ce2" table:formula="of:=MATCH([.$H71];[.$I$2:.$I$101];0)" office:value-type="string" office:string-value="" calcext:value-type="error">
            <text:p>#N/A</text:p>
          </table:table-cell>
          <table:table-cell/>
          <table:table-cell table:style-name="ce8" table:formula="of:=IF(ISNUMBER([.$J71]);OFFSET([.$C$2];[.$J71]-1;0;1;1);&quot;&quot;)">
            <text:p/>
          </table:table-cell>
          <table:table-cell table:number-columns-repeated="3"/>
        </table:table-row>
        <table:table-row table:style-name="ro2">
          <table:table-cell/>
          <table:table-cell table:style-name="ce2" table:formula="of:=[.B71]+(COUNTIF([.$A$2:.$A72];[.$A72])=1)*([.$A72]&lt;&gt;&quot;&quot;)" office:value-type="float" office:value="46" calcext:value-type="float">
            <text:p>46</text:p>
          </table:table-cell>
          <table:table-cell table:style-name="ce8" table:formula="of:=IFERROR(OFFSET([.$A$2];MATCH(ROW([.C72])-ROW([.C$2])+1;[.$B$2:.$B$101];0)-1;0;1;1);&quot;&quot;)">
            <text:p/>
          </table:table-cell>
          <table:table-cell table:number-columns-repeated="4"/>
          <table:table-cell table:style-name="ce2" table:formula="of:=[.H71]+1" office:value-type="float" office:value="71" calcext:value-type="float">
            <text:p>71</text:p>
          </table:table-cell>
          <table:table-cell table:style-name="ce9" table:formula="of:=IF([.$H72]&gt;[.$G$1];NA();[.$H72]+SUMPRODUCT([.$C72]&gt;OFFSET([.$C$2];[.$H72]-1;0;[.$G$1]-[.$H72]+1;1))-SUMPRODUCT([.$C72]&lt;OFFSET([.$C$2];0;0;[.$H72];1)))" office:value-type="string" office:string-value="" calcext:value-type="error">
            <text:p>#N/A</text:p>
          </table:table-cell>
          <table:table-cell table:style-name="ce2" table:formula="of:=MATCH([.$H72];[.$I$2:.$I$101];0)" office:value-type="string" office:string-value="" calcext:value-type="error">
            <text:p>#N/A</text:p>
          </table:table-cell>
          <table:table-cell/>
          <table:table-cell table:style-name="ce8" table:formula="of:=IF(ISNUMBER([.$J72]);OFFSET([.$C$2];[.$J72]-1;0;1;1);&quot;&quot;)">
            <text:p/>
          </table:table-cell>
          <table:table-cell table:number-columns-repeated="3"/>
        </table:table-row>
        <table:table-row table:style-name="ro2">
          <table:table-cell/>
          <table:table-cell table:style-name="ce2" table:formula="of:=[.B72]+(COUNTIF([.$A$2:.$A73];[.$A73])=1)*([.$A73]&lt;&gt;&quot;&quot;)" office:value-type="float" office:value="46" calcext:value-type="float">
            <text:p>46</text:p>
          </table:table-cell>
          <table:table-cell table:style-name="ce8" table:formula="of:=IFERROR(OFFSET([.$A$2];MATCH(ROW([.C73])-ROW([.C$2])+1;[.$B$2:.$B$101];0)-1;0;1;1);&quot;&quot;)">
            <text:p/>
          </table:table-cell>
          <table:table-cell table:number-columns-repeated="4"/>
          <table:table-cell table:style-name="ce2" table:formula="of:=[.H72]+1" office:value-type="float" office:value="72" calcext:value-type="float">
            <text:p>72</text:p>
          </table:table-cell>
          <table:table-cell table:style-name="ce9" table:formula="of:=IF([.$H73]&gt;[.$G$1];NA();[.$H73]+SUMPRODUCT([.$C73]&gt;OFFSET([.$C$2];[.$H73]-1;0;[.$G$1]-[.$H73]+1;1))-SUMPRODUCT([.$C73]&lt;OFFSET([.$C$2];0;0;[.$H73];1)))" office:value-type="string" office:string-value="" calcext:value-type="error">
            <text:p>#N/A</text:p>
          </table:table-cell>
          <table:table-cell table:style-name="ce2" table:formula="of:=MATCH([.$H73];[.$I$2:.$I$101];0)" office:value-type="string" office:string-value="" calcext:value-type="error">
            <text:p>#N/A</text:p>
          </table:table-cell>
          <table:table-cell/>
          <table:table-cell table:style-name="ce8" table:formula="of:=IF(ISNUMBER([.$J73]);OFFSET([.$C$2];[.$J73]-1;0;1;1);&quot;&quot;)">
            <text:p/>
          </table:table-cell>
          <table:table-cell table:number-columns-repeated="3"/>
        </table:table-row>
        <table:table-row table:style-name="ro2">
          <table:table-cell/>
          <table:table-cell table:style-name="ce2" table:formula="of:=[.B73]+(COUNTIF([.$A$2:.$A74];[.$A74])=1)*([.$A74]&lt;&gt;&quot;&quot;)" office:value-type="float" office:value="46" calcext:value-type="float">
            <text:p>46</text:p>
          </table:table-cell>
          <table:table-cell table:style-name="ce8" table:formula="of:=IFERROR(OFFSET([.$A$2];MATCH(ROW([.C74])-ROW([.C$2])+1;[.$B$2:.$B$101];0)-1;0;1;1);&quot;&quot;)">
            <text:p/>
          </table:table-cell>
          <table:table-cell table:number-columns-repeated="4"/>
          <table:table-cell table:style-name="ce2" table:formula="of:=[.H73]+1" office:value-type="float" office:value="73" calcext:value-type="float">
            <text:p>73</text:p>
          </table:table-cell>
          <table:table-cell table:style-name="ce9" table:formula="of:=IF([.$H74]&gt;[.$G$1];NA();[.$H74]+SUMPRODUCT([.$C74]&gt;OFFSET([.$C$2];[.$H74]-1;0;[.$G$1]-[.$H74]+1;1))-SUMPRODUCT([.$C74]&lt;OFFSET([.$C$2];0;0;[.$H74];1)))" office:value-type="string" office:string-value="" calcext:value-type="error">
            <text:p>#N/A</text:p>
          </table:table-cell>
          <table:table-cell table:style-name="ce2" table:formula="of:=MATCH([.$H74];[.$I$2:.$I$101];0)" office:value-type="string" office:string-value="" calcext:value-type="error">
            <text:p>#N/A</text:p>
          </table:table-cell>
          <table:table-cell/>
          <table:table-cell table:style-name="ce8" table:formula="of:=IF(ISNUMBER([.$J74]);OFFSET([.$C$2];[.$J74]-1;0;1;1);&quot;&quot;)">
            <text:p/>
          </table:table-cell>
          <table:table-cell table:number-columns-repeated="3"/>
        </table:table-row>
        <table:table-row table:style-name="ro2">
          <table:table-cell/>
          <table:table-cell table:style-name="ce2" table:formula="of:=[.B74]+(COUNTIF([.$A$2:.$A75];[.$A75])=1)*([.$A75]&lt;&gt;&quot;&quot;)" office:value-type="float" office:value="46" calcext:value-type="float">
            <text:p>46</text:p>
          </table:table-cell>
          <table:table-cell table:style-name="ce8" table:formula="of:=IFERROR(OFFSET([.$A$2];MATCH(ROW([.C75])-ROW([.C$2])+1;[.$B$2:.$B$101];0)-1;0;1;1);&quot;&quot;)">
            <text:p/>
          </table:table-cell>
          <table:table-cell table:number-columns-repeated="4"/>
          <table:table-cell table:style-name="ce2" table:formula="of:=[.H74]+1" office:value-type="float" office:value="74" calcext:value-type="float">
            <text:p>74</text:p>
          </table:table-cell>
          <table:table-cell table:style-name="ce9" table:formula="of:=IF([.$H75]&gt;[.$G$1];NA();[.$H75]+SUMPRODUCT([.$C75]&gt;OFFSET([.$C$2];[.$H75]-1;0;[.$G$1]-[.$H75]+1;1))-SUMPRODUCT([.$C75]&lt;OFFSET([.$C$2];0;0;[.$H75];1)))" office:value-type="string" office:string-value="" calcext:value-type="error">
            <text:p>#N/A</text:p>
          </table:table-cell>
          <table:table-cell table:style-name="ce2" table:formula="of:=MATCH([.$H75];[.$I$2:.$I$101];0)" office:value-type="string" office:string-value="" calcext:value-type="error">
            <text:p>#N/A</text:p>
          </table:table-cell>
          <table:table-cell/>
          <table:table-cell table:style-name="ce8" table:formula="of:=IF(ISNUMBER([.$J75]);OFFSET([.$C$2];[.$J75]-1;0;1;1);&quot;&quot;)">
            <text:p/>
          </table:table-cell>
          <table:table-cell table:number-columns-repeated="3"/>
        </table:table-row>
        <table:table-row table:style-name="ro2">
          <table:table-cell office:value-type="string" calcext:value-type="string">
            <text:p>A067</text:p>
          </table:table-cell>
          <table:table-cell table:style-name="ce2" table:formula="of:=[.B75]+(COUNTIF([.$A$2:.$A76];[.$A76])=1)*([.$A76]&lt;&gt;&quot;&quot;)" office:value-type="float" office:value="47" calcext:value-type="float">
            <text:p>47</text:p>
          </table:table-cell>
          <table:table-cell table:style-name="ce8" table:formula="of:=IFERROR(OFFSET([.$A$2];MATCH(ROW([.C76])-ROW([.C$2])+1;[.$B$2:.$B$101];0)-1;0;1;1);&quot;&quot;)">
            <text:p/>
          </table:table-cell>
          <table:table-cell table:number-columns-repeated="4"/>
          <table:table-cell table:style-name="ce2" table:formula="of:=[.H75]+1" office:value-type="float" office:value="75" calcext:value-type="float">
            <text:p>75</text:p>
          </table:table-cell>
          <table:table-cell table:style-name="ce9" table:formula="of:=IF([.$H76]&gt;[.$G$1];NA();[.$H76]+SUMPRODUCT([.$C76]&gt;OFFSET([.$C$2];[.$H76]-1;0;[.$G$1]-[.$H76]+1;1))-SUMPRODUCT([.$C76]&lt;OFFSET([.$C$2];0;0;[.$H76];1)))" office:value-type="string" office:string-value="" calcext:value-type="error">
            <text:p>#N/A</text:p>
          </table:table-cell>
          <table:table-cell table:style-name="ce2" table:formula="of:=MATCH([.$H76];[.$I$2:.$I$101];0)" office:value-type="string" office:string-value="" calcext:value-type="error">
            <text:p>#N/A</text:p>
          </table:table-cell>
          <table:table-cell/>
          <table:table-cell table:style-name="ce8" table:formula="of:=IF(ISNUMBER([.$J76]);OFFSET([.$C$2];[.$J76]-1;0;1;1);&quot;&quot;)">
            <text:p/>
          </table:table-cell>
          <table:table-cell table:number-columns-repeated="3"/>
        </table:table-row>
        <table:table-row table:style-name="ro2">
          <table:table-cell office:value-type="string" calcext:value-type="string">
            <text:p>A099</text:p>
          </table:table-cell>
          <table:table-cell table:style-name="ce2" table:formula="of:=[.B76]+(COUNTIF([.$A$2:.$A77];[.$A77])=1)*([.$A77]&lt;&gt;&quot;&quot;)" office:value-type="float" office:value="47" calcext:value-type="float">
            <text:p>47</text:p>
          </table:table-cell>
          <table:table-cell table:style-name="ce8" table:formula="of:=IFERROR(OFFSET([.$A$2];MATCH(ROW([.C77])-ROW([.C$2])+1;[.$B$2:.$B$101];0)-1;0;1;1);&quot;&quot;)">
            <text:p/>
          </table:table-cell>
          <table:table-cell table:number-columns-repeated="4"/>
          <table:table-cell table:style-name="ce2" table:formula="of:=[.H76]+1" office:value-type="float" office:value="76" calcext:value-type="float">
            <text:p>76</text:p>
          </table:table-cell>
          <table:table-cell table:style-name="ce9" table:formula="of:=IF([.$H77]&gt;[.$G$1];NA();[.$H77]+SUMPRODUCT([.$C77]&gt;OFFSET([.$C$2];[.$H77]-1;0;[.$G$1]-[.$H77]+1;1))-SUMPRODUCT([.$C77]&lt;OFFSET([.$C$2];0;0;[.$H77];1)))" office:value-type="string" office:string-value="" calcext:value-type="error">
            <text:p>#N/A</text:p>
          </table:table-cell>
          <table:table-cell table:style-name="ce2" table:formula="of:=MATCH([.$H77];[.$I$2:.$I$101];0)" office:value-type="string" office:string-value="" calcext:value-type="error">
            <text:p>#N/A</text:p>
          </table:table-cell>
          <table:table-cell/>
          <table:table-cell table:style-name="ce8" table:formula="of:=IF(ISNUMBER([.$J77]);OFFSET([.$C$2];[.$J77]-1;0;1;1);&quot;&quot;)">
            <text:p/>
          </table:table-cell>
          <table:table-cell table:number-columns-repeated="3"/>
        </table:table-row>
        <table:table-row table:style-name="ro2">
          <table:table-cell office:value-type="string" calcext:value-type="string">
            <text:p>A098</text:p>
          </table:table-cell>
          <table:table-cell table:style-name="ce2" table:formula="of:=[.B77]+(COUNTIF([.$A$2:.$A78];[.$A78])=1)*([.$A78]&lt;&gt;&quot;&quot;)" office:value-type="float" office:value="47" calcext:value-type="float">
            <text:p>47</text:p>
          </table:table-cell>
          <table:table-cell table:style-name="ce8" table:formula="of:=IFERROR(OFFSET([.$A$2];MATCH(ROW([.C78])-ROW([.C$2])+1;[.$B$2:.$B$101];0)-1;0;1;1);&quot;&quot;)">
            <text:p/>
          </table:table-cell>
          <table:table-cell table:number-columns-repeated="4"/>
          <table:table-cell table:style-name="ce2" table:formula="of:=[.H77]+1" office:value-type="float" office:value="77" calcext:value-type="float">
            <text:p>77</text:p>
          </table:table-cell>
          <table:table-cell table:style-name="ce9" table:formula="of:=IF([.$H78]&gt;[.$G$1];NA();[.$H78]+SUMPRODUCT([.$C78]&gt;OFFSET([.$C$2];[.$H78]-1;0;[.$G$1]-[.$H78]+1;1))-SUMPRODUCT([.$C78]&lt;OFFSET([.$C$2];0;0;[.$H78];1)))" office:value-type="string" office:string-value="" calcext:value-type="error">
            <text:p>#N/A</text:p>
          </table:table-cell>
          <table:table-cell table:style-name="ce2" table:formula="of:=MATCH([.$H78];[.$I$2:.$I$101];0)" office:value-type="string" office:string-value="" calcext:value-type="error">
            <text:p>#N/A</text:p>
          </table:table-cell>
          <table:table-cell/>
          <table:table-cell table:style-name="ce8" table:formula="of:=IF(ISNUMBER([.$J78]);OFFSET([.$C$2];[.$J78]-1;0;1;1);&quot;&quot;)">
            <text:p/>
          </table:table-cell>
          <table:table-cell table:number-columns-repeated="3"/>
        </table:table-row>
        <table:table-row table:style-name="ro2">
          <table:table-cell office:value-type="string" calcext:value-type="string">
            <text:p>A032</text:p>
          </table:table-cell>
          <table:table-cell table:style-name="ce2" table:formula="of:=[.B78]+(COUNTIF([.$A$2:.$A79];[.$A79])=1)*([.$A79]&lt;&gt;&quot;&quot;)" office:value-type="float" office:value="48" calcext:value-type="float">
            <text:p>48</text:p>
          </table:table-cell>
          <table:table-cell table:style-name="ce8" table:formula="of:=IFERROR(OFFSET([.$A$2];MATCH(ROW([.C79])-ROW([.C$2])+1;[.$B$2:.$B$101];0)-1;0;1;1);&quot;&quot;)">
            <text:p/>
          </table:table-cell>
          <table:table-cell table:number-columns-repeated="4"/>
          <table:table-cell table:style-name="ce2" table:formula="of:=[.H78]+1" office:value-type="float" office:value="78" calcext:value-type="float">
            <text:p>78</text:p>
          </table:table-cell>
          <table:table-cell table:style-name="ce9" table:formula="of:=IF([.$H79]&gt;[.$G$1];NA();[.$H79]+SUMPRODUCT([.$C79]&gt;OFFSET([.$C$2];[.$H79]-1;0;[.$G$1]-[.$H79]+1;1))-SUMPRODUCT([.$C79]&lt;OFFSET([.$C$2];0;0;[.$H79];1)))" office:value-type="string" office:string-value="" calcext:value-type="error">
            <text:p>#N/A</text:p>
          </table:table-cell>
          <table:table-cell table:style-name="ce2" table:formula="of:=MATCH([.$H79];[.$I$2:.$I$101];0)" office:value-type="string" office:string-value="" calcext:value-type="error">
            <text:p>#N/A</text:p>
          </table:table-cell>
          <table:table-cell/>
          <table:table-cell table:style-name="ce8" table:formula="of:=IF(ISNUMBER([.$J79]);OFFSET([.$C$2];[.$J79]-1;0;1;1);&quot;&quot;)">
            <text:p/>
          </table:table-cell>
          <table:table-cell table:number-columns-repeated="3"/>
        </table:table-row>
        <table:table-row table:style-name="ro2">
          <table:table-cell office:value-type="string" calcext:value-type="string">
            <text:p>A031</text:p>
          </table:table-cell>
          <table:table-cell table:style-name="ce2" table:formula="of:=[.B79]+(COUNTIF([.$A$2:.$A80];[.$A80])=1)*([.$A80]&lt;&gt;&quot;&quot;)" office:value-type="float" office:value="48" calcext:value-type="float">
            <text:p>48</text:p>
          </table:table-cell>
          <table:table-cell table:style-name="ce8" table:formula="of:=IFERROR(OFFSET([.$A$2];MATCH(ROW([.C80])-ROW([.C$2])+1;[.$B$2:.$B$101];0)-1;0;1;1);&quot;&quot;)">
            <text:p/>
          </table:table-cell>
          <table:table-cell table:number-columns-repeated="4"/>
          <table:table-cell table:style-name="ce2" table:formula="of:=[.H79]+1" office:value-type="float" office:value="79" calcext:value-type="float">
            <text:p>79</text:p>
          </table:table-cell>
          <table:table-cell table:style-name="ce9" table:formula="of:=IF([.$H80]&gt;[.$G$1];NA();[.$H80]+SUMPRODUCT([.$C80]&gt;OFFSET([.$C$2];[.$H80]-1;0;[.$G$1]-[.$H80]+1;1))-SUMPRODUCT([.$C80]&lt;OFFSET([.$C$2];0;0;[.$H80];1)))" office:value-type="string" office:string-value="" calcext:value-type="error">
            <text:p>#N/A</text:p>
          </table:table-cell>
          <table:table-cell table:style-name="ce2" table:formula="of:=MATCH([.$H80];[.$I$2:.$I$101];0)" office:value-type="string" office:string-value="" calcext:value-type="error">
            <text:p>#N/A</text:p>
          </table:table-cell>
          <table:table-cell/>
          <table:table-cell table:style-name="ce8" table:formula="of:=IF(ISNUMBER([.$J80]);OFFSET([.$C$2];[.$J80]-1;0;1;1);&quot;&quot;)">
            <text:p/>
          </table:table-cell>
          <table:table-cell table:number-columns-repeated="3"/>
        </table:table-row>
        <table:table-row table:style-name="ro2">
          <table:table-cell office:value-type="string" calcext:value-type="string">
            <text:p>A016</text:p>
          </table:table-cell>
          <table:table-cell table:style-name="ce2" table:formula="of:=[.B80]+(COUNTIF([.$A$2:.$A81];[.$A81])=1)*([.$A81]&lt;&gt;&quot;&quot;)" office:value-type="float" office:value="48" calcext:value-type="float">
            <text:p>48</text:p>
          </table:table-cell>
          <table:table-cell table:style-name="ce8" table:formula="of:=IFERROR(OFFSET([.$A$2];MATCH(ROW([.C81])-ROW([.C$2])+1;[.$B$2:.$B$101];0)-1;0;1;1);&quot;&quot;)">
            <text:p/>
          </table:table-cell>
          <table:table-cell table:number-columns-repeated="4"/>
          <table:table-cell table:style-name="ce2" table:formula="of:=[.H80]+1" office:value-type="float" office:value="80" calcext:value-type="float">
            <text:p>80</text:p>
          </table:table-cell>
          <table:table-cell table:style-name="ce9" table:formula="of:=IF([.$H81]&gt;[.$G$1];NA();[.$H81]+SUMPRODUCT([.$C81]&gt;OFFSET([.$C$2];[.$H81]-1;0;[.$G$1]-[.$H81]+1;1))-SUMPRODUCT([.$C81]&lt;OFFSET([.$C$2];0;0;[.$H81];1)))" office:value-type="string" office:string-value="" calcext:value-type="error">
            <text:p>#N/A</text:p>
          </table:table-cell>
          <table:table-cell table:style-name="ce2" table:formula="of:=MATCH([.$H81];[.$I$2:.$I$101];0)" office:value-type="string" office:string-value="" calcext:value-type="error">
            <text:p>#N/A</text:p>
          </table:table-cell>
          <table:table-cell/>
          <table:table-cell table:style-name="ce8" table:formula="of:=IF(ISNUMBER([.$J81]);OFFSET([.$C$2];[.$J81]-1;0;1;1);&quot;&quot;)">
            <text:p/>
          </table:table-cell>
          <table:table-cell table:number-columns-repeated="3"/>
        </table:table-row>
        <table:table-row table:style-name="ro2">
          <table:table-cell office:value-type="string" calcext:value-type="string">
            <text:p>A007</text:p>
          </table:table-cell>
          <table:table-cell table:style-name="ce2" table:formula="of:=[.B81]+(COUNTIF([.$A$2:.$A82];[.$A82])=1)*([.$A82]&lt;&gt;&quot;&quot;)" office:value-type="float" office:value="49" calcext:value-type="float">
            <text:p>49</text:p>
          </table:table-cell>
          <table:table-cell table:style-name="ce8" table:formula="of:=IFERROR(OFFSET([.$A$2];MATCH(ROW([.C82])-ROW([.C$2])+1;[.$B$2:.$B$101];0)-1;0;1;1);&quot;&quot;)">
            <text:p/>
          </table:table-cell>
          <table:table-cell table:number-columns-repeated="4"/>
          <table:table-cell table:style-name="ce2" table:formula="of:=[.H81]+1" office:value-type="float" office:value="81" calcext:value-type="float">
            <text:p>81</text:p>
          </table:table-cell>
          <table:table-cell table:style-name="ce9" table:formula="of:=IF([.$H82]&gt;[.$G$1];NA();[.$H82]+SUMPRODUCT([.$C82]&gt;OFFSET([.$C$2];[.$H82]-1;0;[.$G$1]-[.$H82]+1;1))-SUMPRODUCT([.$C82]&lt;OFFSET([.$C$2];0;0;[.$H82];1)))" office:value-type="string" office:string-value="" calcext:value-type="error">
            <text:p>#N/A</text:p>
          </table:table-cell>
          <table:table-cell table:style-name="ce2" table:formula="of:=MATCH([.$H82];[.$I$2:.$I$101];0)" office:value-type="string" office:string-value="" calcext:value-type="error">
            <text:p>#N/A</text:p>
          </table:table-cell>
          <table:table-cell/>
          <table:table-cell table:style-name="ce8" table:formula="of:=IF(ISNUMBER([.$J82]);OFFSET([.$C$2];[.$J82]-1;0;1;1);&quot;&quot;)">
            <text:p/>
          </table:table-cell>
          <table:table-cell table:number-columns-repeated="3"/>
        </table:table-row>
        <table:table-row table:style-name="ro2">
          <table:table-cell office:value-type="string" calcext:value-type="string">
            <text:p>A009</text:p>
          </table:table-cell>
          <table:table-cell table:style-name="ce2" table:formula="of:=[.B82]+(COUNTIF([.$A$2:.$A83];[.$A83])=1)*([.$A83]&lt;&gt;&quot;&quot;)" office:value-type="float" office:value="49" calcext:value-type="float">
            <text:p>49</text:p>
          </table:table-cell>
          <table:table-cell table:style-name="ce8" table:formula="of:=IFERROR(OFFSET([.$A$2];MATCH(ROW([.C83])-ROW([.C$2])+1;[.$B$2:.$B$101];0)-1;0;1;1);&quot;&quot;)">
            <text:p/>
          </table:table-cell>
          <table:table-cell table:number-columns-repeated="4"/>
          <table:table-cell table:style-name="ce2" table:formula="of:=[.H82]+1" office:value-type="float" office:value="82" calcext:value-type="float">
            <text:p>82</text:p>
          </table:table-cell>
          <table:table-cell table:style-name="ce9" table:formula="of:=IF([.$H83]&gt;[.$G$1];NA();[.$H83]+SUMPRODUCT([.$C83]&gt;OFFSET([.$C$2];[.$H83]-1;0;[.$G$1]-[.$H83]+1;1))-SUMPRODUCT([.$C83]&lt;OFFSET([.$C$2];0;0;[.$H83];1)))" office:value-type="string" office:string-value="" calcext:value-type="error">
            <text:p>#N/A</text:p>
          </table:table-cell>
          <table:table-cell table:style-name="ce2" table:formula="of:=MATCH([.$H83];[.$I$2:.$I$101];0)" office:value-type="string" office:string-value="" calcext:value-type="error">
            <text:p>#N/A</text:p>
          </table:table-cell>
          <table:table-cell/>
          <table:table-cell table:style-name="ce8" table:formula="of:=IF(ISNUMBER([.$J83]);OFFSET([.$C$2];[.$J83]-1;0;1;1);&quot;&quot;)">
            <text:p/>
          </table:table-cell>
          <table:table-cell table:number-columns-repeated="3"/>
        </table:table-row>
        <table:table-row table:style-name="ro2">
          <table:table-cell office:value-type="string" calcext:value-type="string">
            <text:p>A041</text:p>
          </table:table-cell>
          <table:table-cell table:style-name="ce2" table:formula="of:=[.B83]+(COUNTIF([.$A$2:.$A84];[.$A84])=1)*([.$A84]&lt;&gt;&quot;&quot;)" office:value-type="float" office:value="50" calcext:value-type="float">
            <text:p>50</text:p>
          </table:table-cell>
          <table:table-cell table:style-name="ce8" table:formula="of:=IFERROR(OFFSET([.$A$2];MATCH(ROW([.C84])-ROW([.C$2])+1;[.$B$2:.$B$101];0)-1;0;1;1);&quot;&quot;)">
            <text:p/>
          </table:table-cell>
          <table:table-cell table:number-columns-repeated="4"/>
          <table:table-cell table:style-name="ce2" table:formula="of:=[.H83]+1" office:value-type="float" office:value="83" calcext:value-type="float">
            <text:p>83</text:p>
          </table:table-cell>
          <table:table-cell table:style-name="ce9" table:formula="of:=IF([.$H84]&gt;[.$G$1];NA();[.$H84]+SUMPRODUCT([.$C84]&gt;OFFSET([.$C$2];[.$H84]-1;0;[.$G$1]-[.$H84]+1;1))-SUMPRODUCT([.$C84]&lt;OFFSET([.$C$2];0;0;[.$H84];1)))" office:value-type="string" office:string-value="" calcext:value-type="error">
            <text:p>#N/A</text:p>
          </table:table-cell>
          <table:table-cell table:style-name="ce2" table:formula="of:=MATCH([.$H84];[.$I$2:.$I$101];0)" office:value-type="string" office:string-value="" calcext:value-type="error">
            <text:p>#N/A</text:p>
          </table:table-cell>
          <table:table-cell/>
          <table:table-cell table:style-name="ce8" table:formula="of:=IF(ISNUMBER([.$J84]);OFFSET([.$C$2];[.$J84]-1;0;1;1);&quot;&quot;)">
            <text:p/>
          </table:table-cell>
          <table:table-cell table:number-columns-repeated="3"/>
        </table:table-row>
        <table:table-row table:style-name="ro2">
          <table:table-cell office:value-type="string" calcext:value-type="string">
            <text:p>A009</text:p>
          </table:table-cell>
          <table:table-cell table:style-name="ce2" table:formula="of:=[.B84]+(COUNTIF([.$A$2:.$A85];[.$A85])=1)*([.$A85]&lt;&gt;&quot;&quot;)" office:value-type="float" office:value="50" calcext:value-type="float">
            <text:p>50</text:p>
          </table:table-cell>
          <table:table-cell table:style-name="ce8" table:formula="of:=IFERROR(OFFSET([.$A$2];MATCH(ROW([.C85])-ROW([.C$2])+1;[.$B$2:.$B$101];0)-1;0;1;1);&quot;&quot;)">
            <text:p/>
          </table:table-cell>
          <table:table-cell table:number-columns-repeated="4"/>
          <table:table-cell table:style-name="ce2" table:formula="of:=[.H84]+1" office:value-type="float" office:value="84" calcext:value-type="float">
            <text:p>84</text:p>
          </table:table-cell>
          <table:table-cell table:style-name="ce9" table:formula="of:=IF([.$H85]&gt;[.$G$1];NA();[.$H85]+SUMPRODUCT([.$C85]&gt;OFFSET([.$C$2];[.$H85]-1;0;[.$G$1]-[.$H85]+1;1))-SUMPRODUCT([.$C85]&lt;OFFSET([.$C$2];0;0;[.$H85];1)))" office:value-type="string" office:string-value="" calcext:value-type="error">
            <text:p>#N/A</text:p>
          </table:table-cell>
          <table:table-cell table:style-name="ce2" table:formula="of:=MATCH([.$H85];[.$I$2:.$I$101];0)" office:value-type="string" office:string-value="" calcext:value-type="error">
            <text:p>#N/A</text:p>
          </table:table-cell>
          <table:table-cell/>
          <table:table-cell table:style-name="ce8" table:formula="of:=IF(ISNUMBER([.$J85]);OFFSET([.$C$2];[.$J85]-1;0;1;1);&quot;&quot;)">
            <text:p/>
          </table:table-cell>
          <table:table-cell table:number-columns-repeated="3"/>
        </table:table-row>
        <table:table-row table:style-name="ro2">
          <table:table-cell office:value-type="string" calcext:value-type="string">
            <text:p>A041</text:p>
          </table:table-cell>
          <table:table-cell table:style-name="ce2" table:formula="of:=[.B85]+(COUNTIF([.$A$2:.$A86];[.$A86])=1)*([.$A86]&lt;&gt;&quot;&quot;)" office:value-type="float" office:value="50" calcext:value-type="float">
            <text:p>50</text:p>
          </table:table-cell>
          <table:table-cell table:style-name="ce8" table:formula="of:=IFERROR(OFFSET([.$A$2];MATCH(ROW([.C86])-ROW([.C$2])+1;[.$B$2:.$B$101];0)-1;0;1;1);&quot;&quot;)">
            <text:p/>
          </table:table-cell>
          <table:table-cell table:number-columns-repeated="4"/>
          <table:table-cell table:style-name="ce2" table:formula="of:=[.H85]+1" office:value-type="float" office:value="85" calcext:value-type="float">
            <text:p>85</text:p>
          </table:table-cell>
          <table:table-cell table:style-name="ce9" table:formula="of:=IF([.$H86]&gt;[.$G$1];NA();[.$H86]+SUMPRODUCT([.$C86]&gt;OFFSET([.$C$2];[.$H86]-1;0;[.$G$1]-[.$H86]+1;1))-SUMPRODUCT([.$C86]&lt;OFFSET([.$C$2];0;0;[.$H86];1)))" office:value-type="string" office:string-value="" calcext:value-type="error">
            <text:p>#N/A</text:p>
          </table:table-cell>
          <table:table-cell table:style-name="ce2" table:formula="of:=MATCH([.$H86];[.$I$2:.$I$101];0)" office:value-type="string" office:string-value="" calcext:value-type="error">
            <text:p>#N/A</text:p>
          </table:table-cell>
          <table:table-cell/>
          <table:table-cell table:style-name="ce8" table:formula="of:=IF(ISNUMBER([.$J86]);OFFSET([.$C$2];[.$J86]-1;0;1;1);&quot;&quot;)">
            <text:p/>
          </table:table-cell>
          <table:table-cell table:number-columns-repeated="3"/>
        </table:table-row>
        <table:table-row table:style-name="ro2">
          <table:table-cell office:value-type="string" calcext:value-type="string">
            <text:p>A079</text:p>
          </table:table-cell>
          <table:table-cell table:style-name="ce2" table:formula="of:=[.B86]+(COUNTIF([.$A$2:.$A87];[.$A87])=1)*([.$A87]&lt;&gt;&quot;&quot;)" office:value-type="float" office:value="51" calcext:value-type="float">
            <text:p>51</text:p>
          </table:table-cell>
          <table:table-cell table:style-name="ce8" table:formula="of:=IFERROR(OFFSET([.$A$2];MATCH(ROW([.C87])-ROW([.C$2])+1;[.$B$2:.$B$101];0)-1;0;1;1);&quot;&quot;)">
            <text:p/>
          </table:table-cell>
          <table:table-cell table:number-columns-repeated="4"/>
          <table:table-cell table:style-name="ce2" table:formula="of:=[.H86]+1" office:value-type="float" office:value="86" calcext:value-type="float">
            <text:p>86</text:p>
          </table:table-cell>
          <table:table-cell table:style-name="ce9" table:formula="of:=IF([.$H87]&gt;[.$G$1];NA();[.$H87]+SUMPRODUCT([.$C87]&gt;OFFSET([.$C$2];[.$H87]-1;0;[.$G$1]-[.$H87]+1;1))-SUMPRODUCT([.$C87]&lt;OFFSET([.$C$2];0;0;[.$H87];1)))" office:value-type="string" office:string-value="" calcext:value-type="error">
            <text:p>#N/A</text:p>
          </table:table-cell>
          <table:table-cell table:style-name="ce2" table:formula="of:=MATCH([.$H87];[.$I$2:.$I$101];0)" office:value-type="string" office:string-value="" calcext:value-type="error">
            <text:p>#N/A</text:p>
          </table:table-cell>
          <table:table-cell/>
          <table:table-cell table:style-name="ce8" table:formula="of:=IF(ISNUMBER([.$J87]);OFFSET([.$C$2];[.$J87]-1;0;1;1);&quot;&quot;)">
            <text:p/>
          </table:table-cell>
          <table:table-cell table:number-columns-repeated="3"/>
        </table:table-row>
        <table:table-row table:style-name="ro2">
          <table:table-cell office:value-type="string" calcext:value-type="string">
            <text:p>A044</text:p>
          </table:table-cell>
          <table:table-cell table:style-name="ce2" table:formula="of:=[.B87]+(COUNTIF([.$A$2:.$A88];[.$A88])=1)*([.$A88]&lt;&gt;&quot;&quot;)" office:value-type="float" office:value="51" calcext:value-type="float">
            <text:p>51</text:p>
          </table:table-cell>
          <table:table-cell table:style-name="ce8" table:formula="of:=IFERROR(OFFSET([.$A$2];MATCH(ROW([.C88])-ROW([.C$2])+1;[.$B$2:.$B$101];0)-1;0;1;1);&quot;&quot;)">
            <text:p/>
          </table:table-cell>
          <table:table-cell table:number-columns-repeated="4"/>
          <table:table-cell table:style-name="ce2" table:formula="of:=[.H87]+1" office:value-type="float" office:value="87" calcext:value-type="float">
            <text:p>87</text:p>
          </table:table-cell>
          <table:table-cell table:style-name="ce9" table:formula="of:=IF([.$H88]&gt;[.$G$1];NA();[.$H88]+SUMPRODUCT([.$C88]&gt;OFFSET([.$C$2];[.$H88]-1;0;[.$G$1]-[.$H88]+1;1))-SUMPRODUCT([.$C88]&lt;OFFSET([.$C$2];0;0;[.$H88];1)))" office:value-type="string" office:string-value="" calcext:value-type="error">
            <text:p>#N/A</text:p>
          </table:table-cell>
          <table:table-cell table:style-name="ce2" table:formula="of:=MATCH([.$H88];[.$I$2:.$I$101];0)" office:value-type="string" office:string-value="" calcext:value-type="error">
            <text:p>#N/A</text:p>
          </table:table-cell>
          <table:table-cell/>
          <table:table-cell table:style-name="ce8" table:formula="of:=IF(ISNUMBER([.$J88]);OFFSET([.$C$2];[.$J88]-1;0;1;1);&quot;&quot;)">
            <text:p/>
          </table:table-cell>
          <table:table-cell table:number-columns-repeated="3"/>
        </table:table-row>
        <table:table-row table:style-name="ro2">
          <table:table-cell office:value-type="string" calcext:value-type="string">
            <text:p>A056</text:p>
          </table:table-cell>
          <table:table-cell table:style-name="ce2" table:formula="of:=[.B88]+(COUNTIF([.$A$2:.$A89];[.$A89])=1)*([.$A89]&lt;&gt;&quot;&quot;)" office:value-type="float" office:value="51" calcext:value-type="float">
            <text:p>51</text:p>
          </table:table-cell>
          <table:table-cell table:style-name="ce8" table:formula="of:=IFERROR(OFFSET([.$A$2];MATCH(ROW([.C89])-ROW([.C$2])+1;[.$B$2:.$B$101];0)-1;0;1;1);&quot;&quot;)">
            <text:p/>
          </table:table-cell>
          <table:table-cell table:number-columns-repeated="4"/>
          <table:table-cell table:style-name="ce2" table:formula="of:=[.H88]+1" office:value-type="float" office:value="88" calcext:value-type="float">
            <text:p>88</text:p>
          </table:table-cell>
          <table:table-cell table:style-name="ce9" table:formula="of:=IF([.$H89]&gt;[.$G$1];NA();[.$H89]+SUMPRODUCT([.$C89]&gt;OFFSET([.$C$2];[.$H89]-1;0;[.$G$1]-[.$H89]+1;1))-SUMPRODUCT([.$C89]&lt;OFFSET([.$C$2];0;0;[.$H89];1)))" office:value-type="string" office:string-value="" calcext:value-type="error">
            <text:p>#N/A</text:p>
          </table:table-cell>
          <table:table-cell table:style-name="ce2" table:formula="of:=MATCH([.$H89];[.$I$2:.$I$101];0)" office:value-type="string" office:string-value="" calcext:value-type="error">
            <text:p>#N/A</text:p>
          </table:table-cell>
          <table:table-cell/>
          <table:table-cell table:style-name="ce8" table:formula="of:=IF(ISNUMBER([.$J89]);OFFSET([.$C$2];[.$J89]-1;0;1;1);&quot;&quot;)">
            <text:p/>
          </table:table-cell>
          <table:table-cell table:number-columns-repeated="3"/>
        </table:table-row>
        <table:table-row table:style-name="ro2">
          <table:table-cell office:value-type="string" calcext:value-type="string">
            <text:p>A037</text:p>
          </table:table-cell>
          <table:table-cell table:style-name="ce2" table:formula="of:=[.B89]+(COUNTIF([.$A$2:.$A90];[.$A90])=1)*([.$A90]&lt;&gt;&quot;&quot;)" office:value-type="float" office:value="52" calcext:value-type="float">
            <text:p>52</text:p>
          </table:table-cell>
          <table:table-cell table:style-name="ce8" table:formula="of:=IFERROR(OFFSET([.$A$2];MATCH(ROW([.C90])-ROW([.C$2])+1;[.$B$2:.$B$101];0)-1;0;1;1);&quot;&quot;)">
            <text:p/>
          </table:table-cell>
          <table:table-cell table:number-columns-repeated="4"/>
          <table:table-cell table:style-name="ce2" table:formula="of:=[.H89]+1" office:value-type="float" office:value="89" calcext:value-type="float">
            <text:p>89</text:p>
          </table:table-cell>
          <table:table-cell table:style-name="ce9" table:formula="of:=IF([.$H90]&gt;[.$G$1];NA();[.$H90]+SUMPRODUCT([.$C90]&gt;OFFSET([.$C$2];[.$H90]-1;0;[.$G$1]-[.$H90]+1;1))-SUMPRODUCT([.$C90]&lt;OFFSET([.$C$2];0;0;[.$H90];1)))" office:value-type="string" office:string-value="" calcext:value-type="error">
            <text:p>#N/A</text:p>
          </table:table-cell>
          <table:table-cell table:style-name="ce2" table:formula="of:=MATCH([.$H90];[.$I$2:.$I$101];0)" office:value-type="string" office:string-value="" calcext:value-type="error">
            <text:p>#N/A</text:p>
          </table:table-cell>
          <table:table-cell/>
          <table:table-cell table:style-name="ce8" table:formula="of:=IF(ISNUMBER([.$J90]);OFFSET([.$C$2];[.$J90]-1;0;1;1);&quot;&quot;)">
            <text:p/>
          </table:table-cell>
          <table:table-cell table:number-columns-repeated="3"/>
        </table:table-row>
        <table:table-row table:style-name="ro2">
          <table:table-cell office:value-type="string" calcext:value-type="string">
            <text:p>A025</text:p>
          </table:table-cell>
          <table:table-cell table:style-name="ce2" table:formula="of:=[.B90]+(COUNTIF([.$A$2:.$A91];[.$A91])=1)*([.$A91]&lt;&gt;&quot;&quot;)" office:value-type="float" office:value="53" calcext:value-type="float">
            <text:p>53</text:p>
          </table:table-cell>
          <table:table-cell table:style-name="ce8" table:formula="of:=IFERROR(OFFSET([.$A$2];MATCH(ROW([.C91])-ROW([.C$2])+1;[.$B$2:.$B$101];0)-1;0;1;1);&quot;&quot;)">
            <text:p/>
          </table:table-cell>
          <table:table-cell table:number-columns-repeated="4"/>
          <table:table-cell table:style-name="ce2" table:formula="of:=[.H90]+1" office:value-type="float" office:value="90" calcext:value-type="float">
            <text:p>90</text:p>
          </table:table-cell>
          <table:table-cell table:style-name="ce9" table:formula="of:=IF([.$H91]&gt;[.$G$1];NA();[.$H91]+SUMPRODUCT([.$C91]&gt;OFFSET([.$C$2];[.$H91]-1;0;[.$G$1]-[.$H91]+1;1))-SUMPRODUCT([.$C91]&lt;OFFSET([.$C$2];0;0;[.$H91];1)))" office:value-type="string" office:string-value="" calcext:value-type="error">
            <text:p>#N/A</text:p>
          </table:table-cell>
          <table:table-cell table:style-name="ce2" table:formula="of:=MATCH([.$H91];[.$I$2:.$I$101];0)" office:value-type="string" office:string-value="" calcext:value-type="error">
            <text:p>#N/A</text:p>
          </table:table-cell>
          <table:table-cell/>
          <table:table-cell table:style-name="ce8" table:formula="of:=IF(ISNUMBER([.$J91]);OFFSET([.$C$2];[.$J91]-1;0;1;1);&quot;&quot;)">
            <text:p/>
          </table:table-cell>
          <table:table-cell table:number-columns-repeated="3"/>
        </table:table-row>
        <table:table-row table:style-name="ro2">
          <table:table-cell office:value-type="string" calcext:value-type="string">
            <text:p>A081</text:p>
          </table:table-cell>
          <table:table-cell table:style-name="ce2" table:formula="of:=[.B91]+(COUNTIF([.$A$2:.$A92];[.$A92])=1)*([.$A92]&lt;&gt;&quot;&quot;)" office:value-type="float" office:value="53" calcext:value-type="float">
            <text:p>53</text:p>
          </table:table-cell>
          <table:table-cell table:style-name="ce8" table:formula="of:=IFERROR(OFFSET([.$A$2];MATCH(ROW([.C92])-ROW([.C$2])+1;[.$B$2:.$B$101];0)-1;0;1;1);&quot;&quot;)">
            <text:p/>
          </table:table-cell>
          <table:table-cell table:number-columns-repeated="4"/>
          <table:table-cell table:style-name="ce2" table:formula="of:=[.H91]+1" office:value-type="float" office:value="91" calcext:value-type="float">
            <text:p>91</text:p>
          </table:table-cell>
          <table:table-cell table:style-name="ce9" table:formula="of:=IF([.$H92]&gt;[.$G$1];NA();[.$H92]+SUMPRODUCT([.$C92]&gt;OFFSET([.$C$2];[.$H92]-1;0;[.$G$1]-[.$H92]+1;1))-SUMPRODUCT([.$C92]&lt;OFFSET([.$C$2];0;0;[.$H92];1)))" office:value-type="string" office:string-value="" calcext:value-type="error">
            <text:p>#N/A</text:p>
          </table:table-cell>
          <table:table-cell table:style-name="ce2" table:formula="of:=MATCH([.$H92];[.$I$2:.$I$101];0)" office:value-type="string" office:string-value="" calcext:value-type="error">
            <text:p>#N/A</text:p>
          </table:table-cell>
          <table:table-cell/>
          <table:table-cell table:style-name="ce8" table:formula="of:=IF(ISNUMBER([.$J92]);OFFSET([.$C$2];[.$J92]-1;0;1;1);&quot;&quot;)">
            <text:p/>
          </table:table-cell>
          <table:table-cell table:number-columns-repeated="3"/>
        </table:table-row>
        <table:table-row table:style-name="ro2">
          <table:table-cell office:value-type="string" calcext:value-type="string">
            <text:p>A029</text:p>
          </table:table-cell>
          <table:table-cell table:style-name="ce2" table:formula="of:=[.B92]+(COUNTIF([.$A$2:.$A93];[.$A93])=1)*([.$A93]&lt;&gt;&quot;&quot;)" office:value-type="float" office:value="54" calcext:value-type="float">
            <text:p>54</text:p>
          </table:table-cell>
          <table:table-cell table:style-name="ce8" table:formula="of:=IFERROR(OFFSET([.$A$2];MATCH(ROW([.C93])-ROW([.C$2])+1;[.$B$2:.$B$101];0)-1;0;1;1);&quot;&quot;)">
            <text:p/>
          </table:table-cell>
          <table:table-cell table:number-columns-repeated="4"/>
          <table:table-cell table:style-name="ce2" table:formula="of:=[.H92]+1" office:value-type="float" office:value="92" calcext:value-type="float">
            <text:p>92</text:p>
          </table:table-cell>
          <table:table-cell table:style-name="ce9" table:formula="of:=IF([.$H93]&gt;[.$G$1];NA();[.$H93]+SUMPRODUCT([.$C93]&gt;OFFSET([.$C$2];[.$H93]-1;0;[.$G$1]-[.$H93]+1;1))-SUMPRODUCT([.$C93]&lt;OFFSET([.$C$2];0;0;[.$H93];1)))" office:value-type="string" office:string-value="" calcext:value-type="error">
            <text:p>#N/A</text:p>
          </table:table-cell>
          <table:table-cell table:style-name="ce2" table:formula="of:=MATCH([.$H93];[.$I$2:.$I$101];0)" office:value-type="string" office:string-value="" calcext:value-type="error">
            <text:p>#N/A</text:p>
          </table:table-cell>
          <table:table-cell/>
          <table:table-cell table:style-name="ce8" table:formula="of:=IF(ISNUMBER([.$J93]);OFFSET([.$C$2];[.$J93]-1;0;1;1);&quot;&quot;)">
            <text:p/>
          </table:table-cell>
          <table:table-cell table:number-columns-repeated="3"/>
        </table:table-row>
        <table:table-row table:style-name="ro2">
          <table:table-cell office:value-type="string" calcext:value-type="string">
            <text:p>A069</text:p>
          </table:table-cell>
          <table:table-cell table:style-name="ce2" table:formula="of:=[.B93]+(COUNTIF([.$A$2:.$A94];[.$A94])=1)*([.$A94]&lt;&gt;&quot;&quot;)" office:value-type="float" office:value="55" calcext:value-type="float">
            <text:p>55</text:p>
          </table:table-cell>
          <table:table-cell table:style-name="ce8" table:formula="of:=IFERROR(OFFSET([.$A$2];MATCH(ROW([.C94])-ROW([.C$2])+1;[.$B$2:.$B$101];0)-1;0;1;1);&quot;&quot;)">
            <text:p/>
          </table:table-cell>
          <table:table-cell table:number-columns-repeated="4"/>
          <table:table-cell table:style-name="ce2" table:formula="of:=[.H93]+1" office:value-type="float" office:value="93" calcext:value-type="float">
            <text:p>93</text:p>
          </table:table-cell>
          <table:table-cell table:style-name="ce9" table:formula="of:=IF([.$H94]&gt;[.$G$1];NA();[.$H94]+SUMPRODUCT([.$C94]&gt;OFFSET([.$C$2];[.$H94]-1;0;[.$G$1]-[.$H94]+1;1))-SUMPRODUCT([.$C94]&lt;OFFSET([.$C$2];0;0;[.$H94];1)))" office:value-type="string" office:string-value="" calcext:value-type="error">
            <text:p>#N/A</text:p>
          </table:table-cell>
          <table:table-cell table:style-name="ce2" table:formula="of:=MATCH([.$H94];[.$I$2:.$I$101];0)" office:value-type="string" office:string-value="" calcext:value-type="error">
            <text:p>#N/A</text:p>
          </table:table-cell>
          <table:table-cell/>
          <table:table-cell table:style-name="ce8" table:formula="of:=IF(ISNUMBER([.$J94]);OFFSET([.$C$2];[.$J94]-1;0;1;1);&quot;&quot;)">
            <text:p/>
          </table:table-cell>
          <table:table-cell table:number-columns-repeated="3"/>
        </table:table-row>
        <table:table-row table:style-name="ro2">
          <table:table-cell office:value-type="string" calcext:value-type="string">
            <text:p>A045</text:p>
          </table:table-cell>
          <table:table-cell table:style-name="ce2" table:formula="of:=[.B94]+(COUNTIF([.$A$2:.$A95];[.$A95])=1)*([.$A95]&lt;&gt;&quot;&quot;)" office:value-type="float" office:value="55" calcext:value-type="float">
            <text:p>55</text:p>
          </table:table-cell>
          <table:table-cell table:style-name="ce8" table:formula="of:=IFERROR(OFFSET([.$A$2];MATCH(ROW([.C95])-ROW([.C$2])+1;[.$B$2:.$B$101];0)-1;0;1;1);&quot;&quot;)">
            <text:p/>
          </table:table-cell>
          <table:table-cell table:number-columns-repeated="4"/>
          <table:table-cell table:style-name="ce2" table:formula="of:=[.H94]+1" office:value-type="float" office:value="94" calcext:value-type="float">
            <text:p>94</text:p>
          </table:table-cell>
          <table:table-cell table:style-name="ce9" table:formula="of:=IF([.$H95]&gt;[.$G$1];NA();[.$H95]+SUMPRODUCT([.$C95]&gt;OFFSET([.$C$2];[.$H95]-1;0;[.$G$1]-[.$H95]+1;1))-SUMPRODUCT([.$C95]&lt;OFFSET([.$C$2];0;0;[.$H95];1)))" office:value-type="string" office:string-value="" calcext:value-type="error">
            <text:p>#N/A</text:p>
          </table:table-cell>
          <table:table-cell table:style-name="ce2" table:formula="of:=MATCH([.$H95];[.$I$2:.$I$101];0)" office:value-type="string" office:string-value="" calcext:value-type="error">
            <text:p>#N/A</text:p>
          </table:table-cell>
          <table:table-cell/>
          <table:table-cell table:style-name="ce8" table:formula="of:=IF(ISNUMBER([.$J95]);OFFSET([.$C$2];[.$J95]-1;0;1;1);&quot;&quot;)">
            <text:p/>
          </table:table-cell>
          <table:table-cell table:number-columns-repeated="3"/>
        </table:table-row>
        <table:table-row table:style-name="ro2">
          <table:table-cell office:value-type="string" calcext:value-type="string">
            <text:p>A070</text:p>
          </table:table-cell>
          <table:table-cell table:style-name="ce2" table:formula="of:=[.B95]+(COUNTIF([.$A$2:.$A96];[.$A96])=1)*([.$A96]&lt;&gt;&quot;&quot;)" office:value-type="float" office:value="56" calcext:value-type="float">
            <text:p>56</text:p>
          </table:table-cell>
          <table:table-cell table:style-name="ce8" table:formula="of:=IFERROR(OFFSET([.$A$2];MATCH(ROW([.C96])-ROW([.C$2])+1;[.$B$2:.$B$101];0)-1;0;1;1);&quot;&quot;)">
            <text:p/>
          </table:table-cell>
          <table:table-cell table:number-columns-repeated="4"/>
          <table:table-cell table:style-name="ce2" table:formula="of:=[.H95]+1" office:value-type="float" office:value="95" calcext:value-type="float">
            <text:p>95</text:p>
          </table:table-cell>
          <table:table-cell table:style-name="ce9" table:formula="of:=IF([.$H96]&gt;[.$G$1];NA();[.$H96]+SUMPRODUCT([.$C96]&gt;OFFSET([.$C$2];[.$H96]-1;0;[.$G$1]-[.$H96]+1;1))-SUMPRODUCT([.$C96]&lt;OFFSET([.$C$2];0;0;[.$H96];1)))" office:value-type="string" office:string-value="" calcext:value-type="error">
            <text:p>#N/A</text:p>
          </table:table-cell>
          <table:table-cell table:style-name="ce2" table:formula="of:=MATCH([.$H96];[.$I$2:.$I$101];0)" office:value-type="string" office:string-value="" calcext:value-type="error">
            <text:p>#N/A</text:p>
          </table:table-cell>
          <table:table-cell/>
          <table:table-cell table:style-name="ce8" table:formula="of:=IF(ISNUMBER([.$J96]);OFFSET([.$C$2];[.$J96]-1;0;1;1);&quot;&quot;)">
            <text:p/>
          </table:table-cell>
          <table:table-cell table:number-columns-repeated="3"/>
        </table:table-row>
        <table:table-row table:style-name="ro2">
          <table:table-cell office:value-type="string" calcext:value-type="string">
            <text:p>A016</text:p>
          </table:table-cell>
          <table:table-cell table:style-name="ce2" table:formula="of:=[.B96]+(COUNTIF([.$A$2:.$A97];[.$A97])=1)*([.$A97]&lt;&gt;&quot;&quot;)" office:value-type="float" office:value="56" calcext:value-type="float">
            <text:p>56</text:p>
          </table:table-cell>
          <table:table-cell table:style-name="ce8" table:formula="of:=IFERROR(OFFSET([.$A$2];MATCH(ROW([.C97])-ROW([.C$2])+1;[.$B$2:.$B$101];0)-1;0;1;1);&quot;&quot;)">
            <text:p/>
          </table:table-cell>
          <table:table-cell table:number-columns-repeated="4"/>
          <table:table-cell table:style-name="ce2" table:formula="of:=[.H96]+1" office:value-type="float" office:value="96" calcext:value-type="float">
            <text:p>96</text:p>
          </table:table-cell>
          <table:table-cell table:style-name="ce9" table:formula="of:=IF([.$H97]&gt;[.$G$1];NA();[.$H97]+SUMPRODUCT([.$C97]&gt;OFFSET([.$C$2];[.$H97]-1;0;[.$G$1]-[.$H97]+1;1))-SUMPRODUCT([.$C97]&lt;OFFSET([.$C$2];0;0;[.$H97];1)))" office:value-type="string" office:string-value="" calcext:value-type="error">
            <text:p>#N/A</text:p>
          </table:table-cell>
          <table:table-cell table:style-name="ce2" table:formula="of:=MATCH([.$H97];[.$I$2:.$I$101];0)" office:value-type="string" office:string-value="" calcext:value-type="error">
            <text:p>#N/A</text:p>
          </table:table-cell>
          <table:table-cell/>
          <table:table-cell table:style-name="ce8" table:formula="of:=IF(ISNUMBER([.$J97]);OFFSET([.$C$2];[.$J97]-1;0;1;1);&quot;&quot;)">
            <text:p/>
          </table:table-cell>
          <table:table-cell table:number-columns-repeated="3"/>
        </table:table-row>
        <table:table-row table:style-name="ro2">
          <table:table-cell office:value-type="string" calcext:value-type="string">
            <text:p>A087</text:p>
          </table:table-cell>
          <table:table-cell table:style-name="ce2" table:formula="of:=[.B97]+(COUNTIF([.$A$2:.$A98];[.$A98])=1)*([.$A98]&lt;&gt;&quot;&quot;)" office:value-type="float" office:value="57" calcext:value-type="float">
            <text:p>57</text:p>
          </table:table-cell>
          <table:table-cell table:style-name="ce8" table:formula="of:=IFERROR(OFFSET([.$A$2];MATCH(ROW([.C98])-ROW([.C$2])+1;[.$B$2:.$B$101];0)-1;0;1;1);&quot;&quot;)">
            <text:p/>
          </table:table-cell>
          <table:table-cell table:number-columns-repeated="4"/>
          <table:table-cell table:style-name="ce2" table:formula="of:=[.H97]+1" office:value-type="float" office:value="97" calcext:value-type="float">
            <text:p>97</text:p>
          </table:table-cell>
          <table:table-cell table:style-name="ce9" table:formula="of:=IF([.$H98]&gt;[.$G$1];NA();[.$H98]+SUMPRODUCT([.$C98]&gt;OFFSET([.$C$2];[.$H98]-1;0;[.$G$1]-[.$H98]+1;1))-SUMPRODUCT([.$C98]&lt;OFFSET([.$C$2];0;0;[.$H98];1)))" office:value-type="string" office:string-value="" calcext:value-type="error">
            <text:p>#N/A</text:p>
          </table:table-cell>
          <table:table-cell table:style-name="ce2" table:formula="of:=MATCH([.$H98];[.$I$2:.$I$101];0)" office:value-type="string" office:string-value="" calcext:value-type="error">
            <text:p>#N/A</text:p>
          </table:table-cell>
          <table:table-cell/>
          <table:table-cell table:style-name="ce8" table:formula="of:=IF(ISNUMBER([.$J98]);OFFSET([.$C$2];[.$J98]-1;0;1;1);&quot;&quot;)">
            <text:p/>
          </table:table-cell>
          <table:table-cell table:number-columns-repeated="3"/>
        </table:table-row>
        <table:table-row table:style-name="ro2">
          <table:table-cell office:value-type="string" calcext:value-type="string">
            <text:p>A016</text:p>
          </table:table-cell>
          <table:table-cell table:style-name="ce2" table:formula="of:=[.B98]+(COUNTIF([.$A$2:.$A99];[.$A99])=1)*([.$A99]&lt;&gt;&quot;&quot;)" office:value-type="float" office:value="57" calcext:value-type="float">
            <text:p>57</text:p>
          </table:table-cell>
          <table:table-cell table:style-name="ce8" table:formula="of:=IFERROR(OFFSET([.$A$2];MATCH(ROW([.C99])-ROW([.C$2])+1;[.$B$2:.$B$101];0)-1;0;1;1);&quot;&quot;)">
            <text:p/>
          </table:table-cell>
          <table:table-cell table:number-columns-repeated="4"/>
          <table:table-cell table:style-name="ce2" table:formula="of:=[.H98]+1" office:value-type="float" office:value="98" calcext:value-type="float">
            <text:p>98</text:p>
          </table:table-cell>
          <table:table-cell table:style-name="ce9" table:formula="of:=IF([.$H99]&gt;[.$G$1];NA();[.$H99]+SUMPRODUCT([.$C99]&gt;OFFSET([.$C$2];[.$H99]-1;0;[.$G$1]-[.$H99]+1;1))-SUMPRODUCT([.$C99]&lt;OFFSET([.$C$2];0;0;[.$H99];1)))" office:value-type="string" office:string-value="" calcext:value-type="error">
            <text:p>#N/A</text:p>
          </table:table-cell>
          <table:table-cell table:style-name="ce2" table:formula="of:=MATCH([.$H99];[.$I$2:.$I$101];0)" office:value-type="string" office:string-value="" calcext:value-type="error">
            <text:p>#N/A</text:p>
          </table:table-cell>
          <table:table-cell/>
          <table:table-cell table:style-name="ce8" table:formula="of:=IF(ISNUMBER([.$J99]);OFFSET([.$C$2];[.$J99]-1;0;1;1);&quot;&quot;)">
            <text:p/>
          </table:table-cell>
          <table:table-cell table:number-columns-repeated="3"/>
        </table:table-row>
        <table:table-row table:style-name="ro2">
          <table:table-cell/>
          <table:table-cell table:style-name="ce2" table:formula="of:=[.B99]+(COUNTIF([.$A$2:.$A100];[.$A100])=1)*([.$A100]&lt;&gt;&quot;&quot;)" office:value-type="float" office:value="57" calcext:value-type="float">
            <text:p>57</text:p>
          </table:table-cell>
          <table:table-cell table:style-name="ce8" table:formula="of:=IFERROR(OFFSET([.$A$2];MATCH(ROW([.C100])-ROW([.C$2])+1;[.$B$2:.$B$101];0)-1;0;1;1);&quot;&quot;)">
            <text:p/>
          </table:table-cell>
          <table:table-cell table:number-columns-repeated="4"/>
          <table:table-cell table:style-name="ce2" table:formula="of:=[.H99]+1" office:value-type="float" office:value="99" calcext:value-type="float">
            <text:p>99</text:p>
          </table:table-cell>
          <table:table-cell table:style-name="ce9" table:formula="of:=IF([.$H100]&gt;[.$G$1];NA();[.$H100]+SUMPRODUCT([.$C100]&gt;OFFSET([.$C$2];[.$H100]-1;0;[.$G$1]-[.$H100]+1;1))-SUMPRODUCT([.$C100]&lt;OFFSET([.$C$2];0;0;[.$H100];1)))" office:value-type="string" office:string-value="" calcext:value-type="error">
            <text:p>#N/A</text:p>
          </table:table-cell>
          <table:table-cell table:style-name="ce2" table:formula="of:=MATCH([.$H100];[.$I$2:.$I$101];0)" office:value-type="string" office:string-value="" calcext:value-type="error">
            <text:p>#N/A</text:p>
          </table:table-cell>
          <table:table-cell/>
          <table:table-cell table:style-name="ce8" table:formula="of:=IF(ISNUMBER([.$J100]);OFFSET([.$C$2];[.$J100]-1;0;1;1);&quot;&quot;)">
            <text:p/>
          </table:table-cell>
          <table:table-cell table:number-columns-repeated="3"/>
        </table:table-row>
        <table:table-row table:style-name="ro2">
          <table:table-cell office:value-type="string" calcext:value-type="string">
            <text:p>A078</text:p>
          </table:table-cell>
          <table:table-cell table:style-name="ce2" table:formula="of:=[.B100]+(COUNTIF([.$A$2:.$A101];[.$A101])=1)*([.$A101]&lt;&gt;&quot;&quot;)" office:value-type="float" office:value="57" calcext:value-type="float">
            <text:p>57</text:p>
          </table:table-cell>
          <table:table-cell table:style-name="ce8" table:formula="of:=IFERROR(OFFSET([.$A$2];MATCH(ROW([.C101])-ROW([.C$2])+1;[.$B$2:.$B$101];0)-1;0;1;1);&quot;&quot;)">
            <text:p/>
          </table:table-cell>
          <table:table-cell table:number-columns-repeated="4"/>
          <table:table-cell table:style-name="ce2" table:formula="of:=[.H100]+1" office:value-type="float" office:value="100" calcext:value-type="float">
            <text:p>100</text:p>
          </table:table-cell>
          <table:table-cell table:style-name="ce9" table:formula="of:=IF([.$H101]&gt;[.$G$1];NA();[.$H101]+SUMPRODUCT([.$C101]&gt;OFFSET([.$C$2];[.$H101]-1;0;[.$G$1]-[.$H101]+1;1))-SUMPRODUCT([.$C101]&lt;OFFSET([.$C$2];0;0;[.$H101];1)))" office:value-type="string" office:string-value="" calcext:value-type="error">
            <text:p>#N/A</text:p>
          </table:table-cell>
          <table:table-cell table:style-name="ce2" table:formula="of:=MATCH([.$H101];[.$I$2:.$I$101];0)" office:value-type="string" office:string-value="" calcext:value-type="error">
            <text:p>#N/A</text:p>
          </table:table-cell>
          <table:table-cell/>
          <table:table-cell table:style-name="ce8" table:formula="of:=IF(ISNUMBER([.$J101]);OFFSET([.$C$2];[.$J101]-1;0;1;1);&quot;&quot;)">
            <text:p/>
          </table:table-cell>
          <table:table-cell table:number-columns-repeated="3"/>
        </table:table-row>
        <table:table-row table:style-name="ro2" table:number-rows-repeated="1048474">
          <table:table-cell table:number-columns-repeated="15"/>
        </table:table-row>
        <table:table-row table:style-name="ro2">
          <table:table-cell table:number-columns-repeated="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adornments="Book"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5"/>
      <style:paragraph-properties style:tab-stop-distance="12.5m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12P0" style:volatile="true">
      <number:number number:decimal-places="2" loext: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2P0"/>
    </number:currency-style>
    <style:style style:name="Default" style:family="table-cell">
      <style:text-properties style:font-name="DejaVu Sans Mono" fo:font-family="'DejaVu Sans Mono'" style:font-style-name="Book" style:font-family-generic="modern" style:font-pitch="fixed" fo:font-size="11pt"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9">00/00/0000</text:date>, <text:time style:data-style-name="N2" text:time-value="17:30:52.41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11:52:19.211000000</meta:creation-date>
    <dc:title>MonoCalc</dc:title>
    <meta:editing-duration>PT12M20S</meta:editing-duration>
    <meta:editing-cycles>7</meta:editing-cycles>
    <meta:generator>LibreOffice/5.3.3.2$Windows_X86_64 LibreOffice_project/3d9a8b4b4e538a85e0782bd6c2d430bafe583448</meta:generator>
    <meta:initial-creator>Jäger Wolfgang</meta:initial-creator>
    <dc:date>2017-06-19T17:36:53.258000000</dc:date>
    <dc:creator>Jäger Wolfgang</dc:creator>
    <meta:document-statistic meta:table-count="2" meta:cell-count="1309" meta:object-count="0"/>
    <meta:template xlink:type="simple" xlink:actuate="onRequest" xlink:title="MonoCalc" xlink:href="../../../../../AppData/Roaming/LibreOffice/4/user/template/MonoCalc.ots" meta:date="2017-06-19T11:52:19.13700000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xTextSpecials"/>
</library:library>
</file>

<file path=Basic/Standard/xTextSpecials.xml><?xml version="1.0" encoding="utf-8"?>
<!DOCTYPE module  PUBLIC '-//OpenOffice.org//DTD OfficeDocument 1.0//EN'  'module.dtd'>
<script:module xmlns:script="http://openoffice.org/2000/script" script:name="xTextSpecials" script:language="StarBasic" script:moduleType="normal">REM  *****  BASIC  *****
Option Explicit
'=======================================================================================
Function xTextJoin(Optional pDelim As String, Optional pSkip As Long,_
	pA1, Optional pA2, Optional pA3, Optional pA4, Optional pA5)_
	As String
'V0.3 2016-10-24; Wolfgang Jäger
'To assure that the pDelim (if not empty) does NOT occur inside any element string
'lies still in the responsibility of the user!
'V0.2 2016-10-19; Wolfgang Jäger
'pSkip = 0 	or omitted: each element, even if empty, is passed to the result
'In the 'ForceDistinct' mode (See below!) empty text is always suppressed.
'			and will be visible there if pDelim is.
'pSkip = 1	will suppress empty text. 
'pSkip = 2	will replace numeric values by empty text.
'pSkip = 3	will first do as 2 and then as 1.
'pSkip = -1	will again suppress empty text, 
'pSkip = -2	will replace the numeric value 0 by empty text.
'pSkip = -3	will first do as -2 and then as -1.
'pSkip : Add an amount of 100 to omit repetitions ('ForceDistinct').
'In the 'ForceDistinct' mode empty text is always suppressed.
'
'Due to a behaviour of the formula evaluator in Calc declaring parameters 
'optional here does not yield the expected results if the function is called
'from Calc. 
'Optional parameters intentionally not corresponding to an actual parameter get
'passed a numeric zero if used parameters come right of them in the parameter list.
'Thus pDelim and pSkip have unavoidably default to "0" and 0 respectively. 
'The actual parameter for any of the pAn parameters must be a rectangular 2-D array. 
'This is what the Calc evaluator passes to a function parameter evaluated as array.
'Starting with pA1 the function will process the first row left to right and
'proceed with the other rows (if present) top down in the same way. Additional
'used parameters treated the same way and the results appended regarding the
'delimiter.
'If there is placed a CellRange the DataArray is passed and will contain a
'numeroc 0 for any blank cell of the range. The user function has no means to
'distinguish such a zero value from a native one. What comes next to an empty
'cell is the empty text, however. An array expression for pArray can insert
'empty text for any blank cell. See example.
	Dim omitEmpty As Boolean, notEmpty As Boolean, hDelim As String, outText As String
	Dim rInterim
	Dim u As Long, i As Long, j As Long, k As Long
If IsMissing(pDelim) Then
	pDelim = ""
End If
If pDelim = "" Then
	hDelim = "*§'5.q@°" 'A string occurring nowhere else in the universe!
Else 
	hDelim = pDelim
End If
If IsMissing(pSkip) Then
	pSkip = 0
End If
omitEmpty = (Abs(pSkip MOD 2) = 1)
outText = ""
If NOT IsMissing(pA1) Then
	notEmpty = NOT (outText = "")
	outText = outText &amp; hTextJoin(notEmpty, omitEmpty, hDelim, pSkip, pA1)
EndIf
If NOT IsMissing(pA2) Then
	notEmpty = NOT (outText = "")
	outText = outText &amp; hTextJoin(notEmpty, omitEmpty, hDelim, pSkip, pA2)
EndIf
If NOT IsMissing(pA3) Then
	notEmpty = NOT (outText = "")
	outText = outText &amp; hTextJoin(notEmpty, omitEmpty, hDelim, pSkip, pA3)
EndIf
If NOT IsMissing(pA4) Then
	notEmpty = NOT (outText = "")
	outText = outText &amp; hTextJoin(notEmpty, omitEmpty, hDelim, pSkip, pA4)
EndIf
If NOT IsMissing(pA5) Then
	notEmpty = NOT (outText = "")
	outText = outText &amp; hTextJoin(notEmpty, omitEmpty, hDelim, pSkip, pA5)
EndIf
'I would not expect more than 5 range parameters needed for any reasonable application.
If Abs(pSkip) &gt;= 100 Then 
	rInterim = Split(outText, hDelim)
	u = Ubound(rInterim)
	i = 0
	For j = 0 To u
		If NOT (rInterim(j) = "") Then
			For k = 0 To j - 1
				If rInterim(j) = rInterim(k) Then 
					rInterim(j) = ""
					Exit For
				End If
			Next k
		End If
		If rInterim(j) = "" Then 
			For k = j To u - 1 - i
				rInterim(k) = rInterim(k+1)
			Next k
			 	i = i + 1
			 	j = j - 1
		 End If
		 If j &gt;= u - i Then 
		 	Exit For
		 End If
	Next j
	If u &gt;= i Then
		Redim Preserve rInterim(0 To u - i)
		outText = Join(rInterim, hDelim)
	Else
		outText = ""
	End If
End If
If pDelim = "" Then 
	xTextJoin = Join(Split(outText, hDelim), pDelim)
Else
	xTextJoin = outText
End If
End Function 'myTextJoin
'--------------------------------------------------------------------------------------
Function hTextJoin(pNotStart As Boolean, pOmitEmpty As Boolean, pDelim As String, pSkip As Long, pArray) As String
'V0.2 2016-10-19; Wolfgang Jäger
'This is a dedicated helper function for the function above. 
'Subroutine declarations local to subroutines not allowed in BASIC. 
	Dim co As Long, ro As Long, outText As String, oneElement As Variant
If NOT IsArray(pArray) Then
	Dim h(1 To 1, 1 To 1)
	h(1,1) = pArray
	pArray = h
EndIf
outText = ""
For ro = LBound(pArray, 1) To UBound(pArray, 1)
	For co = LBound(pArray, 2) to UBound(pArray, 2)
		oneElement = pArray(ro, co) 
		If (pSkip &gt; 1) AND (pSkip &lt;&gt; 100) Then 
			If TypeName(oneElement)&lt;&gt;"String" Then oneElement = ""
		End If
		If (pSkip &lt; -1) AND (pSkip &lt;&gt; -100) Then 
			If (TypeName(oneElement)&lt;&gt;"String") AND (oneElement = 0) Then oneElement = ""
		End If
		If (outText &lt;&gt; "") AND ((oneElement &lt;&gt; "") OR (NOT pOmitEmpty)) Then 
			outText = outText &amp; pDelim
		EndIf	
		outText = outText &amp; oneElement
	Next co
Next ro
If pNotStart AND (outText &lt;&gt; "") Then
	outText = pDelim &amp; outText
EndIf
hTextJoin = outText
End Function
'=======================================================================================
'=======================================================================================
Function xTextSplit(pDelim As String, Optional pSkip As Long, pText as String, Optional pMinTally As Long)
'V0.2.1 2017-02-01 Wolfgang Jäger :: Only one line slightly changed :: rSplit(0) = "" instead of silly rSplit(0) = Array("") ::
'V0.2 2016-10-19; Wolfgang Jäger
'In case of empty pDelim every character of pText will be a chip of its own.
'pSkip = 0 	or omitted: each element, even if empty text, is passed to the result
'			and will occupy a cell.
'pSkip = 1	will skip empty elements and continue with the next nonempty element. (No effect in case of empty pDelim!)
'pSkip = 2	will replace numeric elements by empty text.
'pSkip = 3	will first do as 2 and then as 1.
'pSkip = -1	will again skip empty elements. (No effect in case of empty pDelim!) 
'pSkip = -2	will replace the numeric element 0 by empty text.
'pSkip = -3	will first do as -2 and then as -1.
	Dim u As Long, iA As Long
If IsMissing(pSkip) Then 
	pSkip = 0
End If
If IsMissing(pMinTally) Then 
	pMinTally = 0
End If
	Dim rSplit (0 To 0)
If	pText = "" Then 
	rSplit(0) = ""
	GoTo skipAndRedim
End If
If pDelim="" Then
		Redim rSplit (0 to Len(pText)-1)
	For iA = 0 to Ubound(rSplit) 
		rSplit(iA) = Mid(pText, iA + 1, 1)
	Next iA
	GoTo skipAndRedim
Else	
	rSplit = Split(pText,pDelim)
End If
skipAndRedim:
u = Ubound(rSplit)
xTextSplit = hSkipAndRedim(pSkip, pMinTally, rSplit, u)
End Function 'textSplit'
'--------------------------------------------------------------------------------------
Function hSkipAndRedim(ByVal pSkip As Long, ByVal pMinTally As Long, pSplitArray, pU As Long)
'V0.2 2016-10-19; Wolfgang Jäger
'Not for independent use. Would be declared local to 'textSplit' if BASIC allowed local subroutines.
If Int(Abs(pSkip)/100)=1 Then
	pSkip = Sgn(pSkip)*(Abs(pSkip)-100)
	hCancelRepetitions(pSplitArray, pU)
End If
Select Case pSkip 
	Case 0:
	Case +1: hRemoveEmpty(pSplitArray, pU)
	Case -1: hRemoveEmpty(pSplitArray, pU)
	Case +2: hClearNumeric(1, pSplitArray, pU)
	Case -2: hClearNumeric(0, pSplitArray, pU)
	Case +3: hClearNumeric(1, pSplitArray, pU)
			 hRemoveEmpty(pSplitArray, pU)
	Case -3: hClearNumeric(0, pSplitArray, pU)
			 hRemoveEmpty(pSplitArray, pU)
End Select
If pMinTally -1 &gt;  pU Then 
	Redim Preserve pSplitArray(0 To pMinTally - 1)
End If
hSkipAndRedim = pSplitArray
End Function
'--------------------------------------------------------------------------------------
Sub hClearNumeric(ByVal pWhat As Long, pSplitArray, pU As Long)
'V0.2 2016-10-19; Wolfgang Jäger
'Not for independent use. Would be declared local to 'textSplit' if BASIC allowed local subroutines.
	Dim j As Long
For j = 0 To pU
	Select Case pWhat
		Case 0:	If pSplitArray(j) = "0" Then 
					pSplitArray(j) = ""
				End If
		Case 1:	If IsNumeric(pSplitArray(j)) AND (IsSpaces(pSplitArray(j)) &lt;&gt; 1) Then
					pSplitArray(j) = ""
				End If
	End Select
Next j
End Sub
'--------------------------------------------------------------------------------------
Sub hRemoveEmpty(pSplitArray, pU As Long)
'V0.2 2016-10-19; Wolfgang Jäger
'Not for independent use. Would be declared local to 'textSplit' if BASIC allowed local subroutines.
	Dim j As Long, k As Long, startk As Long, newU As Long
newU = pU
startk = 0
For j = 0 To pU
	If (pSplitArray(j) = "")  Then
		If j &gt;= startk Then
			startk = j+1
		End If
		For k = startk To pU 
			If pSplitArray(k) &lt;&gt; "" Then
				newU = j
				pSplitArray(j) = pSplitArray(k)
				pSplitArray(k) = ""
				startk = k + 1
				If k = pU Then
					j = pU
				End If
				Exit For
			End If
			If k =pU Then 
				j = pU
			End If
		Next k
	End If
Next j
pU = newU
ReDim Preserve pSplitArray(0 To pU)
End Sub
'--------------------------------------------------------------------------------------
Sub hCancelRepetitions(pSplitArray, pU As Long)
'V0.2 2016-10-19; Wolfgang Jäger
'Not for independent use. Would be declared local to 'textSplit' if BASIC allowed local subroutines.
'Well, independent use may also make sense in specific cases.
	Dim j As Long, k As Long, test As String, startk As Long, newU As Long
For j = 0 To pU
	test = pSplitArray(j)
	For k = 0 To j - 1
		If pSplitArray(k) = test Then
			pSplitArray(j) = ""
			Exit For
		End If
	Next k
Next j
End Sub
'=======================================================================================
Function IsSpaces(pIn As String) As Integer
'This BASIC is an incredible mess! 
'IsNumeric("    ") will answer TRUE.
	Dim j As Long, n As Long, h As String
n = Len(pIn)
h = ""
For j = 1 To n
	h = h &amp; " "
Next j
If pIn = h Then
	IsSpaces = 1
Else 
	IsSpaces = 0
End If
End Function

'======================================================================================='=======================================================================================

</script:modul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